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0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2.2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cm"/>
      <style:text-properties fo:color="#21409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21409a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9353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21409a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color="#00864b"/>
    </style:style>
    <style:style style:name="ce26" style:family="table-cell" style:parent-style-name="Default" style:data-style-name="N2">
      <style:table-cell-properties fo:background-color="#add58a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color="#ef413d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color="#0c28d1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dfcce4"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c28d1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07">
      <style:table-cell-properties fo:background-color="#add58a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7">
      <style:table-cell-properties fo:background-color="#009353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7">
      <style:table-cell-properties fo:background-color="#009353" style:text-align-source="fix" style:repeat-content="false" style:vertical-align="middle"/>
      <style:paragraph-properties fo:text-align="center" fo:margin-left="0cm"/>
      <style:text-properties fo:color="#ffffff"/>
    </style:style>
    <style:style style:name="ce37" style:family="table-cell" style:parent-style-name="Default" style:data-style-name="N11">
      <style:table-cell-properties fo:background-color="#009353" style:text-align-source="fix" style:repeat-content="false" style:vertical-align="middl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ackground-color="#add58a"/>
    </style:style>
    <style:style style:name="ce14" style:family="table-cell" style:parent-style-name="Default" style:data-style-name="N2">
      <style:table-cell-properties fo:background-color="#21409a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a65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864b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ef413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2">
      <style:table-cell-properties fo:background-color="#add58a" style:text-align-source="fix" style:repeat-content="false" style:vertical-align="middle"/>
      <style:paragraph-properties fo:text-align="center" fo:margin-left="0cm"/>
      <style:text-properties fo:color="#21409a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fo:background-color="#009353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1409a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1409a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C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0" table:default-cell-style-name="ce25"/>
        <table:table-column table:style-name="co3" table:default-cell-style-name="ce10"/>
        <table:table-column table:style-name="co4" table:default-cell-style-name="ce1"/>
        <table:table-column table:style-name="co4" table:number-columns-repeated="10" table:default-cell-style-name="ce25"/>
        <table:table-column table:style-name="co5" table:default-cell-style-name="ce1"/>
        <table:table-column table:style-name="co6" table:default-cell-style-name="ce1"/>
        <table:table-column table:style-name="co3" table:number-columns-repeated="997" table:default-cell-style-name="ce1"/>
        <table:table-column table:style-name="co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INCH</text:p>
          </table:table-cell>
          <table:covered-table-cell table:number-columns-repeated="10"/>
          <table:table-cell table:style-name="ce11" office:value-type="float" office:value="25.4" calcext:value-type="float">
            <text:p>25,40</text:p>
          </table:table-cell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style-name="ce33"/>
          <table:table-cell table:style-name="ce38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 table:style-name="ce34" office:value-type="string" calcext:value-type="string">
            <text:p>HHL / AHL</text:p>
          </table:table-cell>
          <table:table-cell table:style-name="ce34" office:value-type="string" calcext:value-type="string">
            <text:p>AHL / TD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64" office:value-type="float" office:value="0.015625" calcext:value-type="float">
            <text:p>0,016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4]/COS(30*PI()/180)" office:value-type="float" office:value="0.126533333333333" calcext:value-type="float">
            <text:p>0,127</text:p>
          </table:table-cell>
          <table:table-cell table:style-name="ce8" table:formula="of:=[.I4]" office:value-type="float" office:value="0.073" calcext:value-type="float">
            <text:p>0,073</text:p>
          </table:table-cell>
          <table:table-cell table:style-name="ce7" office:value-type="float" office:value="0.118" calcext:value-type="float">
            <text:p>0,118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8" table:formula="of:=[.$C4]*9/14" office:value-type="float" office:value="0.0469285714285714" calcext:value-type="float">
            <text:p>0,047</text:p>
          </table:table-cell>
          <table:table-cell table:style-name="ce8" table:formula="of:=([.C4]*26/15)*COS(30*PI()/180)" office:value-type="float" office:value="0.109581081092191" calcext:value-type="float">
            <text:p>0,110</text:p>
          </table:table-cell>
          <table:table-cell/>
          <table:table-cell table:style-name="ce4" office:value-type="string" calcext:value-type="string">
            <text:p>UNC #1</text:p>
          </table:table-cell>
          <table:table-cell table:style-name="ce7" table:formula="of:=[.C4]*[.$M$2]" office:value-type="float" office:value="1.8542" calcext:value-type="float">
            <text:p>1,854</text:p>
          </table:table-cell>
          <table:table-cell table:style-name="ce7" table:formula="of:=[.D4]*[.$M$2]" office:value-type="float" office:value="0.396875" calcext:value-type="float">
            <text:p>0,397</text:p>
          </table:table-cell>
          <table:table-cell table:style-name="ce7" table:formula="of:=[.E4]*[.$M$2]" office:value-type="float" office:value="6.35" calcext:value-type="float">
            <text:p>6,350</text:p>
          </table:table-cell>
          <table:table-cell table:style-name="ce8" table:formula="of:=[.F4]*[.$M$2]" office:value-type="float" office:value="3.21394666666667" calcext:value-type="float">
            <text:p>3,214</text:p>
          </table:table-cell>
          <table:table-cell table:style-name="ce8" table:formula="of:=[.G4]*[.$M$2]" office:value-type="float" office:value="1.8542" calcext:value-type="float">
            <text:p>1,854</text:p>
          </table:table-cell>
          <table:table-cell table:style-name="ce7" table:formula="of:=[.H4]*[.$M$2]" office:value-type="float" office:value="2.9972" calcext:value-type="float">
            <text:p>2,997</text:p>
          </table:table-cell>
          <table:table-cell table:style-name="ce7" table:formula="of:=[.I4]*[.$M$2]" office:value-type="float" office:value="1.8542" calcext:value-type="float">
            <text:p>1,854</text:p>
          </table:table-cell>
          <table:table-cell table:style-name="ce7" table:formula="of:=[.J4]*[.$M$2]" office:value-type="float" office:value="1.5875" calcext:value-type="float">
            <text:p>1,588</text:p>
          </table:table-cell>
          <table:table-cell table:style-name="ce8" table:formula="of:=[.K4]*[.$M$2]" office:value-type="float" office:value="1.19198571428571" calcext:value-type="float">
            <text:p>1,192</text:p>
          </table:table-cell>
          <table:table-cell table:style-name="ce8" table:formula="of:=[.L4]*[.$M$2]" office:value-type="float" office:value="2.78335945974165" calcext:value-type="float">
            <text:p>2,783</text:p>
          </table:table-cell>
          <table:table-cell table:style-name="ce35" table:formula="of:=[.W4]/[.U4]" office:value-type="float" office:value="0.642857142857143" calcext:value-type="float">
            <text:p>0,643</text:p>
          </table:table-cell>
          <table:table-cell table:style-name="ce35" table:formula="of:=[.U4]/[.O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2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1/56" office:value-type="float" office:value="0.0178571428571429" calcext:value-type="float">
            <text:p>0,018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5]/COS(30*PI()/180)" office:value-type="float" office:value="0.149066666666667" calcext:value-type="float">
            <text:p>0,149</text:p>
          </table:table-cell>
          <table:table-cell table:style-name="ce8" table:formula="of:=[.I5]" office:value-type="float" office:value="0.086" calcext:value-type="float">
            <text:p>0,086</text:p>
          </table:table-cell>
          <table:table-cell table:style-name="ce7" office:value-type="float" office:value="0.14" calcext:value-type="float">
            <text:p>0,140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5]*7/10" office:value-type="float" office:value="0.0602" calcext:value-type="float">
            <text:p>0,060</text:p>
          </table:table-cell>
          <table:table-cell table:style-name="ce8" table:formula="of:=([.C5]*26/15)*COS(30*PI()/180)" office:value-type="float" office:value="0.1290955201908" calcext:value-type="float">
            <text:p>0,129</text:p>
          </table:table-cell>
          <table:table-cell/>
          <table:table-cell table:style-name="ce4" office:value-type="string" calcext:value-type="string">
            <text:p>UNC #2</text:p>
          </table:table-cell>
          <table:table-cell table:style-name="ce7" table:formula="of:=[.C5]*[.$M$2]" office:value-type="float" office:value="2.1844" calcext:value-type="float">
            <text:p>2,184</text:p>
          </table:table-cell>
          <table:table-cell table:style-name="ce7" table:formula="of:=[.D5]*[.$M$2]" office:value-type="float" office:value="0.453571428571429" calcext:value-type="float">
            <text:p>0,454</text:p>
          </table:table-cell>
          <table:table-cell table:style-name="ce7" table:formula="of:=[.E5]*[.$M$2]" office:value-type="float" office:value="6.35" calcext:value-type="float">
            <text:p>6,350</text:p>
          </table:table-cell>
          <table:table-cell table:style-name="ce8" table:formula="of:=[.F5]*[.$M$2]" office:value-type="float" office:value="3.78629333333333" calcext:value-type="float">
            <text:p>3,786</text:p>
          </table:table-cell>
          <table:table-cell table:style-name="ce8" table:formula="of:=[.G5]*[.$M$2]" office:value-type="float" office:value="2.1844" calcext:value-type="float">
            <text:p>2,184</text:p>
          </table:table-cell>
          <table:table-cell table:style-name="ce7" table:formula="of:=[.H5]*[.$M$2]" office:value-type="float" office:value="3.556" calcext:value-type="float">
            <text:p>3,556</text:p>
          </table:table-cell>
          <table:table-cell table:style-name="ce7" table:formula="of:=[.I5]*[.$M$2]" office:value-type="float" office:value="2.1844" calcext:value-type="float">
            <text:p>2,184</text:p>
          </table:table-cell>
          <table:table-cell table:style-name="ce7" table:formula="of:=[.J5]*[.$M$2]" office:value-type="float" office:value="1.984375" calcext:value-type="float">
            <text:p>1,984</text:p>
          </table:table-cell>
          <table:table-cell table:style-name="ce8" table:formula="of:=[.K5]*[.$M$2]" office:value-type="float" office:value="1.52908" calcext:value-type="float">
            <text:p>1,529</text:p>
          </table:table-cell>
          <table:table-cell table:style-name="ce8" table:formula="of:=[.L5]*[.$M$2]" office:value-type="float" office:value="3.27902621284633" calcext:value-type="float">
            <text:p>3,279</text:p>
          </table:table-cell>
          <table:table-cell table:style-name="ce35" table:formula="of:=[.W5]/[.U5]" office:value-type="float" office:value="0.7" calcext:value-type="float">
            <text:p>0,700</text:p>
          </table:table-cell>
          <table:table-cell table:style-name="ce35" table:formula="of:=[.U5]/[.O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3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1/48" office:value-type="float" office:value="0.0208333333333333" calcext:value-type="float">
            <text:p>0,021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6]/COS(30*PI()/180)" office:value-type="float" office:value="0.1716" calcext:value-type="float">
            <text:p>0,172</text:p>
          </table:table-cell>
          <table:table-cell table:style-name="ce8" table:formula="of:=[.I6]" office:value-type="float" office:value="0.099" calcext:value-type="float">
            <text:p>0,099</text:p>
          </table:table-cell>
          <table:table-cell table:style-name="ce7" office:value-type="float" office:value="0.161" calcext:value-type="float">
            <text:p>0,161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6]*7/10" office:value-type="float" office:value="0.0693" calcext:value-type="float">
            <text:p>0,069</text:p>
          </table:table-cell>
          <table:table-cell table:style-name="ce8" table:formula="of:=([.C6]*26/15)*COS(30*PI()/180)" office:value-type="float" office:value="0.14860995928941" calcext:value-type="float">
            <text:p>0,149</text:p>
          </table:table-cell>
          <table:table-cell/>
          <table:table-cell table:style-name="ce4" office:value-type="string" calcext:value-type="string">
            <text:p>UNC #3</text:p>
          </table:table-cell>
          <table:table-cell table:style-name="ce7" table:formula="of:=[.C6]*[.$M$2]" office:value-type="float" office:value="2.5146" calcext:value-type="float">
            <text:p>2,515</text:p>
          </table:table-cell>
          <table:table-cell table:style-name="ce7" table:formula="of:=[.D6]*[.$M$2]" office:value-type="float" office:value="0.529166666666667" calcext:value-type="float">
            <text:p>0,529</text:p>
          </table:table-cell>
          <table:table-cell table:style-name="ce7" table:formula="of:=[.E6]*[.$M$2]" office:value-type="float" office:value="6.35" calcext:value-type="float">
            <text:p>6,350</text:p>
          </table:table-cell>
          <table:table-cell table:style-name="ce8" table:formula="of:=[.F6]*[.$M$2]" office:value-type="float" office:value="4.35864" calcext:value-type="float">
            <text:p>4,359</text:p>
          </table:table-cell>
          <table:table-cell table:style-name="ce8" table:formula="of:=[.G6]*[.$M$2]" office:value-type="float" office:value="2.5146" calcext:value-type="float">
            <text:p>2,515</text:p>
          </table:table-cell>
          <table:table-cell table:style-name="ce7" table:formula="of:=[.H6]*[.$M$2]" office:value-type="float" office:value="4.0894" calcext:value-type="float">
            <text:p>4,089</text:p>
          </table:table-cell>
          <table:table-cell table:style-name="ce7" table:formula="of:=[.I6]*[.$M$2]" office:value-type="float" office:value="2.5146" calcext:value-type="float">
            <text:p>2,515</text:p>
          </table:table-cell>
          <table:table-cell table:style-name="ce7" table:formula="of:=[.J6]*[.$M$2]" office:value-type="float" office:value="1.984375" calcext:value-type="float">
            <text:p>1,984</text:p>
          </table:table-cell>
          <table:table-cell table:style-name="ce8" table:formula="of:=[.K6]*[.$M$2]" office:value-type="float" office:value="1.76022" calcext:value-type="float">
            <text:p>1,760</text:p>
          </table:table-cell>
          <table:table-cell table:style-name="ce8" table:formula="of:=[.L6]*[.$M$2]" office:value-type="float" office:value="3.77469296595101" calcext:value-type="float">
            <text:p>3,775</text:p>
          </table:table-cell>
          <table:table-cell table:style-name="ce35" table:formula="of:=[.W6]/[.U6]" office:value-type="float" office:value="0.7" calcext:value-type="float">
            <text:p>0,700</text:p>
          </table:table-cell>
          <table:table-cell table:style-name="ce35" table:formula="of:=[.U6]/[.O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4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7]/COS(30*PI()/180)" office:value-type="float" office:value="0.194133333333333" calcext:value-type="float">
            <text:p>0,194</text:p>
          </table:table-cell>
          <table:table-cell table:style-name="ce8" table:formula="of:=[.I7]" office:value-type="float" office:value="0.112" calcext:value-type="float">
            <text:p>0,112</text:p>
          </table:table-cell>
          <table:table-cell table:style-name="ce7" office:value-type="float" office:value="0.183" calcext:value-type="float">
            <text:p>0,183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7]*7/10" office:value-type="float" office:value="0.0784" calcext:value-type="float">
            <text:p>0,078</text:p>
          </table:table-cell>
          <table:table-cell table:style-name="ce8" table:formula="of:=([.C7]*26/15)*COS(30*PI()/180)" office:value-type="float" office:value="0.168124398388019" calcext:value-type="float">
            <text:p>0,168</text:p>
          </table:table-cell>
          <table:table-cell/>
          <table:table-cell table:style-name="ce4" office:value-type="string" calcext:value-type="string">
            <text:p>UNC #4</text:p>
          </table:table-cell>
          <table:table-cell table:style-name="ce7" table:formula="of:=[.C7]*[.$M$2]" office:value-type="float" office:value="2.8448" calcext:value-type="float">
            <text:p>2,845</text:p>
          </table:table-cell>
          <table:table-cell table:style-name="ce7" table:formula="of:=[.D7]*[.$M$2]" office:value-type="float" office:value="0.635" calcext:value-type="float">
            <text:p>0,635</text:p>
          </table:table-cell>
          <table:table-cell table:style-name="ce7" table:formula="of:=[.E7]*[.$M$2]" office:value-type="float" office:value="6.35" calcext:value-type="float">
            <text:p>6,350</text:p>
          </table:table-cell>
          <table:table-cell table:style-name="ce8" table:formula="of:=[.F7]*[.$M$2]" office:value-type="float" office:value="4.93098666666667" calcext:value-type="float">
            <text:p>4,931</text:p>
          </table:table-cell>
          <table:table-cell table:style-name="ce8" table:formula="of:=[.G7]*[.$M$2]" office:value-type="float" office:value="2.8448" calcext:value-type="float">
            <text:p>2,845</text:p>
          </table:table-cell>
          <table:table-cell table:style-name="ce7" table:formula="of:=[.H7]*[.$M$2]" office:value-type="float" office:value="4.6482" calcext:value-type="float">
            <text:p>4,648</text:p>
          </table:table-cell>
          <table:table-cell table:style-name="ce7" table:formula="of:=[.I7]*[.$M$2]" office:value-type="float" office:value="2.8448" calcext:value-type="float">
            <text:p>2,845</text:p>
          </table:table-cell>
          <table:table-cell table:style-name="ce7" table:formula="of:=[.J7]*[.$M$2]" office:value-type="float" office:value="2.38125" calcext:value-type="float">
            <text:p>2,381</text:p>
          </table:table-cell>
          <table:table-cell table:style-name="ce8" table:formula="of:=[.K7]*[.$M$2]" office:value-type="float" office:value="1.99136" calcext:value-type="float">
            <text:p>1,991</text:p>
          </table:table-cell>
          <table:table-cell table:style-name="ce8" table:formula="of:=[.L7]*[.$M$2]" office:value-type="float" office:value="4.27035971905568" calcext:value-type="float">
            <text:p>4,270</text:p>
          </table:table-cell>
          <table:table-cell table:style-name="ce35" table:formula="of:=[.W7]/[.U7]" office:value-type="float" office:value="0.7" calcext:value-type="float">
            <text:p>0,700</text:p>
          </table:table-cell>
          <table:table-cell table:style-name="ce35" table:formula="of:=[.U7]/[.O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8]/COS(30*PI()/180)" office:value-type="float" office:value="0.216666666666667" calcext:value-type="float">
            <text:p>0,217</text:p>
          </table:table-cell>
          <table:table-cell table:style-name="ce8" table:formula="of:=[.I8]" office:value-type="float" office:value="0.125" calcext:value-type="float">
            <text:p>0,125</text:p>
          </table:table-cell>
          <table:table-cell table:style-name="ce7" office:value-type="float" office:value="0.205" calcext:value-type="float">
            <text:p>0,20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8]*7/10" office:value-type="float" office:value="0.0875" calcext:value-type="float">
            <text:p>0,088</text:p>
          </table:table-cell>
          <table:table-cell table:style-name="ce8" table:formula="of:=([.C8]*26/15)*COS(30*PI()/180)" office:value-type="float" office:value="0.187638837486628" calcext:value-type="float">
            <text:p>0,188</text:p>
          </table:table-cell>
          <table:table-cell table:style-name="ce12"/>
          <table:table-cell table:style-name="ce4" office:value-type="string" calcext:value-type="string">
            <text:p>UNC #5</text:p>
          </table:table-cell>
          <table:table-cell table:style-name="ce7" table:formula="of:=[.C8]*[.$M$2]" office:value-type="float" office:value="3.175" calcext:value-type="float">
            <text:p>3,175</text:p>
          </table:table-cell>
          <table:table-cell table:style-name="ce7" table:formula="of:=[.D8]*[.$M$2]" office:value-type="float" office:value="0.635" calcext:value-type="float">
            <text:p>0,635</text:p>
          </table:table-cell>
          <table:table-cell table:style-name="ce7" table:formula="of:=[.E8]*[.$M$2]" office:value-type="float" office:value="7.9375" calcext:value-type="float">
            <text:p>7,938</text:p>
          </table:table-cell>
          <table:table-cell table:style-name="ce8" table:formula="of:=[.F8]*[.$M$2]" office:value-type="float" office:value="5.50333333333333" calcext:value-type="float">
            <text:p>5,503</text:p>
          </table:table-cell>
          <table:table-cell table:style-name="ce8" table:formula="of:=[.G8]*[.$M$2]" office:value-type="float" office:value="3.175" calcext:value-type="float">
            <text:p>3,175</text:p>
          </table:table-cell>
          <table:table-cell table:style-name="ce7" table:formula="of:=[.H8]*[.$M$2]" office:value-type="float" office:value="5.207" calcext:value-type="float">
            <text:p>5,207</text:p>
          </table:table-cell>
          <table:table-cell table:style-name="ce7" table:formula="of:=[.I8]*[.$M$2]" office:value-type="float" office:value="3.175" calcext:value-type="float">
            <text:p>3,175</text:p>
          </table:table-cell>
          <table:table-cell table:style-name="ce7" table:formula="of:=[.J8]*[.$M$2]" office:value-type="float" office:value="2.38125" calcext:value-type="float">
            <text:p>2,381</text:p>
          </table:table-cell>
          <table:table-cell table:style-name="ce8" table:formula="of:=[.K8]*[.$M$2]" office:value-type="float" office:value="2.2225" calcext:value-type="float">
            <text:p>2,223</text:p>
          </table:table-cell>
          <table:table-cell table:style-name="ce8" table:formula="of:=[.L8]*[.$M$2]" office:value-type="float" office:value="4.76602647216036" calcext:value-type="float">
            <text:p>4,766</text:p>
          </table:table-cell>
          <table:table-cell table:style-name="ce35" table:formula="of:=[.W8]/[.U8]" office:value-type="float" office:value="0.7" calcext:value-type="float">
            <text:p>0,700</text:p>
          </table:table-cell>
          <table:table-cell table:style-name="ce35" table:formula="of:=[.U8]/[.O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9]/COS(30*PI()/180)" office:value-type="float" office:value="0.2392" calcext:value-type="float">
            <text:p>0,239</text:p>
          </table:table-cell>
          <table:table-cell table:style-name="ce8" table:formula="of:=[.I9]" office:value-type="float" office:value="0.138" calcext:value-type="float">
            <text:p>0,138</text:p>
          </table:table-cell>
          <table:table-cell table:style-name="ce7" office:value-type="float" office:value="0.226" calcext:value-type="float">
            <text:p>0,22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7/64" office:value-type="float" office:value="0.109375" calcext:value-type="float">
            <text:p>0,109</text:p>
          </table:table-cell>
          <table:table-cell table:style-name="ce8" table:formula="of:=[.$C9]*7/10" office:value-type="float" office:value="0.0966" calcext:value-type="float">
            <text:p>0,097</text:p>
          </table:table-cell>
          <table:table-cell table:style-name="ce8" table:formula="of:=([.C9]*26/15)*COS(30*PI()/180)" office:value-type="float" office:value="0.207153276585238" calcext:value-type="float">
            <text:p>0,207</text:p>
          </table:table-cell>
          <table:table-cell/>
          <table:table-cell table:style-name="ce4" office:value-type="string" calcext:value-type="string">
            <text:p>UNC #6</text:p>
          </table:table-cell>
          <table:table-cell table:style-name="ce7" table:formula="of:=[.C9]*[.$M$2]" office:value-type="float" office:value="3.5052" calcext:value-type="float">
            <text:p>3,505</text:p>
          </table:table-cell>
          <table:table-cell table:style-name="ce7" table:formula="of:=[.D9]*[.$M$2]" office:value-type="float" office:value="0.79375" calcext:value-type="float">
            <text:p>0,794</text:p>
          </table:table-cell>
          <table:table-cell table:style-name="ce7" table:formula="of:=[.E9]*[.$M$2]" office:value-type="float" office:value="7.9375" calcext:value-type="float">
            <text:p>7,938</text:p>
          </table:table-cell>
          <table:table-cell table:style-name="ce8" table:formula="of:=[.F9]*[.$M$2]" office:value-type="float" office:value="6.07568" calcext:value-type="float">
            <text:p>6,076</text:p>
          </table:table-cell>
          <table:table-cell table:style-name="ce8" table:formula="of:=[.G9]*[.$M$2]" office:value-type="float" office:value="3.5052" calcext:value-type="float">
            <text:p>3,505</text:p>
          </table:table-cell>
          <table:table-cell table:style-name="ce7" table:formula="of:=[.H9]*[.$M$2]" office:value-type="float" office:value="5.7404" calcext:value-type="float">
            <text:p>5,740</text:p>
          </table:table-cell>
          <table:table-cell table:style-name="ce7" table:formula="of:=[.I9]*[.$M$2]" office:value-type="float" office:value="3.5052" calcext:value-type="float">
            <text:p>3,505</text:p>
          </table:table-cell>
          <table:table-cell table:style-name="ce7" table:formula="of:=[.J9]*[.$M$2]" office:value-type="float" office:value="2.778125" calcext:value-type="float">
            <text:p>2,778</text:p>
          </table:table-cell>
          <table:table-cell table:style-name="ce8" table:formula="of:=[.K9]*[.$M$2]" office:value-type="float" office:value="2.45364" calcext:value-type="float">
            <text:p>2,454</text:p>
          </table:table-cell>
          <table:table-cell table:style-name="ce8" table:formula="of:=[.L9]*[.$M$2]" office:value-type="float" office:value="5.26169322526504" calcext:value-type="float">
            <text:p>5,262</text:p>
          </table:table-cell>
          <table:table-cell table:style-name="ce35" table:formula="of:=[.W9]/[.U9]" office:value-type="float" office:value="0.7" calcext:value-type="float">
            <text:p>0,700</text:p>
          </table:table-cell>
          <table:table-cell table:style-name="ce35" table:formula="of:=[.U9]/[.O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8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10]/COS(30*PI()/180)" office:value-type="float" office:value="0.284266666666667" calcext:value-type="float">
            <text:p>0,284</text:p>
          </table:table-cell>
          <table:table-cell table:style-name="ce8" table:formula="of:=[.I10]" office:value-type="float" office:value="0.164" calcext:value-type="float">
            <text:p>0,164</text:p>
          </table:table-cell>
          <table:table-cell table:style-name="ce7" office:value-type="float" office:value="0.27" calcext:value-type="float">
            <text:p>0,270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9/64" office:value-type="float" office:value="0.140625" calcext:value-type="float">
            <text:p>0,141</text:p>
          </table:table-cell>
          <table:table-cell table:style-name="ce8" table:formula="of:=[.$C10]*7/10" office:value-type="float" office:value="0.1148" calcext:value-type="float">
            <text:p>0,115</text:p>
          </table:table-cell>
          <table:table-cell table:style-name="ce8" table:formula="of:=([.C10]*26/15)*COS(30*PI()/180)" office:value-type="float" office:value="0.246182154782456" calcext:value-type="float">
            <text:p>0,246</text:p>
          </table:table-cell>
          <table:table-cell/>
          <table:table-cell table:style-name="ce4" office:value-type="string" calcext:value-type="string">
            <text:p>UNC #8</text:p>
          </table:table-cell>
          <table:table-cell table:style-name="ce7" table:formula="of:=[.C10]*[.$M$2]" office:value-type="float" office:value="4.1656" calcext:value-type="float">
            <text:p>4,166</text:p>
          </table:table-cell>
          <table:table-cell table:style-name="ce7" table:formula="of:=[.D10]*[.$M$2]" office:value-type="float" office:value="0.79375" calcext:value-type="float">
            <text:p>0,794</text:p>
          </table:table-cell>
          <table:table-cell table:style-name="ce7" table:formula="of:=[.E10]*[.$M$2]" office:value-type="float" office:value="7.9375" calcext:value-type="float">
            <text:p>7,938</text:p>
          </table:table-cell>
          <table:table-cell table:style-name="ce8" table:formula="of:=[.F10]*[.$M$2]" office:value-type="float" office:value="7.22037333333333" calcext:value-type="float">
            <text:p>7,220</text:p>
          </table:table-cell>
          <table:table-cell table:style-name="ce8" table:formula="of:=[.G10]*[.$M$2]" office:value-type="float" office:value="4.1656" calcext:value-type="float">
            <text:p>4,166</text:p>
          </table:table-cell>
          <table:table-cell table:style-name="ce7" table:formula="of:=[.H10]*[.$M$2]" office:value-type="float" office:value="6.858" calcext:value-type="float">
            <text:p>6,858</text:p>
          </table:table-cell>
          <table:table-cell table:style-name="ce7" table:formula="of:=[.I10]*[.$M$2]" office:value-type="float" office:value="4.1656" calcext:value-type="float">
            <text:p>4,166</text:p>
          </table:table-cell>
          <table:table-cell table:style-name="ce7" table:formula="of:=[.J10]*[.$M$2]" office:value-type="float" office:value="3.571875" calcext:value-type="float">
            <text:p>3,572</text:p>
          </table:table-cell>
          <table:table-cell table:style-name="ce8" table:formula="of:=[.K10]*[.$M$2]" office:value-type="float" office:value="2.91592" calcext:value-type="float">
            <text:p>2,916</text:p>
          </table:table-cell>
          <table:table-cell table:style-name="ce8" table:formula="of:=[.L10]*[.$M$2]" office:value-type="float" office:value="6.25302673147439" calcext:value-type="float">
            <text:p>6,253</text:p>
          </table:table-cell>
          <table:table-cell table:style-name="ce35" table:formula="of:=[.W10]/[.U10]" office:value-type="float" office:value="0.7" calcext:value-type="float">
            <text:p>0,700</text:p>
          </table:table-cell>
          <table:table-cell table:style-name="ce35" table:formula="of:=[.U10]/[.O1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0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1]/COS(30*PI()/180)" office:value-type="float" office:value="0.329333333333333" calcext:value-type="float">
            <text:p>0,329</text:p>
          </table:table-cell>
          <table:table-cell table:style-name="ce8" table:formula="of:=[.I11]" office:value-type="float" office:value="0.19" calcext:value-type="float">
            <text:p>0,190</text:p>
          </table:table-cell>
          <table:table-cell table:style-name="ce7" office:value-type="float" office:value="0.312" calcext:value-type="float">
            <text:p>0,312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1]*7/10" office:value-type="float" office:value="0.133" calcext:value-type="float">
            <text:p>0,133</text:p>
          </table:table-cell>
          <table:table-cell table:style-name="ce8" table:formula="of:=([.C11]*26/15)*COS(30*PI()/180)" office:value-type="float" office:value="0.285211032979675" calcext:value-type="float">
            <text:p>0,285</text:p>
          </table:table-cell>
          <table:table-cell/>
          <table:table-cell table:style-name="ce4" office:value-type="string" calcext:value-type="string">
            <text:p>UNC #10</text:p>
          </table:table-cell>
          <table:table-cell table:style-name="ce7" table:formula="of:=[.C11]*[.$M$2]" office:value-type="float" office:value="4.826" calcext:value-type="float">
            <text:p>4,826</text:p>
          </table:table-cell>
          <table:table-cell table:style-name="ce7" table:formula="of:=[.D11]*[.$M$2]" office:value-type="float" office:value="1.05833333333333" calcext:value-type="float">
            <text:p>1,058</text:p>
          </table:table-cell>
          <table:table-cell table:style-name="ce7" table:formula="of:=[.E11]*[.$M$2]" office:value-type="float" office:value="9.525" calcext:value-type="float">
            <text:p>9,525</text:p>
          </table:table-cell>
          <table:table-cell table:style-name="ce8" table:formula="of:=[.F11]*[.$M$2]" office:value-type="float" office:value="8.36506666666667" calcext:value-type="float">
            <text:p>8,365</text:p>
          </table:table-cell>
          <table:table-cell table:style-name="ce8" table:formula="of:=[.G11]*[.$M$2]" office:value-type="float" office:value="4.826" calcext:value-type="float">
            <text:p>4,826</text:p>
          </table:table-cell>
          <table:table-cell table:style-name="ce7" table:formula="of:=[.H11]*[.$M$2]" office:value-type="float" office:value="7.9248" calcext:value-type="float">
            <text:p>7,925</text:p>
          </table:table-cell>
          <table:table-cell table:style-name="ce7" table:formula="of:=[.I11]*[.$M$2]" office:value-type="float" office:value="4.826" calcext:value-type="float">
            <text:p>4,826</text:p>
          </table:table-cell>
          <table:table-cell table:style-name="ce7" table:formula="of:=[.J11]*[.$M$2]" office:value-type="float" office:value="3.96875" calcext:value-type="float">
            <text:p>3,969</text:p>
          </table:table-cell>
          <table:table-cell table:style-name="ce8" table:formula="of:=[.K11]*[.$M$2]" office:value-type="float" office:value="3.3782" calcext:value-type="float">
            <text:p>3,378</text:p>
          </table:table-cell>
          <table:table-cell table:style-name="ce8" table:formula="of:=[.L11]*[.$M$2]" office:value-type="float" office:value="7.24436023768375" calcext:value-type="float">
            <text:p>7,244</text:p>
          </table:table-cell>
          <table:table-cell table:style-name="ce35" table:formula="of:=[.W11]/[.U11]" office:value-type="float" office:value="0.7" calcext:value-type="float">
            <text:p>0,700</text:p>
          </table:table-cell>
          <table:table-cell table:style-name="ce35" table:formula="of:=[.U11]/[.O1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#12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2]/COS(30*PI()/180)" office:value-type="float" office:value="0.379166666666667" calcext:value-type="float">
            <text:p>0,379</text:p>
          </table:table-cell>
          <table:table-cell table:style-name="ce8" table:formula="of:=[.I12]" office:value-type="float" office:value="0.21875" calcext:value-type="float">
            <text:p>0,219</text:p>
          </table:table-cell>
          <table:table-cell table:style-name="ce7" office:value-type="float" office:value="0.343" calcext:value-type="float">
            <text:p>0,343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2]*7/10" office:value-type="float" office:value="0.153125" calcext:value-type="float">
            <text:p>0,153</text:p>
          </table:table-cell>
          <table:table-cell table:style-name="ce8" table:formula="of:=([.C12]*26/15)*COS(30*PI()/180)" office:value-type="float" office:value="0.3283679656016" calcext:value-type="float">
            <text:p>0,328</text:p>
          </table:table-cell>
          <table:table-cell/>
          <table:table-cell table:style-name="ce4" office:value-type="string" calcext:value-type="string">
            <text:p>UNC #12</text:p>
          </table:table-cell>
          <table:table-cell table:style-name="ce7" table:formula="of:=[.C12]*[.$M$2]" office:value-type="float" office:value="5.55625" calcext:value-type="float">
            <text:p>5,556</text:p>
          </table:table-cell>
          <table:table-cell table:style-name="ce7" table:formula="of:=[.D12]*[.$M$2]" office:value-type="float" office:value="1.05833333333333" calcext:value-type="float">
            <text:p>1,058</text:p>
          </table:table-cell>
          <table:table-cell table:style-name="ce7" table:formula="of:=[.E12]*[.$M$2]" office:value-type="float" office:value="9.525" calcext:value-type="float">
            <text:p>9,525</text:p>
          </table:table-cell>
          <table:table-cell table:style-name="ce8" table:formula="of:=[.F12]*[.$M$2]" office:value-type="float" office:value="9.63083333333333" calcext:value-type="float">
            <text:p>9,631</text:p>
          </table:table-cell>
          <table:table-cell table:style-name="ce8" table:formula="of:=[.G12]*[.$M$2]" office:value-type="float" office:value="5.55625" calcext:value-type="float">
            <text:p>5,556</text:p>
          </table:table-cell>
          <table:table-cell table:style-name="ce7" table:formula="of:=[.H12]*[.$M$2]" office:value-type="float" office:value="8.7122" calcext:value-type="float">
            <text:p>8,712</text:p>
          </table:table-cell>
          <table:table-cell table:style-name="ce7" table:formula="of:=[.I12]*[.$M$2]" office:value-type="float" office:value="5.55625" calcext:value-type="float">
            <text:p>5,556</text:p>
          </table:table-cell>
          <table:table-cell table:style-name="ce7" table:formula="of:=[.J12]*[.$M$2]" office:value-type="float" office:value="3.96875" calcext:value-type="float">
            <text:p>3,969</text:p>
          </table:table-cell>
          <table:table-cell table:style-name="ce8" table:formula="of:=[.K12]*[.$M$2]" office:value-type="float" office:value="3.889375" calcext:value-type="float">
            <text:p>3,889</text:p>
          </table:table-cell>
          <table:table-cell table:style-name="ce8" table:formula="of:=[.L12]*[.$M$2]" office:value-type="float" office:value="8.34054632628063" calcext:value-type="float">
            <text:p>8,341</text:p>
          </table:table-cell>
          <table:table-cell table:style-name="ce35" table:formula="of:=[.W12]/[.U12]" office:value-type="float" office:value="0.7" calcext:value-type="float">
            <text:p>0,700</text:p>
          </table:table-cell>
          <table:table-cell table:style-name="ce35" table:formula="of:=[.U12]/[.O1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/4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1/20" office:value-type="float" office:value="0.05" calcext:value-type="float">
            <text:p>0,05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3]/COS(30*PI()/180)" office:value-type="float" office:value="0.505181485540922" calcext:value-type="float">
            <text:p>0,505</text:p>
          </table:table-cell>
          <table:table-cell table:style-name="ce8" table:formula="of:=[.I13]" office:value-type="float" office:value="0.25" calcext:value-type="float">
            <text:p>0,250</text:p>
          </table:table-cell>
          <table:table-cell table:style-name="ce7" office:value-type="float" office:value="0.375" calcext:value-type="float">
            <text:p>0,37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3/16" office:value-type="float" office:value="0.1875" calcext:value-type="float">
            <text:p>0,188</text:p>
          </table:table-cell>
          <table:table-cell table:style-name="ce7" office:value-type="float" office:value="0.188" calcext:value-type="float">
            <text:p>0,188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12"/>
          <table:table-cell table:style-name="ce4" office:value-type="string" calcext:value-type="string">
            <text:p>UNC 1/4</text:p>
          </table:table-cell>
          <table:table-cell table:style-name="ce7" table:formula="of:=[.C13]*[.$M$2]" office:value-type="float" office:value="6.35" calcext:value-type="float">
            <text:p>6,350</text:p>
          </table:table-cell>
          <table:table-cell table:style-name="ce7" table:formula="of:=[.D13]*[.$M$2]" office:value-type="float" office:value="1.27" calcext:value-type="float">
            <text:p>1,270</text:p>
          </table:table-cell>
          <table:table-cell table:style-name="ce7" table:formula="of:=[.E13]*[.$M$2]" office:value-type="float" office:value="9.525" calcext:value-type="float">
            <text:p>9,525</text:p>
          </table:table-cell>
          <table:table-cell table:style-name="ce8" table:formula="of:=[.F13]*[.$M$2]" office:value-type="float" office:value="12.8316097327394" calcext:value-type="float">
            <text:p>12,832</text:p>
          </table:table-cell>
          <table:table-cell table:style-name="ce8" table:formula="of:=[.G13]*[.$M$2]" office:value-type="float" office:value="6.35" calcext:value-type="float">
            <text:p>6,350</text:p>
          </table:table-cell>
          <table:table-cell table:style-name="ce7" table:formula="of:=[.H13]*[.$M$2]" office:value-type="float" office:value="9.525" calcext:value-type="float">
            <text:p>9,525</text:p>
          </table:table-cell>
          <table:table-cell table:style-name="ce7" table:formula="of:=[.I13]*[.$M$2]" office:value-type="float" office:value="6.35" calcext:value-type="float">
            <text:p>6,350</text:p>
          </table:table-cell>
          <table:table-cell table:style-name="ce7" table:formula="of:=[.J13]*[.$M$2]" office:value-type="float" office:value="4.7625" calcext:value-type="float">
            <text:p>4,763</text:p>
          </table:table-cell>
          <table:table-cell table:style-name="ce7" table:formula="of:=[.K13]*[.$M$2]" office:value-type="float" office:value="4.7752" calcext:value-type="float">
            <text:p>4,775</text:p>
          </table:table-cell>
          <table:table-cell table:style-name="ce7" table:formula="of:=[.L13]*[.$M$2]" office:value-type="float" office:value="11.1125" calcext:value-type="float">
            <text:p>11,113</text:p>
          </table:table-cell>
          <table:table-cell table:style-name="ce35" table:formula="of:=[.W13]/[.U13]" office:value-type="float" office:value="0.752" calcext:value-type="float">
            <text:p>0,752</text:p>
          </table:table-cell>
          <table:table-cell table:style-name="ce35" table:formula="of:=[.U13]/[.O1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5/16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18" office:value-type="float" office:value="0.0555555555555556" calcext:value-type="float">
            <text:p>0,056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4]/COS(30*PI()/180)" office:value-type="float" office:value="0.577350269189626" calcext:value-type="float">
            <text:p>0,577</text:p>
          </table:table-cell>
          <table:table-cell table:style-name="ce8" table:formula="of:=[.I14]" office:value-type="float" office:value="0.3125" calcext:value-type="float">
            <text:p>0,313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0.235" calcext:value-type="float">
            <text:p>0,23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/>
          <table:table-cell table:style-name="ce4" office:value-type="string" calcext:value-type="string">
            <text:p>UNC 5/16</text:p>
          </table:table-cell>
          <table:table-cell table:style-name="ce7" table:formula="of:=[.C14]*[.$M$2]" office:value-type="float" office:value="7.9375" calcext:value-type="float">
            <text:p>7,938</text:p>
          </table:table-cell>
          <table:table-cell table:style-name="ce7" table:formula="of:=[.D14]*[.$M$2]" office:value-type="float" office:value="1.41111111111111" calcext:value-type="float">
            <text:p>1,411</text:p>
          </table:table-cell>
          <table:table-cell table:style-name="ce7" table:formula="of:=[.E14]*[.$M$2]" office:value-type="float" office:value="12.7" calcext:value-type="float">
            <text:p>12,700</text:p>
          </table:table-cell>
          <table:table-cell table:style-name="ce8" table:formula="of:=[.F14]*[.$M$2]" office:value-type="float" office:value="14.6646968374165" calcext:value-type="float">
            <text:p>14,665</text:p>
          </table:table-cell>
          <table:table-cell table:style-name="ce8" table:formula="of:=[.G14]*[.$M$2]" office:value-type="float" office:value="7.9375" calcext:value-type="float">
            <text:p>7,938</text:p>
          </table:table-cell>
          <table:table-cell table:style-name="ce7" table:formula="of:=[.H14]*[.$M$2]" office:value-type="float" office:value="11.9126" calcext:value-type="float">
            <text:p>11,913</text:p>
          </table:table-cell>
          <table:table-cell table:style-name="ce7" table:formula="of:=[.I14]*[.$M$2]" office:value-type="float" office:value="7.9375" calcext:value-type="float">
            <text:p>7,938</text:p>
          </table:table-cell>
          <table:table-cell table:style-name="ce7" table:formula="of:=[.J14]*[.$M$2]" office:value-type="float" office:value="6.35" calcext:value-type="float">
            <text:p>6,350</text:p>
          </table:table-cell>
          <table:table-cell table:style-name="ce7" table:formula="of:=[.K14]*[.$M$2]" office:value-type="float" office:value="5.969" calcext:value-type="float">
            <text:p>5,969</text:p>
          </table:table-cell>
          <table:table-cell table:style-name="ce7" table:formula="of:=[.L14]*[.$M$2]" office:value-type="float" office:value="12.7" calcext:value-type="float">
            <text:p>12,700</text:p>
          </table:table-cell>
          <table:table-cell table:style-name="ce35" table:formula="of:=[.W14]/[.U14]" office:value-type="float" office:value="0.752" calcext:value-type="float">
            <text:p>0,752</text:p>
          </table:table-cell>
          <table:table-cell table:style-name="ce35" table:formula="of:=[.U14]/[.O1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/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5]/COS(30*PI()/180)" office:value-type="float" office:value="0.649519052838329" calcext:value-type="float">
            <text:p>0,650</text:p>
          </table:table-cell>
          <table:table-cell table:style-name="ce8" table:formula="of:=[.I15]" office:value-type="float" office:value="0.375" calcext:value-type="float">
            <text:p>0,375</text:p>
          </table:table-cell>
          <table:table-cell table:style-name="ce9" table:formula="of:=[.L15]" office:value-type="float" office:value="0.5625" calcext:value-type="float">
            <text:p>0,563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office:value-type="float" office:value="0.268" calcext:value-type="float">
            <text:p>0,268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/>
          <table:table-cell table:style-name="ce4" office:value-type="string" calcext:value-type="string">
            <text:p>UNC 3/8</text:p>
          </table:table-cell>
          <table:table-cell table:style-name="ce7" table:formula="of:=[.C15]*[.$M$2]" office:value-type="float" office:value="9.525" calcext:value-type="float">
            <text:p>9,525</text:p>
          </table:table-cell>
          <table:table-cell table:style-name="ce7" table:formula="of:=[.D15]*[.$M$2]" office:value-type="float" office:value="1.5875" calcext:value-type="float">
            <text:p>1,588</text:p>
          </table:table-cell>
          <table:table-cell table:style-name="ce7" table:formula="of:=[.E15]*[.$M$2]" office:value-type="float" office:value="12.7" calcext:value-type="float">
            <text:p>12,700</text:p>
          </table:table-cell>
          <table:table-cell table:style-name="ce8" table:formula="of:=[.F15]*[.$M$2]" office:value-type="float" office:value="16.4977839420936" calcext:value-type="float">
            <text:p>16,498</text:p>
          </table:table-cell>
          <table:table-cell table:style-name="ce8" table:formula="of:=[.G15]*[.$M$2]" office:value-type="float" office:value="9.525" calcext:value-type="float">
            <text:p>9,525</text:p>
          </table:table-cell>
          <table:table-cell table:style-name="ce7" table:formula="of:=[.H15]*[.$M$2]" office:value-type="float" office:value="14.2875" calcext:value-type="float">
            <text:p>14,288</text:p>
          </table:table-cell>
          <table:table-cell table:style-name="ce7" table:formula="of:=[.I15]*[.$M$2]" office:value-type="float" office:value="9.525" calcext:value-type="float">
            <text:p>9,525</text:p>
          </table:table-cell>
          <table:table-cell table:style-name="ce7" table:formula="of:=[.J15]*[.$M$2]" office:value-type="float" office:value="7.9375" calcext:value-type="float">
            <text:p>7,938</text:p>
          </table:table-cell>
          <table:table-cell table:style-name="ce7" table:formula="of:=[.K15]*[.$M$2]" office:value-type="float" office:value="6.8072" calcext:value-type="float">
            <text:p>6,807</text:p>
          </table:table-cell>
          <table:table-cell table:style-name="ce7" table:formula="of:=[.L15]*[.$M$2]" office:value-type="float" office:value="14.2875" calcext:value-type="float">
            <text:p>14,288</text:p>
          </table:table-cell>
          <table:table-cell table:style-name="ce35" table:formula="of:=[.W15]/[.U15]" office:value-type="float" office:value="0.714666666666667" calcext:value-type="float">
            <text:p>0,715</text:p>
          </table:table-cell>
          <table:table-cell table:style-name="ce35" table:formula="of:=[.U15]/[.O1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7/16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1/14" office:value-type="float" office:value="0.0714285714285714" calcext:value-type="float">
            <text:p>0,071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6]/COS(30*PI()/180)" office:value-type="float" office:value="0.721687836487032" calcext:value-type="float">
            <text:p>0,722</text:p>
          </table:table-cell>
          <table:table-cell table:style-name="ce8" table:formula="of:=[.I16]" office:value-type="float" office:value="0.4375" calcext:value-type="float">
            <text:p>0,438</text:p>
          </table:table-cell>
          <table:table-cell table:style-name="ce9" table:formula="of:=[.L16]" office:value-type="float" office:value="0.625" calcext:value-type="float">
            <text:p>0,625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16" calcext:value-type="float">
            <text:p>0,316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/>
          <table:table-cell table:style-name="ce4" office:value-type="string" calcext:value-type="string">
            <text:p>UNC 7/16</text:p>
          </table:table-cell>
          <table:table-cell table:style-name="ce7" table:formula="of:=[.C16]*[.$M$2]" office:value-type="float" office:value="11.1125" calcext:value-type="float">
            <text:p>11,113</text:p>
          </table:table-cell>
          <table:table-cell table:style-name="ce7" table:formula="of:=[.D16]*[.$M$2]" office:value-type="float" office:value="1.81428571428571" calcext:value-type="float">
            <text:p>1,814</text:p>
          </table:table-cell>
          <table:table-cell table:style-name="ce7" table:formula="of:=[.E16]*[.$M$2]" office:value-type="float" office:value="19.05" calcext:value-type="float">
            <text:p>19,050</text:p>
          </table:table-cell>
          <table:table-cell table:style-name="ce8" table:formula="of:=[.F16]*[.$M$2]" office:value-type="float" office:value="18.3308710467706" calcext:value-type="float">
            <text:p>18,331</text:p>
          </table:table-cell>
          <table:table-cell table:style-name="ce8" table:formula="of:=[.G16]*[.$M$2]" office:value-type="float" office:value="11.1125" calcext:value-type="float">
            <text:p>11,113</text:p>
          </table:table-cell>
          <table:table-cell table:style-name="ce7" table:formula="of:=[.H16]*[.$M$2]" office:value-type="float" office:value="15.875" calcext:value-type="float">
            <text:p>15,875</text:p>
          </table:table-cell>
          <table:table-cell table:style-name="ce7" table:formula="of:=[.I16]*[.$M$2]" office:value-type="float" office:value="11.1125" calcext:value-type="float">
            <text:p>11,113</text:p>
          </table:table-cell>
          <table:table-cell table:style-name="ce7" table:formula="of:=[.J16]*[.$M$2]" office:value-type="float" office:value="9.525" calcext:value-type="float">
            <text:p>9,525</text:p>
          </table:table-cell>
          <table:table-cell table:style-name="ce7" table:formula="of:=[.K16]*[.$M$2]" office:value-type="float" office:value="8.0264" calcext:value-type="float">
            <text:p>8,026</text:p>
          </table:table-cell>
          <table:table-cell table:style-name="ce7" table:formula="of:=[.L16]*[.$M$2]" office:value-type="float" office:value="15.875" calcext:value-type="float">
            <text:p>15,875</text:p>
          </table:table-cell>
          <table:table-cell table:style-name="ce35" table:formula="of:=[.W16]/[.U16]" office:value-type="float" office:value="0.722285714285714" calcext:value-type="float">
            <text:p>0,722</text:p>
          </table:table-cell>
          <table:table-cell table:style-name="ce35" table:formula="of:=[.U16]/[.O1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/2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1/13" office:value-type="float" office:value="0.0769230769230769" calcext:value-type="float">
            <text:p>0,077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7]/COS(30*PI()/180)" office:value-type="float" office:value="0.866025403784439" calcext:value-type="float">
            <text:p>0,866</text:p>
          </table:table-cell>
          <table:table-cell table:style-name="ce8" table:formula="of:=[.I17]" office:value-type="float" office:value="0.5" calcext:value-type="float">
            <text:p>0,500</text:p>
          </table:table-cell>
          <table:table-cell table:style-name="ce9" table:formula="of:=[.L17]" office:value-type="float" office:value="0.75" calcext:value-type="float">
            <text:p>0,750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12"/>
          <table:table-cell table:style-name="ce4" office:value-type="string" calcext:value-type="string">
            <text:p>UNC 1/2</text:p>
          </table:table-cell>
          <table:table-cell table:style-name="ce7" table:formula="of:=[.C17]*[.$M$2]" office:value-type="float" office:value="12.7" calcext:value-type="float">
            <text:p>12,700</text:p>
          </table:table-cell>
          <table:table-cell table:style-name="ce7" table:formula="of:=[.D17]*[.$M$2]" office:value-type="float" office:value="1.95384615384615" calcext:value-type="float">
            <text:p>1,954</text:p>
          </table:table-cell>
          <table:table-cell table:style-name="ce7" table:formula="of:=[.E17]*[.$M$2]" office:value-type="float" office:value="19.05" calcext:value-type="float">
            <text:p>19,050</text:p>
          </table:table-cell>
          <table:table-cell table:style-name="ce8" table:formula="of:=[.F17]*[.$M$2]" office:value-type="float" office:value="21.9970452561247" calcext:value-type="float">
            <text:p>21,997</text:p>
          </table:table-cell>
          <table:table-cell table:style-name="ce8" table:formula="of:=[.G17]*[.$M$2]" office:value-type="float" office:value="12.7" calcext:value-type="float">
            <text:p>12,700</text:p>
          </table:table-cell>
          <table:table-cell table:style-name="ce7" table:formula="of:=[.H17]*[.$M$2]" office:value-type="float" office:value="19.05" calcext:value-type="float">
            <text:p>19,050</text:p>
          </table:table-cell>
          <table:table-cell table:style-name="ce7" table:formula="of:=[.I17]*[.$M$2]" office:value-type="float" office:value="12.7" calcext:value-type="float">
            <text:p>12,700</text:p>
          </table:table-cell>
          <table:table-cell table:style-name="ce7" table:formula="of:=[.J17]*[.$M$2]" office:value-type="float" office:value="9.525" calcext:value-type="float">
            <text:p>9,525</text:p>
          </table:table-cell>
          <table:table-cell table:style-name="ce7" table:formula="of:=[.K17]*[.$M$2]" office:value-type="float" office:value="9.2456" calcext:value-type="float">
            <text:p>9,246</text:p>
          </table:table-cell>
          <table:table-cell table:style-name="ce7" table:formula="of:=[.L17]*[.$M$2]" office:value-type="float" office:value="19.05" calcext:value-type="float">
            <text:p>19,050</text:p>
          </table:table-cell>
          <table:table-cell table:style-name="ce35" table:formula="of:=[.W17]/[.U17]" office:value-type="float" office:value="0.728" calcext:value-type="float">
            <text:p>0,728</text:p>
          </table:table-cell>
          <table:table-cell table:style-name="ce35" table:formula="of:=[.U17]/[.O1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9/16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7" table:formula="of:=1/12" office:value-type="float" office:value="0.0833333333333333" calcext:value-type="float">
            <text:p>0,083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8]/COS(30*PI()/180)" office:value-type="float" office:value="1.01036297108185" calcext:value-type="float">
            <text:p>1,010</text:p>
          </table:table-cell>
          <table:table-cell table:style-name="ce8" table:formula="of:=[.I18]" office:value-type="float" office:value="0.5625" calcext:value-type="float">
            <text:p>0,563</text:p>
          </table:table-cell>
          <table:table-cell table:style-name="ce8" table:formula="of:=[.L18]" office:value-type="float" office:value="0.875" calcext:value-type="float">
            <text:p>0,875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8" table:formula="of:=7/16" office:value-type="float" office:value="0.4375" calcext:value-type="float">
            <text:p>0,438</text:p>
          </table:table-cell>
          <table:table-cell table:style-name="ce8" table:formula="of:=[.$C18]*7/10" office:value-type="float" office:value="0.39375" calcext:value-type="float">
            <text:p>0,394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/>
          <table:table-cell table:style-name="ce4" office:value-type="string" calcext:value-type="string">
            <text:p>UNC 9/16</text:p>
          </table:table-cell>
          <table:table-cell table:style-name="ce7" table:formula="of:=[.C18]*[.$M$2]" office:value-type="float" office:value="14.2875" calcext:value-type="float">
            <text:p>14,288</text:p>
          </table:table-cell>
          <table:table-cell table:style-name="ce7" table:formula="of:=[.D18]*[.$M$2]" office:value-type="float" office:value="2.11666666666667" calcext:value-type="float">
            <text:p>2,117</text:p>
          </table:table-cell>
          <table:table-cell table:style-name="ce7" table:formula="of:=[.E18]*[.$M$2]" office:value-type="float" office:value="25.4" calcext:value-type="float">
            <text:p>25,400</text:p>
          </table:table-cell>
          <table:table-cell table:style-name="ce8" table:formula="of:=[.F18]*[.$M$2]" office:value-type="float" office:value="25.6632194654789" calcext:value-type="float">
            <text:p>25,663</text:p>
          </table:table-cell>
          <table:table-cell table:style-name="ce8" table:formula="of:=[.G18]*[.$M$2]" office:value-type="float" office:value="14.2875" calcext:value-type="float">
            <text:p>14,288</text:p>
          </table:table-cell>
          <table:table-cell table:style-name="ce8" table:formula="of:=[.H18]*[.$M$2]" office:value-type="float" office:value="22.225" calcext:value-type="float">
            <text:p>22,225</text:p>
          </table:table-cell>
          <table:table-cell table:style-name="ce7" table:formula="of:=[.I18]*[.$M$2]" office:value-type="float" office:value="14.2875" calcext:value-type="float">
            <text:p>14,288</text:p>
          </table:table-cell>
          <table:table-cell table:style-name="ce8" table:formula="of:=[.J18]*[.$M$2]" office:value-type="float" office:value="11.1125" calcext:value-type="float">
            <text:p>11,113</text:p>
          </table:table-cell>
          <table:table-cell table:style-name="ce8" table:formula="of:=[.K18]*[.$M$2]" office:value-type="float" office:value="10.00125" calcext:value-type="float">
            <text:p>10,001</text:p>
          </table:table-cell>
          <table:table-cell table:style-name="ce7" table:formula="of:=[.L18]*[.$M$2]" office:value-type="float" office:value="22.225" calcext:value-type="float">
            <text:p>22,225</text:p>
          </table:table-cell>
          <table:table-cell table:style-name="ce35" table:formula="of:=[.W18]/[.U18]" office:value-type="float" office:value="0.7" calcext:value-type="float">
            <text:p>0,700</text:p>
          </table:table-cell>
          <table:table-cell table:style-name="ce35" table:formula="of:=[.U18]/[.O1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5/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11" office:value-type="float" office:value="0.0909090909090909" calcext:value-type="float">
            <text:p>0,091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9]/COS(30*PI()/180)" office:value-type="float" office:value="1.08253175473055" calcext:value-type="float">
            <text:p>1,083</text:p>
          </table:table-cell>
          <table:table-cell table:style-name="ce8" table:formula="of:=[.I19]" office:value-type="float" office:value="0.625" calcext:value-type="float">
            <text:p>0,625</text:p>
          </table:table-cell>
          <table:table-cell table:style-name="ce9" table:formula="of:=[.L19]" office:value-type="float" office:value="0.9375" calcext:value-type="float">
            <text:p>0,93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office:value-type="float" office:value="0.444" calcext:value-type="float">
            <text:p>0,444</text:p>
          </table:table-cell>
          <table:table-cell table:style-name="ce7" table:formula="of:=15/16" office:value-type="float" office:value="0.9375" calcext:value-type="float">
            <text:p>0,938</text:p>
          </table:table-cell>
          <table:table-cell/>
          <table:table-cell table:style-name="ce4" office:value-type="string" calcext:value-type="string">
            <text:p>UNC 5/8</text:p>
          </table:table-cell>
          <table:table-cell table:style-name="ce7" table:formula="of:=[.C19]*[.$M$2]" office:value-type="float" office:value="15.875" calcext:value-type="float">
            <text:p>15,875</text:p>
          </table:table-cell>
          <table:table-cell table:style-name="ce7" table:formula="of:=[.D19]*[.$M$2]" office:value-type="float" office:value="2.30909090909091" calcext:value-type="float">
            <text:p>2,309</text:p>
          </table:table-cell>
          <table:table-cell table:style-name="ce7" table:formula="of:=[.E19]*[.$M$2]" office:value-type="float" office:value="25.4" calcext:value-type="float">
            <text:p>25,400</text:p>
          </table:table-cell>
          <table:table-cell table:style-name="ce8" table:formula="of:=[.F19]*[.$M$2]" office:value-type="float" office:value="27.4963065701559" calcext:value-type="float">
            <text:p>27,496</text:p>
          </table:table-cell>
          <table:table-cell table:style-name="ce8" table:formula="of:=[.G19]*[.$M$2]" office:value-type="float" office:value="15.875" calcext:value-type="float">
            <text:p>15,875</text:p>
          </table:table-cell>
          <table:table-cell table:style-name="ce7" table:formula="of:=[.H19]*[.$M$2]" office:value-type="float" office:value="23.8125" calcext:value-type="float">
            <text:p>23,813</text:p>
          </table:table-cell>
          <table:table-cell table:style-name="ce7" table:formula="of:=[.I19]*[.$M$2]" office:value-type="float" office:value="15.875" calcext:value-type="float">
            <text:p>15,875</text:p>
          </table:table-cell>
          <table:table-cell table:style-name="ce7" table:formula="of:=[.J19]*[.$M$2]" office:value-type="float" office:value="12.7" calcext:value-type="float">
            <text:p>12,700</text:p>
          </table:table-cell>
          <table:table-cell table:style-name="ce7" table:formula="of:=[.K19]*[.$M$2]" office:value-type="float" office:value="11.2776" calcext:value-type="float">
            <text:p>11,278</text:p>
          </table:table-cell>
          <table:table-cell table:style-name="ce7" table:formula="of:=[.L19]*[.$M$2]" office:value-type="float" office:value="23.8125" calcext:value-type="float">
            <text:p>23,813</text:p>
          </table:table-cell>
          <table:table-cell table:style-name="ce35" table:formula="of:=[.W19]/[.U19]" office:value-type="float" office:value="0.7104" calcext:value-type="float">
            <text:p>0,710</text:p>
          </table:table-cell>
          <table:table-cell table:style-name="ce35" table:formula="of:=[.U19]/[.O1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/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1/10" office:value-type="float" office:value="0.1" calcext:value-type="float">
            <text:p>0,100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0]/COS(30*PI()/180)" office:value-type="float" office:value="1.29903810567666" calcext:value-type="float">
            <text:p>1,299</text:p>
          </table:table-cell>
          <table:table-cell table:style-name="ce8" table:formula="of:=[.I20]" office:value-type="float" office:value="0.75" calcext:value-type="float">
            <text:p>0,750</text:p>
          </table:table-cell>
          <table:table-cell table:style-name="ce9" table:formula="of:=[.L20]" office:value-type="float" office:value="1.125" calcext:value-type="float">
            <text:p>1,12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office:value-type="float" office:value="0.524" calcext:value-type="float">
            <text:p>0,524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/>
          <table:table-cell table:style-name="ce4" office:value-type="string" calcext:value-type="string">
            <text:p>UNC 3/4</text:p>
          </table:table-cell>
          <table:table-cell table:style-name="ce7" table:formula="of:=[.C20]*[.$M$2]" office:value-type="float" office:value="19.05" calcext:value-type="float">
            <text:p>19,050</text:p>
          </table:table-cell>
          <table:table-cell table:style-name="ce7" table:formula="of:=[.D20]*[.$M$2]" office:value-type="float" office:value="2.54" calcext:value-type="float">
            <text:p>2,540</text:p>
          </table:table-cell>
          <table:table-cell table:style-name="ce7" table:formula="of:=[.E20]*[.$M$2]" office:value-type="float" office:value="31.75" calcext:value-type="float">
            <text:p>31,750</text:p>
          </table:table-cell>
          <table:table-cell table:style-name="ce8" table:formula="of:=[.F20]*[.$M$2]" office:value-type="float" office:value="32.9955678841871" calcext:value-type="float">
            <text:p>32,996</text:p>
          </table:table-cell>
          <table:table-cell table:style-name="ce8" table:formula="of:=[.G20]*[.$M$2]" office:value-type="float" office:value="19.05" calcext:value-type="float">
            <text:p>19,050</text:p>
          </table:table-cell>
          <table:table-cell table:style-name="ce7" table:formula="of:=[.H20]*[.$M$2]" office:value-type="float" office:value="28.575" calcext:value-type="float">
            <text:p>28,575</text:p>
          </table:table-cell>
          <table:table-cell table:style-name="ce7" table:formula="of:=[.I20]*[.$M$2]" office:value-type="float" office:value="19.05" calcext:value-type="float">
            <text:p>19,050</text:p>
          </table:table-cell>
          <table:table-cell table:style-name="ce7" table:formula="of:=[.J20]*[.$M$2]" office:value-type="float" office:value="15.875" calcext:value-type="float">
            <text:p>15,875</text:p>
          </table:table-cell>
          <table:table-cell table:style-name="ce7" table:formula="of:=[.K20]*[.$M$2]" office:value-type="float" office:value="13.3096" calcext:value-type="float">
            <text:p>13,310</text:p>
          </table:table-cell>
          <table:table-cell table:style-name="ce7" table:formula="of:=[.L20]*[.$M$2]" office:value-type="float" office:value="28.575" calcext:value-type="float">
            <text:p>28,575</text:p>
          </table:table-cell>
          <table:table-cell table:style-name="ce35" table:formula="of:=[.W20]/[.U20]" office:value-type="float" office:value="0.698666666666667" calcext:value-type="float">
            <text:p>0,699</text:p>
          </table:table-cell>
          <table:table-cell table:style-name="ce35" table:formula="of:=[.U20]/[.O2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7/8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1/9" office:value-type="float" office:value="0.111111111111111" calcext:value-type="float">
            <text:p>0,111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1]/COS(30*PI()/180)" office:value-type="float" office:value="1.51554445662277" calcext:value-type="float">
            <text:p>1,516</text:p>
          </table:table-cell>
          <table:table-cell table:style-name="ce8" table:formula="of:=[.I21]" office:value-type="float" office:value="0.875" calcext:value-type="float">
            <text:p>0,875</text:p>
          </table:table-cell>
          <table:table-cell table:style-name="ce9" table:formula="of:=[.L21]" office:value-type="float" office:value="1.3125" calcext:value-type="float">
            <text:p>1,313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604" calcext:value-type="float">
            <text:p>0,604</text:p>
          </table:table-cell>
          <table:table-cell table:style-name="ce7" table:formula="of:=21/16" office:value-type="float" office:value="1.3125" calcext:value-type="float">
            <text:p>1,313</text:p>
          </table:table-cell>
          <table:table-cell/>
          <table:table-cell table:style-name="ce4" office:value-type="string" calcext:value-type="string">
            <text:p>UNC 7/8</text:p>
          </table:table-cell>
          <table:table-cell table:style-name="ce7" table:formula="of:=[.C21]*[.$M$2]" office:value-type="float" office:value="22.225" calcext:value-type="float">
            <text:p>22,225</text:p>
          </table:table-cell>
          <table:table-cell table:style-name="ce7" table:formula="of:=[.D21]*[.$M$2]" office:value-type="float" office:value="2.82222222222222" calcext:value-type="float">
            <text:p>2,822</text:p>
          </table:table-cell>
          <table:table-cell table:style-name="ce7" table:formula="of:=[.E21]*[.$M$2]" office:value-type="float" office:value="31.75" calcext:value-type="float">
            <text:p>31,750</text:p>
          </table:table-cell>
          <table:table-cell table:style-name="ce8" table:formula="of:=[.F21]*[.$M$2]" office:value-type="float" office:value="38.4948291982183" calcext:value-type="float">
            <text:p>38,495</text:p>
          </table:table-cell>
          <table:table-cell table:style-name="ce8" table:formula="of:=[.G21]*[.$M$2]" office:value-type="float" office:value="22.225" calcext:value-type="float">
            <text:p>22,225</text:p>
          </table:table-cell>
          <table:table-cell table:style-name="ce7" table:formula="of:=[.H21]*[.$M$2]" office:value-type="float" office:value="33.3375" calcext:value-type="float">
            <text:p>33,338</text:p>
          </table:table-cell>
          <table:table-cell table:style-name="ce7" table:formula="of:=[.I21]*[.$M$2]" office:value-type="float" office:value="22.225" calcext:value-type="float">
            <text:p>22,225</text:p>
          </table:table-cell>
          <table:table-cell table:style-name="ce7" table:formula="of:=[.J21]*[.$M$2]" office:value-type="float" office:value="19.05" calcext:value-type="float">
            <text:p>19,050</text:p>
          </table:table-cell>
          <table:table-cell table:style-name="ce7" table:formula="of:=[.K21]*[.$M$2]" office:value-type="float" office:value="15.3416" calcext:value-type="float">
            <text:p>15,342</text:p>
          </table:table-cell>
          <table:table-cell table:style-name="ce7" table:formula="of:=[.L21]*[.$M$2]" office:value-type="float" office:value="33.3375" calcext:value-type="float">
            <text:p>33,338</text:p>
          </table:table-cell>
          <table:table-cell table:style-name="ce35" table:formula="of:=[.W21]/[.U21]" office:value-type="float" office:value="0.690285714285714" calcext:value-type="float">
            <text:p>0,690</text:p>
          </table:table-cell>
          <table:table-cell table:style-name="ce35" table:formula="of:=[.U21]/[.O2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2]/COS(30*PI()/180)" office:value-type="float" office:value="1.73205080756888" calcext:value-type="float">
            <text:p>1,732</text:p>
          </table:table-cell>
          <table:table-cell table:style-name="ce8" table:formula="of:=[.I22]" office:value-type="float" office:value="1" calcext:value-type="float">
            <text:p>1,000</text:p>
          </table:table-cell>
          <table:table-cell table:style-name="ce9" table:formula="of:=[.L22]" office:value-type="float" office:value="1.5" calcext:value-type="float">
            <text:p>1,500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7" calcext:value-type="float">
            <text:p>0,70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12"/>
          <table:table-cell table:style-name="ce4" office:value-type="string" calcext:value-type="string">
            <text:p>UNC 1 </text:p>
          </table:table-cell>
          <table:table-cell table:style-name="ce7" table:formula="of:=[.C22]*[.$M$2]" office:value-type="float" office:value="25.4" calcext:value-type="float">
            <text:p>25,400</text:p>
          </table:table-cell>
          <table:table-cell table:style-name="ce7" table:formula="of:=[.D22]*[.$M$2]" office:value-type="float" office:value="3.175" calcext:value-type="float">
            <text:p>3,175</text:p>
          </table:table-cell>
          <table:table-cell table:style-name="ce7" table:formula="of:=[.E22]*[.$M$2]" office:value-type="float" office:value="38.1" calcext:value-type="float">
            <text:p>38,100</text:p>
          </table:table-cell>
          <table:table-cell table:style-name="ce8" table:formula="of:=[.F22]*[.$M$2]" office:value-type="float" office:value="43.9940905122495" calcext:value-type="float">
            <text:p>43,994</text:p>
          </table:table-cell>
          <table:table-cell table:style-name="ce8" table:formula="of:=[.G22]*[.$M$2]" office:value-type="float" office:value="25.4" calcext:value-type="float">
            <text:p>25,400</text:p>
          </table:table-cell>
          <table:table-cell table:style-name="ce7" table:formula="of:=[.H22]*[.$M$2]" office:value-type="float" office:value="38.1" calcext:value-type="float">
            <text:p>38,100</text:p>
          </table:table-cell>
          <table:table-cell table:style-name="ce7" table:formula="of:=[.I22]*[.$M$2]" office:value-type="float" office:value="25.4" calcext:value-type="float">
            <text:p>25,400</text:p>
          </table:table-cell>
          <table:table-cell table:style-name="ce7" table:formula="of:=[.J22]*[.$M$2]" office:value-type="float" office:value="19.05" calcext:value-type="float">
            <text:p>19,050</text:p>
          </table:table-cell>
          <table:table-cell table:style-name="ce7" table:formula="of:=[.K22]*[.$M$2]" office:value-type="float" office:value="17.78" calcext:value-type="float">
            <text:p>17,780</text:p>
          </table:table-cell>
          <table:table-cell table:style-name="ce7" table:formula="of:=[.L22]*[.$M$2]" office:value-type="float" office:value="38.1" calcext:value-type="float">
            <text:p>38,100</text:p>
          </table:table-cell>
          <table:table-cell table:style-name="ce35" table:formula="of:=[.W22]/[.U22]" office:value-type="float" office:value="0.7" calcext:value-type="float">
            <text:p>0,700</text:p>
          </table:table-cell>
          <table:table-cell table:style-name="ce35" table:formula="of:=[.U22]/[.O2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3]/COS(30*PI()/180)" office:value-type="float" office:value="1.94855715851499" calcext:value-type="float">
            <text:p>1,949</text:p>
          </table:table-cell>
          <table:table-cell table:style-name="ce8" table:formula="of:=[.I23]" office:value-type="float" office:value="1.125" calcext:value-type="float">
            <text:p>1,125</text:p>
          </table:table-cell>
          <table:table-cell table:style-name="ce8" table:formula="of:=[.L23]" office:value-type="float" office:value="1.6875" calcext:value-type="float">
            <text:p>1,68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8" table:formula="of:=7/8" office:value-type="float" office:value="0.875" calcext:value-type="float">
            <text:p>0,875</text:p>
          </table:table-cell>
          <table:table-cell table:style-name="ce7" office:value-type="float" office:value="0.78" calcext:value-type="float">
            <text:p>0,780</text:p>
          </table:table-cell>
          <table:table-cell table:style-name="ce7" table:formula="of:=27/16" office:value-type="float" office:value="1.6875" calcext:value-type="float">
            <text:p>1,688</text:p>
          </table:table-cell>
          <table:table-cell/>
          <table:table-cell table:style-name="ce4" office:value-type="string" calcext:value-type="string">
            <text:p>UNC 1 1/8</text:p>
          </table:table-cell>
          <table:table-cell table:style-name="ce7" table:formula="of:=[.C23]*[.$M$2]" office:value-type="float" office:value="28.575" calcext:value-type="float">
            <text:p>28,575</text:p>
          </table:table-cell>
          <table:table-cell table:style-name="ce7" table:formula="of:=[.D23]*[.$M$2]" office:value-type="float" office:value="3.62857142857143" calcext:value-type="float">
            <text:p>3,629</text:p>
          </table:table-cell>
          <table:table-cell table:style-name="ce7" table:formula="of:=[.E23]*[.$M$2]" office:value-type="float" office:value="38.1" calcext:value-type="float">
            <text:p>38,100</text:p>
          </table:table-cell>
          <table:table-cell table:style-name="ce8" table:formula="of:=[.F23]*[.$M$2]" office:value-type="float" office:value="49.4933518262807" calcext:value-type="float">
            <text:p>49,493</text:p>
          </table:table-cell>
          <table:table-cell table:style-name="ce8" table:formula="of:=[.G23]*[.$M$2]" office:value-type="float" office:value="28.575" calcext:value-type="float">
            <text:p>28,575</text:p>
          </table:table-cell>
          <table:table-cell table:style-name="ce8" table:formula="of:=[.H23]*[.$M$2]" office:value-type="float" office:value="42.8625" calcext:value-type="float">
            <text:p>42,863</text:p>
          </table:table-cell>
          <table:table-cell table:style-name="ce7" table:formula="of:=[.I23]*[.$M$2]" office:value-type="float" office:value="28.575" calcext:value-type="float">
            <text:p>28,575</text:p>
          </table:table-cell>
          <table:table-cell table:style-name="ce8" table:formula="of:=[.J23]*[.$M$2]" office:value-type="float" office:value="22.225" calcext:value-type="float">
            <text:p>22,225</text:p>
          </table:table-cell>
          <table:table-cell table:style-name="ce7" table:formula="of:=[.K23]*[.$M$2]" office:value-type="float" office:value="19.812" calcext:value-type="float">
            <text:p>19,812</text:p>
          </table:table-cell>
          <table:table-cell table:style-name="ce7" table:formula="of:=[.L23]*[.$M$2]" office:value-type="float" office:value="42.8625" calcext:value-type="float">
            <text:p>42,863</text:p>
          </table:table-cell>
          <table:table-cell table:style-name="ce35" table:formula="of:=[.W23]/[.U23]" office:value-type="float" office:value="0.693333333333333" calcext:value-type="float">
            <text:p>0,693</text:p>
          </table:table-cell>
          <table:table-cell table:style-name="ce35" table:formula="of:=[.U23]/[.O2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4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4]/COS(30*PI()/180)" office:value-type="float" office:value="2.1650635094611" calcext:value-type="float">
            <text:p>2,165</text:p>
          </table:table-cell>
          <table:table-cell table:style-name="ce8" table:formula="of:=[.I24]" office:value-type="float" office:value="1.25" calcext:value-type="float">
            <text:p>1,250</text:p>
          </table:table-cell>
          <table:table-cell table:style-name="ce8" table:formula="of:=[.L24]" office:value-type="float" office:value="1.875" calcext:value-type="float">
            <text:p>1,875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1" office:value-type="float" office:value="1" calcext:value-type="float">
            <text:p>1,000</text:p>
          </table:table-cell>
          <table:table-cell table:style-name="ce9" table:formula="of:=7/8" office:value-type="float" office:value="0.875" calcext:value-type="float">
            <text:p>0,875</text:p>
          </table:table-cell>
          <table:table-cell table:style-name="ce7" table:formula="of:=15/8" office:value-type="float" office:value="1.875" calcext:value-type="float">
            <text:p>1,875</text:p>
          </table:table-cell>
          <table:table-cell/>
          <table:table-cell table:style-name="ce4" office:value-type="string" calcext:value-type="string">
            <text:p>UNC 1 1/4</text:p>
          </table:table-cell>
          <table:table-cell table:style-name="ce7" table:formula="of:=[.C24]*[.$M$2]" office:value-type="float" office:value="31.75" calcext:value-type="float">
            <text:p>31,750</text:p>
          </table:table-cell>
          <table:table-cell table:style-name="ce7" table:formula="of:=[.D24]*[.$M$2]" office:value-type="float" office:value="3.62857142857143" calcext:value-type="float">
            <text:p>3,629</text:p>
          </table:table-cell>
          <table:table-cell table:style-name="ce7" table:formula="of:=[.E24]*[.$M$2]" office:value-type="float" office:value="50.8" calcext:value-type="float">
            <text:p>50,800</text:p>
          </table:table-cell>
          <table:table-cell table:style-name="ce8" table:formula="of:=[.F24]*[.$M$2]" office:value-type="float" office:value="54.9926131403119" calcext:value-type="float">
            <text:p>54,993</text:p>
          </table:table-cell>
          <table:table-cell table:style-name="ce8" table:formula="of:=[.G24]*[.$M$2]" office:value-type="float" office:value="31.75" calcext:value-type="float">
            <text:p>31,750</text:p>
          </table:table-cell>
          <table:table-cell table:style-name="ce8" table:formula="of:=[.H24]*[.$M$2]" office:value-type="float" office:value="47.625" calcext:value-type="float">
            <text:p>47,625</text:p>
          </table:table-cell>
          <table:table-cell table:style-name="ce7" table:formula="of:=[.I24]*[.$M$2]" office:value-type="float" office:value="31.75" calcext:value-type="float">
            <text:p>31,750</text:p>
          </table:table-cell>
          <table:table-cell table:style-name="ce8" table:formula="of:=[.J24]*[.$M$2]" office:value-type="float" office:value="25.4" calcext:value-type="float">
            <text:p>25,400</text:p>
          </table:table-cell>
          <table:table-cell table:style-name="ce7" table:formula="of:=[.K24]*[.$M$2]" office:value-type="float" office:value="22.225" calcext:value-type="float">
            <text:p>22,225</text:p>
          </table:table-cell>
          <table:table-cell table:style-name="ce7" table:formula="of:=[.L24]*[.$M$2]" office:value-type="float" office:value="47.625" calcext:value-type="float">
            <text:p>47,625</text:p>
          </table:table-cell>
          <table:table-cell table:style-name="ce35" table:formula="of:=[.W24]/[.U24]" office:value-type="float" office:value="0.7" calcext:value-type="float">
            <text:p>0,700</text:p>
          </table:table-cell>
          <table:table-cell table:style-name="ce35" table:formula="of:=[.U24]/[.O2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3/8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5]/COS(30*PI()/180)" office:value-type="float" office:value="2.38156986040721" calcext:value-type="float">
            <text:p>2,382</text:p>
          </table:table-cell>
          <table:table-cell table:style-name="ce8" table:formula="of:=[.I25]" office:value-type="float" office:value="1.375" calcext:value-type="float">
            <text:p>1,375</text:p>
          </table:table-cell>
          <table:table-cell table:style-name="ce8" table:formula="of:=[.L25]" office:value-type="float" office:value="2.0625" calcext:value-type="float">
            <text:p>2,063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8" table:formula="of:=9/8" office:value-type="float" office:value="1.125" calcext:value-type="float">
            <text:p>1,125</text:p>
          </table:table-cell>
          <table:table-cell table:style-name="ce7" office:value-type="float" office:value="0.94" calcext:value-type="float">
            <text:p>0,940</text:p>
          </table:table-cell>
          <table:table-cell table:style-name="ce7" table:formula="of:=33/16" office:value-type="float" office:value="2.0625" calcext:value-type="float">
            <text:p>2,063</text:p>
          </table:table-cell>
          <table:table-cell/>
          <table:table-cell table:style-name="ce4" office:value-type="string" calcext:value-type="string">
            <text:p>UNC 1 3/8</text:p>
          </table:table-cell>
          <table:table-cell table:style-name="ce7" table:formula="of:=[.C25]*[.$M$2]" office:value-type="float" office:value="34.925" calcext:value-type="float">
            <text:p>34,925</text:p>
          </table:table-cell>
          <table:table-cell table:style-name="ce7" table:formula="of:=[.D25]*[.$M$2]" office:value-type="float" office:value="4.23333333333333" calcext:value-type="float">
            <text:p>4,233</text:p>
          </table:table-cell>
          <table:table-cell table:style-name="ce7" table:formula="of:=[.E25]*[.$M$2]" office:value-type="float" office:value="50.8" calcext:value-type="float">
            <text:p>50,800</text:p>
          </table:table-cell>
          <table:table-cell table:style-name="ce8" table:formula="of:=[.F25]*[.$M$2]" office:value-type="float" office:value="60.491874454343" calcext:value-type="float">
            <text:p>60,492</text:p>
          </table:table-cell>
          <table:table-cell table:style-name="ce8" table:formula="of:=[.G25]*[.$M$2]" office:value-type="float" office:value="34.925" calcext:value-type="float">
            <text:p>34,925</text:p>
          </table:table-cell>
          <table:table-cell table:style-name="ce8" table:formula="of:=[.H25]*[.$M$2]" office:value-type="float" office:value="52.3875" calcext:value-type="float">
            <text:p>52,388</text:p>
          </table:table-cell>
          <table:table-cell table:style-name="ce7" table:formula="of:=[.I25]*[.$M$2]" office:value-type="float" office:value="34.925" calcext:value-type="float">
            <text:p>34,925</text:p>
          </table:table-cell>
          <table:table-cell table:style-name="ce8" table:formula="of:=[.J25]*[.$M$2]" office:value-type="float" office:value="28.575" calcext:value-type="float">
            <text:p>28,575</text:p>
          </table:table-cell>
          <table:table-cell table:style-name="ce7" table:formula="of:=[.K25]*[.$M$2]" office:value-type="float" office:value="23.876" calcext:value-type="float">
            <text:p>23,876</text:p>
          </table:table-cell>
          <table:table-cell table:style-name="ce7" table:formula="of:=[.L25]*[.$M$2]" office:value-type="float" office:value="52.3875" calcext:value-type="float">
            <text:p>52,388</text:p>
          </table:table-cell>
          <table:table-cell table:style-name="ce35" table:formula="of:=[.W25]/[.U25]" office:value-type="float" office:value="0.683636363636364" calcext:value-type="float">
            <text:p>0,684</text:p>
          </table:table-cell>
          <table:table-cell table:style-name="ce35" table:formula="of:=[.U25]/[.O2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1/2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6]/COS(30*PI()/180)" office:value-type="float" office:value="2.59807621135332" calcext:value-type="float">
            <text:p>2,598</text:p>
          </table:table-cell>
          <table:table-cell table:style-name="ce8" table:formula="of:=[.I26]" office:value-type="float" office:value="1.5" calcext:value-type="float">
            <text:p>1,500</text:p>
          </table:table-cell>
          <table:table-cell table:style-name="ce8" table:formula="of:=[.L26]" office:value-type="float" office:value="2.25" calcext:value-type="float">
            <text:p>2,25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7" office:value-type="float" office:value="1.036" calcext:value-type="float">
            <text:p>1,036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/>
          <table:table-cell table:style-name="ce4" office:value-type="string" calcext:value-type="string">
            <text:p>UNC 1 1/2</text:p>
          </table:table-cell>
          <table:table-cell table:style-name="ce7" table:formula="of:=[.C26]*[.$M$2]" office:value-type="float" office:value="38.1" calcext:value-type="float">
            <text:p>38,100</text:p>
          </table:table-cell>
          <table:table-cell table:style-name="ce7" table:formula="of:=[.D26]*[.$M$2]" office:value-type="float" office:value="4.23333333333333" calcext:value-type="float">
            <text:p>4,233</text:p>
          </table:table-cell>
          <table:table-cell table:style-name="ce7" table:formula="of:=[.E26]*[.$M$2]" office:value-type="float" office:value="63.5" calcext:value-type="float">
            <text:p>63,500</text:p>
          </table:table-cell>
          <table:table-cell table:style-name="ce8" table:formula="of:=[.F26]*[.$M$2]" office:value-type="float" office:value="65.9911357683742" calcext:value-type="float">
            <text:p>65,991</text:p>
          </table:table-cell>
          <table:table-cell table:style-name="ce8" table:formula="of:=[.G26]*[.$M$2]" office:value-type="float" office:value="38.1" calcext:value-type="float">
            <text:p>38,100</text:p>
          </table:table-cell>
          <table:table-cell table:style-name="ce8" table:formula="of:=[.H26]*[.$M$2]" office:value-type="float" office:value="57.15" calcext:value-type="float">
            <text:p>57,150</text:p>
          </table:table-cell>
          <table:table-cell table:style-name="ce7" table:formula="of:=[.I26]*[.$M$2]" office:value-type="float" office:value="38.1" calcext:value-type="float">
            <text:p>38,100</text:p>
          </table:table-cell>
          <table:table-cell table:style-name="ce8" table:formula="of:=[.J26]*[.$M$2]" office:value-type="float" office:value="31.75" calcext:value-type="float">
            <text:p>31,750</text:p>
          </table:table-cell>
          <table:table-cell table:style-name="ce7" table:formula="of:=[.K26]*[.$M$2]" office:value-type="float" office:value="26.3144" calcext:value-type="float">
            <text:p>26,314</text:p>
          </table:table-cell>
          <table:table-cell table:style-name="ce7" table:formula="of:=[.L26]*[.$M$2]" office:value-type="float" office:value="57.15" calcext:value-type="float">
            <text:p>57,150</text:p>
          </table:table-cell>
          <table:table-cell table:style-name="ce35" table:formula="of:=[.W26]/[.U26]" office:value-type="float" office:value="0.690666666666667" calcext:value-type="float">
            <text:p>0,691</text:p>
          </table:table-cell>
          <table:table-cell table:style-name="ce35" table:formula="of:=[.U26]/[.O26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1 3/4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7" table:formula="of:=1/5" office:value-type="float" office:value="0.2" calcext:value-type="float">
            <text:p>0,20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7]/COS(30*PI()/180)" office:value-type="float" office:value="3.03108891324554" calcext:value-type="float">
            <text:p>3,031</text:p>
          </table:table-cell>
          <table:table-cell table:style-name="ce8" table:formula="of:=[.I27]" office:value-type="float" office:value="1.75" calcext:value-type="float">
            <text:p>1,750</text:p>
          </table:table-cell>
          <table:table-cell table:style-name="ce8" table:formula="of:=[.L27]" office:value-type="float" office:value="2.625" calcext:value-type="float">
            <text:p>2,625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8" table:formula="of:=[.$C27]*7/10" office:value-type="float" office:value="1.225" calcext:value-type="float">
            <text:p>1,225</text:p>
          </table:table-cell>
          <table:table-cell table:style-name="ce7" table:formula="of:=21/8" office:value-type="float" office:value="2.625" calcext:value-type="float">
            <text:p>2,625</text:p>
          </table:table-cell>
          <table:table-cell table:style-name="ce13"/>
          <table:table-cell table:style-name="ce4" office:value-type="string" calcext:value-type="string">
            <text:p>UNC 1 3/4</text:p>
          </table:table-cell>
          <table:table-cell table:style-name="ce7" table:formula="of:=[.C27]*[.$M$2]" office:value-type="float" office:value="44.45" calcext:value-type="float">
            <text:p>44,450</text:p>
          </table:table-cell>
          <table:table-cell table:style-name="ce7" table:formula="of:=[.D27]*[.$M$2]" office:value-type="float" office:value="5.08" calcext:value-type="float">
            <text:p>5,080</text:p>
          </table:table-cell>
          <table:table-cell table:style-name="ce7" table:formula="of:=[.E27]*[.$M$2]" office:value-type="float" office:value="63.5" calcext:value-type="float">
            <text:p>63,500</text:p>
          </table:table-cell>
          <table:table-cell table:style-name="ce8" table:formula="of:=[.F27]*[.$M$2]" office:value-type="float" office:value="76.9896583964366" calcext:value-type="float">
            <text:p>76,990</text:p>
          </table:table-cell>
          <table:table-cell table:style-name="ce8" table:formula="of:=[.G27]*[.$M$2]" office:value-type="float" office:value="44.45" calcext:value-type="float">
            <text:p>44,450</text:p>
          </table:table-cell>
          <table:table-cell table:style-name="ce8" table:formula="of:=[.H27]*[.$M$2]" office:value-type="float" office:value="66.675" calcext:value-type="float">
            <text:p>66,675</text:p>
          </table:table-cell>
          <table:table-cell table:style-name="ce7" table:formula="of:=[.I27]*[.$M$2]" office:value-type="float" office:value="44.45" calcext:value-type="float">
            <text:p>44,450</text:p>
          </table:table-cell>
          <table:table-cell table:style-name="ce8" table:formula="of:=[.J27]*[.$M$2]" office:value-type="float" office:value="31.75" calcext:value-type="float">
            <text:p>31,750</text:p>
          </table:table-cell>
          <table:table-cell table:style-name="ce8" table:formula="of:=[.K27]*[.$M$2]" office:value-type="float" office:value="31.115" calcext:value-type="float">
            <text:p>31,115</text:p>
          </table:table-cell>
          <table:table-cell table:style-name="ce7" table:formula="of:=[.L27]*[.$M$2]" office:value-type="float" office:value="66.675" calcext:value-type="float">
            <text:p>66,675</text:p>
          </table:table-cell>
          <table:table-cell table:style-name="ce35" table:formula="of:=[.W27]/[.U27]" office:value-type="float" office:value="0.7" calcext:value-type="float">
            <text:p>0,700</text:p>
          </table:table-cell>
          <table:table-cell table:style-name="ce35" table:formula="of:=[.U27]/[.O27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</text:p>
          </table:table-cell>
          <table:table-cell table:style-name="ce7" office:value-type="float" office:value="2" calcext:value-type="float">
            <text:p>2,00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8]/COS(30*PI()/180)" office:value-type="float" office:value="3.46410161513775" calcext:value-type="float">
            <text:p>3,464</text:p>
          </table:table-cell>
          <table:table-cell table:style-name="ce8" table:formula="of:=[.I28]" office:value-type="float" office:value="2" calcext:value-type="float">
            <text:p>2,000</text:p>
          </table:table-cell>
          <table:table-cell table:style-name="ce8" table:formula="of:=[.L28]" office:value-type="float" office:value="3" calcext:value-type="float">
            <text:p>3,000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3/2" office:value-type="float" office:value="1.5" calcext:value-type="float">
            <text:p>1,500</text:p>
          </table:table-cell>
          <table:table-cell table:style-name="ce8" table:formula="of:=[.$C28]*7/10" office:value-type="float" office:value="1.4" calcext:value-type="float">
            <text:p>1,400</text:p>
          </table:table-cell>
          <table:table-cell table:style-name="ce7" table:formula="of:=3" office:value-type="float" office:value="3" calcext:value-type="float">
            <text:p>3,000</text:p>
          </table:table-cell>
          <table:table-cell table:style-name="ce12"/>
          <table:table-cell table:style-name="ce4" office:value-type="string" calcext:value-type="string">
            <text:p>UNC 2 </text:p>
          </table:table-cell>
          <table:table-cell table:style-name="ce7" table:formula="of:=[.C28]*[.$M$2]" office:value-type="float" office:value="50.8" calcext:value-type="float">
            <text:p>50,800</text:p>
          </table:table-cell>
          <table:table-cell table:style-name="ce7" table:formula="of:=[.D28]*[.$M$2]" office:value-type="float" office:value="5.64444444444444" calcext:value-type="float">
            <text:p>5,644</text:p>
          </table:table-cell>
          <table:table-cell table:style-name="ce7" table:formula="of:=[.E28]*[.$M$2]" office:value-type="float" office:value="76.2" calcext:value-type="float">
            <text:p>76,200</text:p>
          </table:table-cell>
          <table:table-cell table:style-name="ce8" table:formula="of:=[.F28]*[.$M$2]" office:value-type="float" office:value="87.988181024499" calcext:value-type="float">
            <text:p>87,988</text:p>
          </table:table-cell>
          <table:table-cell table:style-name="ce8" table:formula="of:=[.G28]*[.$M$2]" office:value-type="float" office:value="50.8" calcext:value-type="float">
            <text:p>50,800</text:p>
          </table:table-cell>
          <table:table-cell table:style-name="ce8" table:formula="of:=[.H28]*[.$M$2]" office:value-type="float" office:value="76.2" calcext:value-type="float">
            <text:p>76,200</text:p>
          </table:table-cell>
          <table:table-cell table:style-name="ce7" table:formula="of:=[.I28]*[.$M$2]" office:value-type="float" office:value="50.8" calcext:value-type="float">
            <text:p>50,800</text:p>
          </table:table-cell>
          <table:table-cell table:style-name="ce8" table:formula="of:=[.J28]*[.$M$2]" office:value-type="float" office:value="38.1" calcext:value-type="float">
            <text:p>38,100</text:p>
          </table:table-cell>
          <table:table-cell table:style-name="ce8" table:formula="of:=[.K28]*[.$M$2]" office:value-type="float" office:value="35.56" calcext:value-type="float">
            <text:p>35,560</text:p>
          </table:table-cell>
          <table:table-cell table:style-name="ce7" table:formula="of:=[.L28]*[.$M$2]" office:value-type="float" office:value="76.2" calcext:value-type="float">
            <text:p>76,200</text:p>
          </table:table-cell>
          <table:table-cell table:style-name="ce35" table:formula="of:=[.W28]/[.U28]" office:value-type="float" office:value="0.7" calcext:value-type="float">
            <text:p>0,700</text:p>
          </table:table-cell>
          <table:table-cell table:style-name="ce35" table:formula="of:=[.U28]/[.O28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1/4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9]/COS(30*PI()/180)" office:value-type="float" office:value="3.89711431702997" calcext:value-type="float">
            <text:p>3,897</text:p>
          </table:table-cell>
          <table:table-cell table:style-name="ce8" table:formula="of:=[.I29]" office:value-type="float" office:value="2.25" calcext:value-type="float">
            <text:p>2,250</text:p>
          </table:table-cell>
          <table:table-cell table:style-name="ce8" table:formula="of:=[.L29]" office:value-type="float" office:value="3.375" calcext:value-type="float">
            <text:p>3,375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8" table:formula="of:=7/4" office:value-type="float" office:value="1.75" calcext:value-type="float">
            <text:p>1,750</text:p>
          </table:table-cell>
          <table:table-cell table:style-name="ce8" table:formula="of:=[.$C29]*7/10" office:value-type="float" office:value="1.575" calcext:value-type="float">
            <text:p>1,575</text:p>
          </table:table-cell>
          <table:table-cell table:style-name="ce7" table:formula="of:=27/8" office:value-type="float" office:value="3.375" calcext:value-type="float">
            <text:p>3,375</text:p>
          </table:table-cell>
          <table:table-cell/>
          <table:table-cell table:style-name="ce4" office:value-type="string" calcext:value-type="string">
            <text:p>UNC 2 1/4</text:p>
          </table:table-cell>
          <table:table-cell table:style-name="ce7" table:formula="of:=[.C29]*[.$M$2]" office:value-type="float" office:value="57.15" calcext:value-type="float">
            <text:p>57,150</text:p>
          </table:table-cell>
          <table:table-cell table:style-name="ce7" table:formula="of:=[.D29]*[.$M$2]" office:value-type="float" office:value="5.64444444444444" calcext:value-type="float">
            <text:p>5,644</text:p>
          </table:table-cell>
          <table:table-cell table:style-name="ce7" table:formula="of:=[.E29]*[.$M$2]" office:value-type="float" office:value="76.2" calcext:value-type="float">
            <text:p>76,200</text:p>
          </table:table-cell>
          <table:table-cell table:style-name="ce8" table:formula="of:=[.F29]*[.$M$2]" office:value-type="float" office:value="98.9867036525613" calcext:value-type="float">
            <text:p>98,987</text:p>
          </table:table-cell>
          <table:table-cell table:style-name="ce8" table:formula="of:=[.G29]*[.$M$2]" office:value-type="float" office:value="57.15" calcext:value-type="float">
            <text:p>57,150</text:p>
          </table:table-cell>
          <table:table-cell table:style-name="ce8" table:formula="of:=[.H29]*[.$M$2]" office:value-type="float" office:value="85.725" calcext:value-type="float">
            <text:p>85,725</text:p>
          </table:table-cell>
          <table:table-cell table:style-name="ce7" table:formula="of:=[.I29]*[.$M$2]" office:value-type="float" office:value="57.15" calcext:value-type="float">
            <text:p>57,150</text:p>
          </table:table-cell>
          <table:table-cell table:style-name="ce8" table:formula="of:=[.J29]*[.$M$2]" office:value-type="float" office:value="44.45" calcext:value-type="float">
            <text:p>44,450</text:p>
          </table:table-cell>
          <table:table-cell table:style-name="ce8" table:formula="of:=[.K29]*[.$M$2]" office:value-type="float" office:value="40.005" calcext:value-type="float">
            <text:p>40,005</text:p>
          </table:table-cell>
          <table:table-cell table:style-name="ce7" table:formula="of:=[.L29]*[.$M$2]" office:value-type="float" office:value="85.725" calcext:value-type="float">
            <text:p>85,725</text:p>
          </table:table-cell>
          <table:table-cell table:style-name="ce35" table:formula="of:=[.W29]/[.U29]" office:value-type="float" office:value="0.7" calcext:value-type="float">
            <text:p>0,700</text:p>
          </table:table-cell>
          <table:table-cell table:style-name="ce35" table:formula="of:=[.U29]/[.O29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1/2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0]/COS(30*PI()/180)" office:value-type="float" office:value="4.33012701892219" calcext:value-type="float">
            <text:p>4,330</text:p>
          </table:table-cell>
          <table:table-cell table:style-name="ce8" table:formula="of:=[.I30]" office:value-type="float" office:value="2.5" calcext:value-type="float">
            <text:p>2,500</text:p>
          </table:table-cell>
          <table:table-cell table:style-name="ce8" table:formula="of:=[.L30]" office:value-type="float" office:value="3.75" calcext:value-type="float">
            <text:p>3,75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table:formula="of:=[.$C30]*7/10" office:value-type="float" office:value="1.75" calcext:value-type="float">
            <text:p>1,750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/>
          <table:table-cell table:style-name="ce4" office:value-type="string" calcext:value-type="string">
            <text:p>UNC 2 1/2</text:p>
          </table:table-cell>
          <table:table-cell table:style-name="ce7" table:formula="of:=[.C30]*[.$M$2]" office:value-type="float" office:value="63.5" calcext:value-type="float">
            <text:p>63,500</text:p>
          </table:table-cell>
          <table:table-cell table:style-name="ce7" table:formula="of:=[.D30]*[.$M$2]" office:value-type="float" office:value="6.35" calcext:value-type="float">
            <text:p>6,350</text:p>
          </table:table-cell>
          <table:table-cell table:style-name="ce7" table:formula="of:=[.E30]*[.$M$2]" office:value-type="float" office:value="88.9" calcext:value-type="float">
            <text:p>88,900</text:p>
          </table:table-cell>
          <table:table-cell table:style-name="ce8" table:formula="of:=[.F30]*[.$M$2]" office:value-type="float" office:value="109.985226280624" calcext:value-type="float">
            <text:p>109,985</text:p>
          </table:table-cell>
          <table:table-cell table:style-name="ce8" table:formula="of:=[.G30]*[.$M$2]" office:value-type="float" office:value="63.5" calcext:value-type="float">
            <text:p>63,500</text:p>
          </table:table-cell>
          <table:table-cell table:style-name="ce8" table:formula="of:=[.H30]*[.$M$2]" office:value-type="float" office:value="95.25" calcext:value-type="float">
            <text:p>95,250</text:p>
          </table:table-cell>
          <table:table-cell table:style-name="ce7" table:formula="of:=[.I30]*[.$M$2]" office:value-type="float" office:value="63.5" calcext:value-type="float">
            <text:p>63,500</text:p>
          </table:table-cell>
          <table:table-cell table:style-name="ce8" table:formula="of:=[.J30]*[.$M$2]" office:value-type="float" office:value="50.8" calcext:value-type="float">
            <text:p>50,800</text:p>
          </table:table-cell>
          <table:table-cell table:style-name="ce8" table:formula="of:=[.K30]*[.$M$2]" office:value-type="float" office:value="44.45" calcext:value-type="float">
            <text:p>44,450</text:p>
          </table:table-cell>
          <table:table-cell table:style-name="ce7" table:formula="of:=[.L30]*[.$M$2]" office:value-type="float" office:value="95.25" calcext:value-type="float">
            <text:p>95,250</text:p>
          </table:table-cell>
          <table:table-cell table:style-name="ce35" table:formula="of:=[.W30]/[.U30]" office:value-type="float" office:value="0.7" calcext:value-type="float">
            <text:p>0,700</text:p>
          </table:table-cell>
          <table:table-cell table:style-name="ce35" table:formula="of:=[.U30]/[.O30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2 3/4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1]/COS(30*PI()/180)" office:value-type="float" office:value="4.76313972081441" calcext:value-type="float">
            <text:p>4,763</text:p>
          </table:table-cell>
          <table:table-cell table:style-name="ce8" table:formula="of:=[.I31]" office:value-type="float" office:value="2.75" calcext:value-type="float">
            <text:p>2,750</text:p>
          </table:table-cell>
          <table:table-cell table:style-name="ce8" table:formula="of:=[.L31]" office:value-type="float" office:value="4.125" calcext:value-type="float">
            <text:p>4,125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1]*7/10" office:value-type="float" office:value="1.925" calcext:value-type="float">
            <text:p>1,925</text:p>
          </table:table-cell>
          <table:table-cell table:style-name="ce7" table:formula="of:=33/8" office:value-type="float" office:value="4.125" calcext:value-type="float">
            <text:p>4,125</text:p>
          </table:table-cell>
          <table:table-cell/>
          <table:table-cell table:style-name="ce4" office:value-type="string" calcext:value-type="string">
            <text:p>UNC 2 3/4</text:p>
          </table:table-cell>
          <table:table-cell table:style-name="ce7" table:formula="of:=[.C31]*[.$M$2]" office:value-type="float" office:value="69.85" calcext:value-type="float">
            <text:p>69,850</text:p>
          </table:table-cell>
          <table:table-cell table:style-name="ce7" table:formula="of:=[.D31]*[.$M$2]" office:value-type="float" office:value="6.35" calcext:value-type="float">
            <text:p>6,350</text:p>
          </table:table-cell>
          <table:table-cell table:style-name="ce7" table:formula="of:=[.E31]*[.$M$2]" office:value-type="float" office:value="88.9" calcext:value-type="float">
            <text:p>88,900</text:p>
          </table:table-cell>
          <table:table-cell table:style-name="ce8" table:formula="of:=[.F31]*[.$M$2]" office:value-type="float" office:value="120.983748908686" calcext:value-type="float">
            <text:p>120,984</text:p>
          </table:table-cell>
          <table:table-cell table:style-name="ce8" table:formula="of:=[.G31]*[.$M$2]" office:value-type="float" office:value="69.85" calcext:value-type="float">
            <text:p>69,850</text:p>
          </table:table-cell>
          <table:table-cell table:style-name="ce8" table:formula="of:=[.H31]*[.$M$2]" office:value-type="float" office:value="104.775" calcext:value-type="float">
            <text:p>104,775</text:p>
          </table:table-cell>
          <table:table-cell table:style-name="ce7" table:formula="of:=[.I31]*[.$M$2]" office:value-type="float" office:value="69.85" calcext:value-type="float">
            <text:p>69,850</text:p>
          </table:table-cell>
          <table:table-cell table:style-name="ce8" table:formula="of:=[.J31]*[.$M$2]" office:value-type="float" office:value="57.15" calcext:value-type="float">
            <text:p>57,150</text:p>
          </table:table-cell>
          <table:table-cell table:style-name="ce8" table:formula="of:=[.K31]*[.$M$2]" office:value-type="float" office:value="48.895" calcext:value-type="float">
            <text:p>48,895</text:p>
          </table:table-cell>
          <table:table-cell table:style-name="ce7" table:formula="of:=[.L31]*[.$M$2]" office:value-type="float" office:value="104.775" calcext:value-type="float">
            <text:p>104,775</text:p>
          </table:table-cell>
          <table:table-cell table:style-name="ce35" table:formula="of:=[.W31]/[.U31]" office:value-type="float" office:value="0.7" calcext:value-type="float">
            <text:p>0,700</text:p>
          </table:table-cell>
          <table:table-cell table:style-name="ce35" table:formula="of:=[.U31]/[.O31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</text:p>
          </table:table-cell>
          <table:table-cell table:style-name="ce7" office:value-type="float" office:value="3" calcext:value-type="float">
            <text:p>3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2]/COS(30*PI()/180)" office:value-type="float" office:value="5.19615242270663" calcext:value-type="float">
            <text:p>5,196</text:p>
          </table:table-cell>
          <table:table-cell table:style-name="ce8" table:formula="of:=[.I32]" office:value-type="float" office:value="3" calcext:value-type="float">
            <text:p>3,000</text:p>
          </table:table-cell>
          <table:table-cell table:style-name="ce8" table:formula="of:=[.L32]" office:value-type="float" office:value="4.5" calcext:value-type="float">
            <text:p>4,500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2]*7/10" office:value-type="float" office:value="2.1" calcext:value-type="float">
            <text:p>2,100</text:p>
          </table:table-cell>
          <table:table-cell table:style-name="ce7" table:formula="of:=9/2" office:value-type="float" office:value="4.5" calcext:value-type="float">
            <text:p>4,500</text:p>
          </table:table-cell>
          <table:table-cell table:style-name="ce12"/>
          <table:table-cell table:style-name="ce4" office:value-type="string" calcext:value-type="string">
            <text:p>UNC 3 </text:p>
          </table:table-cell>
          <table:table-cell table:style-name="ce7" table:formula="of:=[.C32]*[.$M$2]" office:value-type="float" office:value="76.2" calcext:value-type="float">
            <text:p>76,200</text:p>
          </table:table-cell>
          <table:table-cell table:style-name="ce7" table:formula="of:=[.D32]*[.$M$2]" office:value-type="float" office:value="6.35" calcext:value-type="float">
            <text:p>6,350</text:p>
          </table:table-cell>
          <table:table-cell table:style-name="ce7" table:formula="of:=[.E32]*[.$M$2]" office:value-type="float" office:value="101.6" calcext:value-type="float">
            <text:p>101,600</text:p>
          </table:table-cell>
          <table:table-cell table:style-name="ce8" table:formula="of:=[.F32]*[.$M$2]" office:value-type="float" office:value="131.982271536748" calcext:value-type="float">
            <text:p>131,982</text:p>
          </table:table-cell>
          <table:table-cell table:style-name="ce8" table:formula="of:=[.G32]*[.$M$2]" office:value-type="float" office:value="76.2" calcext:value-type="float">
            <text:p>76,200</text:p>
          </table:table-cell>
          <table:table-cell table:style-name="ce8" table:formula="of:=[.H32]*[.$M$2]" office:value-type="float" office:value="114.3" calcext:value-type="float">
            <text:p>114,300</text:p>
          </table:table-cell>
          <table:table-cell table:style-name="ce7" table:formula="of:=[.I32]*[.$M$2]" office:value-type="float" office:value="76.2" calcext:value-type="float">
            <text:p>76,200</text:p>
          </table:table-cell>
          <table:table-cell table:style-name="ce8" table:formula="of:=[.J32]*[.$M$2]" office:value-type="float" office:value="57.15" calcext:value-type="float">
            <text:p>57,150</text:p>
          </table:table-cell>
          <table:table-cell table:style-name="ce8" table:formula="of:=[.K32]*[.$M$2]" office:value-type="float" office:value="53.34" calcext:value-type="float">
            <text:p>53,340</text:p>
          </table:table-cell>
          <table:table-cell table:style-name="ce7" table:formula="of:=[.L32]*[.$M$2]" office:value-type="float" office:value="114.3" calcext:value-type="float">
            <text:p>114,300</text:p>
          </table:table-cell>
          <table:table-cell table:style-name="ce35" table:formula="of:=[.W32]/[.U32]" office:value-type="float" office:value="0.7" calcext:value-type="float">
            <text:p>0,700</text:p>
          </table:table-cell>
          <table:table-cell table:style-name="ce35" table:formula="of:=[.U32]/[.O32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1/4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3]/COS(30*PI()/180)" office:value-type="float" office:value="5.62916512459885" calcext:value-type="float">
            <text:p>5,629</text:p>
          </table:table-cell>
          <table:table-cell table:style-name="ce8" table:formula="of:=[.I33]" office:value-type="float" office:value="3.25" calcext:value-type="float">
            <text:p>3,250</text:p>
          </table:table-cell>
          <table:table-cell table:style-name="ce8" table:formula="of:=[.L33]" office:value-type="float" office:value="4.875" calcext:value-type="float">
            <text:p>4,875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8" table:formula="of:=5/2" office:value-type="float" office:value="2.5" calcext:value-type="float">
            <text:p>2,500</text:p>
          </table:table-cell>
          <table:table-cell table:style-name="ce8" table:formula="of:=[.$C33]*7/10" office:value-type="float" office:value="2.275" calcext:value-type="float">
            <text:p>2,275</text:p>
          </table:table-cell>
          <table:table-cell table:style-name="ce7" table:formula="of:=39/8" office:value-type="float" office:value="4.875" calcext:value-type="float">
            <text:p>4,875</text:p>
          </table:table-cell>
          <table:table-cell/>
          <table:table-cell table:style-name="ce4" office:value-type="string" calcext:value-type="string">
            <text:p>UNC 3 1/4</text:p>
          </table:table-cell>
          <table:table-cell table:style-name="ce7" table:formula="of:=[.C33]*[.$M$2]" office:value-type="float" office:value="82.55" calcext:value-type="float">
            <text:p>82,550</text:p>
          </table:table-cell>
          <table:table-cell table:style-name="ce7" table:formula="of:=[.D33]*[.$M$2]" office:value-type="float" office:value="6.35" calcext:value-type="float">
            <text:p>6,350</text:p>
          </table:table-cell>
          <table:table-cell table:style-name="ce7" table:formula="of:=[.E33]*[.$M$2]" office:value-type="float" office:value="101.6" calcext:value-type="float">
            <text:p>101,600</text:p>
          </table:table-cell>
          <table:table-cell table:style-name="ce8" table:formula="of:=[.F33]*[.$M$2]" office:value-type="float" office:value="142.980794164811" calcext:value-type="float">
            <text:p>142,981</text:p>
          </table:table-cell>
          <table:table-cell table:style-name="ce8" table:formula="of:=[.G33]*[.$M$2]" office:value-type="float" office:value="82.55" calcext:value-type="float">
            <text:p>82,550</text:p>
          </table:table-cell>
          <table:table-cell table:style-name="ce8" table:formula="of:=[.H33]*[.$M$2]" office:value-type="float" office:value="123.825" calcext:value-type="float">
            <text:p>123,825</text:p>
          </table:table-cell>
          <table:table-cell table:style-name="ce7" table:formula="of:=[.I33]*[.$M$2]" office:value-type="float" office:value="82.55" calcext:value-type="float">
            <text:p>82,550</text:p>
          </table:table-cell>
          <table:table-cell table:style-name="ce8" table:formula="of:=[.J33]*[.$M$2]" office:value-type="float" office:value="63.5" calcext:value-type="float">
            <text:p>63,500</text:p>
          </table:table-cell>
          <table:table-cell table:style-name="ce8" table:formula="of:=[.K33]*[.$M$2]" office:value-type="float" office:value="57.785" calcext:value-type="float">
            <text:p>57,785</text:p>
          </table:table-cell>
          <table:table-cell table:style-name="ce7" table:formula="of:=[.L33]*[.$M$2]" office:value-type="float" office:value="123.825" calcext:value-type="float">
            <text:p>123,825</text:p>
          </table:table-cell>
          <table:table-cell table:style-name="ce35" table:formula="of:=[.W33]/[.U33]" office:value-type="float" office:value="0.7" calcext:value-type="float">
            <text:p>0,700</text:p>
          </table:table-cell>
          <table:table-cell table:style-name="ce35" table:formula="of:=[.U33]/[.O33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1/2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4]/COS(30*PI()/180)" office:value-type="float" office:value="6.06217782649107" calcext:value-type="float">
            <text:p>6,062</text:p>
          </table:table-cell>
          <table:table-cell table:style-name="ce8" table:formula="of:=[.I34]" office:value-type="float" office:value="3.5" calcext:value-type="float">
            <text:p>3,500</text:p>
          </table:table-cell>
          <table:table-cell table:style-name="ce8" table:formula="of:=[.L34]" office:value-type="float" office:value="5.25" calcext:value-type="float">
            <text:p>5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11/4" office:value-type="float" office:value="2.75" calcext:value-type="float">
            <text:p>2,750</text:p>
          </table:table-cell>
          <table:table-cell table:style-name="ce8" table:formula="of:=[.$C34]*7/10" office:value-type="float" office:value="2.45" calcext:value-type="float">
            <text:p>2,450</text:p>
          </table:table-cell>
          <table:table-cell table:style-name="ce7" table:formula="of:=21/4" office:value-type="float" office:value="5.25" calcext:value-type="float">
            <text:p>5,250</text:p>
          </table:table-cell>
          <table:table-cell/>
          <table:table-cell table:style-name="ce4" office:value-type="string" calcext:value-type="string">
            <text:p>UNC 3 1/2</text:p>
          </table:table-cell>
          <table:table-cell table:style-name="ce7" table:formula="of:=[.C34]*[.$M$2]" office:value-type="float" office:value="88.9" calcext:value-type="float">
            <text:p>88,900</text:p>
          </table:table-cell>
          <table:table-cell table:style-name="ce7" table:formula="of:=[.D34]*[.$M$2]" office:value-type="float" office:value="6.35" calcext:value-type="float">
            <text:p>6,350</text:p>
          </table:table-cell>
          <table:table-cell table:style-name="ce7" table:formula="of:=[.E34]*[.$M$2]" office:value-type="float" office:value="127" calcext:value-type="float">
            <text:p>127,000</text:p>
          </table:table-cell>
          <table:table-cell table:style-name="ce8" table:formula="of:=[.F34]*[.$M$2]" office:value-type="float" office:value="153.979316792873" calcext:value-type="float">
            <text:p>153,979</text:p>
          </table:table-cell>
          <table:table-cell table:style-name="ce8" table:formula="of:=[.G34]*[.$M$2]" office:value-type="float" office:value="88.9" calcext:value-type="float">
            <text:p>88,900</text:p>
          </table:table-cell>
          <table:table-cell table:style-name="ce8" table:formula="of:=[.H34]*[.$M$2]" office:value-type="float" office:value="133.35" calcext:value-type="float">
            <text:p>133,350</text:p>
          </table:table-cell>
          <table:table-cell table:style-name="ce7" table:formula="of:=[.I34]*[.$M$2]" office:value-type="float" office:value="88.9" calcext:value-type="float">
            <text:p>88,900</text:p>
          </table:table-cell>
          <table:table-cell table:style-name="ce8" table:formula="of:=[.J34]*[.$M$2]" office:value-type="float" office:value="69.85" calcext:value-type="float">
            <text:p>69,850</text:p>
          </table:table-cell>
          <table:table-cell table:style-name="ce8" table:formula="of:=[.K34]*[.$M$2]" office:value-type="float" office:value="62.23" calcext:value-type="float">
            <text:p>62,230</text:p>
          </table:table-cell>
          <table:table-cell table:style-name="ce7" table:formula="of:=[.L34]*[.$M$2]" office:value-type="float" office:value="133.35" calcext:value-type="float">
            <text:p>133,350</text:p>
          </table:table-cell>
          <table:table-cell table:style-name="ce35" table:formula="of:=[.W34]/[.U34]" office:value-type="float" office:value="0.7" calcext:value-type="float">
            <text:p>0,700</text:p>
          </table:table-cell>
          <table:table-cell table:style-name="ce35" table:formula="of:=[.U34]/[.O34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3 3/4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5]/COS(30*PI()/180)" office:value-type="float" office:value="6.49519052838329" calcext:value-type="float">
            <text:p>6,495</text:p>
          </table:table-cell>
          <table:table-cell table:style-name="ce8" table:formula="of:=[.I35]" office:value-type="float" office:value="3.75" calcext:value-type="float">
            <text:p>3,750</text:p>
          </table:table-cell>
          <table:table-cell table:style-name="ce8" table:formula="of:=[.L35]" office:value-type="float" office:value="5.625" calcext:value-type="float">
            <text:p>5,625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8" table:formula="of:=3" office:value-type="float" office:value="3" calcext:value-type="float">
            <text:p>3,000</text:p>
          </table:table-cell>
          <table:table-cell table:style-name="ce8" table:formula="of:=[.$C35]*7/10" office:value-type="float" office:value="2.625" calcext:value-type="float">
            <text:p>2,625</text:p>
          </table:table-cell>
          <table:table-cell table:style-name="ce7" table:formula="of:=45/8" office:value-type="float" office:value="5.625" calcext:value-type="float">
            <text:p>5,625</text:p>
          </table:table-cell>
          <table:table-cell/>
          <table:table-cell table:style-name="ce4" office:value-type="string" calcext:value-type="string">
            <text:p>UNC 3 3/4</text:p>
          </table:table-cell>
          <table:table-cell table:style-name="ce7" table:formula="of:=[.C35]*[.$M$2]" office:value-type="float" office:value="95.25" calcext:value-type="float">
            <text:p>95,250</text:p>
          </table:table-cell>
          <table:table-cell table:style-name="ce7" table:formula="of:=[.D35]*[.$M$2]" office:value-type="float" office:value="6.35" calcext:value-type="float">
            <text:p>6,350</text:p>
          </table:table-cell>
          <table:table-cell table:style-name="ce7" table:formula="of:=[.E35]*[.$M$2]" office:value-type="float" office:value="127" calcext:value-type="float">
            <text:p>127,000</text:p>
          </table:table-cell>
          <table:table-cell table:style-name="ce8" table:formula="of:=[.F35]*[.$M$2]" office:value-type="float" office:value="164.977839420936" calcext:value-type="float">
            <text:p>164,978</text:p>
          </table:table-cell>
          <table:table-cell table:style-name="ce8" table:formula="of:=[.G35]*[.$M$2]" office:value-type="float" office:value="95.25" calcext:value-type="float">
            <text:p>95,250</text:p>
          </table:table-cell>
          <table:table-cell table:style-name="ce8" table:formula="of:=[.H35]*[.$M$2]" office:value-type="float" office:value="142.875" calcext:value-type="float">
            <text:p>142,875</text:p>
          </table:table-cell>
          <table:table-cell table:style-name="ce7" table:formula="of:=[.I35]*[.$M$2]" office:value-type="float" office:value="95.25" calcext:value-type="float">
            <text:p>95,250</text:p>
          </table:table-cell>
          <table:table-cell table:style-name="ce8" table:formula="of:=[.J35]*[.$M$2]" office:value-type="float" office:value="76.2" calcext:value-type="float">
            <text:p>76,200</text:p>
          </table:table-cell>
          <table:table-cell table:style-name="ce8" table:formula="of:=[.K35]*[.$M$2]" office:value-type="float" office:value="66.675" calcext:value-type="float">
            <text:p>66,675</text:p>
          </table:table-cell>
          <table:table-cell table:style-name="ce7" table:formula="of:=[.L35]*[.$M$2]" office:value-type="float" office:value="142.875" calcext:value-type="float">
            <text:p>142,875</text:p>
          </table:table-cell>
          <table:table-cell table:style-name="ce35" table:formula="of:=[.W35]/[.U35]" office:value-type="float" office:value="0.7" calcext:value-type="float">
            <text:p>0,700</text:p>
          </table:table-cell>
          <table:table-cell table:style-name="ce35" table:formula="of:=[.U35]/[.O35]" office:value-type="float" office:value="1" calcext:value-type="float">
            <text:p>1,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UNC 4 </text:p>
          </table:table-cell>
          <table:table-cell table:style-name="ce7" office:value-type="float" office:value="4" calcext:value-type="float">
            <text:p>4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6" calcext:value-type="float">
            <text:p>6,000</text:p>
          </table:table-cell>
          <table:table-cell table:style-name="ce8" table:formula="of:=[.L36]/COS(30*PI()/180)" office:value-type="float" office:value="6.92820323027551" calcext:value-type="float">
            <text:p>6,928</text:p>
          </table:table-cell>
          <table:table-cell table:style-name="ce8" table:formula="of:=[.I36]" office:value-type="float" office:value="4" calcext:value-type="float">
            <text:p>4,000</text:p>
          </table:table-cell>
          <table:table-cell table:style-name="ce8" table:formula="of:=[.L36]" office:value-type="float" office:value="6" calcext:value-type="float">
            <text:p>6,00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13/4" office:value-type="float" office:value="3.25" calcext:value-type="float">
            <text:p>3,250</text:p>
          </table:table-cell>
          <table:table-cell table:style-name="ce8" table:formula="of:=[.$C36]*7/10" office:value-type="float" office:value="2.8" calcext:value-type="float">
            <text:p>2,800</text:p>
          </table:table-cell>
          <table:table-cell table:style-name="ce7" office:value-type="float" office:value="6" calcext:value-type="float">
            <text:p>6,000</text:p>
          </table:table-cell>
          <table:table-cell/>
          <table:table-cell table:style-name="ce4" office:value-type="string" calcext:value-type="string">
            <text:p>UNC 4 </text:p>
          </table:table-cell>
          <table:table-cell table:style-name="ce7" table:formula="of:=[.C36]*[.$M$2]" office:value-type="float" office:value="101.6" calcext:value-type="float">
            <text:p>101,600</text:p>
          </table:table-cell>
          <table:table-cell table:style-name="ce7" table:formula="of:=[.D36]*[.$M$2]" office:value-type="float" office:value="6.35" calcext:value-type="float">
            <text:p>6,350</text:p>
          </table:table-cell>
          <table:table-cell table:style-name="ce7" table:formula="of:=[.E36]*[.$M$2]" office:value-type="float" office:value="152.4" calcext:value-type="float">
            <text:p>152,400</text:p>
          </table:table-cell>
          <table:table-cell table:style-name="ce8" table:formula="of:=[.F36]*[.$M$2]" office:value-type="float" office:value="175.976362048998" calcext:value-type="float">
            <text:p>175,976</text:p>
          </table:table-cell>
          <table:table-cell table:style-name="ce8" table:formula="of:=[.G36]*[.$M$2]" office:value-type="float" office:value="101.6" calcext:value-type="float">
            <text:p>101,600</text:p>
          </table:table-cell>
          <table:table-cell table:style-name="ce8" table:formula="of:=[.H36]*[.$M$2]" office:value-type="float" office:value="152.4" calcext:value-type="float">
            <text:p>152,400</text:p>
          </table:table-cell>
          <table:table-cell table:style-name="ce7" table:formula="of:=[.I36]*[.$M$2]" office:value-type="float" office:value="101.6" calcext:value-type="float">
            <text:p>101,600</text:p>
          </table:table-cell>
          <table:table-cell table:style-name="ce8" table:formula="of:=[.J36]*[.$M$2]" office:value-type="float" office:value="82.55" calcext:value-type="float">
            <text:p>82,550</text:p>
          </table:table-cell>
          <table:table-cell table:style-name="ce8" table:formula="of:=[.K36]*[.$M$2]" office:value-type="float" office:value="71.12" calcext:value-type="float">
            <text:p>71,120</text:p>
          </table:table-cell>
          <table:table-cell table:style-name="ce7" table:formula="of:=[.L36]*[.$M$2]" office:value-type="float" office:value="152.4" calcext:value-type="float">
            <text:p>152,400</text:p>
          </table:table-cell>
          <table:table-cell table:style-name="ce35" table:formula="of:=[.W36]/[.U36]" office:value-type="float" office:value="0.7" calcext:value-type="float">
            <text:p>0,700</text:p>
          </table:table-cell>
          <table:table-cell table:style-name="ce35" table:formula="of:=[.U36]/[.O36]" office:value-type="float" office:value="1" calcext:value-type="float">
            <text:p>1,000</text:p>
          </table:table-cell>
          <table:table-cell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22"/>
          <table:table-cell table:style-name="ce36" table:formula="of:=AVERAGE([.Y4:.Y36])" office:value-type="float" office:value="0.702387826315099" calcext:value-type="float">
            <text:p>0,702</text:p>
          </table:table-cell>
          <table:table-cell table:style-name="ce36" table:formula="of:=AVERAGE([.Z4:.Z36])" office:value-type="float" office:value="1" calcext:value-type="float">
            <text:p>1,000</text:p>
          </table:table-cell>
          <table:table-cell table:style-name="ce18"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22"/>
          <table:table-cell table:style-name="ce36" table:formula="of:=STDEV([.Y4:.Y36])" office:value-type="float" office:value="0.0181869999855944" calcext:value-type="float">
            <text:p>0,018</text:p>
          </table:table-cell>
          <table:table-cell table:style-name="ce36" table:formula="of:=STDEV([.Z4:.Z36])" office:value-type="float" office:value="0" calcext:value-type="float">
            <text:p>0,000</text:p>
          </table:table-cell>
          <table:table-cell table:style-name="ce18" table:number-columns-repeated="998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22"/>
          <table:table-cell table:style-name="ce37" table:formula="of:=[.Y38]/[.Y37]" office:value-type="percentage" office:value="0.0258931025057879" calcext:value-type="percentage">
            <text:p>2,59 %</text:p>
          </table:table-cell>
          <table:table-cell table:style-name="ce37" table:formula="of:=[.Z38]/[.Z37]" office:value-type="percentage" office:value="0" calcext:value-type="percentage">
            <text:p>0,00 %</text:p>
          </table:table-cell>
          <table:table-cell table:style-name="ce18" table:number-columns-repeated="99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XC" table:style-name="ta1">
        <table:table-column table:style-name="co7" table:default-cell-style-name="Default"/>
        <table:table-column table:style-name="co4" table:default-cell-style-name="ce1"/>
        <table:table-column table:style-name="co4" table:number-columns-repeated="10" table:default-cell-style-name="ce10"/>
        <table:table-column table:style-name="co8" table:default-cell-style-name="ce35"/>
        <table:table-column table:style-name="co9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style-name="ce33"/>
          <table:table-cell table:style-name="ce38"/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<text:s/>PITCH <text:s/></text:p>
          </table:table-cell>
          <table:table-cell table:style-name="ce14" office:value-type="string" calcext:value-type="string">
            <text:p><text:s text:c="3"/>TL <text:s/></text:p>
          </table:table-cell>
          <table:table-cell table:style-name="ce14" office:value-type="string" calcext:value-type="string">
            <text:p><text:s text:c="2"/>HDP <text:s/></text:p>
          </table:table-cell>
          <table:table-cell table:style-name="ce14" office:value-type="string" calcext:value-type="string">
            <text:p><text:s text:c="2"/>HLP <text:s/></text:p>
          </table:table-cell>
          <table:table-cell table:style-name="ce14" office:value-type="string" calcext:value-type="string">
            <text:p><text:s text:c="2"/>AHD <text:s/></text:p>
          </table:table-cell>
          <table:table-cell table:style-name="ce14" office:value-type="string" calcext:value-type="string">
            <text:p><text:s text:c="2"/>AHL <text:s/></text:p>
          </table:table-cell>
          <table:table-cell table:style-name="ce14" office:value-type="string" calcext:value-type="string">
            <text:p><text:s text:c="2"/>ATS <text:s/></text:p>
          </table:table-cell>
          <table:table-cell table:style-name="ce14" office:value-type="string" calcext:value-type="string">
            <text:p><text:s text:c="3"/>HHL </text:p>
          </table:table-cell>
          <table:table-cell table:style-name="ce14" office:value-type="string" calcext:value-type="string">
            <text:p><text:s text:c="2"/>HTS <text:s/></text:p>
          </table:table-cell>
          <table:table-cell table:style-name="ce34" office:value-type="string" calcext:value-type="string">
            <text:p>HHL / AHL</text:p>
          </table:table-cell>
          <table:table-cell table:style-name="ce34" office:value-type="string" calcext:value-type="string">
            <text:p>AHL / TD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,6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0.35" calcext:value-type="float">
            <text:p>0,35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1" calcext:value-type="float">
            <text:p>1,10</text:p>
          </table:table-cell>
          <table:table-cell table:style-name="ce15" office:value-type="float" office:value="3.2" calcext:value-type="float">
            <text:p>3,20</text:p>
          </table:table-cell>
          <table:table-cell table:formula="of:=[.K4]/[.I4]" office:value-type="float" office:value="0.6875" calcext:value-type="float">
            <text:p>0,688</text:p>
          </table:table-cell>
          <table:table-cell table:style-name="ce35" table:formula="of:=[.I4]/[.C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0.4" calcext:value-type="float">
            <text:p>0,4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.8" calcext:value-type="float">
            <text:p>3,8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4" calcext:value-type="float">
            <text:p>1,40</text:p>
          </table:table-cell>
          <table:table-cell table:style-name="ce15" office:value-type="float" office:value="4" calcext:value-type="float">
            <text:p>4,00</text:p>
          </table:table-cell>
          <table:table-cell table:formula="of:=[.K5]/[.I5]" office:value-type="float" office:value="0.7" calcext:value-type="float">
            <text:p>0,700</text:p>
          </table:table-cell>
          <table:table-cell table:style-name="ce35" table:formula="of:=[.I5]/[.C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,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0.45" calcext:value-type="float">
            <text:p>0,45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7" calcext:value-type="float">
            <text:p>1,70</text:p>
          </table:table-cell>
          <table:table-cell table:style-name="ce15" office:value-type="float" office:value="5" calcext:value-type="float">
            <text:p>5,00</text:p>
          </table:table-cell>
          <table:table-cell table:formula="of:=[.K6]/[.I6]" office:value-type="float" office:value="0.68" calcext:value-type="float">
            <text:p>0,680</text:p>
          </table:table-cell>
          <table:table-cell table:style-name="ce35" table:formula="of:=[.I6]/[.C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0.5" calcext:value-type="float">
            <text:p>0,5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5.5" calcext:value-type="float">
            <text:p>5,50</text:p>
          </table:table-cell>
          <table:table-cell table:formula="of:=[.K7]/[.I7]" office:value-type="float" office:value="0.666666666666667" calcext:value-type="float">
            <text:p>0,667</text:p>
          </table:table-cell>
          <table:table-cell table:style-name="ce35" table:formula="of:=[.I7]/[.C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0.7" calcext:value-type="float">
            <text:p>0,7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8" calcext:value-type="float">
            <text:p>2,80</text:p>
          </table:table-cell>
          <table:table-cell table:style-name="ce15" office:value-type="float" office:value="7" calcext:value-type="float">
            <text:p>7,00</text:p>
          </table:table-cell>
          <table:table-cell table:formula="of:=[.K8]/[.I8]" office:value-type="float" office:value="0.7" calcext:value-type="float">
            <text:p>0,700</text:p>
          </table:table-cell>
          <table:table-cell table:style-name="ce35" table:formula="of:=[.I8]/[.C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0.8" calcext:value-type="float">
            <text:p>0,8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8" calcext:value-type="float">
            <text:p>8,00</text:p>
          </table:table-cell>
          <table:table-cell table:formula="of:=[.K9]/[.I9]" office:value-type="float" office:value="0.7" calcext:value-type="float">
            <text:p>0,700</text:p>
          </table:table-cell>
          <table:table-cell table:style-name="ce35" table:formula="of:=[.I9]/[.C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" calcext:value-type="float">
            <text:p>1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10" calcext:value-type="float">
            <text:p>10,00</text:p>
          </table:table-cell>
          <table:table-cell table:formula="of:=[.K10]/[.I10]" office:value-type="float" office:value="0.666666666666667" calcext:value-type="float">
            <text:p>0,667</text:p>
          </table:table-cell>
          <table:table-cell table:style-name="ce35" table:formula="of:=[.I10]/[.C1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8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.25" calcext:value-type="float">
            <text:p>1,25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.3" calcext:value-type="float">
            <text:p>5,30</text:p>
          </table:table-cell>
          <table:table-cell table:style-name="ce15" office:value-type="float" office:value="13" calcext:value-type="float">
            <text:p>13,00</text:p>
          </table:table-cell>
          <table:table-cell table:formula="of:=[.K11]/[.I11]" office:value-type="float" office:value="0.6625" calcext:value-type="float">
            <text:p>0,663</text:p>
          </table:table-cell>
          <table:table-cell table:style-name="ce35" table:formula="of:=[.I11]/[.C11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.5" calcext:value-type="float">
            <text:p>10,5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.4" calcext:value-type="float">
            <text:p>6,40</text:p>
          </table:table-cell>
          <table:table-cell table:style-name="ce15" office:value-type="float" office:value="16" calcext:value-type="float">
            <text:p>16,00</text:p>
          </table:table-cell>
          <table:table-cell table:formula="of:=[.K12]/[.I12]" office:value-type="float" office:value="0.64" calcext:value-type="float">
            <text:p>0,640</text:p>
          </table:table-cell>
          <table:table-cell table:style-name="ce35" table:formula="of:=[.I12]/[.C12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2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.75" calcext:value-type="float">
            <text:p>1,75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18" calcext:value-type="float">
            <text:p>18,00</text:p>
          </table:table-cell>
          <table:table-cell table:formula="of:=[.K13]/[.I13]" office:value-type="float" office:value="0.625" calcext:value-type="float">
            <text:p>0,625</text:p>
          </table:table-cell>
          <table:table-cell table:style-name="ce35" table:formula="of:=[.I13]/[.C13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4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14.5" calcext:value-type="float">
            <text:p>14,5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.8" calcext:value-type="float">
            <text:p>8,80</text:p>
          </table:table-cell>
          <table:table-cell table:style-name="ce15" office:value-type="float" office:value="21" calcext:value-type="float">
            <text:p>21,00</text:p>
          </table:table-cell>
          <table:table-cell table:formula="of:=[.K14]/[.I14]" office:value-type="float" office:value="0.628571428571429" calcext:value-type="float">
            <text:p>0,629</text:p>
          </table:table-cell>
          <table:table-cell table:style-name="ce35" table:formula="of:=[.I14]/[.C1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6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4" calcext:value-type="float">
            <text:p>44,00</text:p>
          </table:table-cell>
          <table:table-cell table:style-name="ce15" office:value-type="float" office:value="29" calcext:value-type="float">
            <text:p>29,00</text:p>
          </table:table-cell>
          <table:table-cell table:style-name="ce15" office:value-type="float" office:value="16.5" calcext:value-type="float">
            <text:p>16,5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24" calcext:value-type="float">
            <text:p>24,00</text:p>
          </table:table-cell>
          <table:table-cell table:formula="of:=[.K15]/[.I15]" office:value-type="float" office:value="0.625" calcext:value-type="float">
            <text:p>0,625</text:p>
          </table:table-cell>
          <table:table-cell table:style-name="ce35" table:formula="of:=[.I15]/[.C1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18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18.5" calcext:value-type="float">
            <text:p>18,5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5" office:value-type="float" office:value="27" calcext:value-type="float">
            <text:p>27,00</text:p>
          </table:table-cell>
          <table:table-cell table:formula="of:=[.K16]/[.I16]" office:value-type="float" office:value="0.638888888888889" calcext:value-type="float">
            <text:p>0,639</text:p>
          </table:table-cell>
          <table:table-cell table:style-name="ce35" table:formula="of:=[.I16]/[.C1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30" calcext:value-type="float">
            <text:p>30,00</text:p>
          </table:table-cell>
          <table:table-cell table:formula="of:=[.K17]/[.I17]" office:value-type="float" office:value="0.625" calcext:value-type="float">
            <text:p>0,625</text:p>
          </table:table-cell>
          <table:table-cell table:style-name="ce35" table:formula="of:=[.I17]/[.C1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2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3" calcext:value-type="float">
            <text:p>23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34" calcext:value-type="float">
            <text:p>34,00</text:p>
          </table:table-cell>
          <table:table-cell table:formula="of:=[.K18]/[.I18]" office:value-type="float" office:value="0.636363636363636" calcext:value-type="float">
            <text:p>0,636</text:p>
          </table:table-cell>
          <table:table-cell table:style-name="ce35" table:formula="of:=[.I18]/[.C1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4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36" calcext:value-type="float">
            <text:p>36,00</text:p>
          </table:table-cell>
          <table:table-cell table:formula="of:=[.K19]/[.I19]" office:value-type="float" office:value="0.625" calcext:value-type="float">
            <text:p>0,625</text:p>
          </table:table-cell>
          <table:table-cell table:style-name="ce35" table:formula="of:=[.I19]/[.C1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7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6" calcext:value-type="float">
            <text:p>66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41" calcext:value-type="float">
            <text:p>41,00</text:p>
          </table:table-cell>
          <table:table-cell table:formula="of:=[.K20]/[.I20]" office:value-type="float" office:value="0.62962962962963" calcext:value-type="float">
            <text:p>0,630</text:p>
          </table:table-cell>
          <table:table-cell table:style-name="ce35" table:formula="of:=[.I20]/[.C2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53" calcext:value-type="float">
            <text:p>53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8.7" calcext:value-type="float">
            <text:p>18,70</text:p>
          </table:table-cell>
          <table:table-cell table:style-name="ce15" office:value-type="float" office:value="46" calcext:value-type="float">
            <text:p>46,00</text:p>
          </table:table-cell>
          <table:table-cell table:formula="of:=[.K21]/[.I21]" office:value-type="float" office:value="0.623333333333333" calcext:value-type="float">
            <text:p>0,623</text:p>
          </table:table-cell>
          <table:table-cell table:style-name="ce35" table:formula="of:=[.I21]/[.C21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3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7" calcext:value-type="float">
            <text:p>57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50" calcext:value-type="float">
            <text:p>50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50" calcext:value-type="float">
            <text:p>50,00</text:p>
          </table:table-cell>
          <table:table-cell table:formula="of:=[.K22]/[.I22]" office:value-type="float" office:value="0.636363636363636" calcext:value-type="float">
            <text:p>0,636</text:p>
          </table:table-cell>
          <table:table-cell table:style-name="ce35" table:formula="of:=[.I22]/[.C22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6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54" calcext:value-type="float">
            <text:p>54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2.5" calcext:value-type="float">
            <text:p>22,50</text:p>
          </table:table-cell>
          <table:table-cell table:style-name="ce15" office:value-type="float" office:value="55" calcext:value-type="float">
            <text:p>55,00</text:p>
          </table:table-cell>
          <table:table-cell table:formula="of:=[.K23]/[.I23]" office:value-type="float" office:value="0.625" calcext:value-type="float">
            <text:p>0,625</text:p>
          </table:table-cell>
          <table:table-cell table:style-name="ce35" table:formula="of:=[.I23]/[.C23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39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58" calcext:value-type="float">
            <text:p>58,00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60" calcext:value-type="float">
            <text:p>60,00</text:p>
          </table:table-cell>
          <table:table-cell table:formula="of:=[.K24]/[.I24]" office:value-type="float" office:value="0.641025641025641" calcext:value-type="float">
            <text:p>0,641</text:p>
          </table:table-cell>
          <table:table-cell table:style-name="ce35" table:formula="of:=[.I24]/[.C24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2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65" calcext:value-type="float">
            <text:p>65,00</text:p>
          </table:table-cell>
          <table:table-cell table:formula="of:=[.K25]/[.I25]" office:value-type="float" office:value="0.619047619047619" calcext:value-type="float">
            <text:p>0,619</text:p>
          </table:table-cell>
          <table:table-cell table:style-name="ce35" table:formula="of:=[.I25]/[.C25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5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102" calcext:value-type="float">
            <text:p>102,00</text:p>
          </table:table-cell>
          <table:table-cell table:style-name="ce15" office:value-type="float" office:value="79" calcext:value-type="float">
            <text:p>79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67" calcext:value-type="float">
            <text:p>67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70" calcext:value-type="float">
            <text:p>70,00</text:p>
          </table:table-cell>
          <table:table-cell table:formula="of:=[.K26]/[.I26]" office:value-type="float" office:value="0.622222222222222" calcext:value-type="float">
            <text:p>0,622</text:p>
          </table:table-cell>
          <table:table-cell table:style-name="ce35" table:formula="of:=[.I26]/[.C26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48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08" calcext:value-type="float">
            <text:p>108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1" calcext:value-type="float">
            <text:p>51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75" calcext:value-type="float">
            <text:p>75,00</text:p>
          </table:table-cell>
          <table:table-cell table:formula="of:=[.K27]/[.I27]" office:value-type="float" office:value="0.625" calcext:value-type="float">
            <text:p>0,625</text:p>
          </table:table-cell>
          <table:table-cell table:style-name="ce35" table:formula="of:=[.I27]/[.C27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2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16" calcext:value-type="float">
            <text:p>116,00</text:p>
          </table:table-cell>
          <table:table-cell table:style-name="ce15" office:value-type="float" office:value="89" calcext:value-type="float">
            <text:p>89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80" calcext:value-type="float">
            <text:p>80,00</text:p>
          </table:table-cell>
          <table:table-cell table:formula="of:=[.K28]/[.I28]" office:value-type="float" office:value="0.634615384615385" calcext:value-type="float">
            <text:p>0,635</text:p>
          </table:table-cell>
          <table:table-cell table:style-name="ce35" table:formula="of:=[.I28]/[.C28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56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22" calcext:value-type="float">
            <text:p>122,00</text:p>
          </table:table-cell>
          <table:table-cell table:style-name="ce15" office:value-type="float" office:value="95" calcext:value-type="float">
            <text:p>95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85" calcext:value-type="float">
            <text:p>85,00</text:p>
          </table:table-cell>
          <table:table-cell table:formula="of:=[.K29]/[.I29]" office:value-type="float" office:value="0.625" calcext:value-type="float">
            <text:p>0,625</text:p>
          </table:table-cell>
          <table:table-cell table:style-name="ce35" table:formula="of:=[.I29]/[.C29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30" calcext:value-type="float">
            <text:p>13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90" calcext:value-type="float">
            <text:p>90,00</text:p>
          </table:table-cell>
          <table:table-cell table:formula="of:=[.K30]/[.I30]" office:value-type="float" office:value="0.633333333333333" calcext:value-type="float">
            <text:p>0,633</text:p>
          </table:table-cell>
          <table:table-cell table:style-name="ce35" table:formula="of:=[.I30]/[.C30]" office:value-type="float" office:value="1" calcext:value-type="float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64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38" calcext:value-type="float">
            <text:p>138,00</text:p>
          </table:table-cell>
          <table:table-cell table:style-name="ce15" office:value-type="float" office:value="105" calcext:value-type="float">
            <text:p>105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46" calcext:value-type="float">
            <text:p>4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95" calcext:value-type="float">
            <text:p>95,00</text:p>
          </table:table-cell>
          <table:table-cell table:formula="of:=[.K31]/[.I31]" office:value-type="float" office:value="0.625" calcext:value-type="float">
            <text:p>0,625</text:p>
          </table:table-cell>
          <table:table-cell table:style-name="ce35" table:formula="of:=[.I31]/[.C31]" office:value-type="float" office:value="1" calcext:value-type="float">
            <text:p>1,000</text:p>
          </table:table-cell>
          <table:table-cell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10"/>
          <table:table-cell table:style-name="ce36" table:formula="of:=AVERAGE([.M4:.M31])" office:value-type="float" office:value="0.644526003097432" calcext:value-type="float">
            <text:p>0,645</text:p>
          </table:table-cell>
          <table:table-cell table:style-name="ce36" table:formula="of:=AVERAGE([.N4:.N31])" office:value-type="float" office:value="1" calcext:value-type="float">
            <text:p>1,000</text:p>
          </table:table-cell>
          <table:table-cell table:style-name="ce18"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10"/>
          <table:table-cell table:style-name="ce36" table:formula="of:=STDEV([.M4:.M31])" office:value-type="float" office:value="0.0266557672721673" calcext:value-type="float">
            <text:p>0,027</text:p>
          </table:table-cell>
          <table:table-cell table:style-name="ce36" table:formula="of:=STDEV([.N4:.N31])" office:value-type="float" office:value="0" calcext:value-type="float">
            <text:p>0,000</text:p>
          </table:table-cell>
          <table:table-cell table:style-name="ce18" table:number-columns-repeated="1010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10"/>
          <table:table-cell table:style-name="ce37" table:formula="of:=[.M33]/[.M32]" office:value-type="percentage" office:value="0.0413571634721739" calcext:value-type="percentage">
            <text:p>4,14 %</text:p>
          </table:table-cell>
          <table:table-cell table:style-name="ce37" table:formula="of:=[.N33]/[.N32]" office:value-type="percentage" office:value="0" calcext:value-type="percentage">
            <text:p>0,00 %</text:p>
          </table:table-cell>
          <table:table-cell table:style-name="ce18" table:number-columns-repeated="1010"/>
        </table:table-row>
        <table:table-row table:style-name="ro1" table:number-rows-repeated="2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SW" table:style-name="ta1">
        <table:table-column table:style-name="co7" table:default-cell-style-name="Default"/>
        <table:table-column table:style-name="co4" table:default-cell-style-name="ce1"/>
        <table:table-column table:style-name="co4" table:number-columns-repeated="18" table:default-cell-style-name="ce10"/>
        <table:table-column table:style-name="co3" table:number-columns-repeated="987" table:default-cell-style-name="Default"/>
        <table:table-row table:style-name="ro1"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style-name="ce53" office:value-type="string" calcext:value-type="string" table:number-columns-spanned="8" table:number-rows-spanned="1">
            <text:p>Ratio</text:p>
          </table:table-cell>
          <table:covered-table-cell table:number-columns-repeated="7"/>
          <table:table-cell table:number-columns-repeated="987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<text:s/>PITCH <text:s/></text:p>
          </table:table-cell>
          <table:table-cell table:style-name="ce14" office:value-type="string" calcext:value-type="string">
            <text:p><text:s text:c="3"/>TL <text:s/></text:p>
          </table:table-cell>
          <table:table-cell table:style-name="ce14" office:value-type="string" calcext:value-type="string">
            <text:p><text:s text:c="2"/>HDP <text:s/></text:p>
          </table:table-cell>
          <table:table-cell table:style-name="ce14" office:value-type="string" calcext:value-type="string">
            <text:p><text:s text:c="2"/>HLP <text:s/></text:p>
          </table:table-cell>
          <table:table-cell table:style-name="ce14" office:value-type="string" calcext:value-type="string">
            <text:p><text:s text:c="2"/>AHD <text:s/></text:p>
          </table:table-cell>
          <table:table-cell table:style-name="ce14" office:value-type="string" calcext:value-type="string">
            <text:p><text:s text:c="2"/>AHL <text:s/></text:p>
          </table:table-cell>
          <table:table-cell table:style-name="ce14" office:value-type="string" calcext:value-type="string">
            <text:p><text:s text:c="2"/>ATS <text:s/></text:p>
          </table:table-cell>
          <table:table-cell table:style-name="ce14" office:value-type="string" calcext:value-type="string">
            <text:p><text:s text:c="3"/>HHL </text:p>
          </table:table-cell>
          <table:table-cell table:style-name="ce14" office:value-type="string" calcext:value-type="string">
            <text:p><text:s text:c="2"/>HTS <text:s/></text:p>
          </table:table-cell>
          <table:table-cell table:style-name="ce54" table:formula="of:=[.E3]" office:value-type="string" office:string-value="   TL  " calcext:value-type="string">
            <text:p><text:s text:c="3"/>TL <text:s/></text:p>
          </table:table-cell>
          <table:table-cell table:style-name="ce54" table:formula="of:=[.F3]" office:value-type="string" office:string-value="  HDP  " calcext:value-type="string">
            <text:p><text:s text:c="2"/>HDP <text:s/></text:p>
          </table:table-cell>
          <table:table-cell table:style-name="ce54" table:formula="of:=[.G3]" office:value-type="string" office:string-value="  HLP  " calcext:value-type="string">
            <text:p><text:s text:c="2"/>HLP <text:s/></text:p>
          </table:table-cell>
          <table:table-cell table:style-name="ce54" table:formula="of:=[.H3]" office:value-type="string" office:string-value="  AHD  " calcext:value-type="string">
            <text:p><text:s text:c="2"/>AHD <text:s/></text:p>
          </table:table-cell>
          <table:table-cell table:style-name="ce54" table:formula="of:=[.I3]" office:value-type="string" office:string-value="  AHL  " calcext:value-type="string">
            <text:p><text:s text:c="2"/>AHL <text:s/></text:p>
          </table:table-cell>
          <table:table-cell table:style-name="ce54" table:formula="of:=[.J3]" office:value-type="string" office:string-value="  ATS  " calcext:value-type="string">
            <text:p><text:s text:c="2"/>ATS <text:s/></text:p>
          </table:table-cell>
          <table:table-cell table:style-name="ce54" table:formula="of:=[.K3]" office:value-type="string" office:string-value="   HHL " calcext:value-type="string">
            <text:p><text:s text:c="3"/>HHL </text:p>
          </table:table-cell>
          <table:table-cell table:style-name="ce54" table:formula="of:=[.L3]" office:value-type="string" office:string-value="  HTS  " calcext:value-type="string">
            <text:p><text:s text:c="2"/>HTS <text:s/>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/16</text:p>
          </table:table-cell>
          <table:table-cell table:style-name="ce52" office:value-type="float" office:value="1.5875" calcext:value-type="float">
            <text:p>1,5875</text:p>
          </table:table-cell>
          <table:table-cell table:style-name="ce52" office:value-type="float" office:value="0.423333" calcext:value-type="float">
            <text:p>0,423333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3.37009" calcext:value-type="float">
            <text:p>3,37009</text:p>
          </table:table-cell>
          <table:table-cell table:style-name="ce52" office:value-type="float" office:value="1.5875" calcext:value-type="float">
            <text:p>1,5875</text:p>
          </table:table-cell>
          <table:table-cell table:style-name="ce52" office:value-type="float" office:value="2.38301" calcext:value-type="float">
            <text:p>2,38301</text:p>
          </table:table-cell>
          <table:table-cell table:style-name="ce52" office:value-type="float" office:value="1.5875" calcext:value-type="float">
            <text:p>1,5875</text:p>
          </table:table-cell>
          <table:table-cell table:style-name="ce52" office:value-type="float" office:value="1.19062" calcext:value-type="float">
            <text:p>1,19062</text:p>
          </table:table-cell>
          <table:table-cell table:style-name="ce52" office:value-type="float" office:value="1.02054" calcext:value-type="float">
            <text:p>1,02054</text:p>
          </table:table-cell>
          <table:table-cell table:style-name="ce52" office:value-type="float" office:value="2.38301" calcext:value-type="float">
            <text:p>2,38301</text:p>
          </table:table-cell>
          <table:table-cell table:style-name="ce55" table:formula="of:=[.E4]/[.$C4]" office:value-type="float" office:value="4" calcext:value-type="float">
            <text:p>4,00</text:p>
          </table:table-cell>
          <table:table-cell table:style-name="ce55" table:formula="of:=[.F4]/[.$C4]" office:value-type="float" office:value="2.12289133858268" calcext:value-type="float">
            <text:p>2,12</text:p>
          </table:table-cell>
          <table:table-cell table:style-name="ce55" table:formula="of:=[.G4]/[.$C4]" office:value-type="float" office:value="1" calcext:value-type="float">
            <text:p>1,00</text:p>
          </table:table-cell>
          <table:table-cell table:style-name="ce55" table:formula="of:=[.H4]/[.$C4]" office:value-type="float" office:value="1.50110866141732" calcext:value-type="float">
            <text:p>1,50</text:p>
          </table:table-cell>
          <table:table-cell table:style-name="ce55" table:formula="of:=[.I4]/[.$C4]" office:value-type="float" office:value="1" calcext:value-type="float">
            <text:p>1,00</text:p>
          </table:table-cell>
          <table:table-cell table:style-name="ce55" table:formula="of:=[.J4]/[.$C4]" office:value-type="float" office:value="0.749996850393701" calcext:value-type="float">
            <text:p>0,75</text:p>
          </table:table-cell>
          <table:table-cell table:style-name="ce55" table:formula="of:=[.K4]/[.$C4]" office:value-type="float" office:value="0.642859842519685" calcext:value-type="float">
            <text:p>0,64</text:p>
          </table:table-cell>
          <table:table-cell table:style-name="ce55" table:formula="of:=[.L4]/[.$C4]" office:value-type="float" office:value="1.50110866141732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/32</text:p>
          </table:table-cell>
          <table:table-cell table:style-name="ce52" office:value-type="float" office:value="2.38125" calcext:value-type="float">
            <text:p>2,38125</text:p>
          </table:table-cell>
          <table:table-cell table:style-name="ce52" office:value-type="float" office:value="0.529167" calcext:value-type="float">
            <text:p>0,529167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5.05513" calcext:value-type="float">
            <text:p>5,05513</text:p>
          </table:table-cell>
          <table:table-cell table:style-name="ce52" office:value-type="float" office:value="2.38125" calcext:value-type="float">
            <text:p>2,38125</text:p>
          </table:table-cell>
          <table:table-cell table:style-name="ce52" office:value-type="float" office:value="3.57452" calcext:value-type="float">
            <text:p>3,57452</text:p>
          </table:table-cell>
          <table:table-cell table:style-name="ce52" office:value-type="float" office:value="2.38125" calcext:value-type="float">
            <text:p>2,38125</text:p>
          </table:table-cell>
          <table:table-cell table:style-name="ce52" office:value-type="float" office:value="1.78594" calcext:value-type="float">
            <text:p>1,78594</text:p>
          </table:table-cell>
          <table:table-cell table:style-name="ce52" office:value-type="float" office:value="1.5308" calcext:value-type="float">
            <text:p>1,5308</text:p>
          </table:table-cell>
          <table:table-cell table:style-name="ce52" office:value-type="float" office:value="3.57452" calcext:value-type="float">
            <text:p>3,57452</text:p>
          </table:table-cell>
          <table:table-cell table:style-name="ce55" table:formula="of:=[.E5]/[.$C5]" office:value-type="float" office:value="2.66666666666667" calcext:value-type="float">
            <text:p>2,67</text:p>
          </table:table-cell>
          <table:table-cell table:style-name="ce55" table:formula="of:=[.F5]/[.$C5]" office:value-type="float" office:value="2.12288923884514" calcext:value-type="float">
            <text:p>2,12</text:p>
          </table:table-cell>
          <table:table-cell table:style-name="ce55" table:formula="of:=[.G5]/[.$C5]" office:value-type="float" office:value="1" calcext:value-type="float">
            <text:p>1,00</text:p>
          </table:table-cell>
          <table:table-cell table:style-name="ce55" table:formula="of:=[.H5]/[.$C5]" office:value-type="float" office:value="1.50111076115486" calcext:value-type="float">
            <text:p>1,50</text:p>
          </table:table-cell>
          <table:table-cell table:style-name="ce55" table:formula="of:=[.I5]/[.$C5]" office:value-type="float" office:value="1" calcext:value-type="float">
            <text:p>1,00</text:p>
          </table:table-cell>
          <table:table-cell table:style-name="ce55" table:formula="of:=[.J5]/[.$C5]" office:value-type="float" office:value="0.750001049868766" calcext:value-type="float">
            <text:p>0,75</text:p>
          </table:table-cell>
          <table:table-cell table:style-name="ce55" table:formula="of:=[.K5]/[.$C5]" office:value-type="float" office:value="0.642855643044619" calcext:value-type="float">
            <text:p>0,64</text:p>
          </table:table-cell>
          <table:table-cell table:style-name="ce55" table:formula="of:=[.L5]/[.$C5]" office:value-type="float" office:value="1.50111076115486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/8</text:p>
          </table:table-cell>
          <table:table-cell table:style-name="ce52" office:value-type="float" office:value="3.175" calcext:value-type="float">
            <text:p>3,175</text:p>
          </table:table-cell>
          <table:table-cell table:style-name="ce52" office:value-type="float" office:value="0.635" calcext:value-type="float">
            <text:p>0,63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6.74018" calcext:value-type="float">
            <text:p>6,74018</text:p>
          </table:table-cell>
          <table:table-cell table:style-name="ce52" office:value-type="float" office:value="3.175" calcext:value-type="float">
            <text:p>3,175</text:p>
          </table:table-cell>
          <table:table-cell table:style-name="ce52" office:value-type="float" office:value="4.76603" calcext:value-type="float">
            <text:p>4,76603</text:p>
          </table:table-cell>
          <table:table-cell table:style-name="ce52" office:value-type="float" office:value="3.175" calcext:value-type="float">
            <text:p>3,175</text:p>
          </table:table-cell>
          <table:table-cell table:style-name="ce52" office:value-type="float" office:value="2.38125" calcext:value-type="float">
            <text:p>2,38125</text:p>
          </table:table-cell>
          <table:table-cell table:style-name="ce52" office:value-type="float" office:value="2.04107" calcext:value-type="float">
            <text:p>2,04107</text:p>
          </table:table-cell>
          <table:table-cell table:style-name="ce52" office:value-type="float" office:value="4.76603" calcext:value-type="float">
            <text:p>4,76603</text:p>
          </table:table-cell>
          <table:table-cell table:style-name="ce55" table:formula="of:=[.E6]/[.$C6]" office:value-type="float" office:value="2" calcext:value-type="float">
            <text:p>2,00</text:p>
          </table:table-cell>
          <table:table-cell table:style-name="ce55" table:formula="of:=[.F6]/[.$C6]" office:value-type="float" office:value="2.12289133858268" calcext:value-type="float">
            <text:p>2,12</text:p>
          </table:table-cell>
          <table:table-cell table:style-name="ce55" table:formula="of:=[.G6]/[.$C6]" office:value-type="float" office:value="1" calcext:value-type="float">
            <text:p>1,00</text:p>
          </table:table-cell>
          <table:table-cell table:style-name="ce55" table:formula="of:=[.H6]/[.$C6]" office:value-type="float" office:value="1.50111181102362" calcext:value-type="float">
            <text:p>1,50</text:p>
          </table:table-cell>
          <table:table-cell table:style-name="ce55" table:formula="of:=[.I6]/[.$C6]" office:value-type="float" office:value="1" calcext:value-type="float">
            <text:p>1,00</text:p>
          </table:table-cell>
          <table:table-cell table:style-name="ce55" table:formula="of:=[.J6]/[.$C6]" office:value-type="float" office:value="0.75" calcext:value-type="float">
            <text:p>0,75</text:p>
          </table:table-cell>
          <table:table-cell table:style-name="ce55" table:formula="of:=[.K6]/[.$C6]" office:value-type="float" office:value="0.642856692913386" calcext:value-type="float">
            <text:p>0,64</text:p>
          </table:table-cell>
          <table:table-cell table:style-name="ce55" table:formula="of:=[.L6]/[.$C6]" office:value-type="float" office:value="1.50111181102362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5/32</text:p>
          </table:table-cell>
          <table:table-cell table:style-name="ce52" office:value-type="float" office:value="3.96875" calcext:value-type="float">
            <text:p>3,96875</text:p>
          </table:table-cell>
          <table:table-cell table:style-name="ce52" office:value-type="float" office:value="0.79375" calcext:value-type="float">
            <text:p>0,7937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8.42522" calcext:value-type="float">
            <text:p>8,42522</text:p>
          </table:table-cell>
          <table:table-cell table:style-name="ce52" office:value-type="float" office:value="3.96875" calcext:value-type="float">
            <text:p>3,96875</text:p>
          </table:table-cell>
          <table:table-cell table:style-name="ce52" office:value-type="float" office:value="5.95753" calcext:value-type="float">
            <text:p>5,95753</text:p>
          </table:table-cell>
          <table:table-cell table:style-name="ce52" office:value-type="float" office:value="3.96875" calcext:value-type="float">
            <text:p>3,96875</text:p>
          </table:table-cell>
          <table:table-cell table:style-name="ce52" office:value-type="float" office:value="2.97656" calcext:value-type="float">
            <text:p>2,97656</text:p>
          </table:table-cell>
          <table:table-cell table:style-name="ce52" office:value-type="float" office:value="2.55134" calcext:value-type="float">
            <text:p>2,55134</text:p>
          </table:table-cell>
          <table:table-cell table:style-name="ce52" office:value-type="float" office:value="5.95753" calcext:value-type="float">
            <text:p>5,95753</text:p>
          </table:table-cell>
          <table:table-cell table:style-name="ce55" table:formula="of:=[.E7]/[.$C7]" office:value-type="float" office:value="1.6" calcext:value-type="float">
            <text:p>1,60</text:p>
          </table:table-cell>
          <table:table-cell table:style-name="ce55" table:formula="of:=[.F7]/[.$C7]" office:value-type="float" office:value="2.12289007874016" calcext:value-type="float">
            <text:p>2,12</text:p>
          </table:table-cell>
          <table:table-cell table:style-name="ce55" table:formula="of:=[.G7]/[.$C7]" office:value-type="float" office:value="1" calcext:value-type="float">
            <text:p>1,00</text:p>
          </table:table-cell>
          <table:table-cell table:style-name="ce55" table:formula="of:=[.H7]/[.$C7]" office:value-type="float" office:value="1.50110992125984" calcext:value-type="float">
            <text:p>1,50</text:p>
          </table:table-cell>
          <table:table-cell table:style-name="ce55" table:formula="of:=[.I7]/[.$C7]" office:value-type="float" office:value="1" calcext:value-type="float">
            <text:p>1,00</text:p>
          </table:table-cell>
          <table:table-cell table:style-name="ce55" table:formula="of:=[.J7]/[.$C7]" office:value-type="float" office:value="0.74999937007874" calcext:value-type="float">
            <text:p>0,75</text:p>
          </table:table-cell>
          <table:table-cell table:style-name="ce55" table:formula="of:=[.K7]/[.$C7]" office:value-type="float" office:value="0.642857322834646" calcext:value-type="float">
            <text:p>0,64</text:p>
          </table:table-cell>
          <table:table-cell table:style-name="ce55" table:formula="of:=[.L7]/[.$C7]" office:value-type="float" office:value="1.50110992125984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/16</text:p>
          </table:table-cell>
          <table:table-cell table:style-name="ce52" office:value-type="float" office:value="4.7625" calcext:value-type="float">
            <text:p>4,7625</text:p>
          </table:table-cell>
          <table:table-cell table:style-name="ce52" office:value-type="float" office:value="1.05833" calcext:value-type="float">
            <text:p>1,05833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10.1103" calcext:value-type="float">
            <text:p>10,1103</text:p>
          </table:table-cell>
          <table:table-cell table:style-name="ce52" office:value-type="float" office:value="4.7625" calcext:value-type="float">
            <text:p>4,7625</text:p>
          </table:table-cell>
          <table:table-cell table:style-name="ce52" office:value-type="float" office:value="7.14904" calcext:value-type="float">
            <text:p>7,14904</text:p>
          </table:table-cell>
          <table:table-cell table:style-name="ce52" office:value-type="float" office:value="4.7625" calcext:value-type="float">
            <text:p>4,7625</text:p>
          </table:table-cell>
          <table:table-cell table:style-name="ce52" office:value-type="float" office:value="3.57187" calcext:value-type="float">
            <text:p>3,57187</text:p>
          </table:table-cell>
          <table:table-cell table:style-name="ce52" office:value-type="float" office:value="3.06161" calcext:value-type="float">
            <text:p>3,06161</text:p>
          </table:table-cell>
          <table:table-cell table:style-name="ce52" office:value-type="float" office:value="7.14904" calcext:value-type="float">
            <text:p>7,14904</text:p>
          </table:table-cell>
          <table:table-cell table:style-name="ce55" table:formula="of:=[.E8]/[.$C8]" office:value-type="float" office:value="1.33333333333333" calcext:value-type="float">
            <text:p>1,33</text:p>
          </table:table-cell>
          <table:table-cell table:style-name="ce55" table:formula="of:=[.F8]/[.$C8]" office:value-type="float" office:value="2.12289763779528" calcext:value-type="float">
            <text:p>2,12</text:p>
          </table:table-cell>
          <table:table-cell table:style-name="ce55" table:formula="of:=[.G8]/[.$C8]" office:value-type="float" office:value="1" calcext:value-type="float">
            <text:p>1,00</text:p>
          </table:table-cell>
          <table:table-cell table:style-name="ce55" table:formula="of:=[.H8]/[.$C8]" office:value-type="float" office:value="1.50111076115486" calcext:value-type="float">
            <text:p>1,50</text:p>
          </table:table-cell>
          <table:table-cell table:style-name="ce55" table:formula="of:=[.I8]/[.$C8]" office:value-type="float" office:value="1" calcext:value-type="float">
            <text:p>1,00</text:p>
          </table:table-cell>
          <table:table-cell table:style-name="ce55" table:formula="of:=[.J8]/[.$C8]" office:value-type="float" office:value="0.749998950131234" calcext:value-type="float">
            <text:p>0,75</text:p>
          </table:table-cell>
          <table:table-cell table:style-name="ce55" table:formula="of:=[.K8]/[.$C8]" office:value-type="float" office:value="0.642857742782152" calcext:value-type="float">
            <text:p>0,64</text:p>
          </table:table-cell>
          <table:table-cell table:style-name="ce55" table:formula="of:=[.L8]/[.$C8]" office:value-type="float" office:value="1.50111076115486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7/32</text:p>
          </table:table-cell>
          <table:table-cell table:style-name="ce52" office:value-type="float" office:value="5.55625" calcext:value-type="float">
            <text:p>5,55625</text:p>
          </table:table-cell>
          <table:table-cell table:style-name="ce52" office:value-type="float" office:value="1.05833" calcext:value-type="float">
            <text:p>1,05833</text:p>
          </table:table-cell>
          <table:table-cell table:style-name="ce52" office:value-type="float" office:value="7.9375" calcext:value-type="float">
            <text:p>7,9375</text:p>
          </table:table-cell>
          <table:table-cell table:style-name="ce52" office:value-type="float" office:value="11.7953" calcext:value-type="float">
            <text:p>11,7953</text:p>
          </table:table-cell>
          <table:table-cell table:style-name="ce52" office:value-type="float" office:value="5.55625" calcext:value-type="float">
            <text:p>5,55625</text:p>
          </table:table-cell>
          <table:table-cell table:style-name="ce52" office:value-type="float" office:value="8.34055" calcext:value-type="float">
            <text:p>8,34055</text:p>
          </table:table-cell>
          <table:table-cell table:style-name="ce52" office:value-type="float" office:value="5.55625" calcext:value-type="float">
            <text:p>5,55625</text:p>
          </table:table-cell>
          <table:table-cell table:style-name="ce52" office:value-type="float" office:value="4.16719" calcext:value-type="float">
            <text:p>4,16719</text:p>
          </table:table-cell>
          <table:table-cell table:style-name="ce52" office:value-type="float" office:value="3.57187" calcext:value-type="float">
            <text:p>3,57187</text:p>
          </table:table-cell>
          <table:table-cell table:style-name="ce52" office:value-type="float" office:value="8.34055" calcext:value-type="float">
            <text:p>8,34055</text:p>
          </table:table-cell>
          <table:table-cell table:style-name="ce55" table:formula="of:=[.E9]/[.$C9]" office:value-type="float" office:value="1.42857142857143" calcext:value-type="float">
            <text:p>1,43</text:p>
          </table:table-cell>
          <table:table-cell table:style-name="ce55" table:formula="of:=[.F9]/[.$C9]" office:value-type="float" office:value="2.12288863892013" calcext:value-type="float">
            <text:p>2,12</text:p>
          </table:table-cell>
          <table:table-cell table:style-name="ce55" table:formula="of:=[.G9]/[.$C9]" office:value-type="float" office:value="1" calcext:value-type="float">
            <text:p>1,00</text:p>
          </table:table-cell>
          <table:table-cell table:style-name="ce55" table:formula="of:=[.H9]/[.$C9]" office:value-type="float" office:value="1.50111136107987" calcext:value-type="float">
            <text:p>1,50</text:p>
          </table:table-cell>
          <table:table-cell table:style-name="ce55" table:formula="of:=[.I9]/[.$C9]" office:value-type="float" office:value="1" calcext:value-type="float">
            <text:p>1,00</text:p>
          </table:table-cell>
          <table:table-cell table:style-name="ce55" table:formula="of:=[.J9]/[.$C9]" office:value-type="float" office:value="0.750000449943757" calcext:value-type="float">
            <text:p>0,75</text:p>
          </table:table-cell>
          <table:table-cell table:style-name="ce55" table:formula="of:=[.K9]/[.$C9]" office:value-type="float" office:value="0.642856242969629" calcext:value-type="float">
            <text:p>0,64</text:p>
          </table:table-cell>
          <table:table-cell table:style-name="ce55" table:formula="of:=[.L9]/[.$C9]" office:value-type="float" office:value="1.50111136107987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/4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1.27" calcext:value-type="float">
            <text:p>1,27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15.7154" calcext:value-type="float">
            <text:p>15,7154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4.7625" calcext:value-type="float">
            <text:p>4,7625</text:p>
          </table:table-cell>
          <table:table-cell table:style-name="ce52" office:value-type="float" office:value="4.7752" calcext:value-type="float">
            <text:p>4,7752</text:p>
          </table:table-cell>
          <table:table-cell table:style-name="ce52" office:value-type="float" office:value="11.1125" calcext:value-type="float">
            <text:p>11,1125</text:p>
          </table:table-cell>
          <table:table-cell table:style-name="ce55" table:formula="of:=[.E10]/[.$C10]" office:value-type="float" office:value="1.5" calcext:value-type="float">
            <text:p>1,50</text:p>
          </table:table-cell>
          <table:table-cell table:style-name="ce55" table:formula="of:=[.F10]/[.$C10]" office:value-type="float" office:value="2.47486614173228" calcext:value-type="float">
            <text:p>2,47</text:p>
          </table:table-cell>
          <table:table-cell table:style-name="ce55" table:formula="of:=[.G10]/[.$C10]" office:value-type="float" office:value="1" calcext:value-type="float">
            <text:p>1,00</text:p>
          </table:table-cell>
          <table:table-cell table:style-name="ce55" table:formula="of:=[.H10]/[.$C10]" office:value-type="float" office:value="1.5" calcext:value-type="float">
            <text:p>1,50</text:p>
          </table:table-cell>
          <table:table-cell table:style-name="ce55" table:formula="of:=[.I10]/[.$C10]" office:value-type="float" office:value="1" calcext:value-type="float">
            <text:p>1,00</text:p>
          </table:table-cell>
          <table:table-cell table:style-name="ce55" table:formula="of:=[.J10]/[.$C10]" office:value-type="float" office:value="0.75" calcext:value-type="float">
            <text:p>0,75</text:p>
          </table:table-cell>
          <table:table-cell table:style-name="ce55" table:formula="of:=[.K10]/[.$C10]" office:value-type="float" office:value="0.752" calcext:value-type="float">
            <text:p>0,75</text:p>
          </table:table-cell>
          <table:table-cell table:style-name="ce55" table:formula="of:=[.L10]/[.$C10]" office:value-type="float" office:value="1.75" calcext:value-type="float">
            <text:p>1,75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5/16</text:p>
          </table:table-cell>
          <table:table-cell table:style-name="ce52" office:value-type="float" office:value="7.9375" calcext:value-type="float">
            <text:p>7,9375</text:p>
          </table:table-cell>
          <table:table-cell table:style-name="ce52" office:value-type="float" office:value="1.41111" calcext:value-type="float">
            <text:p>1,41111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17.9605" calcext:value-type="float">
            <text:p>17,9605</text:p>
          </table:table-cell>
          <table:table-cell table:style-name="ce52" office:value-type="float" office:value="7.9375" calcext:value-type="float">
            <text:p>7,9375</text:p>
          </table:table-cell>
          <table:table-cell table:style-name="ce52" office:value-type="float" office:value="11.9126" calcext:value-type="float">
            <text:p>11,9126</text:p>
          </table:table-cell>
          <table:table-cell table:style-name="ce52" office:value-type="float" office:value="7.9375" calcext:value-type="float">
            <text:p>7,937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5.969" calcext:value-type="float">
            <text:p>5,969</text:p>
          </table:table-cell>
          <table:table-cell table:style-name="ce52" office:value-type="float" office:value="12.7" calcext:value-type="float">
            <text:p>12,7</text:p>
          </table:table-cell>
          <table:table-cell table:style-name="ce55" table:formula="of:=[.E11]/[.$C11]" office:value-type="float" office:value="1.6" calcext:value-type="float">
            <text:p>1,60</text:p>
          </table:table-cell>
          <table:table-cell table:style-name="ce55" table:formula="of:=[.F11]/[.$C11]" office:value-type="float" office:value="2.26274015748031" calcext:value-type="float">
            <text:p>2,26</text:p>
          </table:table-cell>
          <table:table-cell table:style-name="ce55" table:formula="of:=[.G11]/[.$C11]" office:value-type="float" office:value="1" calcext:value-type="float">
            <text:p>1,00</text:p>
          </table:table-cell>
          <table:table-cell table:style-name="ce55" table:formula="of:=[.H11]/[.$C11]" office:value-type="float" office:value="1.5008" calcext:value-type="float">
            <text:p>1,50</text:p>
          </table:table-cell>
          <table:table-cell table:style-name="ce55" table:formula="of:=[.I11]/[.$C11]" office:value-type="float" office:value="1" calcext:value-type="float">
            <text:p>1,00</text:p>
          </table:table-cell>
          <table:table-cell table:style-name="ce55" table:formula="of:=[.J11]/[.$C11]" office:value-type="float" office:value="0.8" calcext:value-type="float">
            <text:p>0,80</text:p>
          </table:table-cell>
          <table:table-cell table:style-name="ce55" table:formula="of:=[.K11]/[.$C11]" office:value-type="float" office:value="0.752" calcext:value-type="float">
            <text:p>0,75</text:p>
          </table:table-cell>
          <table:table-cell table:style-name="ce55" table:formula="of:=[.L11]/[.$C11]" office:value-type="float" office:value="1.6" calcext:value-type="float">
            <text:p>1,6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/8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1.5875" calcext:value-type="float">
            <text:p>1,5875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20.2056" calcext:value-type="float">
            <text:p>20,2056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14.2875" calcext:value-type="float">
            <text:p>14,2875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7.9375" calcext:value-type="float">
            <text:p>7,9375</text:p>
          </table:table-cell>
          <table:table-cell table:style-name="ce52" office:value-type="float" office:value="6.8072" calcext:value-type="float">
            <text:p>6,8072</text:p>
          </table:table-cell>
          <table:table-cell table:style-name="ce52" office:value-type="float" office:value="14.2875" calcext:value-type="float">
            <text:p>14,2875</text:p>
          </table:table-cell>
          <table:table-cell table:style-name="ce55" table:formula="of:=[.E12]/[.$C12]" office:value-type="float" office:value="1.33333333333333" calcext:value-type="float">
            <text:p>1,33</text:p>
          </table:table-cell>
          <table:table-cell table:style-name="ce55" table:formula="of:=[.F12]/[.$C12]" office:value-type="float" office:value="2.12132283464567" calcext:value-type="float">
            <text:p>2,12</text:p>
          </table:table-cell>
          <table:table-cell table:style-name="ce55" table:formula="of:=[.G12]/[.$C12]" office:value-type="float" office:value="1" calcext:value-type="float">
            <text:p>1,00</text:p>
          </table:table-cell>
          <table:table-cell table:style-name="ce55" table:formula="of:=[.H12]/[.$C12]" office:value-type="float" office:value="1.5" calcext:value-type="float">
            <text:p>1,50</text:p>
          </table:table-cell>
          <table:table-cell table:style-name="ce55" table:formula="of:=[.I12]/[.$C12]" office:value-type="float" office:value="1" calcext:value-type="float">
            <text:p>1,00</text:p>
          </table:table-cell>
          <table:table-cell table:style-name="ce55" table:formula="of:=[.J12]/[.$C12]" office:value-type="float" office:value="0.833333333333333" calcext:value-type="float">
            <text:p>0,83</text:p>
          </table:table-cell>
          <table:table-cell table:style-name="ce55" table:formula="of:=[.K12]/[.$C12]" office:value-type="float" office:value="0.714666666666667" calcext:value-type="float">
            <text:p>0,71</text:p>
          </table:table-cell>
          <table:table-cell table:style-name="ce55" table:formula="of:=[.L12]/[.$C12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7/16</text:p>
          </table:table-cell>
          <table:table-cell table:style-name="ce52" office:value-type="float" office:value="11.1125" calcext:value-type="float">
            <text:p>11,1125</text:p>
          </table:table-cell>
          <table:table-cell table:style-name="ce52" office:value-type="float" office:value="1.81429" calcext:value-type="float">
            <text:p>1,81429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22.4506" calcext:value-type="float">
            <text:p>22,4506</text:p>
          </table:table-cell>
          <table:table-cell table:style-name="ce52" office:value-type="float" office:value="11.1125" calcext:value-type="float">
            <text:p>11,1125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2" office:value-type="float" office:value="11.1125" calcext:value-type="float">
            <text:p>11,1125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8.0264" calcext:value-type="float">
            <text:p>8,0264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5" table:formula="of:=[.E13]/[.$C13]" office:value-type="float" office:value="1.71428571428571" calcext:value-type="float">
            <text:p>1,71</text:p>
          </table:table-cell>
          <table:table-cell table:style-name="ce55" table:formula="of:=[.F13]/[.$C13]" office:value-type="float" office:value="2.02030146231721" calcext:value-type="float">
            <text:p>2,02</text:p>
          </table:table-cell>
          <table:table-cell table:style-name="ce55" table:formula="of:=[.G13]/[.$C13]" office:value-type="float" office:value="1" calcext:value-type="float">
            <text:p>1,00</text:p>
          </table:table-cell>
          <table:table-cell table:style-name="ce55" table:formula="of:=[.H13]/[.$C13]" office:value-type="float" office:value="1.42857142857143" calcext:value-type="float">
            <text:p>1,43</text:p>
          </table:table-cell>
          <table:table-cell table:style-name="ce55" table:formula="of:=[.I13]/[.$C13]" office:value-type="float" office:value="1" calcext:value-type="float">
            <text:p>1,00</text:p>
          </table:table-cell>
          <table:table-cell table:style-name="ce55" table:formula="of:=[.J13]/[.$C13]" office:value-type="float" office:value="0.857142857142857" calcext:value-type="float">
            <text:p>0,86</text:p>
          </table:table-cell>
          <table:table-cell table:style-name="ce55" table:formula="of:=[.K13]/[.$C13]" office:value-type="float" office:value="0.722285714285714" calcext:value-type="float">
            <text:p>0,72</text:p>
          </table:table-cell>
          <table:table-cell table:style-name="ce55" table:formula="of:=[.L13]/[.$C13]" office:value-type="float" office:value="1.42857142857143" calcext:value-type="float">
            <text:p>1,43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/2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2.11667" calcext:value-type="float">
            <text:p>2,11667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26.9408" calcext:value-type="float">
            <text:p>26,9408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9.525" calcext:value-type="float">
            <text:p>9,525</text:p>
          </table:table-cell>
          <table:table-cell table:style-name="ce52" office:value-type="float" office:value="9.2456" calcext:value-type="float">
            <text:p>9,2456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5" table:formula="of:=[.E14]/[.$C14]" office:value-type="float" office:value="1.5" calcext:value-type="float">
            <text:p>1,50</text:p>
          </table:table-cell>
          <table:table-cell table:style-name="ce55" table:formula="of:=[.F14]/[.$C14]" office:value-type="float" office:value="2.12132283464567" calcext:value-type="float">
            <text:p>2,12</text:p>
          </table:table-cell>
          <table:table-cell table:style-name="ce55" table:formula="of:=[.G14]/[.$C14]" office:value-type="float" office:value="1" calcext:value-type="float">
            <text:p>1,00</text:p>
          </table:table-cell>
          <table:table-cell table:style-name="ce55" table:formula="of:=[.H14]/[.$C14]" office:value-type="float" office:value="1.5" calcext:value-type="float">
            <text:p>1,50</text:p>
          </table:table-cell>
          <table:table-cell table:style-name="ce55" table:formula="of:=[.I14]/[.$C14]" office:value-type="float" office:value="1" calcext:value-type="float">
            <text:p>1,00</text:p>
          </table:table-cell>
          <table:table-cell table:style-name="ce55" table:formula="of:=[.J14]/[.$C14]" office:value-type="float" office:value="0.75" calcext:value-type="float">
            <text:p>0,75</text:p>
          </table:table-cell>
          <table:table-cell table:style-name="ce55" table:formula="of:=[.K14]/[.$C14]" office:value-type="float" office:value="0.728" calcext:value-type="float">
            <text:p>0,73</text:p>
          </table:table-cell>
          <table:table-cell table:style-name="ce55" table:formula="of:=[.L14]/[.$C14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9/16</text:p>
          </table:table-cell>
          <table:table-cell table:style-name="ce52" office:value-type="float" office:value="14.2875" calcext:value-type="float">
            <text:p>14,2875</text:p>
          </table:table-cell>
          <table:table-cell table:style-name="ce52" office:value-type="float" office:value="2.11667" calcext:value-type="float">
            <text:p>2,11667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31.4309" calcext:value-type="float">
            <text:p>31,4309</text:p>
          </table:table-cell>
          <table:table-cell table:style-name="ce52" office:value-type="float" office:value="14.2875" calcext:value-type="float">
            <text:p>14,2875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2" office:value-type="float" office:value="14.2875" calcext:value-type="float">
            <text:p>14,2875</text:p>
          </table:table-cell>
          <table:table-cell table:style-name="ce52" office:value-type="float" office:value="11.1125" calcext:value-type="float">
            <text:p>11,1125</text:p>
          </table:table-cell>
          <table:table-cell table:style-name="ce52" office:value-type="float" office:value="10.0076" calcext:value-type="float">
            <text:p>10,0076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5" table:formula="of:=[.E15]/[.$C15]" office:value-type="float" office:value="1.77777777777778" calcext:value-type="float">
            <text:p>1,78</text:p>
          </table:table-cell>
          <table:table-cell table:style-name="ce55" table:formula="of:=[.F15]/[.$C15]" office:value-type="float" office:value="2.19988801399825" calcext:value-type="float">
            <text:p>2,20</text:p>
          </table:table-cell>
          <table:table-cell table:style-name="ce55" table:formula="of:=[.G15]/[.$C15]" office:value-type="float" office:value="1" calcext:value-type="float">
            <text:p>1,00</text:p>
          </table:table-cell>
          <table:table-cell table:style-name="ce55" table:formula="of:=[.H15]/[.$C15]" office:value-type="float" office:value="1.55555555555556" calcext:value-type="float">
            <text:p>1,56</text:p>
          </table:table-cell>
          <table:table-cell table:style-name="ce55" table:formula="of:=[.I15]/[.$C15]" office:value-type="float" office:value="1" calcext:value-type="float">
            <text:p>1,00</text:p>
          </table:table-cell>
          <table:table-cell table:style-name="ce55" table:formula="of:=[.J15]/[.$C15]" office:value-type="float" office:value="0.777777777777778" calcext:value-type="float">
            <text:p>0,78</text:p>
          </table:table-cell>
          <table:table-cell table:style-name="ce55" table:formula="of:=[.K15]/[.$C15]" office:value-type="float" office:value="0.700444444444444" calcext:value-type="float">
            <text:p>0,70</text:p>
          </table:table-cell>
          <table:table-cell table:style-name="ce55" table:formula="of:=[.L15]/[.$C15]" office:value-type="float" office:value="1.55555555555556" calcext:value-type="float">
            <text:p>1,56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5/8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33.676" calcext:value-type="float">
            <text:p>33,676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2" office:value-type="float" office:value="23.8125" calcext:value-type="float">
            <text:p>23,8125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2" office:value-type="float" office:value="12.7" calcext:value-type="float">
            <text:p>12,7</text:p>
          </table:table-cell>
          <table:table-cell table:style-name="ce52" office:value-type="float" office:value="11.2776" calcext:value-type="float">
            <text:p>11,2776</text:p>
          </table:table-cell>
          <table:table-cell table:style-name="ce52" office:value-type="float" office:value="23.8125" calcext:value-type="float">
            <text:p>23,8125</text:p>
          </table:table-cell>
          <table:table-cell table:style-name="ce55" table:formula="of:=[.E16]/[.$C16]" office:value-type="float" office:value="1.6" calcext:value-type="float">
            <text:p>1,60</text:p>
          </table:table-cell>
          <table:table-cell table:style-name="ce55" table:formula="of:=[.F16]/[.$C16]" office:value-type="float" office:value="2.12132283464567" calcext:value-type="float">
            <text:p>2,12</text:p>
          </table:table-cell>
          <table:table-cell table:style-name="ce55" table:formula="of:=[.G16]/[.$C16]" office:value-type="float" office:value="1" calcext:value-type="float">
            <text:p>1,00</text:p>
          </table:table-cell>
          <table:table-cell table:style-name="ce55" table:formula="of:=[.H16]/[.$C16]" office:value-type="float" office:value="1.5" calcext:value-type="float">
            <text:p>1,50</text:p>
          </table:table-cell>
          <table:table-cell table:style-name="ce55" table:formula="of:=[.I16]/[.$C16]" office:value-type="float" office:value="1" calcext:value-type="float">
            <text:p>1,00</text:p>
          </table:table-cell>
          <table:table-cell table:style-name="ce55" table:formula="of:=[.J16]/[.$C16]" office:value-type="float" office:value="0.8" calcext:value-type="float">
            <text:p>0,80</text:p>
          </table:table-cell>
          <table:table-cell table:style-name="ce55" table:formula="of:=[.K16]/[.$C16]" office:value-type="float" office:value="0.7104" calcext:value-type="float">
            <text:p>0,71</text:p>
          </table:table-cell>
          <table:table-cell table:style-name="ce55" table:formula="of:=[.L16]/[.$C16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/4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2.54" calcext:value-type="float">
            <text:p>2,54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40.4112" calcext:value-type="float">
            <text:p>40,4112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15.875" calcext:value-type="float">
            <text:p>15,875</text:p>
          </table:table-cell>
          <table:table-cell table:style-name="ce52" office:value-type="float" office:value="13.3096" calcext:value-type="float">
            <text:p>13,3096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5" table:formula="of:=[.E17]/[.$C17]" office:value-type="float" office:value="1.66666666666667" calcext:value-type="float">
            <text:p>1,67</text:p>
          </table:table-cell>
          <table:table-cell table:style-name="ce55" table:formula="of:=[.F17]/[.$C17]" office:value-type="float" office:value="2.12132283464567" calcext:value-type="float">
            <text:p>2,12</text:p>
          </table:table-cell>
          <table:table-cell table:style-name="ce55" table:formula="of:=[.G17]/[.$C17]" office:value-type="float" office:value="1" calcext:value-type="float">
            <text:p>1,00</text:p>
          </table:table-cell>
          <table:table-cell table:style-name="ce55" table:formula="of:=[.H17]/[.$C17]" office:value-type="float" office:value="1.5" calcext:value-type="float">
            <text:p>1,50</text:p>
          </table:table-cell>
          <table:table-cell table:style-name="ce55" table:formula="of:=[.I17]/[.$C17]" office:value-type="float" office:value="1" calcext:value-type="float">
            <text:p>1,00</text:p>
          </table:table-cell>
          <table:table-cell table:style-name="ce55" table:formula="of:=[.J17]/[.$C17]" office:value-type="float" office:value="0.833333333333333" calcext:value-type="float">
            <text:p>0,83</text:p>
          </table:table-cell>
          <table:table-cell table:style-name="ce55" table:formula="of:=[.K17]/[.$C17]" office:value-type="float" office:value="0.698666666666667" calcext:value-type="float">
            <text:p>0,70</text:p>
          </table:table-cell>
          <table:table-cell table:style-name="ce55" table:formula="of:=[.L17]/[.$C17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7/8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2" office:value-type="float" office:value="2.82222" calcext:value-type="float">
            <text:p>2,82222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47.1463" calcext:value-type="float">
            <text:p>47,1463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2" office:value-type="float" office:value="33.3375" calcext:value-type="float">
            <text:p>33,3375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15.3416" calcext:value-type="float">
            <text:p>15,3416</text:p>
          </table:table-cell>
          <table:table-cell table:style-name="ce52" office:value-type="float" office:value="33.3375" calcext:value-type="float">
            <text:p>33,3375</text:p>
          </table:table-cell>
          <table:table-cell table:style-name="ce55" table:formula="of:=[.E18]/[.$C18]" office:value-type="float" office:value="1.42857142857143" calcext:value-type="float">
            <text:p>1,43</text:p>
          </table:table-cell>
          <table:table-cell table:style-name="ce55" table:formula="of:=[.F18]/[.$C18]" office:value-type="float" office:value="2.1213183352081" calcext:value-type="float">
            <text:p>2,12</text:p>
          </table:table-cell>
          <table:table-cell table:style-name="ce55" table:formula="of:=[.G18]/[.$C18]" office:value-type="float" office:value="1" calcext:value-type="float">
            <text:p>1,00</text:p>
          </table:table-cell>
          <table:table-cell table:style-name="ce55" table:formula="of:=[.H18]/[.$C18]" office:value-type="float" office:value="1.5" calcext:value-type="float">
            <text:p>1,50</text:p>
          </table:table-cell>
          <table:table-cell table:style-name="ce55" table:formula="of:=[.I18]/[.$C18]" office:value-type="float" office:value="1" calcext:value-type="float">
            <text:p>1,00</text:p>
          </table:table-cell>
          <table:table-cell table:style-name="ce55" table:formula="of:=[.J18]/[.$C18]" office:value-type="float" office:value="0.857142857142857" calcext:value-type="float">
            <text:p>0,86</text:p>
          </table:table-cell>
          <table:table-cell table:style-name="ce55" table:formula="of:=[.K18]/[.$C18]" office:value-type="float" office:value="0.690285714285714" calcext:value-type="float">
            <text:p>0,69</text:p>
          </table:table-cell>
          <table:table-cell table:style-name="ce55" table:formula="of:=[.L18]/[.$C18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3.175" calcext:value-type="float">
            <text:p>3,175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53.8815" calcext:value-type="float">
            <text:p>53,8815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19.05" calcext:value-type="float">
            <text:p>19,05</text:p>
          </table:table-cell>
          <table:table-cell table:style-name="ce52" office:value-type="float" office:value="17.78" calcext:value-type="float">
            <text:p>17,78</text:p>
          </table:table-cell>
          <table:table-cell table:style-name="ce52" office:value-type="float" office:value="38.1" calcext:value-type="float">
            <text:p>38,1</text:p>
          </table:table-cell>
          <table:table-cell table:style-name="ce55" table:formula="of:=[.E19]/[.$C19]" office:value-type="float" office:value="1.5" calcext:value-type="float">
            <text:p>1,50</text:p>
          </table:table-cell>
          <table:table-cell table:style-name="ce55" table:formula="of:=[.F19]/[.$C19]" office:value-type="float" office:value="2.1213188976378" calcext:value-type="float">
            <text:p>2,12</text:p>
          </table:table-cell>
          <table:table-cell table:style-name="ce55" table:formula="of:=[.G19]/[.$C19]" office:value-type="float" office:value="1" calcext:value-type="float">
            <text:p>1,00</text:p>
          </table:table-cell>
          <table:table-cell table:style-name="ce55" table:formula="of:=[.H19]/[.$C19]" office:value-type="float" office:value="1.5" calcext:value-type="float">
            <text:p>1,50</text:p>
          </table:table-cell>
          <table:table-cell table:style-name="ce55" table:formula="of:=[.I19]/[.$C19]" office:value-type="float" office:value="1" calcext:value-type="float">
            <text:p>1,00</text:p>
          </table:table-cell>
          <table:table-cell table:style-name="ce55" table:formula="of:=[.J19]/[.$C19]" office:value-type="float" office:value="0.75" calcext:value-type="float">
            <text:p>0,75</text:p>
          </table:table-cell>
          <table:table-cell table:style-name="ce55" table:formula="of:=[.K19]/[.$C19]" office:value-type="float" office:value="0.7" calcext:value-type="float">
            <text:p>0,70</text:p>
          </table:table-cell>
          <table:table-cell table:style-name="ce55" table:formula="of:=[.L19]/[.$C19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1/8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3.62857" calcext:value-type="float">
            <text:p>3,62857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60.6167" calcext:value-type="float">
            <text:p>60,6167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42.8625" calcext:value-type="float">
            <text:p>42,8625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22.225" calcext:value-type="float">
            <text:p>22,225</text:p>
          </table:table-cell>
          <table:table-cell table:style-name="ce52" office:value-type="float" office:value="19.812" calcext:value-type="float">
            <text:p>19,812</text:p>
          </table:table-cell>
          <table:table-cell table:style-name="ce52" office:value-type="float" office:value="42.8625" calcext:value-type="float">
            <text:p>42,8625</text:p>
          </table:table-cell>
          <table:table-cell table:style-name="ce55" table:formula="of:=[.E20]/[.$C20]" office:value-type="float" office:value="1.33333333333333" calcext:value-type="float">
            <text:p>1,33</text:p>
          </table:table-cell>
          <table:table-cell table:style-name="ce55" table:formula="of:=[.F20]/[.$C20]" office:value-type="float" office:value="2.12131933508311" calcext:value-type="float">
            <text:p>2,12</text:p>
          </table:table-cell>
          <table:table-cell table:style-name="ce55" table:formula="of:=[.G20]/[.$C20]" office:value-type="float" office:value="1" calcext:value-type="float">
            <text:p>1,00</text:p>
          </table:table-cell>
          <table:table-cell table:style-name="ce55" table:formula="of:=[.H20]/[.$C20]" office:value-type="float" office:value="1.5" calcext:value-type="float">
            <text:p>1,50</text:p>
          </table:table-cell>
          <table:table-cell table:style-name="ce55" table:formula="of:=[.I20]/[.$C20]" office:value-type="float" office:value="1" calcext:value-type="float">
            <text:p>1,00</text:p>
          </table:table-cell>
          <table:table-cell table:style-name="ce55" table:formula="of:=[.J20]/[.$C20]" office:value-type="float" office:value="0.777777777777778" calcext:value-type="float">
            <text:p>0,78</text:p>
          </table:table-cell>
          <table:table-cell table:style-name="ce55" table:formula="of:=[.K20]/[.$C20]" office:value-type="float" office:value="0.693333333333333" calcext:value-type="float">
            <text:p>0,69</text:p>
          </table:table-cell>
          <table:table-cell table:style-name="ce55" table:formula="of:=[.L20]/[.$C20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1/4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3.62857" calcext:value-type="float">
            <text:p>3,62857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67.3519" calcext:value-type="float">
            <text:p>67,3519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47.625" calcext:value-type="float">
            <text:p>47,625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25.4" calcext:value-type="float">
            <text:p>25,4</text:p>
          </table:table-cell>
          <table:table-cell table:style-name="ce52" office:value-type="float" office:value="22.2504" calcext:value-type="float">
            <text:p>22,2504</text:p>
          </table:table-cell>
          <table:table-cell table:style-name="ce52" office:value-type="float" office:value="47.625" calcext:value-type="float">
            <text:p>47,625</text:p>
          </table:table-cell>
          <table:table-cell table:style-name="ce55" table:formula="of:=[.E21]/[.$C21]" office:value-type="float" office:value="1.6" calcext:value-type="float">
            <text:p>1,60</text:p>
          </table:table-cell>
          <table:table-cell table:style-name="ce55" table:formula="of:=[.F21]/[.$C21]" office:value-type="float" office:value="2.12131968503937" calcext:value-type="float">
            <text:p>2,12</text:p>
          </table:table-cell>
          <table:table-cell table:style-name="ce55" table:formula="of:=[.G21]/[.$C21]" office:value-type="float" office:value="1" calcext:value-type="float">
            <text:p>1,00</text:p>
          </table:table-cell>
          <table:table-cell table:style-name="ce55" table:formula="of:=[.H21]/[.$C21]" office:value-type="float" office:value="1.5" calcext:value-type="float">
            <text:p>1,50</text:p>
          </table:table-cell>
          <table:table-cell table:style-name="ce55" table:formula="of:=[.I21]/[.$C21]" office:value-type="float" office:value="1" calcext:value-type="float">
            <text:p>1,00</text:p>
          </table:table-cell>
          <table:table-cell table:style-name="ce55" table:formula="of:=[.J21]/[.$C21]" office:value-type="float" office:value="0.8" calcext:value-type="float">
            <text:p>0,80</text:p>
          </table:table-cell>
          <table:table-cell table:style-name="ce55" table:formula="of:=[.K21]/[.$C21]" office:value-type="float" office:value="0.7008" calcext:value-type="float">
            <text:p>0,70</text:p>
          </table:table-cell>
          <table:table-cell table:style-name="ce55" table:formula="of:=[.L21]/[.$C21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3/8</text:p>
          </table:table-cell>
          <table:table-cell table:style-name="ce52" office:value-type="float" office:value="34.925" calcext:value-type="float">
            <text:p>34,925</text:p>
          </table:table-cell>
          <table:table-cell table:style-name="ce52" office:value-type="float" office:value="4.23333" calcext:value-type="float">
            <text:p>4,23333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74.0871" calcext:value-type="float">
            <text:p>74,0871</text:p>
          </table:table-cell>
          <table:table-cell table:style-name="ce52" office:value-type="float" office:value="34.925" calcext:value-type="float">
            <text:p>34,925</text:p>
          </table:table-cell>
          <table:table-cell table:style-name="ce52" office:value-type="float" office:value="52.3875" calcext:value-type="float">
            <text:p>52,3875</text:p>
          </table:table-cell>
          <table:table-cell table:style-name="ce52" office:value-type="float" office:value="34.925" calcext:value-type="float">
            <text:p>34,925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23.876" calcext:value-type="float">
            <text:p>23,876</text:p>
          </table:table-cell>
          <table:table-cell table:style-name="ce52" office:value-type="float" office:value="52.3875" calcext:value-type="float">
            <text:p>52,3875</text:p>
          </table:table-cell>
          <table:table-cell table:style-name="ce55" table:formula="of:=[.E22]/[.$C22]" office:value-type="float" office:value="1.45454545454545" calcext:value-type="float">
            <text:p>1,45</text:p>
          </table:table-cell>
          <table:table-cell table:style-name="ce55" table:formula="of:=[.F22]/[.$C22]" office:value-type="float" office:value="2.12131997136722" calcext:value-type="float">
            <text:p>2,12</text:p>
          </table:table-cell>
          <table:table-cell table:style-name="ce55" table:formula="of:=[.G22]/[.$C22]" office:value-type="float" office:value="1" calcext:value-type="float">
            <text:p>1,00</text:p>
          </table:table-cell>
          <table:table-cell table:style-name="ce55" table:formula="of:=[.H22]/[.$C22]" office:value-type="float" office:value="1.5" calcext:value-type="float">
            <text:p>1,50</text:p>
          </table:table-cell>
          <table:table-cell table:style-name="ce55" table:formula="of:=[.I22]/[.$C22]" office:value-type="float" office:value="1" calcext:value-type="float">
            <text:p>1,00</text:p>
          </table:table-cell>
          <table:table-cell table:style-name="ce55" table:formula="of:=[.J22]/[.$C22]" office:value-type="float" office:value="0.818181818181818" calcext:value-type="float">
            <text:p>0,82</text:p>
          </table:table-cell>
          <table:table-cell table:style-name="ce55" table:formula="of:=[.K22]/[.$C22]" office:value-type="float" office:value="0.683636363636364" calcext:value-type="float">
            <text:p>0,68</text:p>
          </table:table-cell>
          <table:table-cell table:style-name="ce55" table:formula="of:=[.L22]/[.$C22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1/2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4.23333" calcext:value-type="float">
            <text:p>4,23333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80.8223" calcext:value-type="float">
            <text:p>80,8223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26.3144" calcext:value-type="float">
            <text:p>26,3144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5" table:formula="of:=[.E23]/[.$C23]" office:value-type="float" office:value="1.66666666666667" calcext:value-type="float">
            <text:p>1,67</text:p>
          </table:table-cell>
          <table:table-cell table:style-name="ce55" table:formula="of:=[.F23]/[.$C23]" office:value-type="float" office:value="2.12132020997375" calcext:value-type="float">
            <text:p>2,12</text:p>
          </table:table-cell>
          <table:table-cell table:style-name="ce55" table:formula="of:=[.G23]/[.$C23]" office:value-type="float" office:value="1" calcext:value-type="float">
            <text:p>1,00</text:p>
          </table:table-cell>
          <table:table-cell table:style-name="ce55" table:formula="of:=[.H23]/[.$C23]" office:value-type="float" office:value="1.5" calcext:value-type="float">
            <text:p>1,50</text:p>
          </table:table-cell>
          <table:table-cell table:style-name="ce55" table:formula="of:=[.I23]/[.$C23]" office:value-type="float" office:value="1" calcext:value-type="float">
            <text:p>1,00</text:p>
          </table:table-cell>
          <table:table-cell table:style-name="ce55" table:formula="of:=[.J23]/[.$C23]" office:value-type="float" office:value="0.833333333333333" calcext:value-type="float">
            <text:p>0,83</text:p>
          </table:table-cell>
          <table:table-cell table:style-name="ce55" table:formula="of:=[.K23]/[.$C23]" office:value-type="float" office:value="0.690666666666667" calcext:value-type="float">
            <text:p>0,69</text:p>
          </table:table-cell>
          <table:table-cell table:style-name="ce55" table:formula="of:=[.L23]/[.$C23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5/8</text:p>
          </table:table-cell>
          <table:table-cell table:style-name="ce52" office:value-type="float" office:value="41.275" calcext:value-type="float">
            <text:p>41,275</text:p>
          </table:table-cell>
          <table:table-cell table:style-name="ce52" office:value-type="float" office:value="5.08" calcext:value-type="float">
            <text:p>5,08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87.6223" calcext:value-type="float">
            <text:p>87,6223</text:p>
          </table:table-cell>
          <table:table-cell table:style-name="ce52" office:value-type="float" office:value="41.275" calcext:value-type="float">
            <text:p>41,275</text:p>
          </table:table-cell>
          <table:table-cell table:style-name="ce52" office:value-type="float" office:value="61.9583" calcext:value-type="float">
            <text:p>61,9583</text:p>
          </table:table-cell>
          <table:table-cell table:style-name="ce52" office:value-type="float" office:value="41.275" calcext:value-type="float">
            <text:p>41,275</text:p>
          </table:table-cell>
          <table:table-cell table:style-name="ce52" office:value-type="float" office:value="30.9562" calcext:value-type="float">
            <text:p>30,9562</text:p>
          </table:table-cell>
          <table:table-cell table:style-name="ce52" office:value-type="float" office:value="26.5339" calcext:value-type="float">
            <text:p>26,5339</text:p>
          </table:table-cell>
          <table:table-cell table:style-name="ce52" office:value-type="float" office:value="61.9583" calcext:value-type="float">
            <text:p>61,9583</text:p>
          </table:table-cell>
          <table:table-cell table:style-name="ce55" table:formula="of:=[.E24]/[.$C24]" office:value-type="float" office:value="1.53846153846154" calcext:value-type="float">
            <text:p>1,54</text:p>
          </table:table-cell>
          <table:table-cell table:style-name="ce55" table:formula="of:=[.F24]/[.$C24]" office:value-type="float" office:value="2.12289036947305" calcext:value-type="float">
            <text:p>2,12</text:p>
          </table:table-cell>
          <table:table-cell table:style-name="ce55" table:formula="of:=[.G24]/[.$C24]" office:value-type="float" office:value="1" calcext:value-type="float">
            <text:p>1,00</text:p>
          </table:table-cell>
          <table:table-cell table:style-name="ce55" table:formula="of:=[.H24]/[.$C24]" office:value-type="float" office:value="1.50110963052695" calcext:value-type="float">
            <text:p>1,50</text:p>
          </table:table-cell>
          <table:table-cell table:style-name="ce55" table:formula="of:=[.I24]/[.$C24]" office:value-type="float" office:value="1" calcext:value-type="float">
            <text:p>1,00</text:p>
          </table:table-cell>
          <table:table-cell table:style-name="ce55" table:formula="of:=[.J24]/[.$C24]" office:value-type="float" office:value="0.749998788612962" calcext:value-type="float">
            <text:p>0,75</text:p>
          </table:table-cell>
          <table:table-cell table:style-name="ce55" table:formula="of:=[.K24]/[.$C24]" office:value-type="float" office:value="0.642856450635978" calcext:value-type="float">
            <text:p>0,64</text:p>
          </table:table-cell>
          <table:table-cell table:style-name="ce55" table:formula="of:=[.L24]/[.$C24]" office:value-type="float" office:value="1.5011096305269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3/4</text:p>
          </table:table-cell>
          <table:table-cell table:style-name="ce52" office:value-type="float" office:value="44.45" calcext:value-type="float">
            <text:p>44,45</text:p>
          </table:table-cell>
          <table:table-cell table:style-name="ce52" office:value-type="float" office:value="5.08" calcext:value-type="float">
            <text:p>5,08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94.2927" calcext:value-type="float">
            <text:p>94,2927</text:p>
          </table:table-cell>
          <table:table-cell table:style-name="ce52" office:value-type="float" office:value="44.45" calcext:value-type="float">
            <text:p>44,45</text:p>
          </table:table-cell>
          <table:table-cell table:style-name="ce52" office:value-type="float" office:value="66.675" calcext:value-type="float">
            <text:p>66,675</text:p>
          </table:table-cell>
          <table:table-cell table:style-name="ce52" office:value-type="float" office:value="44.45" calcext:value-type="float">
            <text:p>44,45</text:p>
          </table:table-cell>
          <table:table-cell table:style-name="ce52" office:value-type="float" office:value="31.75" calcext:value-type="float">
            <text:p>31,75</text:p>
          </table:table-cell>
          <table:table-cell table:style-name="ce52" office:value-type="float" office:value="28.575" calcext:value-type="float">
            <text:p>28,575</text:p>
          </table:table-cell>
          <table:table-cell table:style-name="ce52" office:value-type="float" office:value="66.675" calcext:value-type="float">
            <text:p>66,675</text:p>
          </table:table-cell>
          <table:table-cell table:style-name="ce55" table:formula="of:=[.E25]/[.$C25]" office:value-type="float" office:value="1.42857142857143" calcext:value-type="float">
            <text:p>1,43</text:p>
          </table:table-cell>
          <table:table-cell table:style-name="ce55" table:formula="of:=[.F25]/[.$C25]" office:value-type="float" office:value="2.12132058492688" calcext:value-type="float">
            <text:p>2,12</text:p>
          </table:table-cell>
          <table:table-cell table:style-name="ce55" table:formula="of:=[.G25]/[.$C25]" office:value-type="float" office:value="1" calcext:value-type="float">
            <text:p>1,00</text:p>
          </table:table-cell>
          <table:table-cell table:style-name="ce55" table:formula="of:=[.H25]/[.$C25]" office:value-type="float" office:value="1.5" calcext:value-type="float">
            <text:p>1,50</text:p>
          </table:table-cell>
          <table:table-cell table:style-name="ce55" table:formula="of:=[.I25]/[.$C25]" office:value-type="float" office:value="1" calcext:value-type="float">
            <text:p>1,00</text:p>
          </table:table-cell>
          <table:table-cell table:style-name="ce55" table:formula="of:=[.J25]/[.$C25]" office:value-type="float" office:value="0.714285714285714" calcext:value-type="float">
            <text:p>0,71</text:p>
          </table:table-cell>
          <table:table-cell table:style-name="ce55" table:formula="of:=[.K25]/[.$C25]" office:value-type="float" office:value="0.642857142857143" calcext:value-type="float">
            <text:p>0,64</text:p>
          </table:table-cell>
          <table:table-cell table:style-name="ce55" table:formula="of:=[.L25]/[.$C25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1 7/8</text:p>
          </table:table-cell>
          <table:table-cell table:style-name="ce52" office:value-type="float" office:value="47.625" calcext:value-type="float">
            <text:p>47,625</text:p>
          </table:table-cell>
          <table:table-cell table:style-name="ce52" office:value-type="float" office:value="5.64444" calcext:value-type="float">
            <text:p>5,64444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101.103" calcext:value-type="float">
            <text:p>101,103</text:p>
          </table:table-cell>
          <table:table-cell table:style-name="ce52" office:value-type="float" office:value="47.625" calcext:value-type="float">
            <text:p>47,625</text:p>
          </table:table-cell>
          <table:table-cell table:style-name="ce52" office:value-type="float" office:value="71.4904" calcext:value-type="float">
            <text:p>71,4904</text:p>
          </table:table-cell>
          <table:table-cell table:style-name="ce52" office:value-type="float" office:value="47.625" calcext:value-type="float">
            <text:p>47,625</text:p>
          </table:table-cell>
          <table:table-cell table:style-name="ce52" office:value-type="float" office:value="35.7188" calcext:value-type="float">
            <text:p>35,7188</text:p>
          </table:table-cell>
          <table:table-cell table:style-name="ce52" office:value-type="float" office:value="30.6161" calcext:value-type="float">
            <text:p>30,6161</text:p>
          </table:table-cell>
          <table:table-cell table:style-name="ce52" office:value-type="float" office:value="71.4904" calcext:value-type="float">
            <text:p>71,4904</text:p>
          </table:table-cell>
          <table:table-cell table:style-name="ce55" table:formula="of:=[.E26]/[.$C26]" office:value-type="float" office:value="1.6" calcext:value-type="float">
            <text:p>1,60</text:p>
          </table:table-cell>
          <table:table-cell table:style-name="ce55" table:formula="of:=[.F26]/[.$C26]" office:value-type="float" office:value="2.12289763779528" calcext:value-type="float">
            <text:p>2,12</text:p>
          </table:table-cell>
          <table:table-cell table:style-name="ce55" table:formula="of:=[.G26]/[.$C26]" office:value-type="float" office:value="1" calcext:value-type="float">
            <text:p>1,00</text:p>
          </table:table-cell>
          <table:table-cell table:style-name="ce55" table:formula="of:=[.H26]/[.$C26]" office:value-type="float" office:value="1.50111076115486" calcext:value-type="float">
            <text:p>1,50</text:p>
          </table:table-cell>
          <table:table-cell table:style-name="ce55" table:formula="of:=[.I26]/[.$C26]" office:value-type="float" office:value="1" calcext:value-type="float">
            <text:p>1,00</text:p>
          </table:table-cell>
          <table:table-cell table:style-name="ce55" table:formula="of:=[.J26]/[.$C26]" office:value-type="float" office:value="0.750001049868766" calcext:value-type="float">
            <text:p>0,75</text:p>
          </table:table-cell>
          <table:table-cell table:style-name="ce55" table:formula="of:=[.K26]/[.$C26]" office:value-type="float" office:value="0.642857742782152" calcext:value-type="float">
            <text:p>0,64</text:p>
          </table:table-cell>
          <table:table-cell table:style-name="ce55" table:formula="of:=[.L26]/[.$C26]" office:value-type="float" office:value="1.50111076115486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2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5.64444" calcext:value-type="float">
            <text:p>5,64444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107.763" calcext:value-type="float">
            <text:p>107,763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38.1" calcext:value-type="float">
            <text:p>38,1</text:p>
          </table:table-cell>
          <table:table-cell table:style-name="ce52" office:value-type="float" office:value="32.6571" calcext:value-type="float">
            <text:p>32,6571</text:p>
          </table:table-cell>
          <table:table-cell table:style-name="ce52" office:value-type="float" office:value="76.2" calcext:value-type="float">
            <text:p>76,2</text:p>
          </table:table-cell>
          <table:table-cell table:style-name="ce55" table:formula="of:=[.E27]/[.$C27]" office:value-type="float" office:value="1.5" calcext:value-type="float">
            <text:p>1,50</text:p>
          </table:table-cell>
          <table:table-cell table:style-name="ce55" table:formula="of:=[.F27]/[.$C27]" office:value-type="float" office:value="2.1213188976378" calcext:value-type="float">
            <text:p>2,12</text:p>
          </table:table-cell>
          <table:table-cell table:style-name="ce55" table:formula="of:=[.G27]/[.$C27]" office:value-type="float" office:value="1" calcext:value-type="float">
            <text:p>1,00</text:p>
          </table:table-cell>
          <table:table-cell table:style-name="ce55" table:formula="of:=[.H27]/[.$C27]" office:value-type="float" office:value="1.5" calcext:value-type="float">
            <text:p>1,50</text:p>
          </table:table-cell>
          <table:table-cell table:style-name="ce55" table:formula="of:=[.I27]/[.$C27]" office:value-type="float" office:value="1" calcext:value-type="float">
            <text:p>1,00</text:p>
          </table:table-cell>
          <table:table-cell table:style-name="ce55" table:formula="of:=[.J27]/[.$C27]" office:value-type="float" office:value="0.75" calcext:value-type="float">
            <text:p>0,75</text:p>
          </table:table-cell>
          <table:table-cell table:style-name="ce55" table:formula="of:=[.K27]/[.$C27]" office:value-type="float" office:value="0.642856299212598" calcext:value-type="float">
            <text:p>0,64</text:p>
          </table:table-cell>
          <table:table-cell table:style-name="ce55" table:formula="of:=[.L27]/[.$C27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2 1/4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121.233" calcext:value-type="float">
            <text:p>121,233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85.725" calcext:value-type="float">
            <text:p>85,725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44.45" calcext:value-type="float">
            <text:p>44,45</text:p>
          </table:table-cell>
          <table:table-cell table:style-name="ce52" office:value-type="float" office:value="36.7393" calcext:value-type="float">
            <text:p>36,7393</text:p>
          </table:table-cell>
          <table:table-cell table:style-name="ce52" office:value-type="float" office:value="85.725" calcext:value-type="float">
            <text:p>85,725</text:p>
          </table:table-cell>
          <table:table-cell table:style-name="ce55" table:formula="of:=[.E28]/[.$C28]" office:value-type="float" office:value="1.33333333333333" calcext:value-type="float">
            <text:p>1,33</text:p>
          </table:table-cell>
          <table:table-cell table:style-name="ce55" table:formula="of:=[.F28]/[.$C28]" office:value-type="float" office:value="2.12131233595801" calcext:value-type="float">
            <text:p>2,12</text:p>
          </table:table-cell>
          <table:table-cell table:style-name="ce55" table:formula="of:=[.G28]/[.$C28]" office:value-type="float" office:value="1" calcext:value-type="float">
            <text:p>1,00</text:p>
          </table:table-cell>
          <table:table-cell table:style-name="ce55" table:formula="of:=[.H28]/[.$C28]" office:value-type="float" office:value="1.5" calcext:value-type="float">
            <text:p>1,50</text:p>
          </table:table-cell>
          <table:table-cell table:style-name="ce55" table:formula="of:=[.I28]/[.$C28]" office:value-type="float" office:value="1" calcext:value-type="float">
            <text:p>1,00</text:p>
          </table:table-cell>
          <table:table-cell table:style-name="ce55" table:formula="of:=[.J28]/[.$C28]" office:value-type="float" office:value="0.777777777777778" calcext:value-type="float">
            <text:p>0,78</text:p>
          </table:table-cell>
          <table:table-cell table:style-name="ce55" table:formula="of:=[.K28]/[.$C28]" office:value-type="float" office:value="0.642857392825897" calcext:value-type="float">
            <text:p>0,64</text:p>
          </table:table-cell>
          <table:table-cell table:style-name="ce55" table:formula="of:=[.L28]/[.$C28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2 1/2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6.35" calcext:value-type="float">
            <text:p>6,35</text:p>
          </table:table-cell>
          <table:table-cell table:style-name="ce52" office:value-type="float" office:value="88.9" calcext:value-type="float">
            <text:p>88,9</text:p>
          </table:table-cell>
          <table:table-cell table:style-name="ce52" office:value-type="float" office:value="134.704" calcext:value-type="float">
            <text:p>134,704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95.25" calcext:value-type="float">
            <text:p>95,25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50.8" calcext:value-type="float">
            <text:p>50,8</text:p>
          </table:table-cell>
          <table:table-cell table:style-name="ce52" office:value-type="float" office:value="40.8214" calcext:value-type="float">
            <text:p>40,8214</text:p>
          </table:table-cell>
          <table:table-cell table:style-name="ce52" office:value-type="float" office:value="95.25" calcext:value-type="float">
            <text:p>95,25</text:p>
          </table:table-cell>
          <table:table-cell table:style-name="ce55" table:formula="of:=[.E29]/[.$C29]" office:value-type="float" office:value="1.4" calcext:value-type="float">
            <text:p>1,40</text:p>
          </table:table-cell>
          <table:table-cell table:style-name="ce55" table:formula="of:=[.F29]/[.$C29]" office:value-type="float" office:value="2.12132283464567" calcext:value-type="float">
            <text:p>2,12</text:p>
          </table:table-cell>
          <table:table-cell table:style-name="ce55" table:formula="of:=[.G29]/[.$C29]" office:value-type="float" office:value="1" calcext:value-type="float">
            <text:p>1,00</text:p>
          </table:table-cell>
          <table:table-cell table:style-name="ce55" table:formula="of:=[.H29]/[.$C29]" office:value-type="float" office:value="1.5" calcext:value-type="float">
            <text:p>1,50</text:p>
          </table:table-cell>
          <table:table-cell table:style-name="ce55" table:formula="of:=[.I29]/[.$C29]" office:value-type="float" office:value="1" calcext:value-type="float">
            <text:p>1,00</text:p>
          </table:table-cell>
          <table:table-cell table:style-name="ce55" table:formula="of:=[.J29]/[.$C29]" office:value-type="float" office:value="0.8" calcext:value-type="float">
            <text:p>0,80</text:p>
          </table:table-cell>
          <table:table-cell table:style-name="ce55" table:formula="of:=[.K29]/[.$C29]" office:value-type="float" office:value="0.642856692913386" calcext:value-type="float">
            <text:p>0,64</text:p>
          </table:table-cell>
          <table:table-cell table:style-name="ce55" table:formula="of:=[.L29]/[.$C29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2 3/4</text:p>
          </table:table-cell>
          <table:table-cell table:style-name="ce52" office:value-type="float" office:value="69.85" calcext:value-type="float">
            <text:p>69,85</text:p>
          </table:table-cell>
          <table:table-cell table:style-name="ce52" office:value-type="float" office:value="7.25714" calcext:value-type="float">
            <text:p>7,25714</text:p>
          </table:table-cell>
          <table:table-cell table:style-name="ce52" office:value-type="float" office:value="88.9" calcext:value-type="float">
            <text:p>88,9</text:p>
          </table:table-cell>
          <table:table-cell table:style-name="ce52" office:value-type="float" office:value="148.174" calcext:value-type="float">
            <text:p>148,174</text:p>
          </table:table-cell>
          <table:table-cell table:style-name="ce52" office:value-type="float" office:value="69.85" calcext:value-type="float">
            <text:p>69,85</text:p>
          </table:table-cell>
          <table:table-cell table:style-name="ce52" office:value-type="float" office:value="104.775" calcext:value-type="float">
            <text:p>104,775</text:p>
          </table:table-cell>
          <table:table-cell table:style-name="ce52" office:value-type="float" office:value="69.85" calcext:value-type="float">
            <text:p>69,85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44.9036" calcext:value-type="float">
            <text:p>44,9036</text:p>
          </table:table-cell>
          <table:table-cell table:style-name="ce52" office:value-type="float" office:value="104.775" calcext:value-type="float">
            <text:p>104,775</text:p>
          </table:table-cell>
          <table:table-cell table:style-name="ce55" table:formula="of:=[.E30]/[.$C30]" office:value-type="float" office:value="1.27272727272727" calcext:value-type="float">
            <text:p>1,27</text:p>
          </table:table-cell>
          <table:table-cell table:style-name="ce55" table:formula="of:=[.F30]/[.$C30]" office:value-type="float" office:value="2.12131710808876" calcext:value-type="float">
            <text:p>2,12</text:p>
          </table:table-cell>
          <table:table-cell table:style-name="ce55" table:formula="of:=[.G30]/[.$C30]" office:value-type="float" office:value="1" calcext:value-type="float">
            <text:p>1,00</text:p>
          </table:table-cell>
          <table:table-cell table:style-name="ce55" table:formula="of:=[.H30]/[.$C30]" office:value-type="float" office:value="1.5" calcext:value-type="float">
            <text:p>1,50</text:p>
          </table:table-cell>
          <table:table-cell table:style-name="ce55" table:formula="of:=[.I30]/[.$C30]" office:value-type="float" office:value="1" calcext:value-type="float">
            <text:p>1,00</text:p>
          </table:table-cell>
          <table:table-cell table:style-name="ce55" table:formula="of:=[.J30]/[.$C30]" office:value-type="float" office:value="0.818181818181818" calcext:value-type="float">
            <text:p>0,82</text:p>
          </table:table-cell>
          <table:table-cell table:style-name="ce55" table:formula="of:=[.K30]/[.$C30]" office:value-type="float" office:value="0.642857551896922" calcext:value-type="float">
            <text:p>0,64</text:p>
          </table:table-cell>
          <table:table-cell table:style-name="ce55" table:formula="of:=[.L30]/[.$C30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7.25714" calcext:value-type="float">
            <text:p>7,25714</text:p>
          </table:table-cell>
          <table:table-cell table:style-name="ce52" office:value-type="float" office:value="101.6" calcext:value-type="float">
            <text:p>101,6</text:p>
          </table:table-cell>
          <table:table-cell table:style-name="ce52" office:value-type="float" office:value="161.645" calcext:value-type="float">
            <text:p>161,645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114.3" calcext:value-type="float">
            <text:p>114,3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48.9857" calcext:value-type="float">
            <text:p>48,9857</text:p>
          </table:table-cell>
          <table:table-cell table:style-name="ce52" office:value-type="float" office:value="114.3" calcext:value-type="float">
            <text:p>114,3</text:p>
          </table:table-cell>
          <table:table-cell table:style-name="ce55" table:formula="of:=[.E31]/[.$C31]" office:value-type="float" office:value="1.33333333333333" calcext:value-type="float">
            <text:p>1,33</text:p>
          </table:table-cell>
          <table:table-cell table:style-name="ce55" table:formula="of:=[.F31]/[.$C31]" office:value-type="float" office:value="2.12132545931759" calcext:value-type="float">
            <text:p>2,12</text:p>
          </table:table-cell>
          <table:table-cell table:style-name="ce55" table:formula="of:=[.G31]/[.$C31]" office:value-type="float" office:value="1" calcext:value-type="float">
            <text:p>1,00</text:p>
          </table:table-cell>
          <table:table-cell table:style-name="ce55" table:formula="of:=[.H31]/[.$C31]" office:value-type="float" office:value="1.5" calcext:value-type="float">
            <text:p>1,50</text:p>
          </table:table-cell>
          <table:table-cell table:style-name="ce55" table:formula="of:=[.I31]/[.$C31]" office:value-type="float" office:value="1" calcext:value-type="float">
            <text:p>1,00</text:p>
          </table:table-cell>
          <table:table-cell table:style-name="ce55" table:formula="of:=[.J31]/[.$C31]" office:value-type="float" office:value="0.75" calcext:value-type="float">
            <text:p>0,75</text:p>
          </table:table-cell>
          <table:table-cell table:style-name="ce55" table:formula="of:=[.K31]/[.$C31]" office:value-type="float" office:value="0.642856955380577" calcext:value-type="float">
            <text:p>0,64</text:p>
          </table:table-cell>
          <table:table-cell table:style-name="ce55" table:formula="of:=[.L31]/[.$C31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 1/4</text:p>
          </table:table-cell>
          <table:table-cell table:style-name="ce52" office:value-type="float" office:value="82.55" calcext:value-type="float">
            <text:p>82,55</text:p>
          </table:table-cell>
          <table:table-cell table:style-name="ce52" office:value-type="float" office:value="7.81538" calcext:value-type="float">
            <text:p>7,81538</text:p>
          </table:table-cell>
          <table:table-cell table:style-name="ce52" office:value-type="float" office:value="101.6" calcext:value-type="float">
            <text:p>101,6</text:p>
          </table:table-cell>
          <table:table-cell table:style-name="ce52" office:value-type="float" office:value="175.115" calcext:value-type="float">
            <text:p>175,115</text:p>
          </table:table-cell>
          <table:table-cell table:style-name="ce52" office:value-type="float" office:value="82.55" calcext:value-type="float">
            <text:p>82,55</text:p>
          </table:table-cell>
          <table:table-cell table:style-name="ce52" office:value-type="float" office:value="123.825" calcext:value-type="float">
            <text:p>123,825</text:p>
          </table:table-cell>
          <table:table-cell table:style-name="ce52" office:value-type="float" office:value="82.55" calcext:value-type="float">
            <text:p>82,55</text:p>
          </table:table-cell>
          <table:table-cell table:style-name="ce52" office:value-type="float" office:value="63.5" calcext:value-type="float">
            <text:p>63,5</text:p>
          </table:table-cell>
          <table:table-cell table:style-name="ce52" office:value-type="float" office:value="53.0679" calcext:value-type="float">
            <text:p>53,0679</text:p>
          </table:table-cell>
          <table:table-cell table:style-name="ce52" office:value-type="float" office:value="123.825" calcext:value-type="float">
            <text:p>123,825</text:p>
          </table:table-cell>
          <table:table-cell table:style-name="ce55" table:formula="of:=[.E32]/[.$C32]" office:value-type="float" office:value="1.23076923076923" calcext:value-type="float">
            <text:p>1,23</text:p>
          </table:table-cell>
          <table:table-cell table:style-name="ce55" table:formula="of:=[.F32]/[.$C32]" office:value-type="float" office:value="2.12132041187159" calcext:value-type="float">
            <text:p>2,12</text:p>
          </table:table-cell>
          <table:table-cell table:style-name="ce55" table:formula="of:=[.G32]/[.$C32]" office:value-type="float" office:value="1" calcext:value-type="float">
            <text:p>1,00</text:p>
          </table:table-cell>
          <table:table-cell table:style-name="ce55" table:formula="of:=[.H32]/[.$C32]" office:value-type="float" office:value="1.5" calcext:value-type="float">
            <text:p>1,50</text:p>
          </table:table-cell>
          <table:table-cell table:style-name="ce55" table:formula="of:=[.I32]/[.$C32]" office:value-type="float" office:value="1" calcext:value-type="float">
            <text:p>1,00</text:p>
          </table:table-cell>
          <table:table-cell table:style-name="ce55" table:formula="of:=[.J32]/[.$C32]" office:value-type="float" office:value="0.769230769230769" calcext:value-type="float">
            <text:p>0,77</text:p>
          </table:table-cell>
          <table:table-cell table:style-name="ce55" table:formula="of:=[.K32]/[.$C32]" office:value-type="float" office:value="0.642857662023016" calcext:value-type="float">
            <text:p>0,64</text:p>
          </table:table-cell>
          <table:table-cell table:style-name="ce55" table:formula="of:=[.L32]/[.$C32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 1/2</text:p>
          </table:table-cell>
          <table:table-cell table:style-name="ce52" office:value-type="float" office:value="88.9" calcext:value-type="float">
            <text:p>88,9</text:p>
          </table:table-cell>
          <table:table-cell table:style-name="ce52" office:value-type="float" office:value="7.81538" calcext:value-type="float">
            <text:p>7,81538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188.585" calcext:value-type="float">
            <text:p>188,585</text:p>
          </table:table-cell>
          <table:table-cell table:style-name="ce52" office:value-type="float" office:value="88.9" calcext:value-type="float">
            <text:p>88,9</text:p>
          </table:table-cell>
          <table:table-cell table:style-name="ce52" office:value-type="float" office:value="133.35" calcext:value-type="float">
            <text:p>133,35</text:p>
          </table:table-cell>
          <table:table-cell table:style-name="ce52" office:value-type="float" office:value="88.9" calcext:value-type="float">
            <text:p>88,9</text:p>
          </table:table-cell>
          <table:table-cell table:style-name="ce52" office:value-type="float" office:value="69.85" calcext:value-type="float">
            <text:p>69,85</text:p>
          </table:table-cell>
          <table:table-cell table:style-name="ce52" office:value-type="float" office:value="57.15" calcext:value-type="float">
            <text:p>57,15</text:p>
          </table:table-cell>
          <table:table-cell table:style-name="ce52" office:value-type="float" office:value="133.35" calcext:value-type="float">
            <text:p>133,35</text:p>
          </table:table-cell>
          <table:table-cell table:style-name="ce55" table:formula="of:=[.E33]/[.$C33]" office:value-type="float" office:value="1.42857142857143" calcext:value-type="float">
            <text:p>1,43</text:p>
          </table:table-cell>
          <table:table-cell table:style-name="ce55" table:formula="of:=[.F33]/[.$C33]" office:value-type="float" office:value="2.12131608548931" calcext:value-type="float">
            <text:p>2,12</text:p>
          </table:table-cell>
          <table:table-cell table:style-name="ce55" table:formula="of:=[.G33]/[.$C33]" office:value-type="float" office:value="1" calcext:value-type="float">
            <text:p>1,00</text:p>
          </table:table-cell>
          <table:table-cell table:style-name="ce55" table:formula="of:=[.H33]/[.$C33]" office:value-type="float" office:value="1.5" calcext:value-type="float">
            <text:p>1,50</text:p>
          </table:table-cell>
          <table:table-cell table:style-name="ce55" table:formula="of:=[.I33]/[.$C33]" office:value-type="float" office:value="1" calcext:value-type="float">
            <text:p>1,00</text:p>
          </table:table-cell>
          <table:table-cell table:style-name="ce55" table:formula="of:=[.J33]/[.$C33]" office:value-type="float" office:value="0.785714285714286" calcext:value-type="float">
            <text:p>0,79</text:p>
          </table:table-cell>
          <table:table-cell table:style-name="ce55" table:formula="of:=[.K33]/[.$C33]" office:value-type="float" office:value="0.642857142857143" calcext:value-type="float">
            <text:p>0,64</text:p>
          </table:table-cell>
          <table:table-cell table:style-name="ce55" table:formula="of:=[.L33]/[.$C33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3 3/4</text:p>
          </table:table-cell>
          <table:table-cell table:style-name="ce52" office:value-type="float" office:value="95.25" calcext:value-type="float">
            <text:p>95,25</text:p>
          </table:table-cell>
          <table:table-cell table:style-name="ce52" office:value-type="float" office:value="8.46667" calcext:value-type="float">
            <text:p>8,46667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202.056" calcext:value-type="float">
            <text:p>202,056</text:p>
          </table:table-cell>
          <table:table-cell table:style-name="ce52" office:value-type="float" office:value="95.25" calcext:value-type="float">
            <text:p>95,25</text:p>
          </table:table-cell>
          <table:table-cell table:style-name="ce52" office:value-type="float" office:value="142.875" calcext:value-type="float">
            <text:p>142,875</text:p>
          </table:table-cell>
          <table:table-cell table:style-name="ce52" office:value-type="float" office:value="95.25" calcext:value-type="float">
            <text:p>95,25</text:p>
          </table:table-cell>
          <table:table-cell table:style-name="ce52" office:value-type="float" office:value="76.2" calcext:value-type="float">
            <text:p>76,2</text:p>
          </table:table-cell>
          <table:table-cell table:style-name="ce52" office:value-type="float" office:value="61.2321" calcext:value-type="float">
            <text:p>61,2321</text:p>
          </table:table-cell>
          <table:table-cell table:style-name="ce52" office:value-type="float" office:value="142.875" calcext:value-type="float">
            <text:p>142,875</text:p>
          </table:table-cell>
          <table:table-cell table:style-name="ce55" table:formula="of:=[.E34]/[.$C34]" office:value-type="float" office:value="1.33333333333333" calcext:value-type="float">
            <text:p>1,33</text:p>
          </table:table-cell>
          <table:table-cell table:style-name="ce55" table:formula="of:=[.F34]/[.$C34]" office:value-type="float" office:value="2.12132283464567" calcext:value-type="float">
            <text:p>2,12</text:p>
          </table:table-cell>
          <table:table-cell table:style-name="ce55" table:formula="of:=[.G34]/[.$C34]" office:value-type="float" office:value="1" calcext:value-type="float">
            <text:p>1,00</text:p>
          </table:table-cell>
          <table:table-cell table:style-name="ce55" table:formula="of:=[.H34]/[.$C34]" office:value-type="float" office:value="1.5" calcext:value-type="float">
            <text:p>1,50</text:p>
          </table:table-cell>
          <table:table-cell table:style-name="ce55" table:formula="of:=[.I34]/[.$C34]" office:value-type="float" office:value="1" calcext:value-type="float">
            <text:p>1,00</text:p>
          </table:table-cell>
          <table:table-cell table:style-name="ce55" table:formula="of:=[.J34]/[.$C34]" office:value-type="float" office:value="0.8" calcext:value-type="float">
            <text:p>0,80</text:p>
          </table:table-cell>
          <table:table-cell table:style-name="ce55" table:formula="of:=[.K34]/[.$C34]" office:value-type="float" office:value="0.642856692913386" calcext:value-type="float">
            <text:p>0,64</text:p>
          </table:table-cell>
          <table:table-cell table:style-name="ce55" table:formula="of:=[.L34]/[.$C34]" office:value-type="float" office:value="1.5" calcext:value-type="float">
            <text:p>1,50</text:p>
          </table:table-cell>
          <table:table-cell table:number-columns-repeated="987"/>
        </table:table-row>
        <table:table-row table:style-name="ro1">
          <table:table-cell/>
          <table:table-cell table:style-name="ce52" office:value-type="string" calcext:value-type="string">
            <text:p>BSW 4</text:p>
          </table:table-cell>
          <table:table-cell table:style-name="ce52" office:value-type="float" office:value="101.6" calcext:value-type="float">
            <text:p>101,6</text:p>
          </table:table-cell>
          <table:table-cell table:style-name="ce52" office:value-type="float" office:value="8.46667" calcext:value-type="float">
            <text:p>8,46667</text:p>
          </table:table-cell>
          <table:table-cell table:style-name="ce52" office:value-type="float" office:value="152.4" calcext:value-type="float">
            <text:p>152,4</text:p>
          </table:table-cell>
          <table:table-cell table:style-name="ce52" office:value-type="float" office:value="215.526" calcext:value-type="float">
            <text:p>215,526</text:p>
          </table:table-cell>
          <table:table-cell table:style-name="ce52" office:value-type="float" office:value="101.6" calcext:value-type="float">
            <text:p>101,6</text:p>
          </table:table-cell>
          <table:table-cell table:style-name="ce52" office:value-type="float" office:value="152.4" calcext:value-type="float">
            <text:p>152,4</text:p>
          </table:table-cell>
          <table:table-cell table:style-name="ce52" office:value-type="float" office:value="101.6" calcext:value-type="float">
            <text:p>101,6</text:p>
          </table:table-cell>
          <table:table-cell table:style-name="ce52" office:value-type="float" office:value="82.55" calcext:value-type="float">
            <text:p>82,55</text:p>
          </table:table-cell>
          <table:table-cell table:style-name="ce52" office:value-type="float" office:value="65.3143" calcext:value-type="float">
            <text:p>65,3143</text:p>
          </table:table-cell>
          <table:table-cell table:style-name="ce52" office:value-type="float" office:value="152.4" calcext:value-type="float">
            <text:p>152,4</text:p>
          </table:table-cell>
          <table:table-cell table:style-name="ce55" table:formula="of:=[.E35]/[.$C35]" office:value-type="float" office:value="1.5" calcext:value-type="float">
            <text:p>1,50</text:p>
          </table:table-cell>
          <table:table-cell table:style-name="ce55" table:formula="of:=[.F35]/[.$C35]" office:value-type="float" office:value="2.1213188976378" calcext:value-type="float">
            <text:p>2,12</text:p>
          </table:table-cell>
          <table:table-cell table:style-name="ce55" table:formula="of:=[.G35]/[.$C35]" office:value-type="float" office:value="1" calcext:value-type="float">
            <text:p>1,00</text:p>
          </table:table-cell>
          <table:table-cell table:style-name="ce55" table:formula="of:=[.H35]/[.$C35]" office:value-type="float" office:value="1.5" calcext:value-type="float">
            <text:p>1,50</text:p>
          </table:table-cell>
          <table:table-cell table:style-name="ce55" table:formula="of:=[.I35]/[.$C35]" office:value-type="float" office:value="1" calcext:value-type="float">
            <text:p>1,00</text:p>
          </table:table-cell>
          <table:table-cell table:style-name="ce55" table:formula="of:=[.J35]/[.$C35]" office:value-type="float" office:value="0.8125" calcext:value-type="float">
            <text:p>0,81</text:p>
          </table:table-cell>
          <table:table-cell table:style-name="ce55" table:formula="of:=[.K35]/[.$C35]" office:value-type="float" office:value="0.642857283464567" calcext:value-type="float">
            <text:p>0,64</text:p>
          </table:table-cell>
          <table:table-cell table:style-name="ce55" table:formula="of:=[.L35]/[.$C35]" office:value-type="float" office:value="1.5" calcext:value-type="float">
            <text:p>1,50</text:p>
          </table:table-cell>
          <table:table-cell table:number-columns-repeated="987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10"/>
          <table:table-cell table:style-name="ce36" table:formula="of:=AVERAGE([.M4:.M35])" office:value-type="float" office:value="1.61258914696415" calcext:value-type="float">
            <text:p>1,613</text:p>
          </table:table-cell>
          <table:table-cell table:style-name="ce36" table:formula="of:=AVERAGE([.N4:.N35])" office:value-type="float" office:value="2.13647922741792" calcext:value-type="float">
            <text:p>2,136</text:p>
          </table:table-cell>
          <table:table-cell table:style-name="ce36" table:formula="of:=AVERAGE([.O4:.O35])" office:value-type="float" office:value="1" calcext:value-type="float">
            <text:p>1,000</text:p>
          </table:table-cell>
          <table:table-cell table:style-name="ce36" table:formula="of:=AVERAGE([.P4:.P35])" office:value-type="float" office:value="1.4998065829031" calcext:value-type="float">
            <text:p>1,500</text:p>
          </table:table-cell>
          <table:table-cell table:style-name="ce36" table:formula="of:=AVERAGE([.Q4:.Q35])" office:value-type="float" office:value="1" calcext:value-type="float">
            <text:p>1,000</text:p>
          </table:table-cell>
          <table:table-cell table:style-name="ce36" table:formula="of:=AVERAGE([.R4:.R35])" office:value-type="float" office:value="0.781740936315981" calcext:value-type="float">
            <text:p>0,782</text:p>
          </table:table-cell>
          <table:table-cell table:style-name="ce36" table:formula="of:=AVERAGE([.S4:.S35])" office:value-type="float" office:value="0.672144189587889" calcext:value-type="float">
            <text:p>0,672</text:p>
          </table:table-cell>
          <table:table-cell table:style-name="ce36" table:formula="of:=AVERAGE([.T4:.T35])" office:value-type="float" office:value="1.5107190829031" calcext:value-type="float">
            <text:p>1,511</text:p>
          </table:table-cell>
          <table:table-cell table:style-name="ce18" table:number-columns-repeated="987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10"/>
          <table:table-cell table:style-name="ce36" table:formula="of:=STDEV([.M4:.M35])" office:value-type="float" office:value="0.508281790990473" calcext:value-type="float">
            <text:p>0,508</text:p>
          </table:table-cell>
          <table:table-cell table:style-name="ce36" table:formula="of:=STDEV([.N4:.N35])" office:value-type="float" office:value="0.070490977238153" calcext:value-type="float">
            <text:p>0,070</text:p>
          </table:table-cell>
          <table:table-cell table:style-name="ce36" table:formula="of:=STDEV([.O4:.O35])" office:value-type="float" office:value="0" calcext:value-type="float">
            <text:p>0,000</text:p>
          </table:table-cell>
          <table:table-cell table:style-name="ce36" table:formula="of:=STDEV([.P4:.P35])" office:value-type="float" office:value="0.0162617385863201" calcext:value-type="float">
            <text:p>0,016</text:p>
          </table:table-cell>
          <table:table-cell table:style-name="ce36" table:formula="of:=STDEV([.Q4:.Q35])" office:value-type="float" office:value="0" calcext:value-type="float">
            <text:p>0,000</text:p>
          </table:table-cell>
          <table:table-cell table:style-name="ce36" table:formula="of:=STDEV([.R4:.R35])" office:value-type="float" office:value="0.0370232534464464" calcext:value-type="float">
            <text:p>0,037</text:p>
          </table:table-cell>
          <table:table-cell table:style-name="ce36" table:formula="of:=STDEV([.S4:.S35])" office:value-type="float" office:value="0.0365678653937242" calcext:value-type="float">
            <text:p>0,037</text:p>
          </table:table-cell>
          <table:table-cell table:style-name="ce36" table:formula="of:=STDEV([.T4:.T35])" office:value-type="float" office:value="0.0498454274920495" calcext:value-type="float">
            <text:p>0,050</text:p>
          </table:table-cell>
          <table:table-cell table:style-name="ce18" table:number-columns-repeated="987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10"/>
          <table:table-cell table:style-name="ce37" table:formula="of:=[.M37]/[.M36]" office:value-type="percentage" office:value="0.31519608819603" calcext:value-type="percentage">
            <text:p>31,52 %</text:p>
          </table:table-cell>
          <table:table-cell table:style-name="ce37" table:formula="of:=[.N37]/[.N36]" office:value-type="percentage" office:value="0.0329939913917843" calcext:value-type="percentage">
            <text:p>3,30 %</text:p>
          </table:table-cell>
          <table:table-cell table:style-name="ce37" table:formula="of:=[.O37]/[.O36]" office:value-type="percentage" office:value="0" calcext:value-type="percentage">
            <text:p>0,00 %</text:p>
          </table:table-cell>
          <table:table-cell table:style-name="ce37" table:formula="of:=[.P37]/[.P36]" office:value-type="percentage" office:value="0.0108425571481645" calcext:value-type="percentage">
            <text:p>1,08 %</text:p>
          </table:table-cell>
          <table:table-cell table:style-name="ce37" table:formula="of:=[.Q37]/[.Q36]" office:value-type="percentage" office:value="0" calcext:value-type="percentage">
            <text:p>0,00 %</text:p>
          </table:table-cell>
          <table:table-cell table:style-name="ce37" table:formula="of:=[.R37]/[.R36]" office:value-type="percentage" office:value="0.0473600034570551" calcext:value-type="percentage">
            <text:p>4,74 %</text:p>
          </table:table-cell>
          <table:table-cell table:style-name="ce37" table:formula="of:=[.S37]/[.S36]" office:value-type="percentage" office:value="0.0544047928408709" calcext:value-type="percentage">
            <text:p>5,44 %</text:p>
          </table:table-cell>
          <table:table-cell table:style-name="ce37" table:formula="of:=[.T37]/[.T36]" office:value-type="percentage" office:value="0.0329945044423899" calcext:value-type="percentage">
            <text:p>3,30 %</text:p>
          </table:table-cell>
          <table:table-cell table:style-name="ce18" table:number-columns-repeated="987"/>
        </table:table-row>
        <table:table-row table:style-name="ro1" table:number-rows-repeated="2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table:number-columns-repeated="987"/>
        </table:table-row>
        <table:table-row table:style-name="ro1" table:number-rows-repeated="1048535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BSP" table:style-name="ta1">
        <table:table-column table:style-name="co7" table:default-cell-style-name="Default"/>
        <table:table-column table:style-name="co4" table:default-cell-style-name="ce1"/>
        <table:table-column table:style-name="co4" table:number-columns-repeated="12" table:default-cell-style-name="ce10"/>
        <table:table-column table:style-name="co3" table:number-columns-repeated="992" table:default-cell-style-name="Default"/>
        <table:table-row table:style-name="ro1">
          <table:table-cell table:number-columns-repeated="1006"/>
        </table:table-row>
        <table:table-row table:style-name="ro5">
          <table:table-cell/>
          <table:table-cell table:style-name="ce2" office:value-type="string" calcext:value-type="string" table:number-columns-spanned="8" table:number-rows-spanned="1">
            <text:p>MM</text:p>
          </table:table-cell>
          <table:covered-table-cell table:number-columns-repeated="7"/>
          <table:table-cell table:style-name="ce53" office:value-type="string" calcext:value-type="string" table:number-columns-spanned="5" table:number-rows-spanned="1">
            <text:p>Ratio</text:p>
          </table:table-cell>
          <table:covered-table-cell table:number-columns-repeated="4"/>
          <table:table-cell table:number-columns-repeated="992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<text:s/>PITCH <text:s/></text:p>
          </table:table-cell>
          <table:table-cell table:style-name="ce14" office:value-type="string" calcext:value-type="string">
            <text:p><text:s text:c="3"/>TL <text:s/></text:p>
          </table:table-cell>
          <table:table-cell table:style-name="ce14" office:value-type="string" calcext:value-type="string">
            <text:p><text:s text:c="2"/>HDP <text:s/></text:p>
          </table:table-cell>
          <table:table-cell table:style-name="ce14" office:value-type="string" calcext:value-type="string">
            <text:p><text:s text:c="2"/>HLP <text:s/></text:p>
          </table:table-cell>
          <table:table-cell table:style-name="ce14" office:value-type="string" calcext:value-type="string">
            <text:p><text:s text:c="3"/>HHL </text:p>
          </table:table-cell>
          <table:table-cell table:style-name="ce14" office:value-type="string" calcext:value-type="string">
            <text:p><text:s text:c="2"/>HTS <text:s/></text:p>
          </table:table-cell>
          <table:table-cell table:style-name="ce54" table:formula="of:=[.E3]" office:value-type="string" office:string-value="   TL  " calcext:value-type="string">
            <text:p><text:s text:c="3"/>TL <text:s/></text:p>
          </table:table-cell>
          <table:table-cell table:style-name="ce54" table:formula="of:=[.F3]" office:value-type="string" office:string-value="  HDP  " calcext:value-type="string">
            <text:p><text:s text:c="2"/>HDP <text:s/></text:p>
          </table:table-cell>
          <table:table-cell table:style-name="ce54" table:formula="of:=[.G3]" office:value-type="string" office:string-value="  HLP  " calcext:value-type="string">
            <text:p><text:s text:c="2"/>HLP <text:s/></text:p>
          </table:table-cell>
          <table:table-cell table:style-name="ce54" table:formula="of:=[.H3]" office:value-type="string" office:string-value="   HHL " calcext:value-type="string">
            <text:p><text:s text:c="3"/>HHL </text:p>
          </table:table-cell>
          <table:table-cell table:style-name="ce54" table:formula="of:=[.I3]" office:value-type="string" office:string-value="  HTS  " calcext:value-type="string">
            <text:p><text:s text:c="2"/>HTS <text:s/></text:p>
          </table:table-cell>
          <table:table-cell table:style-name="ce54" table:formula="of:=[.J3]" office:value-type="string" office:string-value="   TL  " calcext:value-type="string">
            <text:p><text:s text:c="3"/>TL <text:s/></text:p>
          </table:table-cell>
          <table:table-cell table:number-columns-repeated="991"/>
        </table:table-row>
        <table:table-row table:style-name="ro1">
          <table:table-cell/>
          <table:table-cell table:style-name="ce52" office:value-type="string" calcext:value-type="string">
            <text:p>BSP 1/16</text:p>
          </table:table-cell>
          <table:table-cell table:style-name="ce52" office:value-type="float" office:value="7.723" calcext:value-type="float">
            <text:p>7,723</text:p>
          </table:table-cell>
          <table:table-cell table:style-name="ce52" office:value-type="float" office:value="0.907143" calcext:value-type="float">
            <text:p>0,907143</text:p>
          </table:table-cell>
          <table:table-cell table:style-name="ce35" office:value-type="float" office:value="8" calcext:value-type="float">
            <text:p>8,000</text:p>
          </table:table-cell>
          <table:table-cell table:style-name="ce35" table:formula="of:=[.$C4]*2.12" office:value-type="float" office:value="16.37276" calcext:value-type="float">
            <text:p>16,373</text:p>
          </table:table-cell>
          <table:table-cell table:style-name="ce35" table:formula="of:=[.$C4]*1" office:value-type="float" office:value="7.723" calcext:value-type="float">
            <text:p>7,723</text:p>
          </table:table-cell>
          <table:table-cell table:style-name="ce35" table:formula="of:=[.$C4]*0.64" office:value-type="float" office:value="4.94272" calcext:value-type="float">
            <text:p>4,943</text:p>
          </table:table-cell>
          <table:table-cell table:style-name="ce35" office:value-type="float" office:value="12" calcext:value-type="float">
            <text:p>12,000</text:p>
          </table:table-cell>
          <table:table-cell table:style-name="ce55" table:formula="of:=[.E4]/[.$C4]" office:value-type="float" office:value="1.03586689110449" calcext:value-type="float">
            <text:p>1,04</text:p>
          </table:table-cell>
          <table:table-cell table:style-name="ce55" table:formula="of:=[.F4]/[.$C4]" office:value-type="float" office:value="2.12" calcext:value-type="float">
            <text:p>2,12</text:p>
          </table:table-cell>
          <table:table-cell table:style-name="ce55" table:formula="of:=[.G4]/[.$C4]" office:value-type="float" office:value="1" calcext:value-type="float">
            <text:p>1,00</text:p>
          </table:table-cell>
          <table:table-cell table:style-name="ce55" table:formula="of:=[.H4]/[.$C4]" office:value-type="float" office:value="0.64" calcext:value-type="float">
            <text:p>0,64</text:p>
          </table:table-cell>
          <table:table-cell table:style-name="ce55" table:formula="of:=[.I4]/[.$C4]" office:value-type="float" office:value="1.55380033665674" calcext:value-type="float">
            <text:p>1,55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/8</text:p>
          </table:table-cell>
          <table:table-cell table:style-name="ce52" office:value-type="float" office:value="9.728" calcext:value-type="float">
            <text:p>9,728</text:p>
          </table:table-cell>
          <table:table-cell table:style-name="ce52" office:value-type="float" office:value="0.907143" calcext:value-type="float">
            <text:p>0,907143</text:p>
          </table:table-cell>
          <table:table-cell table:style-name="ce35" office:value-type="float" office:value="8" calcext:value-type="float">
            <text:p>8,000</text:p>
          </table:table-cell>
          <table:table-cell table:style-name="ce35" table:formula="of:=[.$C5]*2.12" office:value-type="float" office:value="20.62336" calcext:value-type="float">
            <text:p>20,623</text:p>
          </table:table-cell>
          <table:table-cell table:style-name="ce35" table:formula="of:=[.$C5]*1" office:value-type="float" office:value="9.728" calcext:value-type="float">
            <text:p>9,728</text:p>
          </table:table-cell>
          <table:table-cell table:style-name="ce35" table:formula="of:=[.$C5]*0.64" office:value-type="float" office:value="6.22592" calcext:value-type="float">
            <text:p>6,226</text:p>
          </table:table-cell>
          <table:table-cell table:style-name="ce35" office:value-type="float" office:value="14" calcext:value-type="float">
            <text:p>14,000</text:p>
          </table:table-cell>
          <table:table-cell table:style-name="ce55" table:formula="of:=[.E5]/[.$C5]" office:value-type="float" office:value="0.822368421052632" calcext:value-type="float">
            <text:p>0,82</text:p>
          </table:table-cell>
          <table:table-cell table:style-name="ce55" table:formula="of:=[.F5]/[.$C5]" office:value-type="float" office:value="2.12" calcext:value-type="float">
            <text:p>2,12</text:p>
          </table:table-cell>
          <table:table-cell table:style-name="ce55" table:formula="of:=[.G5]/[.$C5]" office:value-type="float" office:value="1" calcext:value-type="float">
            <text:p>1,00</text:p>
          </table:table-cell>
          <table:table-cell table:style-name="ce55" table:formula="of:=[.H5]/[.$C5]" office:value-type="float" office:value="0.64" calcext:value-type="float">
            <text:p>0,64</text:p>
          </table:table-cell>
          <table:table-cell table:style-name="ce55" table:formula="of:=[.I5]/[.$C5]" office:value-type="float" office:value="1.43914473684211" calcext:value-type="float">
            <text:p>1,44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/4</text:p>
          </table:table-cell>
          <table:table-cell table:style-name="ce52" office:value-type="float" office:value="13.157" calcext:value-type="float">
            <text:p>13,157</text:p>
          </table:table-cell>
          <table:table-cell table:style-name="ce52" office:value-type="float" office:value="1.33684" calcext:value-type="float">
            <text:p>1,33684</text:p>
          </table:table-cell>
          <table:table-cell table:style-name="ce35" office:value-type="float" office:value="12" calcext:value-type="float">
            <text:p>12,000</text:p>
          </table:table-cell>
          <table:table-cell table:style-name="ce35" table:formula="of:=[.$C6]*2.12" office:value-type="float" office:value="27.89284" calcext:value-type="float">
            <text:p>27,893</text:p>
          </table:table-cell>
          <table:table-cell table:style-name="ce35" table:formula="of:=[.$C6]*1" office:value-type="float" office:value="13.157" calcext:value-type="float">
            <text:p>13,157</text:p>
          </table:table-cell>
          <table:table-cell table:style-name="ce35" table:formula="of:=[.$C6]*0.64" office:value-type="float" office:value="8.42048" calcext:value-type="float">
            <text:p>8,420</text:p>
          </table:table-cell>
          <table:table-cell table:style-name="ce35" office:value-type="float" office:value="19" calcext:value-type="float">
            <text:p>19,000</text:p>
          </table:table-cell>
          <table:table-cell table:style-name="ce55" table:formula="of:=[.E6]/[.$C6]" office:value-type="float" office:value="0.912062020217375" calcext:value-type="float">
            <text:p>0,91</text:p>
          </table:table-cell>
          <table:table-cell table:style-name="ce55" table:formula="of:=[.F6]/[.$C6]" office:value-type="float" office:value="2.12" calcext:value-type="float">
            <text:p>2,12</text:p>
          </table:table-cell>
          <table:table-cell table:style-name="ce55" table:formula="of:=[.G6]/[.$C6]" office:value-type="float" office:value="1" calcext:value-type="float">
            <text:p>1,00</text:p>
          </table:table-cell>
          <table:table-cell table:style-name="ce55" table:formula="of:=[.H6]/[.$C6]" office:value-type="float" office:value="0.64" calcext:value-type="float">
            <text:p>0,64</text:p>
          </table:table-cell>
          <table:table-cell table:style-name="ce55" table:formula="of:=[.I6]/[.$C6]" office:value-type="float" office:value="1.44409819867751" calcext:value-type="float">
            <text:p>1,44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3/8</text:p>
          </table:table-cell>
          <table:table-cell table:style-name="ce52" office:value-type="float" office:value="16.662" calcext:value-type="float">
            <text:p>16,662</text:p>
          </table:table-cell>
          <table:table-cell table:style-name="ce52" office:value-type="float" office:value="1.33684" calcext:value-type="float">
            <text:p>1,33684</text:p>
          </table:table-cell>
          <table:table-cell table:style-name="ce35" office:value-type="float" office:value="12.8" calcext:value-type="float">
            <text:p>12,800</text:p>
          </table:table-cell>
          <table:table-cell table:style-name="ce35" table:formula="of:=[.$C7]*2.12" office:value-type="float" office:value="35.32344" calcext:value-type="float">
            <text:p>35,323</text:p>
          </table:table-cell>
          <table:table-cell table:style-name="ce35" table:formula="of:=[.$C7]*1" office:value-type="float" office:value="16.662" calcext:value-type="float">
            <text:p>16,662</text:p>
          </table:table-cell>
          <table:table-cell table:style-name="ce35" table:formula="of:=[.$C7]*0.64" office:value-type="float" office:value="10.66368" calcext:value-type="float">
            <text:p>10,664</text:p>
          </table:table-cell>
          <table:table-cell table:style-name="ce35" office:value-type="float" office:value="22" calcext:value-type="float">
            <text:p>22,000</text:p>
          </table:table-cell>
          <table:table-cell table:style-name="ce55" table:formula="of:=[.E7]/[.$C7]" office:value-type="float" office:value="0.768215100228064" calcext:value-type="float">
            <text:p>0,77</text:p>
          </table:table-cell>
          <table:table-cell table:style-name="ce55" table:formula="of:=[.F7]/[.$C7]" office:value-type="float" office:value="2.12" calcext:value-type="float">
            <text:p>2,12</text:p>
          </table:table-cell>
          <table:table-cell table:style-name="ce55" table:formula="of:=[.G7]/[.$C7]" office:value-type="float" office:value="1" calcext:value-type="float">
            <text:p>1,00</text:p>
          </table:table-cell>
          <table:table-cell table:style-name="ce55" table:formula="of:=[.H7]/[.$C7]" office:value-type="float" office:value="0.64" calcext:value-type="float">
            <text:p>0,64</text:p>
          </table:table-cell>
          <table:table-cell table:style-name="ce55" table:formula="of:=[.I7]/[.$C7]" office:value-type="float" office:value="1.32036970351698" calcext:value-type="float">
            <text:p>1,32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/2</text:p>
          </table:table-cell>
          <table:table-cell table:style-name="ce52" office:value-type="float" office:value="20.955" calcext:value-type="float">
            <text:p>20,955</text:p>
          </table:table-cell>
          <table:table-cell table:style-name="ce52" office:value-type="float" office:value="1.81429" calcext:value-type="float">
            <text:p>1,81429</text:p>
          </table:table-cell>
          <table:table-cell table:style-name="ce35" office:value-type="float" office:value="16.4" calcext:value-type="float">
            <text:p>16,400</text:p>
          </table:table-cell>
          <table:table-cell table:style-name="ce35" table:formula="of:=[.$C8]*2.12" office:value-type="float" office:value="44.4246" calcext:value-type="float">
            <text:p>44,425</text:p>
          </table:table-cell>
          <table:table-cell table:style-name="ce35" table:formula="of:=[.$C8]*1" office:value-type="float" office:value="20.955" calcext:value-type="float">
            <text:p>20,955</text:p>
          </table:table-cell>
          <table:table-cell table:style-name="ce35" table:formula="of:=[.$C8]*0.64" office:value-type="float" office:value="13.4112" calcext:value-type="float">
            <text:p>13,411</text:p>
          </table:table-cell>
          <table:table-cell table:style-name="ce35" office:value-type="float" office:value="27" calcext:value-type="float">
            <text:p>27,000</text:p>
          </table:table-cell>
          <table:table-cell table:style-name="ce55" table:formula="of:=[.E8]/[.$C8]" office:value-type="float" office:value="0.782629444046767" calcext:value-type="float">
            <text:p>0,78</text:p>
          </table:table-cell>
          <table:table-cell table:style-name="ce55" table:formula="of:=[.F8]/[.$C8]" office:value-type="float" office:value="2.12" calcext:value-type="float">
            <text:p>2,12</text:p>
          </table:table-cell>
          <table:table-cell table:style-name="ce55" table:formula="of:=[.G8]/[.$C8]" office:value-type="float" office:value="1" calcext:value-type="float">
            <text:p>1,00</text:p>
          </table:table-cell>
          <table:table-cell table:style-name="ce55" table:formula="of:=[.H8]/[.$C8]" office:value-type="float" office:value="0.64" calcext:value-type="float">
            <text:p>0,64</text:p>
          </table:table-cell>
          <table:table-cell table:style-name="ce55" table:formula="of:=[.I8]/[.$C8]" office:value-type="float" office:value="1.28847530422334" calcext:value-type="float">
            <text:p>1,29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5/8</text:p>
          </table:table-cell>
          <table:table-cell table:style-name="ce52" office:value-type="float" office:value="22.911" calcext:value-type="float">
            <text:p>22,911</text:p>
          </table:table-cell>
          <table:table-cell table:style-name="ce52" office:value-type="float" office:value="1.81429" calcext:value-type="float">
            <text:p>1,81429</text:p>
          </table:table-cell>
          <table:table-cell table:style-name="ce35" office:value-type="float" office:value="16.4" calcext:value-type="float">
            <text:p>16,400</text:p>
          </table:table-cell>
          <table:table-cell table:style-name="ce35" table:formula="of:=[.$C9]*2.12" office:value-type="float" office:value="48.57132" calcext:value-type="float">
            <text:p>48,571</text:p>
          </table:table-cell>
          <table:table-cell table:style-name="ce35" table:formula="of:=[.$C9]*1" office:value-type="float" office:value="22.911" calcext:value-type="float">
            <text:p>22,911</text:p>
          </table:table-cell>
          <table:table-cell table:style-name="ce35" table:formula="of:=[.$C9]*0.64" office:value-type="float" office:value="14.66304" calcext:value-type="float">
            <text:p>14,663</text:p>
          </table:table-cell>
          <table:table-cell table:style-name="ce35" office:value-type="float" office:value="30" calcext:value-type="float">
            <text:p>30,000</text:p>
          </table:table-cell>
          <table:table-cell table:style-name="ce55" table:formula="of:=[.E9]/[.$C9]" office:value-type="float" office:value="0.715813364759286" calcext:value-type="float">
            <text:p>0,72</text:p>
          </table:table-cell>
          <table:table-cell table:style-name="ce55" table:formula="of:=[.F9]/[.$C9]" office:value-type="float" office:value="2.12" calcext:value-type="float">
            <text:p>2,12</text:p>
          </table:table-cell>
          <table:table-cell table:style-name="ce55" table:formula="of:=[.G9]/[.$C9]" office:value-type="float" office:value="1" calcext:value-type="float">
            <text:p>1,00</text:p>
          </table:table-cell>
          <table:table-cell table:style-name="ce55" table:formula="of:=[.H9]/[.$C9]" office:value-type="float" office:value="0.64" calcext:value-type="float">
            <text:p>0,64</text:p>
          </table:table-cell>
          <table:table-cell table:style-name="ce55" table:formula="of:=[.I9]/[.$C9]" office:value-type="float" office:value="1.30941469163284" calcext:value-type="float">
            <text:p>1,31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3/4</text:p>
          </table:table-cell>
          <table:table-cell table:style-name="ce52" office:value-type="float" office:value="26.441" calcext:value-type="float">
            <text:p>26,441</text:p>
          </table:table-cell>
          <table:table-cell table:style-name="ce52" office:value-type="float" office:value="1.81429" calcext:value-type="float">
            <text:p>1,81429</text:p>
          </table:table-cell>
          <table:table-cell table:style-name="ce35" office:value-type="float" office:value="19" calcext:value-type="float">
            <text:p>19,000</text:p>
          </table:table-cell>
          <table:table-cell table:style-name="ce35" table:formula="of:=[.$C10]*2.12" office:value-type="float" office:value="56.05492" calcext:value-type="float">
            <text:p>56,055</text:p>
          </table:table-cell>
          <table:table-cell table:style-name="ce35" table:formula="of:=[.$C10]*1" office:value-type="float" office:value="26.441" calcext:value-type="float">
            <text:p>26,441</text:p>
          </table:table-cell>
          <table:table-cell table:style-name="ce35" table:formula="of:=[.$C10]*0.64" office:value-type="float" office:value="16.92224" calcext:value-type="float">
            <text:p>16,922</text:p>
          </table:table-cell>
          <table:table-cell table:style-name="ce35" office:value-type="float" office:value="32" calcext:value-type="float">
            <text:p>32,000</text:p>
          </table:table-cell>
          <table:table-cell table:style-name="ce55" table:formula="of:=[.E10]/[.$C10]" office:value-type="float" office:value="0.718580991641769" calcext:value-type="float">
            <text:p>0,72</text:p>
          </table:table-cell>
          <table:table-cell table:style-name="ce55" table:formula="of:=[.F10]/[.$C10]" office:value-type="float" office:value="2.12" calcext:value-type="float">
            <text:p>2,12</text:p>
          </table:table-cell>
          <table:table-cell table:style-name="ce55" table:formula="of:=[.G10]/[.$C10]" office:value-type="float" office:value="1" calcext:value-type="float">
            <text:p>1,00</text:p>
          </table:table-cell>
          <table:table-cell table:style-name="ce55" table:formula="of:=[.H10]/[.$C10]" office:value-type="float" office:value="0.64" calcext:value-type="float">
            <text:p>0,64</text:p>
          </table:table-cell>
          <table:table-cell table:style-name="ce55" table:formula="of:=[.I10]/[.$C10]" office:value-type="float" office:value="1.2102416701335" calcext:value-type="float">
            <text:p>1,21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7/8</text:p>
          </table:table-cell>
          <table:table-cell table:style-name="ce52" office:value-type="float" office:value="30.201" calcext:value-type="float">
            <text:p>30,201</text:p>
          </table:table-cell>
          <table:table-cell table:style-name="ce52" office:value-type="float" office:value="1.81429" calcext:value-type="float">
            <text:p>1,81429</text:p>
          </table:table-cell>
          <table:table-cell table:style-name="ce35" office:value-type="float" office:value="19" calcext:value-type="float">
            <text:p>19,000</text:p>
          </table:table-cell>
          <table:table-cell table:style-name="ce35" table:formula="of:=[.$C11]*2.12" office:value-type="float" office:value="64.02612" calcext:value-type="float">
            <text:p>64,026</text:p>
          </table:table-cell>
          <table:table-cell table:style-name="ce35" table:formula="of:=[.$C11]*1" office:value-type="float" office:value="30.201" calcext:value-type="float">
            <text:p>30,201</text:p>
          </table:table-cell>
          <table:table-cell table:style-name="ce35" table:formula="of:=[.$C11]*0.64" office:value-type="float" office:value="19.32864" calcext:value-type="float">
            <text:p>19,329</text:p>
          </table:table-cell>
          <table:table-cell table:style-name="ce35" office:value-type="float" office:value="37" calcext:value-type="float">
            <text:p>37,000</text:p>
          </table:table-cell>
          <table:table-cell table:style-name="ce55" table:formula="of:=[.E11]/[.$C11]" office:value-type="float" office:value="0.629118241117844" calcext:value-type="float">
            <text:p>0,63</text:p>
          </table:table-cell>
          <table:table-cell table:style-name="ce55" table:formula="of:=[.F11]/[.$C11]" office:value-type="float" office:value="2.12" calcext:value-type="float">
            <text:p>2,12</text:p>
          </table:table-cell>
          <table:table-cell table:style-name="ce55" table:formula="of:=[.G11]/[.$C11]" office:value-type="float" office:value="1" calcext:value-type="float">
            <text:p>1,00</text:p>
          </table:table-cell>
          <table:table-cell table:style-name="ce55" table:formula="of:=[.H11]/[.$C11]" office:value-type="float" office:value="0.64" calcext:value-type="float">
            <text:p>0,64</text:p>
          </table:table-cell>
          <table:table-cell table:style-name="ce55" table:formula="of:=[.I11]/[.$C11]" office:value-type="float" office:value="1.22512499586106" calcext:value-type="float">
            <text:p>1,23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</text:p>
          </table:table-cell>
          <table:table-cell table:style-name="ce52" office:value-type="float" office:value="33.249" calcext:value-type="float">
            <text:p>33,249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20.8" calcext:value-type="float">
            <text:p>20,800</text:p>
          </table:table-cell>
          <table:table-cell table:style-name="ce35" table:formula="of:=[.$C12]*2.12" office:value-type="float" office:value="70.48788" calcext:value-type="float">
            <text:p>70,488</text:p>
          </table:table-cell>
          <table:table-cell table:style-name="ce35" table:formula="of:=[.$C12]*1" office:value-type="float" office:value="33.249" calcext:value-type="float">
            <text:p>33,249</text:p>
          </table:table-cell>
          <table:table-cell table:style-name="ce35" table:formula="of:=[.$C12]*0.64" office:value-type="float" office:value="21.27936" calcext:value-type="float">
            <text:p>21,279</text:p>
          </table:table-cell>
          <table:table-cell table:style-name="ce35" office:value-type="float" office:value="41" calcext:value-type="float">
            <text:p>41,000</text:p>
          </table:table-cell>
          <table:table-cell table:style-name="ce55" table:formula="of:=[.E12]/[.$C12]" office:value-type="float" office:value="0.62558272429246" calcext:value-type="float">
            <text:p>0,63</text:p>
          </table:table-cell>
          <table:table-cell table:style-name="ce55" table:formula="of:=[.F12]/[.$C12]" office:value-type="float" office:value="2.12" calcext:value-type="float">
            <text:p>2,12</text:p>
          </table:table-cell>
          <table:table-cell table:style-name="ce55" table:formula="of:=[.G12]/[.$C12]" office:value-type="float" office:value="1" calcext:value-type="float">
            <text:p>1,00</text:p>
          </table:table-cell>
          <table:table-cell table:style-name="ce55" table:formula="of:=[.H12]/[.$C12]" office:value-type="float" office:value="0.64" calcext:value-type="float">
            <text:p>0,64</text:p>
          </table:table-cell>
          <table:table-cell table:style-name="ce55" table:formula="of:=[.I12]/[.$C12]" office:value-type="float" office:value="1.23311979307648" calcext:value-type="float">
            <text:p>1,23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 1/8</text:p>
          </table:table-cell>
          <table:table-cell table:style-name="ce52" office:value-type="float" office:value="37.897" calcext:value-type="float">
            <text:p>37,897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20.8" calcext:value-type="float">
            <text:p>20,800</text:p>
          </table:table-cell>
          <table:table-cell table:style-name="ce35" table:formula="of:=[.$C13]*2.12" office:value-type="float" office:value="80.34164" calcext:value-type="float">
            <text:p>80,342</text:p>
          </table:table-cell>
          <table:table-cell table:style-name="ce35" table:formula="of:=[.$C13]*1" office:value-type="float" office:value="37.897" calcext:value-type="float">
            <text:p>37,897</text:p>
          </table:table-cell>
          <table:table-cell table:style-name="ce35" table:formula="of:=[.$C13]*0.64" office:value-type="float" office:value="24.25408" calcext:value-type="float">
            <text:p>24,254</text:p>
          </table:table-cell>
          <table:table-cell table:style-name="ce35" office:value-type="float" office:value="46" calcext:value-type="float">
            <text:p>46,000</text:p>
          </table:table-cell>
          <table:table-cell table:style-name="ce55" table:formula="of:=[.E13]/[.$C13]" office:value-type="float" office:value="0.548856109982321" calcext:value-type="float">
            <text:p>0,55</text:p>
          </table:table-cell>
          <table:table-cell table:style-name="ce55" table:formula="of:=[.F13]/[.$C13]" office:value-type="float" office:value="2.12" calcext:value-type="float">
            <text:p>2,12</text:p>
          </table:table-cell>
          <table:table-cell table:style-name="ce55" table:formula="of:=[.G13]/[.$C13]" office:value-type="float" office:value="1" calcext:value-type="float">
            <text:p>1,00</text:p>
          </table:table-cell>
          <table:table-cell table:style-name="ce55" table:formula="of:=[.H13]/[.$C13]" office:value-type="float" office:value="0.64" calcext:value-type="float">
            <text:p>0,64</text:p>
          </table:table-cell>
          <table:table-cell table:style-name="ce55" table:formula="of:=[.I13]/[.$C13]" office:value-type="float" office:value="1.21381639707629" calcext:value-type="float">
            <text:p>1,21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 1/4</text:p>
          </table:table-cell>
          <table:table-cell table:style-name="ce52" office:value-type="float" office:value="41.91" calcext:value-type="float">
            <text:p>41,91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25.4" calcext:value-type="float">
            <text:p>25,400</text:p>
          </table:table-cell>
          <table:table-cell table:style-name="ce35" table:formula="of:=[.$C14]*2.12" office:value-type="float" office:value="88.8492" calcext:value-type="float">
            <text:p>88,849</text:p>
          </table:table-cell>
          <table:table-cell table:style-name="ce35" table:formula="of:=[.$C14]*1" office:value-type="float" office:value="41.91" calcext:value-type="float">
            <text:p>41,910</text:p>
          </table:table-cell>
          <table:table-cell table:style-name="ce35" table:formula="of:=[.$C14]*0.64" office:value-type="float" office:value="26.8224" calcext:value-type="float">
            <text:p>26,822</text:p>
          </table:table-cell>
          <table:table-cell table:style-name="ce35" office:value-type="float" office:value="50" calcext:value-type="float">
            <text:p>50,000</text:p>
          </table:table-cell>
          <table:table-cell table:style-name="ce55" table:formula="of:=[.E14]/[.$C14]" office:value-type="float" office:value="0.606060606060606" calcext:value-type="float">
            <text:p>0,61</text:p>
          </table:table-cell>
          <table:table-cell table:style-name="ce55" table:formula="of:=[.F14]/[.$C14]" office:value-type="float" office:value="2.12" calcext:value-type="float">
            <text:p>2,12</text:p>
          </table:table-cell>
          <table:table-cell table:style-name="ce55" table:formula="of:=[.G14]/[.$C14]" office:value-type="float" office:value="1" calcext:value-type="float">
            <text:p>1,00</text:p>
          </table:table-cell>
          <table:table-cell table:style-name="ce55" table:formula="of:=[.H14]/[.$C14]" office:value-type="float" office:value="0.64" calcext:value-type="float">
            <text:p>0,64</text:p>
          </table:table-cell>
          <table:table-cell table:style-name="ce55" table:formula="of:=[.I14]/[.$C14]" office:value-type="float" office:value="1.19303268909568" calcext:value-type="float">
            <text:p>1,19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 1/2</text:p>
          </table:table-cell>
          <table:table-cell table:style-name="ce52" office:value-type="float" office:value="47.803" calcext:value-type="float">
            <text:p>47,80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25.4" calcext:value-type="float">
            <text:p>25,400</text:p>
          </table:table-cell>
          <table:table-cell table:style-name="ce35" table:formula="of:=[.$C15]*2.12" office:value-type="float" office:value="101.34236" calcext:value-type="float">
            <text:p>101,342</text:p>
          </table:table-cell>
          <table:table-cell table:style-name="ce35" table:formula="of:=[.$C15]*1" office:value-type="float" office:value="47.803" calcext:value-type="float">
            <text:p>47,803</text:p>
          </table:table-cell>
          <table:table-cell table:style-name="ce35" table:formula="of:=[.$C15]*0.64" office:value-type="float" office:value="30.59392" calcext:value-type="float">
            <text:p>30,594</text:p>
          </table:table-cell>
          <table:table-cell table:style-name="ce35" office:value-type="float" office:value="57" calcext:value-type="float">
            <text:p>57,000</text:p>
          </table:table-cell>
          <table:table-cell table:style-name="ce55" table:formula="of:=[.E15]/[.$C15]" office:value-type="float" office:value="0.531347404974583" calcext:value-type="float">
            <text:p>0,53</text:p>
          </table:table-cell>
          <table:table-cell table:style-name="ce55" table:formula="of:=[.F15]/[.$C15]" office:value-type="float" office:value="2.12" calcext:value-type="float">
            <text:p>2,12</text:p>
          </table:table-cell>
          <table:table-cell table:style-name="ce55" table:formula="of:=[.G15]/[.$C15]" office:value-type="float" office:value="1" calcext:value-type="float">
            <text:p>1,00</text:p>
          </table:table-cell>
          <table:table-cell table:style-name="ce55" table:formula="of:=[.H15]/[.$C15]" office:value-type="float" office:value="0.64" calcext:value-type="float">
            <text:p>0,64</text:p>
          </table:table-cell>
          <table:table-cell table:style-name="ce55" table:formula="of:=[.I15]/[.$C15]" office:value-type="float" office:value="1.19239378281698" calcext:value-type="float">
            <text:p>1,19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1 3/4</text:p>
          </table:table-cell>
          <table:table-cell table:style-name="ce52" office:value-type="float" office:value="53.746" calcext:value-type="float">
            <text:p>53,746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31.8" calcext:value-type="float">
            <text:p>31,800</text:p>
          </table:table-cell>
          <table:table-cell table:style-name="ce35" table:formula="of:=[.$C16]*2.12" office:value-type="float" office:value="113.94152" calcext:value-type="float">
            <text:p>113,942</text:p>
          </table:table-cell>
          <table:table-cell table:style-name="ce35" table:formula="of:=[.$C16]*1" office:value-type="float" office:value="53.746" calcext:value-type="float">
            <text:p>53,746</text:p>
          </table:table-cell>
          <table:table-cell table:style-name="ce35" table:formula="of:=[.$C16]*0.64" office:value-type="float" office:value="34.39744" calcext:value-type="float">
            <text:p>34,397</text:p>
          </table:table-cell>
          <table:table-cell table:style-name="ce35" office:value-type="float" office:value="63" calcext:value-type="float">
            <text:p>63,000</text:p>
          </table:table-cell>
          <table:table-cell table:style-name="ce55" table:formula="of:=[.E16]/[.$C16]" office:value-type="float" office:value="0.591671938376809" calcext:value-type="float">
            <text:p>0,59</text:p>
          </table:table-cell>
          <table:table-cell table:style-name="ce55" table:formula="of:=[.F16]/[.$C16]" office:value-type="float" office:value="2.12" calcext:value-type="float">
            <text:p>2,12</text:p>
          </table:table-cell>
          <table:table-cell table:style-name="ce55" table:formula="of:=[.G16]/[.$C16]" office:value-type="float" office:value="1" calcext:value-type="float">
            <text:p>1,00</text:p>
          </table:table-cell>
          <table:table-cell table:style-name="ce55" table:formula="of:=[.H16]/[.$C16]" office:value-type="float" office:value="0.64" calcext:value-type="float">
            <text:p>0,64</text:p>
          </table:table-cell>
          <table:table-cell table:style-name="ce55" table:formula="of:=[.I16]/[.$C16]" office:value-type="float" office:value="1.17218025527481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2</text:p>
          </table:table-cell>
          <table:table-cell table:style-name="ce52" office:value-type="float" office:value="59.614" calcext:value-type="float">
            <text:p>59,614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31.8" calcext:value-type="float">
            <text:p>31,800</text:p>
          </table:table-cell>
          <table:table-cell table:style-name="ce35" table:formula="of:=[.$C17]*2.12" office:value-type="float" office:value="126.38168" calcext:value-type="float">
            <text:p>126,382</text:p>
          </table:table-cell>
          <table:table-cell table:style-name="ce35" table:formula="of:=[.$C17]*1" office:value-type="float" office:value="59.614" calcext:value-type="float">
            <text:p>59,614</text:p>
          </table:table-cell>
          <table:table-cell table:style-name="ce35" table:formula="of:=[.$C17]*0.64" office:value-type="float" office:value="38.15296" calcext:value-type="float">
            <text:p>38,153</text:p>
          </table:table-cell>
          <table:table-cell table:style-name="ce35" office:value-type="float" office:value="70" calcext:value-type="float">
            <text:p>70,000</text:p>
          </table:table-cell>
          <table:table-cell table:style-name="ce55" table:formula="of:=[.E17]/[.$C17]" office:value-type="float" office:value="0.533431744221156" calcext:value-type="float">
            <text:p>0,53</text:p>
          </table:table-cell>
          <table:table-cell table:style-name="ce55" table:formula="of:=[.F17]/[.$C17]" office:value-type="float" office:value="2.12" calcext:value-type="float">
            <text:p>2,12</text:p>
          </table:table-cell>
          <table:table-cell table:style-name="ce55" table:formula="of:=[.G17]/[.$C17]" office:value-type="float" office:value="1" calcext:value-type="float">
            <text:p>1,00</text:p>
          </table:table-cell>
          <table:table-cell table:style-name="ce55" table:formula="of:=[.H17]/[.$C17]" office:value-type="float" office:value="0.64" calcext:value-type="float">
            <text:p>0,64</text:p>
          </table:table-cell>
          <table:table-cell table:style-name="ce55" table:formula="of:=[.I17]/[.$C17]" office:value-type="float" office:value="1.17422082061261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2 1/4</text:p>
          </table:table-cell>
          <table:table-cell table:style-name="ce52" office:value-type="float" office:value="65.71" calcext:value-type="float">
            <text:p>65,71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35" calcext:value-type="float">
            <text:p>35,000</text:p>
          </table:table-cell>
          <table:table-cell table:style-name="ce35" table:formula="of:=[.$C18]*2.12" office:value-type="float" office:value="139.3052" calcext:value-type="float">
            <text:p>139,305</text:p>
          </table:table-cell>
          <table:table-cell table:style-name="ce35" table:formula="of:=[.$C18]*1" office:value-type="float" office:value="65.71" calcext:value-type="float">
            <text:p>65,710</text:p>
          </table:table-cell>
          <table:table-cell table:style-name="ce35" table:formula="of:=[.$C18]*0.64" office:value-type="float" office:value="42.0544" calcext:value-type="float">
            <text:p>42,054</text:p>
          </table:table-cell>
          <table:table-cell table:style-name="ce35" office:value-type="float" office:value="77" calcext:value-type="float">
            <text:p>77,000</text:p>
          </table:table-cell>
          <table:table-cell table:style-name="ce55" table:formula="of:=[.E18]/[.$C18]" office:value-type="float" office:value="0.532643433267387" calcext:value-type="float">
            <text:p>0,53</text:p>
          </table:table-cell>
          <table:table-cell table:style-name="ce55" table:formula="of:=[.F18]/[.$C18]" office:value-type="float" office:value="2.12" calcext:value-type="float">
            <text:p>2,12</text:p>
          </table:table-cell>
          <table:table-cell table:style-name="ce55" table:formula="of:=[.G18]/[.$C18]" office:value-type="float" office:value="1" calcext:value-type="float">
            <text:p>1,00</text:p>
          </table:table-cell>
          <table:table-cell table:style-name="ce55" table:formula="of:=[.H18]/[.$C18]" office:value-type="float" office:value="0.64" calcext:value-type="float">
            <text:p>0,64</text:p>
          </table:table-cell>
          <table:table-cell table:style-name="ce55" table:formula="of:=[.I18]/[.$C18]" office:value-type="float" office:value="1.17181555318825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2 1/2</text:p>
          </table:table-cell>
          <table:table-cell table:style-name="ce52" office:value-type="float" office:value="75.184" calcext:value-type="float">
            <text:p>75,184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35" calcext:value-type="float">
            <text:p>35,000</text:p>
          </table:table-cell>
          <table:table-cell table:style-name="ce35" table:formula="of:=[.$C19]*2.12" office:value-type="float" office:value="159.39008" calcext:value-type="float">
            <text:p>159,390</text:p>
          </table:table-cell>
          <table:table-cell table:style-name="ce35" table:formula="of:=[.$C19]*1" office:value-type="float" office:value="75.184" calcext:value-type="float">
            <text:p>75,184</text:p>
          </table:table-cell>
          <table:table-cell table:style-name="ce35" table:formula="of:=[.$C19]*0.64" office:value-type="float" office:value="48.11776" calcext:value-type="float">
            <text:p>48,118</text:p>
          </table:table-cell>
          <table:table-cell table:style-name="ce35" office:value-type="float" office:value="88" calcext:value-type="float">
            <text:p>88,000</text:p>
          </table:table-cell>
          <table:table-cell table:style-name="ce55" table:formula="of:=[.E19]/[.$C19]" office:value-type="float" office:value="0.465524579697808" calcext:value-type="float">
            <text:p>0,47</text:p>
          </table:table-cell>
          <table:table-cell table:style-name="ce55" table:formula="of:=[.F19]/[.$C19]" office:value-type="float" office:value="2.12" calcext:value-type="float">
            <text:p>2,12</text:p>
          </table:table-cell>
          <table:table-cell table:style-name="ce55" table:formula="of:=[.G19]/[.$C19]" office:value-type="float" office:value="1" calcext:value-type="float">
            <text:p>1,00</text:p>
          </table:table-cell>
          <table:table-cell table:style-name="ce55" table:formula="of:=[.H19]/[.$C19]" office:value-type="float" office:value="0.64" calcext:value-type="float">
            <text:p>0,64</text:p>
          </table:table-cell>
          <table:table-cell table:style-name="ce55" table:formula="of:=[.I19]/[.$C19]" office:value-type="float" office:value="1.17046180038306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2 3/4</text:p>
          </table:table-cell>
          <table:table-cell table:style-name="ce52" office:value-type="float" office:value="81.534" calcext:value-type="float">
            <text:p>81,534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41.2" calcext:value-type="float">
            <text:p>41,200</text:p>
          </table:table-cell>
          <table:table-cell table:style-name="ce35" table:formula="of:=[.$C20]*2.12" office:value-type="float" office:value="172.85208" calcext:value-type="float">
            <text:p>172,852</text:p>
          </table:table-cell>
          <table:table-cell table:style-name="ce35" table:formula="of:=[.$C20]*1" office:value-type="float" office:value="81.534" calcext:value-type="float">
            <text:p>81,534</text:p>
          </table:table-cell>
          <table:table-cell table:style-name="ce35" table:formula="of:=[.$C20]*0.64" office:value-type="float" office:value="52.18176" calcext:value-type="float">
            <text:p>52,182</text:p>
          </table:table-cell>
          <table:table-cell table:style-name="ce35" office:value-type="float" office:value="95" calcext:value-type="float">
            <text:p>95,000</text:p>
          </table:table-cell>
          <table:table-cell table:style-name="ce55" table:formula="of:=[.E20]/[.$C20]" office:value-type="float" office:value="0.505310667942208" calcext:value-type="float">
            <text:p>0,51</text:p>
          </table:table-cell>
          <table:table-cell table:style-name="ce55" table:formula="of:=[.F20]/[.$C20]" office:value-type="float" office:value="2.12" calcext:value-type="float">
            <text:p>2,12</text:p>
          </table:table-cell>
          <table:table-cell table:style-name="ce55" table:formula="of:=[.G20]/[.$C20]" office:value-type="float" office:value="1" calcext:value-type="float">
            <text:p>1,00</text:p>
          </table:table-cell>
          <table:table-cell table:style-name="ce55" table:formula="of:=[.H20]/[.$C20]" office:value-type="float" office:value="0.64" calcext:value-type="float">
            <text:p>0,64</text:p>
          </table:table-cell>
          <table:table-cell table:style-name="ce55" table:formula="of:=[.I20]/[.$C20]" office:value-type="float" office:value="1.16515809355606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3</text:p>
          </table:table-cell>
          <table:table-cell table:style-name="ce52" office:value-type="float" office:value="87.884" calcext:value-type="float">
            <text:p>87,884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41.2" calcext:value-type="float">
            <text:p>41,200</text:p>
          </table:table-cell>
          <table:table-cell table:style-name="ce35" table:formula="of:=[.$C21]*2.12" office:value-type="float" office:value="186.31408" calcext:value-type="float">
            <text:p>186,314</text:p>
          </table:table-cell>
          <table:table-cell table:style-name="ce35" table:formula="of:=[.$C21]*1" office:value-type="float" office:value="87.884" calcext:value-type="float">
            <text:p>87,884</text:p>
          </table:table-cell>
          <table:table-cell table:style-name="ce35" table:formula="of:=[.$C21]*0.64" office:value-type="float" office:value="56.24576" calcext:value-type="float">
            <text:p>56,246</text:p>
          </table:table-cell>
          <table:table-cell table:style-name="ce35" office:value-type="float" office:value="103" calcext:value-type="float">
            <text:p>103,000</text:p>
          </table:table-cell>
          <table:table-cell table:style-name="ce55" table:formula="of:=[.E21]/[.$C21]" office:value-type="float" office:value="0.468799781530199" calcext:value-type="float">
            <text:p>0,47</text:p>
          </table:table-cell>
          <table:table-cell table:style-name="ce55" table:formula="of:=[.F21]/[.$C21]" office:value-type="float" office:value="2.12" calcext:value-type="float">
            <text:p>2,12</text:p>
          </table:table-cell>
          <table:table-cell table:style-name="ce55" table:formula="of:=[.G21]/[.$C21]" office:value-type="float" office:value="1" calcext:value-type="float">
            <text:p>1,00</text:p>
          </table:table-cell>
          <table:table-cell table:style-name="ce55" table:formula="of:=[.H21]/[.$C21]" office:value-type="float" office:value="0.64" calcext:value-type="float">
            <text:p>0,64</text:p>
          </table:table-cell>
          <table:table-cell table:style-name="ce55" table:formula="of:=[.I21]/[.$C21]" office:value-type="float" office:value="1.1719994538255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3 1/2</text:p>
          </table:table-cell>
          <table:table-cell table:style-name="ce52" office:value-type="float" office:value="100.33" calcext:value-type="float">
            <text:p>100,3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44.4" calcext:value-type="float">
            <text:p>44,400</text:p>
          </table:table-cell>
          <table:table-cell table:style-name="ce35" table:formula="of:=[.$C22]*2.12" office:value-type="float" office:value="212.6996" calcext:value-type="float">
            <text:p>212,700</text:p>
          </table:table-cell>
          <table:table-cell table:style-name="ce35" table:formula="of:=[.$C22]*1" office:value-type="float" office:value="100.33" calcext:value-type="float">
            <text:p>100,330</text:p>
          </table:table-cell>
          <table:table-cell table:style-name="ce35" table:formula="of:=[.$C22]*0.64" office:value-type="float" office:value="64.2112" calcext:value-type="float">
            <text:p>64,211</text:p>
          </table:table-cell>
          <table:table-cell table:style-name="ce35" office:value-type="float" office:value="117" calcext:value-type="float">
            <text:p>117,000</text:p>
          </table:table-cell>
          <table:table-cell table:style-name="ce55" table:formula="of:=[.E22]/[.$C22]" office:value-type="float" office:value="0.442539619256454" calcext:value-type="float">
            <text:p>0,44</text:p>
          </table:table-cell>
          <table:table-cell table:style-name="ce55" table:formula="of:=[.F22]/[.$C22]" office:value-type="float" office:value="2.12" calcext:value-type="float">
            <text:p>2,12</text:p>
          </table:table-cell>
          <table:table-cell table:style-name="ce55" table:formula="of:=[.G22]/[.$C22]" office:value-type="float" office:value="1" calcext:value-type="float">
            <text:p>1,00</text:p>
          </table:table-cell>
          <table:table-cell table:style-name="ce55" table:formula="of:=[.H22]/[.$C22]" office:value-type="float" office:value="0.64" calcext:value-type="float">
            <text:p>0,64</text:p>
          </table:table-cell>
          <table:table-cell table:style-name="ce55" table:formula="of:=[.I22]/[.$C22]" office:value-type="float" office:value="1.16615169939201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4</text:p>
          </table:table-cell>
          <table:table-cell table:style-name="ce52" office:value-type="float" office:value="113.03" calcext:value-type="float">
            <text:p>113,0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50.8" calcext:value-type="float">
            <text:p>50,800</text:p>
          </table:table-cell>
          <table:table-cell table:style-name="ce35" table:formula="of:=[.$C23]*2.12" office:value-type="float" office:value="239.6236" calcext:value-type="float">
            <text:p>239,624</text:p>
          </table:table-cell>
          <table:table-cell table:style-name="ce35" table:formula="of:=[.$C23]*1" office:value-type="float" office:value="113.03" calcext:value-type="float">
            <text:p>113,030</text:p>
          </table:table-cell>
          <table:table-cell table:style-name="ce35" table:formula="of:=[.$C23]*0.64" office:value-type="float" office:value="72.3392" calcext:value-type="float">
            <text:p>72,339</text:p>
          </table:table-cell>
          <table:table-cell table:style-name="ce35" office:value-type="float" office:value="132" calcext:value-type="float">
            <text:p>132,000</text:p>
          </table:table-cell>
          <table:table-cell table:style-name="ce55" table:formula="of:=[.E23]/[.$C23]" office:value-type="float" office:value="0.449438202247191" calcext:value-type="float">
            <text:p>0,45</text:p>
          </table:table-cell>
          <table:table-cell table:style-name="ce55" table:formula="of:=[.F23]/[.$C23]" office:value-type="float" office:value="2.12" calcext:value-type="float">
            <text:p>2,12</text:p>
          </table:table-cell>
          <table:table-cell table:style-name="ce55" table:formula="of:=[.G23]/[.$C23]" office:value-type="float" office:value="1" calcext:value-type="float">
            <text:p>1,00</text:p>
          </table:table-cell>
          <table:table-cell table:style-name="ce55" table:formula="of:=[.H23]/[.$C23]" office:value-type="float" office:value="0.64" calcext:value-type="float">
            <text:p>0,64</text:p>
          </table:table-cell>
          <table:table-cell table:style-name="ce55" table:formula="of:=[.I23]/[.$C23]" office:value-type="float" office:value="1.16783154914624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4 1/2</text:p>
          </table:table-cell>
          <table:table-cell table:style-name="ce52" office:value-type="float" office:value="125.73" calcext:value-type="float">
            <text:p>125,7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50.8" calcext:value-type="float">
            <text:p>50,800</text:p>
          </table:table-cell>
          <table:table-cell table:style-name="ce35" table:formula="of:=[.$C24]*2.12" office:value-type="float" office:value="266.5476" calcext:value-type="float">
            <text:p>266,548</text:p>
          </table:table-cell>
          <table:table-cell table:style-name="ce35" table:formula="of:=[.$C24]*1" office:value-type="float" office:value="125.73" calcext:value-type="float">
            <text:p>125,730</text:p>
          </table:table-cell>
          <table:table-cell table:style-name="ce35" table:formula="of:=[.$C24]*0.64" office:value-type="float" office:value="80.4672" calcext:value-type="float">
            <text:p>80,467</text:p>
          </table:table-cell>
          <table:table-cell table:style-name="ce35" office:value-type="float" office:value="147" calcext:value-type="float">
            <text:p>147,000</text:p>
          </table:table-cell>
          <table:table-cell table:style-name="ce55" table:formula="of:=[.E24]/[.$C24]" office:value-type="float" office:value="0.404040404040404" calcext:value-type="float">
            <text:p>0,40</text:p>
          </table:table-cell>
          <table:table-cell table:style-name="ce55" table:formula="of:=[.F24]/[.$C24]" office:value-type="float" office:value="2.12" calcext:value-type="float">
            <text:p>2,12</text:p>
          </table:table-cell>
          <table:table-cell table:style-name="ce55" table:formula="of:=[.G24]/[.$C24]" office:value-type="float" office:value="1" calcext:value-type="float">
            <text:p>1,00</text:p>
          </table:table-cell>
          <table:table-cell table:style-name="ce55" table:formula="of:=[.H24]/[.$C24]" office:value-type="float" office:value="0.64" calcext:value-type="float">
            <text:p>0,64</text:p>
          </table:table-cell>
          <table:table-cell table:style-name="ce55" table:formula="of:=[.I24]/[.$C24]" office:value-type="float" office:value="1.16917203531377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5</text:p>
          </table:table-cell>
          <table:table-cell table:style-name="ce52" office:value-type="float" office:value="138.43" calcext:value-type="float">
            <text:p>138,4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57.2" calcext:value-type="float">
            <text:p>57,200</text:p>
          </table:table-cell>
          <table:table-cell table:style-name="ce35" table:formula="of:=[.$C25]*2.12" office:value-type="float" office:value="293.4716" calcext:value-type="float">
            <text:p>293,472</text:p>
          </table:table-cell>
          <table:table-cell table:style-name="ce35" table:formula="of:=[.$C25]*1" office:value-type="float" office:value="138.43" calcext:value-type="float">
            <text:p>138,430</text:p>
          </table:table-cell>
          <table:table-cell table:style-name="ce35" table:formula="of:=[.$C25]*0.64" office:value-type="float" office:value="88.5952" calcext:value-type="float">
            <text:p>88,595</text:p>
          </table:table-cell>
          <table:table-cell table:style-name="ce35" office:value-type="float" office:value="162" calcext:value-type="float">
            <text:p>162,000</text:p>
          </table:table-cell>
          <table:table-cell table:style-name="ce55" table:formula="of:=[.E25]/[.$C25]" office:value-type="float" office:value="0.413205230080185" calcext:value-type="float">
            <text:p>0,41</text:p>
          </table:table-cell>
          <table:table-cell table:style-name="ce55" table:formula="of:=[.F25]/[.$C25]" office:value-type="float" office:value="2.12" calcext:value-type="float">
            <text:p>2,12</text:p>
          </table:table-cell>
          <table:table-cell table:style-name="ce55" table:formula="of:=[.G25]/[.$C25]" office:value-type="float" office:value="1" calcext:value-type="float">
            <text:p>1,00</text:p>
          </table:table-cell>
          <table:table-cell table:style-name="ce55" table:formula="of:=[.H25]/[.$C25]" office:value-type="float" office:value="0.64" calcext:value-type="float">
            <text:p>0,64</text:p>
          </table:table-cell>
          <table:table-cell table:style-name="ce55" table:formula="of:=[.I25]/[.$C25]" office:value-type="float" office:value="1.17026656071661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5 1/2</text:p>
          </table:table-cell>
          <table:table-cell table:style-name="ce52" office:value-type="float" office:value="151.13" calcext:value-type="float">
            <text:p>151,1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57.2" calcext:value-type="float">
            <text:p>57,200</text:p>
          </table:table-cell>
          <table:table-cell table:style-name="ce35" table:formula="of:=[.$C26]*2.12" office:value-type="float" office:value="320.3956" calcext:value-type="float">
            <text:p>320,396</text:p>
          </table:table-cell>
          <table:table-cell table:style-name="ce35" table:formula="of:=[.$C26]*1" office:value-type="float" office:value="151.13" calcext:value-type="float">
            <text:p>151,130</text:p>
          </table:table-cell>
          <table:table-cell table:style-name="ce35" table:formula="of:=[.$C26]*0.64" office:value-type="float" office:value="96.7232" calcext:value-type="float">
            <text:p>96,723</text:p>
          </table:table-cell>
          <table:table-cell table:style-name="ce35" office:value-type="float" office:value="177" calcext:value-type="float">
            <text:p>177,000</text:p>
          </table:table-cell>
          <table:table-cell table:style-name="ce55" table:formula="of:=[.E26]/[.$C26]" office:value-type="float" office:value="0.378482101502018" calcext:value-type="float">
            <text:p>0,38</text:p>
          </table:table-cell>
          <table:table-cell table:style-name="ce55" table:formula="of:=[.F26]/[.$C26]" office:value-type="float" office:value="2.12" calcext:value-type="float">
            <text:p>2,12</text:p>
          </table:table-cell>
          <table:table-cell table:style-name="ce55" table:formula="of:=[.G26]/[.$C26]" office:value-type="float" office:value="1" calcext:value-type="float">
            <text:p>1,00</text:p>
          </table:table-cell>
          <table:table-cell table:style-name="ce55" table:formula="of:=[.H26]/[.$C26]" office:value-type="float" office:value="0.64" calcext:value-type="float">
            <text:p>0,64</text:p>
          </table:table-cell>
          <table:table-cell table:style-name="ce55" table:formula="of:=[.I26]/[.$C26]" office:value-type="float" office:value="1.17117713227023" calcext:value-type="float">
            <text:p>1,17</text:p>
          </table:table-cell>
          <table:table-cell table:number-columns-repeated="992"/>
        </table:table-row>
        <table:table-row table:style-name="ro1">
          <table:table-cell/>
          <table:table-cell table:style-name="ce52" office:value-type="string" calcext:value-type="string">
            <text:p>BSP 6</text:p>
          </table:table-cell>
          <table:table-cell table:style-name="ce52" office:value-type="float" office:value="163.83" calcext:value-type="float">
            <text:p>163,83</text:p>
          </table:table-cell>
          <table:table-cell table:style-name="ce52" office:value-type="float" office:value="2.30909" calcext:value-type="float">
            <text:p>2,30909</text:p>
          </table:table-cell>
          <table:table-cell table:style-name="ce35" office:value-type="float" office:value="57.2" calcext:value-type="float">
            <text:p>57,200</text:p>
          </table:table-cell>
          <table:table-cell table:style-name="ce35" table:formula="of:=[.$C27]*2.12" office:value-type="float" office:value="347.3196" calcext:value-type="float">
            <text:p>347,320</text:p>
          </table:table-cell>
          <table:table-cell table:style-name="ce35" table:formula="of:=[.$C27]*1" office:value-type="float" office:value="163.83" calcext:value-type="float">
            <text:p>163,830</text:p>
          </table:table-cell>
          <table:table-cell table:style-name="ce35" table:formula="of:=[.$C27]*0.64" office:value-type="float" office:value="104.8512" calcext:value-type="float">
            <text:p>104,851</text:p>
          </table:table-cell>
          <table:table-cell table:style-name="ce35" office:value-type="float" office:value="192" calcext:value-type="float">
            <text:p>192,000</text:p>
          </table:table-cell>
          <table:table-cell table:style-name="ce55" table:formula="of:=[.E27]/[.$C27]" office:value-type="float" office:value="0.349142403711164" calcext:value-type="float">
            <text:p>0,35</text:p>
          </table:table-cell>
          <table:table-cell table:style-name="ce55" table:formula="of:=[.F27]/[.$C27]" office:value-type="float" office:value="2.12" calcext:value-type="float">
            <text:p>2,12</text:p>
          </table:table-cell>
          <table:table-cell table:style-name="ce55" table:formula="of:=[.G27]/[.$C27]" office:value-type="float" office:value="1" calcext:value-type="float">
            <text:p>1,00</text:p>
          </table:table-cell>
          <table:table-cell table:style-name="ce55" table:formula="of:=[.H27]/[.$C27]" office:value-type="float" office:value="0.64" calcext:value-type="float">
            <text:p>0,64</text:p>
          </table:table-cell>
          <table:table-cell table:style-name="ce55" table:formula="of:=[.I27]/[.$C27]" office:value-type="float" office:value="1.17194652993957" calcext:value-type="float">
            <text:p>1,17</text:p>
          </table:table-cell>
          <table:table-cell table:number-columns-repeated="992"/>
        </table:table-row>
        <table:table-row table:style-name="ro4">
          <table:table-cell table:style-name="ce18"/>
          <table:table-cell table:style-name="ce22" office:value-type="string" calcext:value-type="string">
            <text:p>moyenne</text:p>
          </table:table-cell>
          <table:table-cell table:style-name="ce26" table:number-columns-repeated="7"/>
          <table:table-cell table:style-name="ce36" table:formula="of:=AVERAGE([.J4:.J27])" office:value-type="float" office:value="0.592947142722966" calcext:value-type="float">
            <text:p>0,593</text:p>
          </table:table-cell>
          <table:table-cell table:style-name="ce36" table:formula="of:=AVERAGE([.K4:.K27])" office:value-type="float" office:value="2.12" calcext:value-type="float">
            <text:p>2,120</text:p>
          </table:table-cell>
          <table:table-cell table:style-name="ce36" table:formula="of:=AVERAGE([.L4:.L27])" office:value-type="float" office:value="1" calcext:value-type="float">
            <text:p>1,000</text:p>
          </table:table-cell>
          <table:table-cell table:style-name="ce36" table:formula="of:=AVERAGE([.M4:.M27])" office:value-type="float" office:value="0.64" calcext:value-type="float">
            <text:p>0,640</text:p>
          </table:table-cell>
          <table:table-cell table:style-name="ce36" table:formula="of:=AVERAGE([.N4:.N27])" office:value-type="float" office:value="1.23605890763451" calcext:value-type="float">
            <text:p>1,236</text:p>
          </table:table-cell>
          <table:table-cell table:style-name="ce18" table:number-columns-repeated="992"/>
        </table:table-row>
        <table:table-row table:style-name="ro4">
          <table:table-cell table:style-name="ce18"/>
          <table:table-cell table:style-name="ce22" office:value-type="string" calcext:value-type="string">
            <text:p>ecart type</text:p>
          </table:table-cell>
          <table:table-cell table:style-name="ce26" table:number-columns-repeated="7"/>
          <table:table-cell table:style-name="ce36" table:formula="of:=STDEV([.J4:.J27])" office:value-type="float" office:value="0.176889071762348" calcext:value-type="float">
            <text:p>0,177</text:p>
          </table:table-cell>
          <table:table-cell table:style-name="ce36" table:formula="of:=STDEV([.K4:.K27])" office:value-type="float" office:value="0" calcext:value-type="float">
            <text:p>0,000</text:p>
          </table:table-cell>
          <table:table-cell table:style-name="ce36" table:formula="of:=STDEV([.L4:.L27])" office:value-type="float" office:value="0" calcext:value-type="float">
            <text:p>0,000</text:p>
          </table:table-cell>
          <table:table-cell table:style-name="ce36" table:formula="of:=STDEV([.M4:.M27])" office:value-type="float" office:value="0" calcext:value-type="float">
            <text:p>0,000</text:p>
          </table:table-cell>
          <table:table-cell table:style-name="ce36" table:formula="of:=STDEV([.N4:.N27])" office:value-type="float" office:value="0.105891187119346" calcext:value-type="float">
            <text:p>0,106</text:p>
          </table:table-cell>
          <table:table-cell table:style-name="ce18" table:number-columns-repeated="992"/>
        </table:table-row>
        <table:table-row table:style-name="ro4">
          <table:table-cell table:style-name="ce18"/>
          <table:table-cell table:style-name="ce22" office:value-type="string" calcext:value-type="string">
            <text:p>ecart type ratio</text:p>
          </table:table-cell>
          <table:table-cell table:style-name="ce26" table:number-columns-repeated="7"/>
          <table:table-cell table:style-name="ce37" table:formula="of:=[.J29]/[.J28]" office:value-type="percentage" office:value="0.298321821655178" calcext:value-type="percentage">
            <text:p>29,83 %</text:p>
          </table:table-cell>
          <table:table-cell table:style-name="ce37" table:formula="of:=[.K29]/[.K28]" office:value-type="percentage" office:value="0" calcext:value-type="percentage">
            <text:p>0,00 %</text:p>
          </table:table-cell>
          <table:table-cell table:style-name="ce37" table:formula="of:=[.L29]/[.L28]" office:value-type="percentage" office:value="0" calcext:value-type="percentage">
            <text:p>0,00 %</text:p>
          </table:table-cell>
          <table:table-cell table:style-name="ce37" table:formula="of:=[.M29]/[.M28]" office:value-type="percentage" office:value="0" calcext:value-type="percentage">
            <text:p>0,00 %</text:p>
          </table:table-cell>
          <table:table-cell table:style-name="ce37" table:formula="of:=[.N29]/[.N28]" office:value-type="percentage" office:value="0.0856683985409672" calcext:value-type="percentage">
            <text:p>8,57 %</text:p>
          </table:table-cell>
          <table:table-cell table:style-name="ce18" table:number-columns-repeated="992"/>
        </table:table-row>
        <table:table-row table:style-name="ro1">
          <table:table-cell/>
          <table:table-cell table:style-name="ce4"/>
          <table:table-cell table:style-name="ce16"/>
          <table:table-cell table:style-name="Default" table:number-columns-repeated="2"/>
          <table:table-cell table:style-name="ce17" table:number-columns-repeated="3"/>
          <table:table-cell table:style-name="ce16" table:number-columns-repeated="2"/>
          <table:table-cell table:style-name="ce17" table:number-columns-repeated="3"/>
          <table:table-cell table:style-name="ce16"/>
          <table:table-cell table:number-columns-repeated="992"/>
        </table:table-row>
        <table:table-row table:style-name="ro1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 table:number-columns-repeated="2"/>
          <table:table-cell table:style-name="ce17" table:number-columns-repeated="3"/>
          <table:table-cell table:style-name="ce16"/>
          <table:table-cell table:number-columns-repeated="992"/>
        </table:table-row>
        <table:table-row table:style-name="ro6">
          <table:table-cell/>
          <table:table-cell table:style-name="ce56"/>
          <table:table-cell table:number-columns-repeated="1004"/>
        </table:table-row>
        <table:table-row table:style-name="ro6">
          <table:table-cell/>
          <table:table-cell table:style-name="Default" office:value-type="string" calcext:value-type="string">
            <text:p>Source</text:p>
          </table:table-cell>
          <table:table-cell table:style-name="ce58" office:value-type="string" calcext:value-type="string" table:number-columns-spanned="7" table:number-rows-spanned="1">
            <text:p>https://en.wikipedia.org/wiki/British_Standard_Pipe</text:p>
          </table:table-cell>
          <table:covered-table-cell table:number-columns-repeated="6" table:style-name="ce59"/>
          <table:table-cell table:number-columns-repeated="997"/>
        </table:table-row>
        <table:table-row table:style-name="ro6">
          <table:table-cell/>
          <table:table-cell table:style-name="Default" office:value-type="string" calcext:value-type="string">
            <text:p>TL</text:p>
          </table:table-cell>
          <table:table-cell table:style-name="ce58" office:value-type="string" calcext:value-type="string" table:number-columns-spanned="7" table:number-rows-spanned="1">
            <text:p>2*Gauge length</text:p>
          </table:table-cell>
          <table:covered-table-cell table:number-columns-repeated="6" table:style-name="ce59"/>
          <table:table-cell table:number-columns-repeated="997"/>
        </table:table-row>
        <table:table-row table:style-name="ro6">
          <table:table-cell/>
          <table:table-cell table:style-name="Default" office:value-type="string" calcext:value-type="string">
            <text:p>Allen</text:p>
          </table:table-cell>
          <table:table-cell table:style-name="ce58" office:value-type="string" calcext:value-type="string" table:number-columns-spanned="7" table:number-rows-spanned="1">
            <text:p>Irrelevant as the tool would be in the pipe</text:p>
          </table:table-cell>
          <table:covered-table-cell table:number-columns-repeated="6" table:style-name="ce59"/>
          <table:table-cell table:number-columns-repeated="997"/>
        </table:table-row>
        <table:table-row table:style-name="ro6">
          <table:table-cell/>
          <table:table-cell table:style-name="ce57" office:value-type="string" calcext:value-type="string">
            <text:p>Hexagonal tool</text:p>
          </table:table-cell>
          <table:table-cell table:style-name="ce58" office:value-type="string" calcext:value-type="string" table:number-columns-spanned="7" table:number-rows-spanned="1">
            <text:p>Arbitrary values based on BSW</text:p>
          </table:table-cell>
          <table:covered-table-cell table:number-columns-repeated="6" table:style-name="ce59"/>
          <table:table-cell table:number-columns-repeated="997"/>
        </table:table-row>
        <table:table-row table:style-name="ro1" table:number-rows-repeated="1048538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Graphs" table:style-name="ta1">
        <table:shapes>
          <draw:frame draw:z-index="0" draw:style-name="gr1" draw:text-style-name="P1" svg:width="73.878cm" svg:height="22.731cm" svg:x="0.904cm" svg:y="0.529cm">
            <draw:object draw:notify-on-update-of-ranges="MXC.C4:MXC.C31 MXC.C4:MXC.C31 MXC.D3:MXC.D3 MXC.D4:MXC.D31 MXC.C4:MXC.C31 MXC.E3:MXC.E3 MXC.E4:MXC.E31 MXC.C4:MXC.C31 MXC.F3:MXC.F3 MXC.F4:MXC.F31 MXC.C4:MXC.C31 MXC.G3:MXC.G3 MXC.G4:MXC.G31 MXC.C4:MXC.C31 MXC.H3:MXC.H3 MXC.H4:MXC.H31 MXC.C4:MXC.C31 MXC.I3:MXC.I3 MXC.I4:MXC.I31 MXC.C4:MXC.C31 MXC.J3:MXC.J3 MXC.J4:MXC.J31 MXC.C4:MXC.C31 MXC.K3:MXC.K3 MXC.K4:MXC.K31 MXC.C4:MXC.C31 MXC.L3:MXC.L3 MXC.L4:MXC.L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1.361cm" svg:height="24.65cm" svg:x="0.763cm" svg:y="24.327cm">
            <draw:object draw:notify-on-update-of-ranges="UNC.O4:UNC.O36 UNC.O4:UNC.O36 UNC.P3:UNC.P3 UNC.P4:UNC.P36 UNC.O4:UNC.O36 UNC.Q3:UNC.Q3 UNC.Q4:UNC.Q36 UNC.O4:UNC.O36 UNC.R3:UNC.R3 UNC.R4:UNC.R36 UNC.O4:UNC.O36 UNC.S3:UNC.S3 UNC.S4:UNC.S36 UNC.O4:UNC.O36 UNC.T3:UNC.T3 UNC.T4:UNC.T36 UNC.O4:UNC.O36 UNC.U3:UNC.U3 UNC.U4:UNC.U36 UNC.O4:UNC.O36 UNC.V3:UNC.V3 UNC.V4:UNC.V36 UNC.O4:UNC.O36 UNC.W3:UNC.W3 UNC.W4:UNC.W36 UNC.O4:UNC.O36 UNC.X3:UNC.X3 UNC.X4:UNC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991cm" svg:height="22.731cm" svg:x="0.782cm" svg:y="49.976cm">
            <draw:object draw:notify-on-update-of-ranges="BSW.C3:BSW.C3 BSW.C4:BSW.C35 BSW.D3:BSW.D3 BSW.D4:BSW.D35 BSW.C4:BSW.C35 BSW.E3:BSW.E3 BSW.E4:BSW.E35 BSW.C4:BSW.C35 BSW.F3:BSW.F3 BSW.F4:BSW.F35 BSW.C4:BSW.C35 BSW.G3:BSW.G3 BSW.G4:BSW.G35 BSW.C4:BSW.C35 BSW.H3:BSW.H3 BSW.H4:BSW.H35 BSW.C4:BSW.C35 BSW.I3:BSW.I3 BSW.I4:BSW.I35 BSW.C4:BSW.C35 BSW.J3:BSW.J3 BSW.J4:BSW.J35 BSW.C4:BSW.C35 BSW.K3:BSW.K3 BSW.K4:BSW.K35 BSW.C4:BSW.C35 BSW.L3:BSW.L3 BSW.L4:BSW.L35 BSW.C4:BSW.C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76.029cm" svg:height="22.731cm" svg:x="0.713cm" svg:y="74.33cm">
            <draw:object draw:notify-on-update-of-ranges="BSP.C3:BSP.C3 BSP.C4:BSP.C27 BSP.D3:BSP.D3 BSP.D4:BSP.D27 BSP.E3:BSP.E3 BSP.E4:BSP.E27 BSP.F3:BSP.F3 BSP.F4:BSP.F27 BSP.G3:BSP.G3 BSP.G4:BSP.G27 BSP.H3:BSP.H3 BSP.H4:BSP.H27 BSP.I3:BSP.I3 BSP.I4:BSP.I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Feuille5" table:style-name="ta1">
        <table:table-column table:style-name="co3" table:number-columns-repeated="1024" table:default-cell-style-name="ce52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tap D</text:p>
          </table:table-cell>
          <table:table-cell office:value-type="string" calcext:value-type="string">
            <text:p>thr, D</text:p>
          </table:table-cell>
          <table:table-cell office:value-type="string" calcext:value-type="string">
            <text:p>thr, minD</text:p>
          </table:table-cell>
          <table:table-cell office:value-type="string" calcext:value-type="string">
            <text:p>thr, maxD</text:p>
          </table:table-cell>
          <table:table-cell office:value-type="string" calcext:value-type="string">
            <text:p>thr, DP</text:p>
          </table:table-cell>
          <table:table-cell office:value-type="string" calcext:value-type="string">
            <text:p>thr, L</text:p>
          </table:table-cell>
          <table:table-cell office:value-type="string" calcext:value-type="string">
            <text:p>thr, LP</text:p>
          </table:table-cell>
          <table:table-cell office:value-type="string" calcext:value-type="string">
            <text:p>head DP</text:p>
          </table:table-cell>
          <table:table-cell office:value-type="string" calcext:value-type="string">
            <text:p>head LP</text:p>
          </table:table-cell>
          <table:table-cell office:value-type="string" calcext:value-type="string">
            <text:p>Allen D</text:p>
          </table:table-cell>
          <table:table-cell office:value-type="string" calcext:value-type="string">
            <text:p>Allen L</text:p>
          </table:table-cell>
          <table:table-cell office:value-type="string" calcext:value-type="string">
            <text:p>Allen tool</text:p>
          </table:table-cell>
          <table:table-cell office:value-type="string" calcext:value-type="string">
            <text:p>Hex D</text:p>
          </table:table-cell>
          <table:table-cell office:value-type="string" calcext:value-type="string">
            <text:p>Hex L</text:p>
          </table:table-cell>
          <table:table-cell office:value-type="string" calcext:value-type="string">
            <text:p>Hex tool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SP 1/16</text:p>
          </table:table-cell>
          <table:table-cell office:value-type="string" calcext:value-type="string">
            <text:p>W</text:p>
          </table:table-cell>
          <table:table-cell office:value-type="float" office:value="0.907143" calcext:value-type="float">
            <text:p>0,907143</text:p>
          </table:table-cell>
          <table:table-cell office:value-type="float" office:value="6.81586" calcext:value-type="float">
            <text:p>6,81586</text:p>
          </table:table-cell>
          <table:table-cell office:value-type="float" office:value="7.723" calcext:value-type="float">
            <text:p>7,723</text:p>
          </table:table-cell>
          <table:table-cell office:value-type="float" office:value="6.56126" calcext:value-type="float">
            <text:p>6,56126</text:p>
          </table:table-cell>
          <table:table-cell office:value-type="float" office:value="7.723" calcext:value-type="float">
            <text:p>7,723</text:p>
          </table:table-cell>
          <table:table-cell office:value-type="float" office:value="8.123" calcext:value-type="float">
            <text:p>8,123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16.3951" calcext:value-type="float">
            <text:p>16,3951</text:p>
          </table:table-cell>
          <table:table-cell office:value-type="float" office:value="0.0625" calcext:value-type="float">
            <text:p>0,0625</text:p>
          </table:table-cell>
          <table:table-cell office:value-type="float" office:value="11.5931" calcext:value-type="float">
            <text:p>11,5931</text:p>
          </table:table-cell>
          <table:table-cell office:value-type="float" office:value="0.0625" calcext:value-type="float">
            <text:p>0,0625</text:p>
          </table:table-cell>
          <table:table-cell office:value-type="float" office:value="5.79225" calcext:value-type="float">
            <text:p>5,79225</text:p>
          </table:table-cell>
          <table:table-cell office:value-type="float" office:value="13.3865" calcext:value-type="float">
            <text:p>13,3865</text:p>
          </table:table-cell>
          <table:table-cell office:value-type="float" office:value="4.96479" calcext:value-type="float">
            <text:p>4,96479</text:p>
          </table:table-cell>
          <table:table-cell office:value-type="float" office:value="11.5931" calcext:value-type="float">
            <text:p>11,593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P 1/8</text:p>
          </table:table-cell>
          <table:table-cell office:value-type="string" calcext:value-type="string">
            <text:p>W</text:p>
          </table:table-cell>
          <table:table-cell office:value-type="float" office:value="0.907143" calcext:value-type="float">
            <text:p>0,907143</text:p>
          </table:table-cell>
          <table:table-cell office:value-type="float" office:value="8.82086" calcext:value-type="float">
            <text:p>8,82086</text:p>
          </table:table-cell>
          <table:table-cell office:value-type="float" office:value="9.728" calcext:value-type="float">
            <text:p>9,728</text:p>
          </table:table-cell>
          <table:table-cell office:value-type="float" office:value="8.56626" calcext:value-type="float">
            <text:p>8,56626</text:p>
          </table:table-cell>
          <table:table-cell office:value-type="float" office:value="9.728" calcext:value-type="float">
            <text:p>9,728</text:p>
          </table:table-cell>
          <table:table-cell office:value-type="float" office:value="10.128" calcext:value-type="float">
            <text:p>10,128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20.6515" calcext:value-type="float">
            <text:p>20,6515</text:p>
          </table:table-cell>
          <table:table-cell office:value-type="float" office:value="0.125" calcext:value-type="float">
            <text:p>0,125</text:p>
          </table:table-cell>
          <table:table-cell office:value-type="float" office:value="14.6028" calcext:value-type="float">
            <text:p>14,6028</text:p>
          </table:table-cell>
          <table:table-cell office:value-type="float" office:value="0.125" calcext:value-type="float">
            <text:p>0,125</text:p>
          </table:table-cell>
          <table:table-cell office:value-type="float" office:value="7.296" calcext:value-type="float">
            <text:p>7,296</text:p>
          </table:table-cell>
          <table:table-cell office:value-type="float" office:value="16.8619" calcext:value-type="float">
            <text:p>16,8619</text:p>
          </table:table-cell>
          <table:table-cell office:value-type="float" office:value="6.25371" calcext:value-type="float">
            <text:p>6,25371</text:p>
          </table:table-cell>
          <table:table-cell office:value-type="float" office:value="14.6028" calcext:value-type="float">
            <text:p>14,602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 1/4</text:p>
          </table:table-cell>
          <table:table-cell office:value-type="string" calcext:value-type="string">
            <text:p>W</text:p>
          </table:table-cell>
          <table:table-cell office:value-type="float" office:value="1.33684" calcext:value-type="float">
            <text:p>1,33684</text:p>
          </table:table-cell>
          <table:table-cell office:value-type="float" office:value="11.8202" calcext:value-type="float">
            <text:p>11,8202</text:p>
          </table:table-cell>
          <table:table-cell office:value-type="float" office:value="13.157" calcext:value-type="float">
            <text:p>13,157</text:p>
          </table:table-cell>
          <table:table-cell office:value-type="float" office:value="11.445" calcext:value-type="float">
            <text:p>11,445</text:p>
          </table:table-cell>
          <table:table-cell office:value-type="float" office:value="13.157" calcext:value-type="float">
            <text:p>13,157</text:p>
          </table:table-cell>
          <table:table-cell office:value-type="float" office:value="13.557" calcext:value-type="float">
            <text:p>13,557</text:p>
          </table:table-cell>
          <table:table-cell table:number-columns-repeated="2" office:value-type="float" office:value="0.375" calcext:value-type="float">
            <text:p>0,375</text:p>
          </table:table-cell>
          <table:table-cell office:value-type="float" office:value="0.618718" calcext:value-type="float">
            <text:p>0,618718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" calcext:value-type="float">
            <text:p>0,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505181" calcext:value-type="float">
            <text:p>0,505181</text:p>
          </table:table-cell>
          <table:table-cell office:value-type="float" office:value="0.188" calcext:value-type="float">
            <text:p>0,188</text:p>
          </table:table-cell>
          <table:table-cell office:value-type="float" office:value="0.4375" calcext:value-type="float">
            <text:p>0,437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P 3/8</text:p>
          </table:table-cell>
          <table:table-cell office:value-type="string" calcext:value-type="string">
            <text:p>W</text:p>
          </table:table-cell>
          <table:table-cell office:value-type="float" office:value="1.33684" calcext:value-type="float">
            <text:p>1,33684</text:p>
          </table:table-cell>
          <table:table-cell office:value-type="float" office:value="15.3252" calcext:value-type="float">
            <text:p>15,3252</text:p>
          </table:table-cell>
          <table:table-cell office:value-type="float" office:value="16.662" calcext:value-type="float">
            <text:p>16,662</text:p>
          </table:table-cell>
          <table:table-cell office:value-type="float" office:value="14.95" calcext:value-type="float">
            <text:p>14,95</text:p>
          </table:table-cell>
          <table:table-cell office:value-type="float" office:value="16.662" calcext:value-type="float">
            <text:p>16,662</text:p>
          </table:table-cell>
          <table:table-cell office:value-type="float" office:value="17.062" calcext:value-type="float">
            <text:p>17,062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95495" calcext:value-type="float">
            <text:p>0,795495</text:p>
          </table:table-cell>
          <table:table-cell office:value-type="float" office:value="0.375" calcext:value-type="float">
            <text:p>0,375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49519" calcext:value-type="float">
            <text:p>0,649519</text:p>
          </table:table-cell>
          <table:table-cell office:value-type="float" office:value="0.268" calcext:value-type="float">
            <text:p>0,268</text:p>
          </table:table-cell>
          <table:table-cell office:value-type="float" office:value="0.5625" calcext:value-type="float">
            <text:p>0,562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P 1/2</text:p>
          </table:table-cell>
          <table:table-cell office:value-type="string" calcext:value-type="string">
            <text:p>W</text:p>
          </table:table-cell>
          <table:table-cell office:value-type="float" office:value="1.81429" calcext:value-type="float">
            <text:p>1,81429</text:p>
          </table:table-cell>
          <table:table-cell office:value-type="float" office:value="19.1407" calcext:value-type="float">
            <text:p>19,1407</text:p>
          </table:table-cell>
          <table:table-cell office:value-type="float" office:value="20.955" calcext:value-type="float">
            <text:p>20,955</text:p>
          </table:table-cell>
          <table:table-cell office:value-type="float" office:value="18.6315" calcext:value-type="float">
            <text:p>18,6315</text:p>
          </table:table-cell>
          <table:table-cell office:value-type="float" office:value="20.955" calcext:value-type="float">
            <text:p>20,955</text:p>
          </table:table-cell>
          <table:table-cell office:value-type="float" office:value="21.355" calcext:value-type="float">
            <text:p>21,35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.06066" calcext:value-type="float">
            <text:p>1,06066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375" calcext:value-type="float">
            <text:p>0,375</text:p>
          </table:table-cell>
          <table:table-cell office:value-type="float" office:value="0.866025" calcext:value-type="float">
            <text:p>0,866025</text:p>
          </table:table-cell>
          <table:table-cell office:value-type="float" office:value="0.364" calcext:value-type="float">
            <text:p>0,364</text:p>
          </table:table-cell>
          <table:table-cell office:value-type="float" office:value="0.75" calcext:value-type="float">
            <text:p>0,7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P 5/8</text:p>
          </table:table-cell>
          <table:table-cell office:value-type="string" calcext:value-type="string">
            <text:p>W</text:p>
          </table:table-cell>
          <table:table-cell office:value-type="float" office:value="1.81429" calcext:value-type="float">
            <text:p>1,81429</text:p>
          </table:table-cell>
          <table:table-cell office:value-type="float" office:value="21.0967" calcext:value-type="float">
            <text:p>21,0967</text:p>
          </table:table-cell>
          <table:table-cell office:value-type="float" office:value="22.911" calcext:value-type="float">
            <text:p>22,911</text:p>
          </table:table-cell>
          <table:table-cell office:value-type="float" office:value="20.5875" calcext:value-type="float">
            <text:p>20,5875</text:p>
          </table:table-cell>
          <table:table-cell office:value-type="float" office:value="22.911" calcext:value-type="float">
            <text:p>22,911</text:p>
          </table:table-cell>
          <table:table-cell office:value-type="float" office:value="23.311" calcext:value-type="float">
            <text:p>23,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2583" calcext:value-type="float">
            <text:p>1,32583</text:p>
          </table:table-cell>
          <table:table-cell office:value-type="float" office:value="0.625" calcext:value-type="float">
            <text:p>0,625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5" calcext:value-type="float">
            <text:p>0,5</text:p>
          </table:table-cell>
          <table:table-cell office:value-type="float" office:value="1.08253" calcext:value-type="float">
            <text:p>1,08253</text:p>
          </table:table-cell>
          <table:table-cell office:value-type="float" office:value="0.444" calcext:value-type="float">
            <text:p>0,444</text:p>
          </table:table-cell>
          <table:table-cell office:value-type="float" office:value="0.9375" calcext:value-type="float">
            <text:p>0,937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P 3/4</text:p>
          </table:table-cell>
          <table:table-cell office:value-type="string" calcext:value-type="string">
            <text:p>W</text:p>
          </table:table-cell>
          <table:table-cell office:value-type="float" office:value="1.81429" calcext:value-type="float">
            <text:p>1,81429</text:p>
          </table:table-cell>
          <table:table-cell office:value-type="float" office:value="24.6267" calcext:value-type="float">
            <text:p>24,6267</text:p>
          </table:table-cell>
          <table:table-cell office:value-type="float" office:value="26.441" calcext:value-type="float">
            <text:p>26,441</text:p>
          </table:table-cell>
          <table:table-cell office:value-type="float" office:value="24.1175" calcext:value-type="float">
            <text:p>24,1175</text:p>
          </table:table-cell>
          <table:table-cell office:value-type="float" office:value="26.441" calcext:value-type="float">
            <text:p>26,441</text:p>
          </table:table-cell>
          <table:table-cell office:value-type="float" office:value="26.841" calcext:value-type="float">
            <text:p>26,841</text:p>
          </table:table-cell>
          <table:table-cell table:number-columns-repeated="2" office:value-type="float" office:value="1.25" calcext:value-type="float">
            <text:p>1,25</text:p>
          </table:table-cell>
          <table:table-cell office:value-type="float" office:value="1.59099" calcext:value-type="float">
            <text:p>1,59099</text:p>
          </table:table-cell>
          <table:table-cell office:value-type="float" office:value="0.75" calcext:value-type="float">
            <text:p>0,75</text:p>
          </table:table-cell>
          <table:table-cell office:value-type="float" office:value="1.125" calcext:value-type="float">
            <text:p>1,125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1.29904" calcext:value-type="float">
            <text:p>1,29904</text:p>
          </table:table-cell>
          <table:table-cell office:value-type="float" office:value="0.524" calcext:value-type="float">
            <text:p>0,524</text:p>
          </table:table-cell>
          <table:table-cell office:value-type="float" office:value="1.125" calcext:value-type="float">
            <text:p>1,125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P 7/8</text:p>
          </table:table-cell>
          <table:table-cell office:value-type="string" calcext:value-type="string">
            <text:p>W</text:p>
          </table:table-cell>
          <table:table-cell office:value-type="float" office:value="1.81429" calcext:value-type="float">
            <text:p>1,81429</text:p>
          </table:table-cell>
          <table:table-cell office:value-type="float" office:value="28.3867" calcext:value-type="float">
            <text:p>28,3867</text:p>
          </table:table-cell>
          <table:table-cell office:value-type="float" office:value="30.201" calcext:value-type="float">
            <text:p>30,201</text:p>
          </table:table-cell>
          <table:table-cell office:value-type="float" office:value="27.8775" calcext:value-type="float">
            <text:p>27,8775</text:p>
          </table:table-cell>
          <table:table-cell office:value-type="float" office:value="30.201" calcext:value-type="float">
            <text:p>30,201</text:p>
          </table:table-cell>
          <table:table-cell office:value-type="float" office:value="30.601" calcext:value-type="float">
            <text:p>30,601</text:p>
          </table:table-cell>
          <table:table-cell table:number-columns-repeated="2" office:value-type="float" office:value="1.25" calcext:value-type="float">
            <text:p>1,25</text:p>
          </table:table-cell>
          <table:table-cell office:value-type="float" office:value="1.85616" calcext:value-type="float">
            <text:p>1,85616</text:p>
          </table:table-cell>
          <table:table-cell office:value-type="float" office:value="0.875" calcext:value-type="float">
            <text:p>0,875</text:p>
          </table:table-cell>
          <table:table-cell office:value-type="float" office:value="1.3125" calcext:value-type="float">
            <text:p>1,3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.75" calcext:value-type="float">
            <text:p>0,75</text:p>
          </table:table-cell>
          <table:table-cell office:value-type="float" office:value="1.51554" calcext:value-type="float">
            <text:p>1,51554</text:p>
          </table:table-cell>
          <table:table-cell office:value-type="float" office:value="0.604" calcext:value-type="float">
            <text:p>0,604</text:p>
          </table:table-cell>
          <table:table-cell office:value-type="float" office:value="1.3125" calcext:value-type="float">
            <text:p>1,312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P 1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30.9399" calcext:value-type="float">
            <text:p>30,9399</text:p>
          </table:table-cell>
          <table:table-cell office:value-type="float" office:value="33.249" calcext:value-type="float">
            <text:p>33,249</text:p>
          </table:table-cell>
          <table:table-cell office:value-type="float" office:value="30.2919" calcext:value-type="float">
            <text:p>30,2919</text:p>
          </table:table-cell>
          <table:table-cell office:value-type="float" office:value="33.249" calcext:value-type="float">
            <text:p>33,249</text:p>
          </table:table-cell>
          <table:table-cell office:value-type="float" office:value="33.649" calcext:value-type="float">
            <text:p>33,649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2.12132" calcext:value-type="float">
            <text:p>2,1213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.73205" calcext:value-type="float">
            <text:p>1,73205</text:p>
          </table:table-cell>
          <table:table-cell office:value-type="float" office:value="0.7" calcext:value-type="float">
            <text:p>0,7</text:p>
          </table:table-cell>
          <table:table-cell office:value-type="float" office:value="1.5" calcext:value-type="float">
            <text:p>1,5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P 1 1/8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35.5879" calcext:value-type="float">
            <text:p>35,5879</text:p>
          </table:table-cell>
          <table:table-cell office:value-type="float" office:value="37.897" calcext:value-type="float">
            <text:p>37,897</text:p>
          </table:table-cell>
          <table:table-cell office:value-type="float" office:value="34.9399" calcext:value-type="float">
            <text:p>34,9399</text:p>
          </table:table-cell>
          <table:table-cell office:value-type="float" office:value="37.897" calcext:value-type="float">
            <text:p>37,897</text:p>
          </table:table-cell>
          <table:table-cell office:value-type="float" office:value="38.297" calcext:value-type="float">
            <text:p>38,297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2.38649" calcext:value-type="float">
            <text:p>2,38649</text:p>
          </table:table-cell>
          <table:table-cell office:value-type="float" office:value="1.125" calcext:value-type="float">
            <text:p>1,125</text:p>
          </table:table-cell>
          <table:table-cell office:value-type="float" office:value="1.6875" calcext:value-type="float">
            <text:p>1,6875</text:p>
          </table:table-cell>
          <table:table-cell office:value-type="float" office:value="1.125" calcext:value-type="float">
            <text:p>1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1.94856" calcext:value-type="float">
            <text:p>1,94856</text:p>
          </table:table-cell>
          <table:table-cell office:value-type="float" office:value="0.78" calcext:value-type="float">
            <text:p>0,78</text:p>
          </table:table-cell>
          <table:table-cell office:value-type="float" office:value="1.6875" calcext:value-type="float">
            <text:p>1,687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P 1 1/4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39.6009" calcext:value-type="float">
            <text:p>39,6009</text:p>
          </table:table-cell>
          <table:table-cell office:value-type="float" office:value="41.91" calcext:value-type="float">
            <text:p>41,91</text:p>
          </table:table-cell>
          <table:table-cell office:value-type="float" office:value="38.9529" calcext:value-type="float">
            <text:p>38,95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31" calcext:value-type="float">
            <text:p>42,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5165" calcext:value-type="float">
            <text:p>2,65165</text:p>
          </table:table-cell>
          <table:table-cell office:value-type="float" office:value="1.25" calcext:value-type="float">
            <text:p>1,25</text:p>
          </table:table-cell>
          <table:table-cell office:value-type="float" office:value="1.875" calcext:value-type="float">
            <text:p>1,875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2.16506" calcext:value-type="float">
            <text:p>2,16506</text:p>
          </table:table-cell>
          <table:table-cell office:value-type="float" office:value="0.876" calcext:value-type="float">
            <text:p>0,876</text:p>
          </table:table-cell>
          <table:table-cell office:value-type="float" office:value="1.875" calcext:value-type="float">
            <text:p>1,87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SP 1 1/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45.4939" calcext:value-type="float">
            <text:p>45,4939</text:p>
          </table:table-cell>
          <table:table-cell office:value-type="float" office:value="47.803" calcext:value-type="float">
            <text:p>47,803</text:p>
          </table:table-cell>
          <table:table-cell office:value-type="float" office:value="44.8459" calcext:value-type="float">
            <text:p>44,8459</text:p>
          </table:table-cell>
          <table:table-cell office:value-type="float" office:value="47.803" calcext:value-type="float">
            <text:p>47,803</text:p>
          </table:table-cell>
          <table:table-cell office:value-type="float" office:value="48.203" calcext:value-type="float">
            <text:p>48,203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3.18198" calcext:value-type="float">
            <text:p>3,18198</text:p>
          </table:table-cell>
          <table:table-cell office:value-type="float" office:value="1.5" calcext:value-type="float">
            <text:p>1,5</text:p>
          </table:table-cell>
          <table:table-cell office:value-type="float" office:value="2.25" calcext:value-type="float">
            <text:p>2,25</text:p>
          </table:table-cell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2.59808" calcext:value-type="float">
            <text:p>2,59808</text:p>
          </table:table-cell>
          <table:table-cell office:value-type="float" office:value="1.036" calcext:value-type="float">
            <text:p>1,036</text:p>
          </table:table-cell>
          <table:table-cell office:value-type="float" office:value="2.25" calcext:value-type="float">
            <text:p>2,25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SP 1 3/4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51.4369" calcext:value-type="float">
            <text:p>51,4369</text:p>
          </table:table-cell>
          <table:table-cell office:value-type="float" office:value="53.746" calcext:value-type="float">
            <text:p>53,746</text:p>
          </table:table-cell>
          <table:table-cell office:value-type="float" office:value="50.7889" calcext:value-type="float">
            <text:p>50,7889</text:p>
          </table:table-cell>
          <table:table-cell office:value-type="float" office:value="53.746" calcext:value-type="float">
            <text:p>53,746</text:p>
          </table:table-cell>
          <table:table-cell office:value-type="float" office:value="54.146" calcext:value-type="float">
            <text:p>54,146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3.71231" calcext:value-type="float">
            <text:p>3,71231</text:p>
          </table:table-cell>
          <table:table-cell office:value-type="float" office:value="1.75" calcext:value-type="float">
            <text:p>1,75</text:p>
          </table:table-cell>
          <table:table-cell office:value-type="float" office:value="2.625" calcext:value-type="float">
            <text:p>2,625</text:p>
          </table:table-cell>
          <table:table-cell office:value-type="float" office:value="1.75" calcext:value-type="float">
            <text:p>1,75</text:p>
          </table:table-cell>
          <table:table-cell office:value-type="float" office:value="1.25" calcext:value-type="float">
            <text:p>1,25</text:p>
          </table:table-cell>
          <table:table-cell office:value-type="float" office:value="3.03109" calcext:value-type="float">
            <text:p>3,03109</text:p>
          </table:table-cell>
          <table:table-cell office:value-type="float" office:value="34.551" calcext:value-type="float">
            <text:p>34,551</text:p>
          </table:table-cell>
          <table:table-cell office:value-type="float" office:value="2.625" calcext:value-type="float">
            <text:p>2,625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SP 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57.3049" calcext:value-type="float">
            <text:p>57,3049</text:p>
          </table:table-cell>
          <table:table-cell office:value-type="float" office:value="59.614" calcext:value-type="float">
            <text:p>59,614</text:p>
          </table:table-cell>
          <table:table-cell office:value-type="float" office:value="56.6569" calcext:value-type="float">
            <text:p>56,6569</text:p>
          </table:table-cell>
          <table:table-cell office:value-type="float" office:value="59.614" calcext:value-type="float">
            <text:p>59,614</text:p>
          </table:table-cell>
          <table:table-cell office:value-type="float" office:value="60.014" calcext:value-type="float">
            <text:p>60,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" calcext:value-type="float">
            <text:p>4,24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.4641" calcext:value-type="float">
            <text:p>3,4641</text:p>
          </table:table-cell>
          <table:table-cell office:value-type="float" office:value="38.3233" calcext:value-type="float">
            <text:p>38,3233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SP 2 1/4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63.4009" calcext:value-type="float">
            <text:p>63,4009</text:p>
          </table:table-cell>
          <table:table-cell office:value-type="float" office:value="65.71" calcext:value-type="float">
            <text:p>65,71</text:p>
          </table:table-cell>
          <table:table-cell office:value-type="float" office:value="62.7529" calcext:value-type="float">
            <text:p>62,7529</text:p>
          </table:table-cell>
          <table:table-cell office:value-type="float" office:value="65.71" calcext:value-type="float">
            <text:p>65,71</text:p>
          </table:table-cell>
          <table:table-cell office:value-type="float" office:value="66.11" calcext:value-type="float">
            <text:p>66,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77297" calcext:value-type="float">
            <text:p>4,77297</text:p>
          </table:table-cell>
          <table:table-cell office:value-type="float" office:value="2.25" calcext:value-type="float">
            <text:p>2,25</text:p>
          </table:table-cell>
          <table:table-cell office:value-type="float" office:value="3.375" calcext:value-type="float">
            <text:p>3,375</text:p>
          </table:table-cell>
          <table:table-cell office:value-type="float" office:value="2.25" calcext:value-type="float">
            <text:p>2,25</text:p>
          </table:table-cell>
          <table:table-cell office:value-type="float" office:value="1.75" calcext:value-type="float">
            <text:p>1,75</text:p>
          </table:table-cell>
          <table:table-cell office:value-type="float" office:value="3.89711" calcext:value-type="float">
            <text:p>3,89711</text:p>
          </table:table-cell>
          <table:table-cell office:value-type="float" office:value="42.2421" calcext:value-type="float">
            <text:p>42,2421</text:p>
          </table:table-cell>
          <table:table-cell office:value-type="float" office:value="3.375" calcext:value-type="float">
            <text:p>3,37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SP 2 1/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72.8749" calcext:value-type="float">
            <text:p>72,8749</text:p>
          </table:table-cell>
          <table:table-cell office:value-type="float" office:value="75.184" calcext:value-type="float">
            <text:p>75,184</text:p>
          </table:table-cell>
          <table:table-cell office:value-type="float" office:value="72.2269" calcext:value-type="float">
            <text:p>72,2269</text:p>
          </table:table-cell>
          <table:table-cell office:value-type="float" office:value="75.184" calcext:value-type="float">
            <text:p>75,184</text:p>
          </table:table-cell>
          <table:table-cell office:value-type="float" office:value="75.584" calcext:value-type="float">
            <text:p>75,584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5.3033" calcext:value-type="float">
            <text:p>5,3033</text:p>
          </table:table-cell>
          <table:table-cell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4.33013" calcext:value-type="float">
            <text:p>4,33013</text:p>
          </table:table-cell>
          <table:table-cell office:value-type="float" office:value="48.3326" calcext:value-type="float">
            <text:p>48,3326</text:p>
          </table:table-cell>
          <table:table-cell office:value-type="float" office:value="3.75" calcext:value-type="float">
            <text:p>3,7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SP 2 3/4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79.2249" calcext:value-type="float">
            <text:p>79,2249</text:p>
          </table:table-cell>
          <table:table-cell office:value-type="float" office:value="81.534" calcext:value-type="float">
            <text:p>81,534</text:p>
          </table:table-cell>
          <table:table-cell office:value-type="float" office:value="78.5769" calcext:value-type="float">
            <text:p>78,5769</text:p>
          </table:table-cell>
          <table:table-cell office:value-type="float" office:value="81.534" calcext:value-type="float">
            <text:p>81,534</text:p>
          </table:table-cell>
          <table:table-cell office:value-type="float" office:value="81.934" calcext:value-type="float">
            <text:p>81,934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5.83363" calcext:value-type="float">
            <text:p>5,83363</text:p>
          </table:table-cell>
          <table:table-cell office:value-type="float" office:value="2.75" calcext:value-type="float">
            <text:p>2,75</text:p>
          </table:table-cell>
          <table:table-cell office:value-type="float" office:value="4.125" calcext:value-type="float">
            <text:p>4,125</text:p>
          </table:table-cell>
          <table:table-cell office:value-type="float" office:value="2.75" calcext:value-type="float">
            <text:p>2,75</text:p>
          </table:table-cell>
          <table:table-cell office:value-type="float" office:value="2.25" calcext:value-type="float">
            <text:p>2,25</text:p>
          </table:table-cell>
          <table:table-cell office:value-type="float" office:value="4.76314" calcext:value-type="float">
            <text:p>4,76314</text:p>
          </table:table-cell>
          <table:table-cell office:value-type="float" office:value="52.4147" calcext:value-type="float">
            <text:p>52,4147</text:p>
          </table:table-cell>
          <table:table-cell office:value-type="float" office:value="4.125" calcext:value-type="float">
            <text:p>4,125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P 3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85.5749" calcext:value-type="float">
            <text:p>85,5749</text:p>
          </table:table-cell>
          <table:table-cell office:value-type="float" office:value="87.884" calcext:value-type="float">
            <text:p>87,884</text:p>
          </table:table-cell>
          <table:table-cell office:value-type="float" office:value="84.9269" calcext:value-type="float">
            <text:p>84,9269</text:p>
          </table:table-cell>
          <table:table-cell office:value-type="float" office:value="87.884" calcext:value-type="float">
            <text:p>87,884</text:p>
          </table:table-cell>
          <table:table-cell office:value-type="float" office:value="88.284" calcext:value-type="float">
            <text:p>88,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36396" calcext:value-type="float">
            <text:p>6,3639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,25</text:p>
          </table:table-cell>
          <table:table-cell office:value-type="float" office:value="5.19615" calcext:value-type="float">
            <text:p>5,19615</text:p>
          </table:table-cell>
          <table:table-cell office:value-type="float" office:value="56.4969" calcext:value-type="float">
            <text:p>56,4969</text:p>
          </table:table-cell>
          <table:table-cell office:value-type="float" office:value="4.5" calcext:value-type="float">
            <text:p>4,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SP 3 1/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98.0209" calcext:value-type="float">
            <text:p>98,0209</text:p>
          </table:table-cell>
          <table:table-cell office:value-type="float" office:value="100.33" calcext:value-type="float">
            <text:p>100,33</text:p>
          </table:table-cell>
          <table:table-cell office:value-type="float" office:value="97.3729" calcext:value-type="float">
            <text:p>97,3729</text:p>
          </table:table-cell>
          <table:table-cell office:value-type="float" office:value="100.33" calcext:value-type="float">
            <text:p>100,33</text:p>
          </table:table-cell>
          <table:table-cell office:value-type="float" office:value="100.73" calcext:value-type="float">
            <text:p>100,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42462" calcext:value-type="float">
            <text:p>7,42462</text:p>
          </table:table-cell>
          <table:table-cell office:value-type="float" office:value="3.5" calcext:value-type="float">
            <text:p>3,5</text:p>
          </table:table-cell>
          <table:table-cell office:value-type="float" office:value="5.25" calcext:value-type="float">
            <text:p>5,25</text:p>
          </table:table-cell>
          <table:table-cell office:value-type="float" office:value="3.5" calcext:value-type="float">
            <text:p>3,5</text:p>
          </table:table-cell>
          <table:table-cell office:value-type="float" office:value="2.75" calcext:value-type="float">
            <text:p>2,75</text:p>
          </table:table-cell>
          <table:table-cell office:value-type="float" office:value="6.06218" calcext:value-type="float">
            <text:p>6,06218</text:p>
          </table:table-cell>
          <table:table-cell office:value-type="float" office:value="64.4979" calcext:value-type="float">
            <text:p>64,4979</text:p>
          </table:table-cell>
          <table:table-cell office:value-type="float" office:value="5.25" calcext:value-type="float">
            <text:p>5,25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SP 4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110.721" calcext:value-type="float">
            <text:p>110,721</text:p>
          </table:table-cell>
          <table:table-cell office:value-type="float" office:value="113.03" calcext:value-type="float">
            <text:p>113,03</text:p>
          </table:table-cell>
          <table:table-cell office:value-type="float" office:value="110.073" calcext:value-type="float">
            <text:p>110,073</text:p>
          </table:table-cell>
          <table:table-cell office:value-type="float" office:value="113.03" calcext:value-type="float">
            <text:p>113,03</text:p>
          </table:table-cell>
          <table:table-cell office:value-type="float" office:value="113.43" calcext:value-type="float">
            <text:p>113,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6.9282" calcext:value-type="float">
            <text:p>6,9282</text:p>
          </table:table-cell>
          <table:table-cell office:value-type="float" office:value="72.6621" calcext:value-type="float">
            <text:p>72,662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SP 4 1/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123.421" calcext:value-type="float">
            <text:p>123,421</text:p>
          </table:table-cell>
          <table:table-cell office:value-type="float" office:value="125.73" calcext:value-type="float">
            <text:p>125,73</text:p>
          </table:table-cell>
          <table:table-cell office:value-type="float" office:value="122.773" calcext:value-type="float">
            <text:p>122,773</text:p>
          </table:table-cell>
          <table:table-cell office:value-type="float" office:value="125.73" calcext:value-type="float">
            <text:p>125,73</text:p>
          </table:table-cell>
          <table:table-cell office:value-type="float" office:value="126.13" calcext:value-type="float">
            <text:p>126,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42462" calcext:value-type="float">
            <text:p>7,42462</text:p>
          </table:table-cell>
          <table:table-cell office:value-type="float" office:value="3.5" calcext:value-type="float">
            <text:p>3,5</text:p>
          </table:table-cell>
          <table:table-cell office:value-type="float" office:value="5.25" calcext:value-type="float">
            <text:p>5,25</text:p>
          </table:table-cell>
          <table:table-cell office:value-type="float" office:value="3.5" calcext:value-type="float">
            <text:p>3,5</text:p>
          </table:table-cell>
          <table:table-cell office:value-type="float" office:value="2.75" calcext:value-type="float">
            <text:p>2,75</text:p>
          </table:table-cell>
          <table:table-cell office:value-type="float" office:value="6.06218" calcext:value-type="float">
            <text:p>6,06218</text:p>
          </table:table-cell>
          <table:table-cell office:value-type="float" office:value="80.8264" calcext:value-type="float">
            <text:p>80,8264</text:p>
          </table:table-cell>
          <table:table-cell office:value-type="float" office:value="5.25" calcext:value-type="float">
            <text:p>5,25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SP 5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136.121" calcext:value-type="float">
            <text:p>136,121</text:p>
          </table:table-cell>
          <table:table-cell office:value-type="float" office:value="138.43" calcext:value-type="float">
            <text:p>138,43</text:p>
          </table:table-cell>
          <table:table-cell office:value-type="float" office:value="135.473" calcext:value-type="float">
            <text:p>135,473</text:p>
          </table:table-cell>
          <table:table-cell office:value-type="float" office:value="138.43" calcext:value-type="float">
            <text:p>138,43</text:p>
          </table:table-cell>
          <table:table-cell office:value-type="float" office:value="138.83" calcext:value-type="float">
            <text:p>138,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6.9282" calcext:value-type="float">
            <text:p>6,9282</text:p>
          </table:table-cell>
          <table:table-cell office:value-type="float" office:value="88.9907" calcext:value-type="float">
            <text:p>88,9907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SP 5 1/2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148.821" calcext:value-type="float">
            <text:p>148,821</text:p>
          </table:table-cell>
          <table:table-cell office:value-type="float" office:value="151.13" calcext:value-type="float">
            <text:p>151,13</text:p>
          </table:table-cell>
          <table:table-cell office:value-type="float" office:value="148.173" calcext:value-type="float">
            <text:p>148,173</text:p>
          </table:table-cell>
          <table:table-cell office:value-type="float" office:value="151.13" calcext:value-type="float">
            <text:p>151,13</text:p>
          </table:table-cell>
          <table:table-cell office:value-type="float" office:value="151.53" calcext:value-type="float">
            <text:p>151,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42462" calcext:value-type="float">
            <text:p>7,42462</text:p>
          </table:table-cell>
          <table:table-cell office:value-type="float" office:value="3.5" calcext:value-type="float">
            <text:p>3,5</text:p>
          </table:table-cell>
          <table:table-cell office:value-type="float" office:value="5.25" calcext:value-type="float">
            <text:p>5,25</text:p>
          </table:table-cell>
          <table:table-cell office:value-type="float" office:value="3.5" calcext:value-type="float">
            <text:p>3,5</text:p>
          </table:table-cell>
          <table:table-cell office:value-type="float" office:value="2.75" calcext:value-type="float">
            <text:p>2,75</text:p>
          </table:table-cell>
          <table:table-cell office:value-type="float" office:value="6.06218" calcext:value-type="float">
            <text:p>6,06218</text:p>
          </table:table-cell>
          <table:table-cell office:value-type="float" office:value="97.155" calcext:value-type="float">
            <text:p>97,155</text:p>
          </table:table-cell>
          <table:table-cell office:value-type="float" office:value="5.25" calcext:value-type="float">
            <text:p>5,25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SP 6</text:p>
          </table:table-cell>
          <table:table-cell office:value-type="string" calcext:value-type="string">
            <text:p>W</text:p>
          </table:table-cell>
          <table:table-cell office:value-type="float" office:value="2.30909" calcext:value-type="float">
            <text:p>2,30909</text:p>
          </table:table-cell>
          <table:table-cell office:value-type="float" office:value="161.521" calcext:value-type="float">
            <text:p>161,521</text:p>
          </table:table-cell>
          <table:table-cell office:value-type="float" office:value="163.83" calcext:value-type="float">
            <text:p>163,83</text:p>
          </table:table-cell>
          <table:table-cell office:value-type="float" office:value="160.873" calcext:value-type="float">
            <text:p>160,873</text:p>
          </table:table-cell>
          <table:table-cell office:value-type="float" office:value="163.83" calcext:value-type="float">
            <text:p>163,83</text:p>
          </table:table-cell>
          <table:table-cell office:value-type="float" office:value="164.23" calcext:value-type="float">
            <text:p>164,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" calcext:value-type="float">
            <text:p>8,485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6.9282" calcext:value-type="float">
            <text:p>6,9282</text:p>
          </table:table-cell>
          <table:table-cell office:value-type="float" office:value="105.319" calcext:value-type="float">
            <text:p>105,319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lles Bouissac</meta:initial-creator>
    <meta:creation-date>2020-05-24T09:51:07.076266363</meta:creation-date>
    <dc:date>2023-03-05T19:50:08.271566336</dc:date>
    <meta:editing-duration>P1DT13M30S</meta:editing-duration>
    <meta:editing-cycles>183</meta:editing-cycles>
    <meta:generator>LibreOffice/7.3.7.2$Linux_X86_64 LibreOffice_project/30$Build-2</meta:generator>
    <meta:document-statistic meta:table-count="6" meta:cell-count="270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73.879cm" svg:height="22.732cm" xlink:href=".." xlink:type="simple" chart:class="chart:scatter" chart:column-mapping="0 1 2 3 4 5 6 7 8" chart:style-name="ch1">
        <chart:title svg:x="34.767cm" svg:y="0.59cm" chart:style-name="ch2">
          <text:p>Metric</text:p>
        </chart:title>
        <chart:subtitle svg:x="35.661cm" svg:y="3.451cm" chart:style-name="ch3">
          <text:p>Coarse</text:p>
        </chart:subtitle>
        <chart:legend chart:legend-position="end" svg:x="71.185cm" svg:y="9.075cm" style:legend-expansion="high" chart:style-name="ch4"/>
        <chart:plot-area chart:style-name="ch5" table:cell-range-address="MXC.C3:MXC.L31" chart:data-source-has-labels="both" svg:x="2.488cm" svg:y="5.124cm" svg:width="67.22cm" svg:height="16.173cm">
          <chart:coordinate-region svg:x="3.771cm" svg:y="5.323cm" svg:width="65.512cm" svg:height="15.327cm"/>
          <chart:axis chart:dimension="x" chart:name="primary-x" chart:style-name="ch6" chartooo:axis-type="auto">
            <chart:title svg:x="34.824cm" svg:y="21.751cm" chart:style-name="ch7">
              <text:p>Thread Diameter</text:p>
            </chart:title>
            <chart:categories table:cell-range-address="MXC.C4:MXC.C31"/>
          </chart:axis>
          <chart:axis chart:dimension="y" chart:name="primary-y" chart:style-name="ch6">
            <chart:title svg:x="0.451cm" svg:y="13.611cm" chart:style-name="ch8">
              <text:p>Data</text:p>
            </chart:title>
            <chart:grid chart:style-name="ch9" chart:class="major"/>
          </chart:axis>
          <chart:series chart:style-name="ch10" chart:values-cell-range-address="MXC.D4:MXC.D31" chart:label-cell-address="MXC.D3:MXC.D3" chart:class="chart:scatter">
            <chart:domain table:cell-range-address="MXC.C4:MXC.C31"/>
            <chart:data-point chart:repeated="28"/>
          </chart:series>
          <chart:series chart:style-name="ch11" chart:values-cell-range-address="MXC.E4:MXC.E31" chart:label-cell-address="MXC.E3:MXC.E3" chart:class="chart:scatter">
            <chart:data-point chart:repeated="28"/>
          </chart:series>
          <chart:series chart:style-name="ch12" chart:values-cell-range-address="MXC.F4:MXC.F31" chart:label-cell-address="MXC.F3:MXC.F3" chart:class="chart:scatter">
            <chart:data-point chart:repeated="28"/>
          </chart:series>
          <chart:series chart:style-name="ch13" chart:values-cell-range-address="MXC.G4:MXC.G31" chart:label-cell-address="MXC.G3:MXC.G3" chart:class="chart:scatter">
            <chart:data-point chart:repeated="28"/>
          </chart:series>
          <chart:series chart:style-name="ch14" chart:values-cell-range-address="MXC.H4:MXC.H31" chart:label-cell-address="MXC.H3:MXC.H3" chart:class="chart:scatter">
            <chart:data-point chart:repeated="28"/>
          </chart:series>
          <chart:series chart:style-name="ch15" chart:values-cell-range-address="MXC.I4:MXC.I31" chart:label-cell-address="MXC.I3:MXC.I3" chart:class="chart:scatter">
            <chart:data-point chart:repeated="28"/>
          </chart:series>
          <chart:series chart:style-name="ch16" chart:values-cell-range-address="MXC.J4:MXC.J31" chart:label-cell-address="MXC.J3:MXC.J3" chart:class="chart:scatter">
            <chart:data-point chart:repeated="28"/>
          </chart:series>
          <chart:series chart:style-name="ch17" chart:values-cell-range-address="MXC.K4:MXC.K31" chart:label-cell-address="MXC.K3:MXC.K3" chart:class="chart:scatter">
            <chart:data-point chart:repeated="28"/>
          </chart:series>
          <chart:series chart:style-name="ch18" chart:values-cell-range-address="MXC.L4:MXC.L31" chart:label-cell-address="MXC.L3:MXC.L3" chart:class="chart:scatter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 PITCH  </text:p>
                <draw:g>
                  <svg:desc>MXC.D3:MXC.D3</svg:desc>
                </draw:g>
              </table:table-cell>
              <table:table-cell office:value-type="string">
                <text:p>   TL  </text:p>
                <draw:g>
                  <svg:desc>MXC.E3:MXC.E3</svg:desc>
                </draw:g>
              </table:table-cell>
              <table:table-cell office:value-type="string">
                <text:p>  HDP  </text:p>
                <draw:g>
                  <svg:desc>MXC.F3:MXC.F3</svg:desc>
                </draw:g>
              </table:table-cell>
              <table:table-cell office:value-type="string">
                <text:p>  HLP  </text:p>
                <draw:g>
                  <svg:desc>MXC.G3:MXC.G3</svg:desc>
                </draw:g>
              </table:table-cell>
              <table:table-cell office:value-type="string">
                <text:p>  AHD  </text:p>
                <draw:g>
                  <svg:desc>MXC.H3:MXC.H3</svg:desc>
                </draw:g>
              </table:table-cell>
              <table:table-cell office:value-type="string">
                <text:p>  AHL  </text:p>
                <draw:g>
                  <svg:desc>MXC.I3:MXC.I3</svg:desc>
                </draw:g>
              </table:table-cell>
              <table:table-cell office:value-type="string">
                <text:p>  ATS  </text:p>
                <draw:g>
                  <svg:desc>MXC.J3:MXC.J3</svg:desc>
                </draw:g>
              </table:table-cell>
              <table:table-cell office:value-type="string">
                <text:p>   HHL </text:p>
                <draw:g>
                  <svg:desc>MXC.K3:MXC.K3</svg:desc>
                </draw:g>
              </table:table-cell>
              <table:table-cell office:value-type="string">
                <text:p>  HTS  </text:p>
                <draw:g>
                  <svg:desc>MXC.L3:MXC.L3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0.35">
                <text:p>0.35</text:p>
                <draw:g>
                  <svg:desc>MXC.D4:MXC.D31</svg:desc>
                </draw:g>
              </table:table-cell>
              <table:table-cell office:value-type="float" office:value="13">
                <text:p>13</text:p>
                <draw:g>
                  <svg:desc>MXC.E4:MXC.E31</svg:desc>
                </draw:g>
              </table:table-cell>
              <table:table-cell office:value-type="float" office:value="5">
                <text:p>5</text:p>
                <draw:g>
                  <svg:desc>MXC.F4:MXC.F31</svg:desc>
                </draw:g>
              </table:table-cell>
              <table:table-cell office:value-type="float" office:value="2">
                <text:p>2</text:p>
                <draw:g>
                  <svg:desc>MXC.G4:MXC.G31</svg:desc>
                </draw:g>
              </table:table-cell>
              <table:table-cell office:value-type="float" office:value="3">
                <text:p>3</text:p>
                <draw:g>
                  <svg:desc>MXC.H4:MXC.H31</svg:desc>
                </draw:g>
              </table:table-cell>
              <table:table-cell office:value-type="float" office:value="1.6">
                <text:p>1.6</text:p>
                <draw:g>
                  <svg:desc>MXC.I4:MXC.I31</svg:desc>
                </draw:g>
              </table:table-cell>
              <table:table-cell office:value-type="float" office:value="1.5">
                <text:p>1.5</text:p>
                <draw:g>
                  <svg:desc>MXC.J4:MXC.J31</svg:desc>
                </draw:g>
              </table:table-cell>
              <table:table-cell office:value-type="float" office:value="1.1">
                <text:p>1.1</text:p>
                <draw:g>
                  <svg:desc>MXC.K4:MXC.K31</svg:desc>
                </draw:g>
              </table:table-cell>
              <table:table-cell office:value-type="float" office:value="3.2">
                <text:p>3.2</text:p>
                <draw:g>
                  <svg:desc>MXC.L4:MXC.L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.5">
                <text:p>12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8.7">
                <text:p>18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">
                <text:p>3.5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2.5">
                <text:p>22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5">
                <text:p>5.5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2">
      <number:number number:decimal-places="2" number:min-decimal-places="2"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1.362cm" svg:height="24.651cm" xlink:href=".." xlink:type="simple" chart:class="chart:scatter" chart:column-mapping="0 1 2 3 4 5 6 7 8" chart:style-name="ch1">
        <chart:title svg:x="55.505cm" svg:y="0.629cm" chart:style-name="ch2">
          <text:p>Unified National</text:p>
        </chart:title>
        <chart:subtitle svg:x="58.305cm" svg:y="3.529cm" chart:style-name="ch3">
          <text:p>Coarse (UNC)</text:p>
        </chart:subtitle>
        <chart:legend chart:legend-position="end" svg:x="118.668cm" svg:y="10.034cm" style:legend-expansion="high" chart:style-name="ch4"/>
        <chart:plot-area chart:style-name="ch5" table:cell-range-address="UNC.O3:UNC.X36" chart:data-source-has-labels="both" svg:x="1.968cm" svg:y="4.996cm" svg:width="114.997cm" svg:height="18.423cm">
          <chart:coordinate-region svg:x="3.436cm" svg:y="5.195cm" svg:width="112.92cm" svg:height="17.577cm"/>
          <chart:axis chart:dimension="x" chart:name="primary-x" chart:style-name="ch6" chartooo:axis-type="auto">
            <chart:title svg:x="58.192cm" svg:y="23.912cm" chart:style-name="ch7">
              <text:p>Thread Diameter</text:p>
            </chart:title>
            <chart:categories table:cell-range-address="UNC.O4:UNC.O36"/>
          </chart:axis>
          <chart:axis chart:dimension="y" chart:name="primary-y" chart:style-name="ch6">
            <chart:title svg:x="0cm" svg:y="14.608cm" chart:style-name="ch8">
              <text:p>Data</text:p>
            </chart:title>
            <chart:grid chart:style-name="ch9" chart:class="major"/>
          </chart:axis>
          <chart:series chart:style-name="ch10" chart:values-cell-range-address="UNC.P4:UNC.P36" chart:label-cell-address="UNC.P3:UNC.P3" chart:class="chart:scatter">
            <chart:domain table:cell-range-address="UNC.O4:UNC.O36"/>
            <chart:data-point chart:repeated="33"/>
          </chart:series>
          <chart:series chart:style-name="ch11" chart:values-cell-range-address="UNC.Q4:UNC.Q36" chart:label-cell-address="UNC.Q3:UNC.Q3" chart:class="chart:scatter">
            <chart:data-point chart:repeated="27"/>
            <chart:data-point chart:style-name="ch12"/>
            <chart:data-point chart:repeated="5"/>
          </chart:series>
          <chart:series chart:style-name="ch13" chart:values-cell-range-address="UNC.R4:UNC.R36" chart:label-cell-address="UNC.R3:UNC.R3" chart:class="chart:scatter">
            <chart:data-point chart:repeated="33"/>
          </chart:series>
          <chart:series chart:style-name="ch14" chart:values-cell-range-address="UNC.S4:UNC.S36" chart:label-cell-address="UNC.S3:UNC.S3" chart:class="chart:scatter">
            <chart:data-point chart:repeated="33"/>
          </chart:series>
          <chart:series chart:style-name="ch15" chart:values-cell-range-address="UNC.T4:UNC.T36" chart:label-cell-address="UNC.T3:UNC.T3" chart:class="chart:scatter">
            <chart:data-point chart:repeated="33"/>
          </chart:series>
          <chart:series chart:style-name="ch16" chart:values-cell-range-address="UNC.U4:UNC.U36" chart:label-cell-address="UNC.U3:UNC.U3" chart:class="chart:scatter">
            <chart:data-point chart:repeated="33"/>
          </chart:series>
          <chart:series chart:style-name="ch17" chart:values-cell-range-address="UNC.V4:UNC.V36" chart:label-cell-address="UNC.V3:UNC.V3" chart:class="chart:scatter">
            <chart:data-point chart:repeated="33"/>
          </chart:series>
          <chart:series chart:style-name="ch18" chart:values-cell-range-address="UNC.W4:UNC.W36" chart:label-cell-address="UNC.W3:UNC.W3" chart:class="chart:scatter">
            <chart:data-point chart:repeated="33"/>
          </chart:series>
          <chart:series chart:style-name="ch19" chart:values-cell-range-address="UNC.X4:UNC.X36" chart:label-cell-address="UNC.X3:UNC.X3" chart:class="chart:scatter">
            <chart:data-point chart:repeated="3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 PITCH  </text:p>
                <draw:g>
                  <svg:desc>UNC.P3:UNC.P3</svg:desc>
                </draw:g>
              </table:table-cell>
              <table:table-cell office:value-type="string">
                <text:p>   TL  </text:p>
                <draw:g>
                  <svg:desc>UNC.Q3:UNC.Q3</svg:desc>
                </draw:g>
              </table:table-cell>
              <table:table-cell office:value-type="string">
                <text:p>  HDP  </text:p>
                <draw:g>
                  <svg:desc>UNC.R3:UNC.R3</svg:desc>
                </draw:g>
              </table:table-cell>
              <table:table-cell office:value-type="string">
                <text:p>  HLP  </text:p>
                <draw:g>
                  <svg:desc>UNC.S3:UNC.S3</svg:desc>
                </draw:g>
              </table:table-cell>
              <table:table-cell office:value-type="string">
                <text:p>  AHD  </text:p>
                <draw:g>
                  <svg:desc>UNC.T3:UNC.T3</svg:desc>
                </draw:g>
              </table:table-cell>
              <table:table-cell office:value-type="string">
                <text:p>  AHL  </text:p>
                <draw:g>
                  <svg:desc>UNC.U3:UNC.U3</svg:desc>
                </draw:g>
              </table:table-cell>
              <table:table-cell office:value-type="string">
                <text:p>  ATS  </text:p>
                <draw:g>
                  <svg:desc>UNC.V3:UNC.V3</svg:desc>
                </draw:g>
              </table:table-cell>
              <table:table-cell office:value-type="string">
                <text:p>   HHL </text:p>
                <draw:g>
                  <svg:desc>UNC.W3:UNC.W3</svg:desc>
                </draw:g>
              </table:table-cell>
              <table:table-cell office:value-type="string">
                <text:p>  HTS  </text:p>
                <draw:g>
                  <svg:desc>UNC.X3:UNC.X3</svg:desc>
                </draw:g>
              </table:table-cell>
            </table:table-row>
          </table:table-header-rows>
          <table:table-rows>
            <table:table-row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0.396875">
                <text:p>0.396875</text:p>
                <draw:g>
                  <svg:desc>UNC.P4:UNC.P36</svg:desc>
                </draw:g>
              </table:table-cell>
              <table:table-cell office:value-type="float" office:value="6.35">
                <text:p>6.35</text:p>
                <draw:g>
                  <svg:desc>UNC.Q4:UNC.Q36</svg:desc>
                </draw:g>
              </table:table-cell>
              <table:table-cell office:value-type="float" office:value="3.21394666666667">
                <text:p>3.21394666666667</text:p>
                <draw:g>
                  <svg:desc>UNC.R4:UNC.R36</svg:desc>
                </draw:g>
              </table:table-cell>
              <table:table-cell office:value-type="float" office:value="1.8542">
                <text:p>1.8542</text:p>
                <draw:g>
                  <svg:desc>UNC.S4:UNC.S36</svg:desc>
                </draw:g>
              </table:table-cell>
              <table:table-cell office:value-type="float" office:value="2.9972">
                <text:p>2.9972</text:p>
                <draw:g>
                  <svg:desc>UNC.T4:UNC.T36</svg:desc>
                </draw:g>
              </table:table-cell>
              <table:table-cell office:value-type="float" office:value="1.8542">
                <text:p>1.8542</text:p>
                <draw:g>
                  <svg:desc>UNC.U4:UNC.U36</svg:desc>
                </draw:g>
              </table:table-cell>
              <table:table-cell office:value-type="float" office:value="1.5875">
                <text:p>1.5875</text:p>
                <draw:g>
                  <svg:desc>UNC.V4:UNC.V36</svg:desc>
                </draw:g>
              </table:table-cell>
              <table:table-cell office:value-type="float" office:value="1.19198571428571">
                <text:p>1.19198571428571</text:p>
                <draw:g>
                  <svg:desc>UNC.W4:UNC.W36</svg:desc>
                </draw:g>
              </table:table-cell>
              <table:table-cell office:value-type="float" office:value="2.78335945974165">
                <text:p>2.78335945974165</text:p>
                <draw:g>
                  <svg:desc>UNC.X4:UNC.X36</svg:desc>
                </draw:g>
              </table:table-cell>
            </table:table-row>
            <table:table-row>
              <table:table-cell office:value-type="float" office:value="2.1844">
                <text:p>2.1844</text:p>
              </table:table-cell>
              <table:table-cell office:value-type="float" office:value="2.1844">
                <text:p>2.1844</text:p>
              </table:table-cell>
              <table:table-cell office:value-type="float" office:value="0.453571428571429">
                <text:p>0.453571428571429</text:p>
              </table:table-cell>
              <table:table-cell office:value-type="float" office:value="6.35">
                <text:p>6.35</text:p>
              </table:table-cell>
              <table:table-cell office:value-type="float" office:value="3.78629333333333">
                <text:p>3.78629333333333</text:p>
              </table:table-cell>
              <table:table-cell office:value-type="float" office:value="2.1844">
                <text:p>2.1844</text:p>
              </table:table-cell>
              <table:table-cell office:value-type="float" office:value="3.556">
                <text:p>3.556</text:p>
              </table:table-cell>
              <table:table-cell office:value-type="float" office:value="2.1844">
                <text:p>2.1844</text:p>
              </table:table-cell>
              <table:table-cell office:value-type="float" office:value="1.984375">
                <text:p>1.984375</text:p>
              </table:table-cell>
              <table:table-cell office:value-type="float" office:value="1.52908">
                <text:p>1.52908</text:p>
              </table:table-cell>
              <table:table-cell office:value-type="float" office:value="3.27902621284633">
                <text:p>3.27902621284633</text:p>
              </table:table-cell>
            </table:table-row>
            <table:table-row>
              <table:table-cell office:value-type="float" office:value="2.5146">
                <text:p>2.5146</text:p>
              </table:table-cell>
              <table:table-cell office:value-type="float" office:value="2.5146">
                <text:p>2.5146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6.35">
                <text:p>6.35</text:p>
              </table:table-cell>
              <table:table-cell office:value-type="float" office:value="4.35864">
                <text:p>4.35864</text:p>
              </table:table-cell>
              <table:table-cell office:value-type="float" office:value="2.5146">
                <text:p>2.5146</text:p>
              </table:table-cell>
              <table:table-cell office:value-type="float" office:value="4.0894">
                <text:p>4.0894</text:p>
              </table:table-cell>
              <table:table-cell office:value-type="float" office:value="2.5146">
                <text:p>2.5146</text:p>
              </table:table-cell>
              <table:table-cell office:value-type="float" office:value="1.984375">
                <text:p>1.984375</text:p>
              </table:table-cell>
              <table:table-cell office:value-type="float" office:value="1.76022">
                <text:p>1.76022</text:p>
              </table:table-cell>
              <table:table-cell office:value-type="float" office:value="3.77469296595101">
                <text:p>3.77469296595101</text:p>
              </table:table-cell>
            </table:table-row>
            <table:table-row>
              <table:table-cell office:value-type="float" office:value="2.8448">
                <text:p>2.8448</text:p>
              </table:table-cell>
              <table:table-cell office:value-type="float" office:value="2.8448">
                <text:p>2.8448</text:p>
              </table:table-cell>
              <table:table-cell office:value-type="float" office:value="0.635">
                <text:p>0.635</text:p>
              </table:table-cell>
              <table:table-cell office:value-type="float" office:value="6.35">
                <text:p>6.35</text:p>
              </table:table-cell>
              <table:table-cell office:value-type="float" office:value="4.93098666666667">
                <text:p>4.93098666666667</text:p>
              </table:table-cell>
              <table:table-cell office:value-type="float" office:value="2.8448">
                <text:p>2.8448</text:p>
              </table:table-cell>
              <table:table-cell office:value-type="float" office:value="4.6482">
                <text:p>4.6482</text:p>
              </table:table-cell>
              <table:table-cell office:value-type="float" office:value="2.8448">
                <text:p>2.8448</text:p>
              </table:table-cell>
              <table:table-cell office:value-type="float" office:value="2.38125">
                <text:p>2.38125</text:p>
              </table:table-cell>
              <table:table-cell office:value-type="float" office:value="1.99136">
                <text:p>1.99136</text:p>
              </table:table-cell>
              <table:table-cell office:value-type="float" office:value="4.27035971905568">
                <text:p>4.27035971905568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3.175">
                <text:p>3.175</text:p>
              </table:table-cell>
              <table:table-cell office:value-type="float" office:value="0.635">
                <text:p>0.635</text:p>
              </table:table-cell>
              <table:table-cell office:value-type="float" office:value="7.9375">
                <text:p>7.9375</text:p>
              </table:table-cell>
              <table:table-cell office:value-type="float" office:value="5.50333333333333">
                <text:p>5.50333333333333</text:p>
              </table:table-cell>
              <table:table-cell office:value-type="float" office:value="3.175">
                <text:p>3.175</text:p>
              </table:table-cell>
              <table:table-cell office:value-type="float" office:value="5.207">
                <text:p>5.207</text:p>
              </table:table-cell>
              <table:table-cell office:value-type="float" office:value="3.175">
                <text:p>3.175</text:p>
              </table:table-cell>
              <table:table-cell office:value-type="float" office:value="2.38125">
                <text:p>2.38125</text:p>
              </table:table-cell>
              <table:table-cell office:value-type="float" office:value="2.2225">
                <text:p>2.2225</text:p>
              </table:table-cell>
              <table:table-cell office:value-type="float" office:value="4.76602647216036">
                <text:p>4.76602647216036</text:p>
              </table:table-cell>
            </table:table-row>
            <table:table-row>
              <table:table-cell office:value-type="float" office:value="3.5052">
                <text:p>3.5052</text:p>
              </table:table-cell>
              <table:table-cell office:value-type="float" office:value="3.5052">
                <text:p>3.5052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6.07568">
                <text:p>6.07568</text:p>
              </table:table-cell>
              <table:table-cell office:value-type="float" office:value="3.5052">
                <text:p>3.5052</text:p>
              </table:table-cell>
              <table:table-cell office:value-type="float" office:value="5.7404">
                <text:p>5.7404</text:p>
              </table:table-cell>
              <table:table-cell office:value-type="float" office:value="3.5052">
                <text:p>3.5052</text:p>
              </table:table-cell>
              <table:table-cell office:value-type="float" office:value="2.778125">
                <text:p>2.778125</text:p>
              </table:table-cell>
              <table:table-cell office:value-type="float" office:value="2.45364">
                <text:p>2.45364</text:p>
              </table:table-cell>
              <table:table-cell office:value-type="float" office:value="5.26169322526504">
                <text:p>5.26169322526504</text:p>
              </table:table-cell>
            </table:table-row>
            <table:table-row>
              <table:table-cell office:value-type="float" office:value="4.1656">
                <text:p>4.1656</text:p>
              </table:table-cell>
              <table:table-cell office:value-type="float" office:value="4.1656">
                <text:p>4.1656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7.22037333333333">
                <text:p>7.22037333333333</text:p>
              </table:table-cell>
              <table:table-cell office:value-type="float" office:value="4.1656">
                <text:p>4.1656</text:p>
              </table:table-cell>
              <table:table-cell office:value-type="float" office:value="6.858">
                <text:p>6.858</text:p>
              </table:table-cell>
              <table:table-cell office:value-type="float" office:value="4.1656">
                <text:p>4.1656</text:p>
              </table:table-cell>
              <table:table-cell office:value-type="float" office:value="3.571875">
                <text:p>3.571875</text:p>
              </table:table-cell>
              <table:table-cell office:value-type="float" office:value="2.91592">
                <text:p>2.91592</text:p>
              </table:table-cell>
              <table:table-cell office:value-type="float" office:value="6.25302673147439">
                <text:p>6.25302673147439</text:p>
              </table:table-cell>
            </table:table-row>
            <table:table-row>
              <table:table-cell office:value-type="float" office:value="4.826">
                <text:p>4.826</text:p>
              </table:table-cell>
              <table:table-cell office:value-type="float" office:value="4.826">
                <text:p>4.826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8.36506666666667">
                <text:p>8.36506666666667</text:p>
              </table:table-cell>
              <table:table-cell office:value-type="float" office:value="4.826">
                <text:p>4.826</text:p>
              </table:table-cell>
              <table:table-cell office:value-type="float" office:value="7.9248">
                <text:p>7.9248</text:p>
              </table:table-cell>
              <table:table-cell office:value-type="float" office:value="4.826">
                <text:p>4.826</text:p>
              </table:table-cell>
              <table:table-cell office:value-type="float" office:value="3.96875">
                <text:p>3.96875</text:p>
              </table:table-cell>
              <table:table-cell office:value-type="float" office:value="3.3782">
                <text:p>3.3782</text:p>
              </table:table-cell>
              <table:table-cell office:value-type="float" office:value="7.24436023768375">
                <text:p>7.24436023768375</text:p>
              </table:table-cell>
            </table:table-row>
            <table:table-row>
              <table:table-cell office:value-type="float" office:value="5.55625">
                <text:p>5.55625</text:p>
              </table:table-cell>
              <table:table-cell office:value-type="float" office:value="5.55625">
                <text:p>5.55625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9.63083333333333">
                <text:p>9.63083333333333</text:p>
              </table:table-cell>
              <table:table-cell office:value-type="float" office:value="5.55625">
                <text:p>5.55625</text:p>
              </table:table-cell>
              <table:table-cell office:value-type="float" office:value="8.7122">
                <text:p>8.7122</text:p>
              </table:table-cell>
              <table:table-cell office:value-type="float" office:value="5.55625">
                <text:p>5.55625</text:p>
              </table:table-cell>
              <table:table-cell office:value-type="float" office:value="3.96875">
                <text:p>3.96875</text:p>
              </table:table-cell>
              <table:table-cell office:value-type="float" office:value="3.889375">
                <text:p>3.889375</text:p>
              </table:table-cell>
              <table:table-cell office:value-type="float" office:value="8.34054632628063">
                <text:p>8.34054632628063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1.27">
                <text:p>1.27</text:p>
              </table:table-cell>
              <table:table-cell office:value-type="float" office:value="9.525">
                <text:p>9.525</text:p>
              </table:table-cell>
              <table:table-cell office:value-type="float" office:value="12.8316097327394">
                <text:p>12.8316097327394</text:p>
              </table:table-cell>
              <table:table-cell office:value-type="float" office:value="6.35">
                <text:p>6.35</text:p>
              </table:table-cell>
              <table:table-cell office:value-type="float" office:value="9.525">
                <text:p>9.525</text:p>
              </table:table-cell>
              <table:table-cell office:value-type="float" office:value="6.35">
                <text:p>6.35</text:p>
              </table:table-cell>
              <table:table-cell office:value-type="float" office:value="4.7625">
                <text:p>4.7625</text:p>
              </table:table-cell>
              <table:table-cell office:value-type="float" office:value="4.7752">
                <text:p>4.7752</text:p>
              </table:table-cell>
              <table:table-cell office:value-type="float" office:value="11.1125">
                <text:p>11.1125</text:p>
              </table:table-cell>
            </table:table-row>
            <table:table-row>
              <table:table-cell office:value-type="float" office:value="7.9375">
                <text:p>7.9375</text:p>
              </table:table-cell>
              <table:table-cell office:value-type="float" office:value="7.9375">
                <text:p>7.9375</text:p>
              </table:table-cell>
              <table:table-cell office:value-type="float" office:value="1.41111111111111">
                <text:p>1.41111111111111</text:p>
              </table:table-cell>
              <table:table-cell office:value-type="float" office:value="12.7">
                <text:p>12.7</text:p>
              </table:table-cell>
              <table:table-cell office:value-type="float" office:value="14.6646968374165">
                <text:p>14.6646968374165</text:p>
              </table:table-cell>
              <table:table-cell office:value-type="float" office:value="7.9375">
                <text:p>7.9375</text:p>
              </table:table-cell>
              <table:table-cell office:value-type="float" office:value="11.9126">
                <text:p>11.9126</text:p>
              </table:table-cell>
              <table:table-cell office:value-type="float" office:value="7.9375">
                <text:p>7.9375</text:p>
              </table:table-cell>
              <table:table-cell office:value-type="float" office:value="6.35">
                <text:p>6.35</text:p>
              </table:table-cell>
              <table:table-cell office:value-type="float" office:value="5.969">
                <text:p>5.96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9.525">
                <text:p>9.525</text:p>
              </table:table-cell>
              <table:table-cell office:value-type="float" office:value="9.525">
                <text:p>9.525</text:p>
              </table:table-cell>
              <table:table-cell office:value-type="float" office:value="1.5875">
                <text:p>1.5875</text:p>
              </table:table-cell>
              <table:table-cell office:value-type="float" office:value="12.7">
                <text:p>12.7</text:p>
              </table:table-cell>
              <table:table-cell office:value-type="float" office:value="16.4977839420936">
                <text:p>16.4977839420936</text:p>
              </table:table-cell>
              <table:table-cell office:value-type="float" office:value="9.525">
                <text:p>9.525</text:p>
              </table:table-cell>
              <table:table-cell office:value-type="float" office:value="14.2875">
                <text:p>14.2875</text:p>
              </table:table-cell>
              <table:table-cell office:value-type="float" office:value="9.525">
                <text:p>9.525</text:p>
              </table:table-cell>
              <table:table-cell office:value-type="float" office:value="7.9375">
                <text:p>7.9375</text:p>
              </table:table-cell>
              <table:table-cell office:value-type="float" office:value="6.8072">
                <text:p>6.8072</text:p>
              </table:table-cell>
              <table:table-cell office:value-type="float" office:value="14.2875">
                <text:p>14.2875</text:p>
              </table:table-cell>
            </table:table-row>
            <table:table-row>
              <table:table-cell office:value-type="float" office:value="11.1125">
                <text:p>11.1125</text:p>
              </table:table-cell>
              <table:table-cell office:value-type="float" office:value="11.1125">
                <text:p>11.1125</text:p>
              </table:table-cell>
              <table:table-cell office:value-type="float" office:value="1.81428571428571">
                <text:p>1.81428571428571</text:p>
              </table:table-cell>
              <table:table-cell office:value-type="float" office:value="19.05">
                <text:p>19.05</text:p>
              </table:table-cell>
              <table:table-cell office:value-type="float" office:value="18.3308710467706">
                <text:p>18.3308710467706</text:p>
              </table:table-cell>
              <table:table-cell office:value-type="float" office:value="11.1125">
                <text:p>11.1125</text:p>
              </table:table-cell>
              <table:table-cell office:value-type="float" office:value="15.875">
                <text:p>15.875</text:p>
              </table:table-cell>
              <table:table-cell office:value-type="float" office:value="11.1125">
                <text:p>11.1125</text:p>
              </table:table-cell>
              <table:table-cell office:value-type="float" office:value="9.525">
                <text:p>9.525</text:p>
              </table:table-cell>
              <table:table-cell office:value-type="float" office:value="8.0264">
                <text:p>8.0264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1.95384615384615">
                <text:p>1.95384615384615</text:p>
              </table:table-cell>
              <table:table-cell office:value-type="float" office:value="19.05">
                <text:p>19.05</text:p>
              </table:table-cell>
              <table:table-cell office:value-type="float" office:value="21.9970452561247">
                <text:p>21.9970452561247</text:p>
              </table:table-cell>
              <table:table-cell office:value-type="float" office:value="12.7">
                <text:p>12.7</text:p>
              </table:table-cell>
              <table:table-cell office:value-type="float" office:value="19.05">
                <text:p>19.05</text:p>
              </table:table-cell>
              <table:table-cell office:value-type="float" office:value="12.7">
                <text:p>12.7</text:p>
              </table:table-cell>
              <table:table-cell office:value-type="float" office:value="9.525">
                <text:p>9.525</text:p>
              </table:table-cell>
              <table:table-cell office:value-type="float" office:value="9.2456">
                <text:p>9.2456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4.2875">
                <text:p>14.2875</text:p>
              </table:table-cell>
              <table:table-cell office:value-type="float" office:value="14.2875">
                <text:p>14.2875</text:p>
              </table:table-cell>
              <table:table-cell office:value-type="float" office:value="2.11666666666667">
                <text:p>2.11666666666667</text:p>
              </table:table-cell>
              <table:table-cell office:value-type="float" office:value="25.4">
                <text:p>25.4</text:p>
              </table:table-cell>
              <table:table-cell office:value-type="float" office:value="25.6632194654789">
                <text:p>25.6632194654789</text:p>
              </table:table-cell>
              <table:table-cell office:value-type="float" office:value="14.2875">
                <text:p>14.2875</text:p>
              </table:table-cell>
              <table:table-cell office:value-type="float" office:value="22.225">
                <text:p>22.225</text:p>
              </table:table-cell>
              <table:table-cell office:value-type="float" office:value="14.2875">
                <text:p>14.2875</text:p>
              </table:table-cell>
              <table:table-cell office:value-type="float" office:value="11.1125">
                <text:p>11.1125</text:p>
              </table:table-cell>
              <table:table-cell office:value-type="float" office:value="10.00125">
                <text:p>10.00125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5.875">
                <text:p>15.875</text:p>
              </table:table-cell>
              <table:table-cell office:value-type="float" office:value="15.875">
                <text:p>15.875</text:p>
              </table:table-cell>
              <table:table-cell office:value-type="float" office:value="2.30909090909091">
                <text:p>2.30909090909091</text:p>
              </table:table-cell>
              <table:table-cell office:value-type="float" office:value="25.4">
                <text:p>25.4</text:p>
              </table:table-cell>
              <table:table-cell office:value-type="float" office:value="27.4963065701559">
                <text:p>27.4963065701559</text:p>
              </table:table-cell>
              <table:table-cell office:value-type="float" office:value="15.875">
                <text:p>15.875</text:p>
              </table:table-cell>
              <table:table-cell office:value-type="float" office:value="23.8125">
                <text:p>23.8125</text:p>
              </table:table-cell>
              <table:table-cell office:value-type="float" office:value="15.875">
                <text:p>15.875</text:p>
              </table:table-cell>
              <table:table-cell office:value-type="float" office:value="12.7">
                <text:p>12.7</text:p>
              </table:table-cell>
              <table:table-cell office:value-type="float" office:value="11.2776">
                <text:p>11.2776</text:p>
              </table:table-cell>
              <table:table-cell office:value-type="float" office:value="23.8125">
                <text:p>23.8125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19.05">
                <text:p>19.05</text:p>
              </table:table-cell>
              <table:table-cell office:value-type="float" office:value="2.54">
                <text:p>2.54</text:p>
              </table:table-cell>
              <table:table-cell office:value-type="float" office:value="31.75">
                <text:p>31.75</text:p>
              </table:table-cell>
              <table:table-cell office:value-type="float" office:value="32.9955678841871">
                <text:p>32.9955678841871</text:p>
              </table:table-cell>
              <table:table-cell office:value-type="float" office:value="19.05">
                <text:p>19.05</text:p>
              </table:table-cell>
              <table:table-cell office:value-type="float" office:value="28.575">
                <text:p>28.575</text:p>
              </table:table-cell>
              <table:table-cell office:value-type="float" office:value="19.05">
                <text:p>19.05</text:p>
              </table:table-cell>
              <table:table-cell office:value-type="float" office:value="15.875">
                <text:p>15.875</text:p>
              </table:table-cell>
              <table:table-cell office:value-type="float" office:value="13.3096">
                <text:p>13.3096</text:p>
              </table:table-cell>
              <table:table-cell office:value-type="float" office:value="28.575">
                <text:p>28.575</text:p>
              </table:table-cell>
            </table:table-row>
            <table:table-row>
              <table:table-cell office:value-type="float" office:value="22.225">
                <text:p>22.225</text:p>
              </table:table-cell>
              <table:table-cell office:value-type="float" office:value="22.225">
                <text:p>22.225</text:p>
              </table:table-cell>
              <table:table-cell office:value-type="float" office:value="2.82222222222222">
                <text:p>2.82222222222222</text:p>
              </table:table-cell>
              <table:table-cell office:value-type="float" office:value="31.75">
                <text:p>31.75</text:p>
              </table:table-cell>
              <table:table-cell office:value-type="float" office:value="38.4948291982183">
                <text:p>38.4948291982183</text:p>
              </table:table-cell>
              <table:table-cell office:value-type="float" office:value="22.225">
                <text:p>22.225</text:p>
              </table:table-cell>
              <table:table-cell office:value-type="float" office:value="33.3375">
                <text:p>33.3375</text:p>
              </table:table-cell>
              <table:table-cell office:value-type="float" office:value="22.225">
                <text:p>22.225</text:p>
              </table:table-cell>
              <table:table-cell office:value-type="float" office:value="19.05">
                <text:p>19.05</text:p>
              </table:table-cell>
              <table:table-cell office:value-type="float" office:value="15.3416">
                <text:p>15.3416</text:p>
              </table:table-cell>
              <table:table-cell office:value-type="float" office:value="33.3375">
                <text:p>33.337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3.175">
                <text:p>3.175</text:p>
              </table:table-cell>
              <table:table-cell office:value-type="float" office:value="38.1">
                <text:p>38.1</text:p>
              </table:table-cell>
              <table:table-cell office:value-type="float" office:value="43.9940905122495">
                <text:p>43.9940905122495</text:p>
              </table:table-cell>
              <table:table-cell office:value-type="float" office:value="25.4">
                <text:p>25.4</text:p>
              </table:table-cell>
              <table:table-cell office:value-type="float" office:value="38.1">
                <text:p>38.1</text:p>
              </table:table-cell>
              <table:table-cell office:value-type="float" office:value="25.4">
                <text:p>25.4</text:p>
              </table:table-cell>
              <table:table-cell office:value-type="float" office:value="19.05">
                <text:p>19.05</text:p>
              </table:table-cell>
              <table:table-cell office:value-type="float" office:value="17.78">
                <text:p>17.7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28.575">
                <text:p>28.575</text:p>
              </table:table-cell>
              <table:table-cell office:value-type="float" office:value="28.575">
                <text:p>28.5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38.1">
                <text:p>38.1</text:p>
              </table:table-cell>
              <table:table-cell office:value-type="float" office:value="49.4933518262807">
                <text:p>49.4933518262807</text:p>
              </table:table-cell>
              <table:table-cell office:value-type="float" office:value="28.575">
                <text:p>28.575</text:p>
              </table:table-cell>
              <table:table-cell office:value-type="float" office:value="42.8625">
                <text:p>42.8625</text:p>
              </table:table-cell>
              <table:table-cell office:value-type="float" office:value="28.575">
                <text:p>28.575</text:p>
              </table:table-cell>
              <table:table-cell office:value-type="float" office:value="22.225">
                <text:p>22.225</text:p>
              </table:table-cell>
              <table:table-cell office:value-type="float" office:value="19.812">
                <text:p>19.812</text:p>
              </table:table-cell>
              <table:table-cell office:value-type="float" office:value="42.8625">
                <text:p>42.8625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31.75">
                <text:p>31.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50.8">
                <text:p>50.8</text:p>
              </table:table-cell>
              <table:table-cell office:value-type="float" office:value="54.9926131403119">
                <text:p>54.9926131403119</text:p>
              </table:table-cell>
              <table:table-cell office:value-type="float" office:value="31.75">
                <text:p>31.75</text:p>
              </table:table-cell>
              <table:table-cell office:value-type="float" office:value="47.625">
                <text:p>47.625</text:p>
              </table:table-cell>
              <table:table-cell office:value-type="float" office:value="31.75">
                <text:p>31.75</text:p>
              </table:table-cell>
              <table:table-cell office:value-type="float" office:value="25.4">
                <text:p>25.4</text:p>
              </table:table-cell>
              <table:table-cell office:value-type="float" office:value="22.225">
                <text:p>22.2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34.925">
                <text:p>34.925</text:p>
              </table:table-cell>
              <table:table-cell office:value-type="float" office:value="34.925">
                <text:p>34.925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0.8">
                <text:p>50.8</text:p>
              </table:table-cell>
              <table:table-cell office:value-type="float" office:value="60.491874454343">
                <text:p>60.491874454343</text:p>
              </table:table-cell>
              <table:table-cell office:value-type="float" office:value="34.925">
                <text:p>34.925</text:p>
              </table:table-cell>
              <table:table-cell office:value-type="float" office:value="52.3875">
                <text:p>52.3875</text:p>
              </table:table-cell>
              <table:table-cell office:value-type="float" office:value="34.925">
                <text:p>34.925</text:p>
              </table:table-cell>
              <table:table-cell office:value-type="float" office:value="28.575">
                <text:p>28.575</text:p>
              </table:table-cell>
              <table:table-cell office:value-type="float" office:value="23.876">
                <text:p>23.876</text:p>
              </table:table-cell>
              <table:table-cell office:value-type="float" office:value="52.3875">
                <text:p>52.3875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8.1">
                <text:p>38.1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3.5">
                <text:p>63.5</text:p>
              </table:table-cell>
              <table:table-cell office:value-type="float" office:value="65.9911357683742">
                <text:p>65.9911357683742</text:p>
              </table:table-cell>
              <table:table-cell office:value-type="float" office:value="38.1">
                <text:p>38.1</text:p>
              </table:table-cell>
              <table:table-cell office:value-type="float" office:value="57.15">
                <text:p>57.15</text:p>
              </table:table-cell>
              <table:table-cell office:value-type="float" office:value="38.1">
                <text:p>38.1</text:p>
              </table:table-cell>
              <table:table-cell office:value-type="float" office:value="31.75">
                <text:p>31.75</text:p>
              </table:table-cell>
              <table:table-cell office:value-type="float" office:value="26.3144">
                <text:p>26.314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4.45">
                <text:p>44.45</text:p>
              </table:table-cell>
              <table:table-cell office:value-type="float" office:value="44.45">
                <text:p>44.45</text:p>
              </table:table-cell>
              <table:table-cell office:value-type="float" office:value="5.08">
                <text:p>5.08</text:p>
              </table:table-cell>
              <table:table-cell office:value-type="float" office:value="63.5">
                <text:p>63.5</text:p>
              </table:table-cell>
              <table:table-cell office:value-type="float" office:value="76.9896583964366">
                <text:p>76.9896583964366</text:p>
              </table:table-cell>
              <table:table-cell office:value-type="float" office:value="44.45">
                <text:p>44.45</text:p>
              </table:table-cell>
              <table:table-cell office:value-type="float" office:value="66.675">
                <text:p>66.675</text:p>
              </table:table-cell>
              <table:table-cell office:value-type="float" office:value="44.45">
                <text:p>44.45</text:p>
              </table:table-cell>
              <table:table-cell office:value-type="float" office:value="31.75">
                <text:p>31.75</text:p>
              </table:table-cell>
              <table:table-cell office:value-type="float" office:value="31.115">
                <text:p>31.115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50.8">
                <text:p>50.8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87.988181024499">
                <text:p>87.988181024499</text:p>
              </table:table-cell>
              <table:table-cell office:value-type="float" office:value="50.8">
                <text:p>50.8</text:p>
              </table:table-cell>
              <table:table-cell office:value-type="float" office:value="76.2">
                <text:p>76.2</text:p>
              </table:table-cell>
              <table:table-cell office:value-type="float" office:value="50.8">
                <text:p>50.8</text:p>
              </table:table-cell>
              <table:table-cell office:value-type="float" office:value="38.1">
                <text:p>38.1</text:p>
              </table:table-cell>
              <table:table-cell office:value-type="float" office:value="35.56">
                <text:p>35.5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57.15">
                <text:p>57.15</text:p>
              </table:table-cell>
              <table:table-cell office:value-type="float" office:value="57.15">
                <text:p>57.15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98.9867036525613">
                <text:p>98.9867036525613</text:p>
              </table:table-cell>
              <table:table-cell office:value-type="float" office:value="57.15">
                <text:p>57.15</text:p>
              </table:table-cell>
              <table:table-cell office:value-type="float" office:value="85.725">
                <text:p>85.725</text:p>
              </table:table-cell>
              <table:table-cell office:value-type="float" office:value="57.15">
                <text:p>57.15</text:p>
              </table:table-cell>
              <table:table-cell office:value-type="float" office:value="44.45">
                <text:p>44.45</text:p>
              </table:table-cell>
              <table:table-cell office:value-type="float" office:value="40.005">
                <text:p>40.005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09.985226280624">
                <text:p>109.985226280624</text:p>
              </table:table-cell>
              <table:table-cell office:value-type="float" office:value="63.5">
                <text:p>63.5</text:p>
              </table:table-cell>
              <table:table-cell office:value-type="float" office:value="95.25">
                <text:p>95.25</text:p>
              </table:table-cell>
              <table:table-cell office:value-type="float" office:value="63.5">
                <text:p>63.5</text:p>
              </table:table-cell>
              <table:table-cell office:value-type="float" office:value="50.8">
                <text:p>50.8</text:p>
              </table:table-cell>
              <table:table-cell office:value-type="float" office:value="44.45">
                <text:p>44.45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float" office:value="69.85">
                <text:p>69.85</text:p>
              </table:table-cell>
              <table:table-cell office:value-type="float" office:value="69.85">
                <text:p>69.8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20.983748908686">
                <text:p>120.983748908686</text:p>
              </table:table-cell>
              <table:table-cell office:value-type="float" office:value="69.85">
                <text:p>69.85</text:p>
              </table:table-cell>
              <table:table-cell office:value-type="float" office:value="104.775">
                <text:p>104.775</text:p>
              </table:table-cell>
              <table:table-cell office:value-type="float" office:value="69.85">
                <text:p>69.85</text:p>
              </table:table-cell>
              <table:table-cell office:value-type="float" office:value="57.15">
                <text:p>57.15</text:p>
              </table:table-cell>
              <table:table-cell office:value-type="float" office:value="48.895">
                <text:p>48.895</text:p>
              </table:table-cell>
              <table:table-cell office:value-type="float" office:value="104.775">
                <text:p>104.775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31.982271536748">
                <text:p>131.982271536748</text:p>
              </table:table-cell>
              <table:table-cell office:value-type="float" office:value="76.2">
                <text:p>76.2</text:p>
              </table:table-cell>
              <table:table-cell office:value-type="float" office:value="114.3">
                <text:p>114.3</text:p>
              </table:table-cell>
              <table:table-cell office:value-type="float" office:value="76.2">
                <text:p>76.2</text:p>
              </table:table-cell>
              <table:table-cell office:value-type="float" office:value="57.15">
                <text:p>57.15</text:p>
              </table:table-cell>
              <table:table-cell office:value-type="float" office:value="53.34">
                <text:p>53.34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float" office:value="82.55">
                <text:p>82.55</text:p>
              </table:table-cell>
              <table:table-cell office:value-type="float" office:value="82.55">
                <text:p>82.55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42.980794164811">
                <text:p>142.980794164811</text:p>
              </table:table-cell>
              <table:table-cell office:value-type="float" office:value="82.55">
                <text:p>82.55</text:p>
              </table:table-cell>
              <table:table-cell office:value-type="float" office:value="123.825">
                <text:p>123.825</text:p>
              </table:table-cell>
              <table:table-cell office:value-type="float" office:value="82.55">
                <text:p>82.55</text:p>
              </table:table-cell>
              <table:table-cell office:value-type="float" office:value="63.5">
                <text:p>63.5</text:p>
              </table:table-cell>
              <table:table-cell office:value-type="float" office:value="57.785">
                <text:p>57.785</text:p>
              </table:table-cell>
              <table:table-cell office:value-type="float" office:value="123.825">
                <text:p>123.825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88.9">
                <text:p>88.9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53.979316792873">
                <text:p>153.979316792873</text:p>
              </table:table-cell>
              <table:table-cell office:value-type="float" office:value="88.9">
                <text:p>88.9</text:p>
              </table:table-cell>
              <table:table-cell office:value-type="float" office:value="133.35">
                <text:p>133.35</text:p>
              </table:table-cell>
              <table:table-cell office:value-type="float" office:value="88.9">
                <text:p>88.9</text:p>
              </table:table-cell>
              <table:table-cell office:value-type="float" office:value="69.85">
                <text:p>69.85</text:p>
              </table:table-cell>
              <table:table-cell office:value-type="float" office:value="62.23">
                <text:p>62.23</text:p>
              </table:table-cell>
              <table:table-cell office:value-type="float" office:value="133.35">
                <text:p>133.35</text:p>
              </table:table-cell>
            </table:table-row>
            <table:table-row>
              <table:table-cell office:value-type="float" office:value="95.25">
                <text:p>95.25</text:p>
              </table:table-cell>
              <table:table-cell office:value-type="float" office:value="95.25">
                <text:p>95.25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64.977839420936">
                <text:p>164.977839420936</text:p>
              </table:table-cell>
              <table:table-cell office:value-type="float" office:value="95.25">
                <text:p>95.25</text:p>
              </table:table-cell>
              <table:table-cell office:value-type="float" office:value="142.875">
                <text:p>142.875</text:p>
              </table:table-cell>
              <table:table-cell office:value-type="float" office:value="95.25">
                <text:p>95.25</text:p>
              </table:table-cell>
              <table:table-cell office:value-type="float" office:value="76.2">
                <text:p>76.2</text:p>
              </table:table-cell>
              <table:table-cell office:value-type="float" office:value="66.675">
                <text:p>66.675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01.6">
                <text:p>101.6</text:p>
              </table:table-cell>
              <table:table-cell office:value-type="float" office:value="6.35">
                <text:p>6.35</text:p>
              </table:table-cell>
              <table:table-cell office:value-type="float" office:value="152.4">
                <text:p>152.4</text:p>
              </table:table-cell>
              <table:table-cell office:value-type="float" office:value="175.976362048998">
                <text:p>175.976362048998</text:p>
              </table:table-cell>
              <table:table-cell office:value-type="float" office:value="101.6">
                <text:p>101.6</text:p>
              </table:table-cell>
              <table:table-cell office:value-type="float" office:value="152.4">
                <text:p>152.4</text:p>
              </table:table-cell>
              <table:table-cell office:value-type="float" office:value="101.6">
                <text:p>101.6</text:p>
              </table:table-cell>
              <table:table-cell office:value-type="float" office:value="82.55">
                <text:p>82.55</text:p>
              </table:table-cell>
              <table:table-cell office:value-type="float" office:value="71.12">
                <text:p>71.12</text:p>
              </table:table-cell>
              <table:table-cell office:value-type="float" office:value="152.4">
                <text:p>15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6.03cm" svg:height="22.732cm" xlink:href=".." xlink:type="simple" chart:class="chart:scatter" chart:style-name="ch1">
        <chart:title svg:x="81.199cm" svg:y="0.59cm" chart:style-name="ch2">
          <text:p>British Standard Pipe</text:p>
        </chart:title>
        <chart:subtitle svg:x="87.173cm" svg:y="3.451cm" chart:style-name="ch3">
          <text:p>BSP</text:p>
        </chart:subtitle>
        <chart:legend chart:legend-position="end" svg:x="173.336cm" svg:y="9.822cm" style:legend-expansion="high" chart:style-name="ch4"/>
        <chart:plot-area chart:style-name="ch5" table:cell-range-address="BSP.C3:BSP.I27" chart:data-source-has-labels="both" svg:x="4.531cm" svg:y="5.124cm" svg:width="165.285cm" svg:height="16.173cm">
          <chart:coordinate-region svg:x="5.999cm" svg:y="5.323cm" svg:width="163.537cm" svg:height="15.327cm"/>
          <chart:axis chart:dimension="x" chart:name="primary-x" chart:style-name="ch6" chartooo:axis-type="auto">
            <chart:title svg:x="85.899cm" svg:y="21.751cm" chart:style-name="ch7">
              <text:p>Thread Diameter</text:p>
            </chart:title>
            <chart:categories table:cell-range-address="BSP.C4:BSP.C27"/>
          </chart:axis>
          <chart:axis chart:dimension="y" chart:name="primary-y" chart:style-name="ch6">
            <chart:title svg:x="0.451cm" svg:y="13.611cm" chart:style-name="ch8">
              <text:p>Data</text:p>
            </chart:title>
            <chart:grid chart:style-name="ch9" chart:class="major"/>
          </chart:axis>
          <chart:series chart:style-name="ch10" chart:values-cell-range-address="BSP.D4:BSP.D27" chart:label-cell-address="BSP.D3:BSP.D3" chart:class="chart:scatter">
            <chart:domain table:cell-range-address="BSP.C4:BSP.C27"/>
            <chart:data-point chart:repeated="24"/>
          </chart:series>
          <chart:series chart:style-name="ch11" chart:values-cell-range-address="BSP.E4:BSP.E27" chart:label-cell-address="BSP.E3:BSP.E3" chart:class="chart:scatter">
            <chart:data-point chart:repeated="24"/>
          </chart:series>
          <chart:series chart:style-name="ch12" chart:values-cell-range-address="BSP.F4:BSP.F27" chart:label-cell-address="BSP.F3:BSP.F3" chart:class="chart:scatter">
            <chart:data-point chart:repeated="24"/>
          </chart:series>
          <chart:series chart:style-name="ch13" chart:values-cell-range-address="BSP.G4:BSP.G27" chart:label-cell-address="BSP.G3:BSP.G3" chart:class="chart:scatter">
            <chart:data-point chart:repeated="24"/>
          </chart:series>
          <chart:series chart:style-name="ch14" chart:values-cell-range-address="BSP.H4:BSP.H27" chart:label-cell-address="BSP.H3:BSP.H3" chart:class="chart:scatter">
            <chart:data-point chart:repeated="24"/>
          </chart:series>
          <chart:series chart:style-name="ch15" chart:values-cell-range-address="BSP.I4:BSP.I27" chart:label-cell-address="BSP.I3:BSP.I3" chart:class="chart:scatte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ITCH  </text:p>
                <draw:g>
                  <svg:desc>BSP.D3:BSP.D3</svg:desc>
                </draw:g>
              </table:table-cell>
              <table:table-cell office:value-type="string">
                <text:p>   TL  </text:p>
                <draw:g>
                  <svg:desc>BSP.E3:BSP.E3</svg:desc>
                </draw:g>
              </table:table-cell>
              <table:table-cell office:value-type="string">
                <text:p>  HDP  </text:p>
                <draw:g>
                  <svg:desc>BSP.F3:BSP.F3</svg:desc>
                </draw:g>
              </table:table-cell>
              <table:table-cell office:value-type="string">
                <text:p>  HLP  </text:p>
                <draw:g>
                  <svg:desc>BSP.G3:BSP.G3</svg:desc>
                </draw:g>
              </table:table-cell>
              <table:table-cell office:value-type="string">
                <text:p>   HHL </text:p>
                <draw:g>
                  <svg:desc>BSP.H3:BSP.H3</svg:desc>
                </draw:g>
              </table:table-cell>
              <table:table-cell office:value-type="string">
                <text:p>  HTS  </text:p>
                <draw:g>
                  <svg:desc>BSP.I3:BSP.I3</svg:desc>
                </draw:g>
              </table:table-cell>
            </table:table-row>
          </table:table-header-rows>
          <table:table-rows>
            <table:table-row>
              <table:table-cell office:value-type="float" office:value="7.723">
                <text:p>7.723</text:p>
                <draw:g>
                  <svg:desc>BSP.C4:BSP.C27</svg:desc>
                </draw:g>
              </table:table-cell>
              <table:table-cell office:value-type="float" office:value="0.907143">
                <text:p>0.907143</text:p>
                <draw:g>
                  <svg:desc>BSP.D4:BSP.D27</svg:desc>
                </draw:g>
              </table:table-cell>
              <table:table-cell office:value-type="float" office:value="8">
                <text:p>8</text:p>
                <draw:g>
                  <svg:desc>BSP.E4:BSP.E27</svg:desc>
                </draw:g>
              </table:table-cell>
              <table:table-cell office:value-type="float" office:value="16.37276">
                <text:p>16.37276</text:p>
                <draw:g>
                  <svg:desc>BSP.F4:BSP.F27</svg:desc>
                </draw:g>
              </table:table-cell>
              <table:table-cell office:value-type="float" office:value="7.723">
                <text:p>7.723</text:p>
                <draw:g>
                  <svg:desc>BSP.G4:BSP.G27</svg:desc>
                </draw:g>
              </table:table-cell>
              <table:table-cell office:value-type="float" office:value="4.94272">
                <text:p>4.94272</text:p>
                <draw:g>
                  <svg:desc>BSP.H4:BSP.H27</svg:desc>
                </draw:g>
              </table:table-cell>
              <table:table-cell office:value-type="float" office:value="12">
                <text:p>12</text:p>
                <draw:g>
                  <svg:desc>BSP.I4:BSP.I27</svg:desc>
                </draw:g>
              </table:table-cell>
            </table:table-row>
            <table:table-row>
              <table:table-cell office:value-type="float" office:value="9.728">
                <text:p>9.728</text:p>
              </table:table-cell>
              <table:table-cell office:value-type="float" office:value="0.907143">
                <text:p>0.907143</text:p>
              </table:table-cell>
              <table:table-cell office:value-type="float" office:value="8">
                <text:p>8</text:p>
              </table:table-cell>
              <table:table-cell office:value-type="float" office:value="20.62336">
                <text:p>20.62336</text:p>
              </table:table-cell>
              <table:table-cell office:value-type="float" office:value="9.728">
                <text:p>9.728</text:p>
              </table:table-cell>
              <table:table-cell office:value-type="float" office:value="6.22592">
                <text:p>6.225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.157">
                <text:p>13.157</text:p>
              </table:table-cell>
              <table:table-cell office:value-type="float" office:value="1.33684">
                <text:p>1.33684</text:p>
              </table:table-cell>
              <table:table-cell office:value-type="float" office:value="12">
                <text:p>12</text:p>
              </table:table-cell>
              <table:table-cell office:value-type="float" office:value="27.89284">
                <text:p>27.89284</text:p>
              </table:table-cell>
              <table:table-cell office:value-type="float" office:value="13.157">
                <text:p>13.157</text:p>
              </table:table-cell>
              <table:table-cell office:value-type="float" office:value="8.42048">
                <text:p>8.420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.662">
                <text:p>16.662</text:p>
              </table:table-cell>
              <table:table-cell office:value-type="float" office:value="1.33684">
                <text:p>1.33684</text:p>
              </table:table-cell>
              <table:table-cell office:value-type="float" office:value="12.8">
                <text:p>12.8</text:p>
              </table:table-cell>
              <table:table-cell office:value-type="float" office:value="35.32344">
                <text:p>35.32344</text:p>
              </table:table-cell>
              <table:table-cell office:value-type="float" office:value="16.662">
                <text:p>16.662</text:p>
              </table:table-cell>
              <table:table-cell office:value-type="float" office:value="10.66368">
                <text:p>10.66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.955">
                <text:p>20.955</text:p>
              </table:table-cell>
              <table:table-cell office:value-type="float" office:value="1.81429">
                <text:p>1.81429</text:p>
              </table:table-cell>
              <table:table-cell office:value-type="float" office:value="16.4">
                <text:p>16.4</text:p>
              </table:table-cell>
              <table:table-cell office:value-type="float" office:value="44.4246">
                <text:p>44.4246</text:p>
              </table:table-cell>
              <table:table-cell office:value-type="float" office:value="20.955">
                <text:p>20.955</text:p>
              </table:table-cell>
              <table:table-cell office:value-type="float" office:value="13.4112">
                <text:p>13.41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.911">
                <text:p>22.911</text:p>
              </table:table-cell>
              <table:table-cell office:value-type="float" office:value="1.81429">
                <text:p>1.81429</text:p>
              </table:table-cell>
              <table:table-cell office:value-type="float" office:value="16.4">
                <text:p>16.4</text:p>
              </table:table-cell>
              <table:table-cell office:value-type="float" office:value="48.57132">
                <text:p>48.57132</text:p>
              </table:table-cell>
              <table:table-cell office:value-type="float" office:value="22.911">
                <text:p>22.911</text:p>
              </table:table-cell>
              <table:table-cell office:value-type="float" office:value="14.66304">
                <text:p>14.663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.441">
                <text:p>26.441</text:p>
              </table:table-cell>
              <table:table-cell office:value-type="float" office:value="1.81429">
                <text:p>1.81429</text:p>
              </table:table-cell>
              <table:table-cell office:value-type="float" office:value="19">
                <text:p>19</text:p>
              </table:table-cell>
              <table:table-cell office:value-type="float" office:value="56.05492">
                <text:p>56.05492</text:p>
              </table:table-cell>
              <table:table-cell office:value-type="float" office:value="26.441">
                <text:p>26.441</text:p>
              </table:table-cell>
              <table:table-cell office:value-type="float" office:value="16.92224">
                <text:p>16.92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.201">
                <text:p>30.201</text:p>
              </table:table-cell>
              <table:table-cell office:value-type="float" office:value="1.81429">
                <text:p>1.81429</text:p>
              </table:table-cell>
              <table:table-cell office:value-type="float" office:value="19">
                <text:p>19</text:p>
              </table:table-cell>
              <table:table-cell office:value-type="float" office:value="64.02612">
                <text:p>64.02612</text:p>
              </table:table-cell>
              <table:table-cell office:value-type="float" office:value="30.201">
                <text:p>30.201</text:p>
              </table:table-cell>
              <table:table-cell office:value-type="float" office:value="19.32864">
                <text:p>19.328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.249">
                <text:p>33.249</text:p>
              </table:table-cell>
              <table:table-cell office:value-type="float" office:value="2.30909">
                <text:p>2.30909</text:p>
              </table:table-cell>
              <table:table-cell office:value-type="float" office:value="20.8">
                <text:p>20.8</text:p>
              </table:table-cell>
              <table:table-cell office:value-type="float" office:value="70.48788">
                <text:p>70.48788</text:p>
              </table:table-cell>
              <table:table-cell office:value-type="float" office:value="33.249">
                <text:p>33.249</text:p>
              </table:table-cell>
              <table:table-cell office:value-type="float" office:value="21.27936">
                <text:p>21.27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7.897">
                <text:p>37.897</text:p>
              </table:table-cell>
              <table:table-cell office:value-type="float" office:value="2.30909">
                <text:p>2.30909</text:p>
              </table:table-cell>
              <table:table-cell office:value-type="float" office:value="20.8">
                <text:p>20.8</text:p>
              </table:table-cell>
              <table:table-cell office:value-type="float" office:value="80.34164">
                <text:p>80.34164</text:p>
              </table:table-cell>
              <table:table-cell office:value-type="float" office:value="37.897">
                <text:p>37.897</text:p>
              </table:table-cell>
              <table:table-cell office:value-type="float" office:value="24.25408">
                <text:p>24.254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.91">
                <text:p>41.91</text:p>
              </table:table-cell>
              <table:table-cell office:value-type="float" office:value="2.30909">
                <text:p>2.30909</text:p>
              </table:table-cell>
              <table:table-cell office:value-type="float" office:value="25.4">
                <text:p>25.4</text:p>
              </table:table-cell>
              <table:table-cell office:value-type="float" office:value="88.8492">
                <text:p>88.8492</text:p>
              </table:table-cell>
              <table:table-cell office:value-type="float" office:value="41.91">
                <text:p>41.91</text:p>
              </table:table-cell>
              <table:table-cell office:value-type="float" office:value="26.8224">
                <text:p>26.82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7.803">
                <text:p>47.803</text:p>
              </table:table-cell>
              <table:table-cell office:value-type="float" office:value="2.30909">
                <text:p>2.30909</text:p>
              </table:table-cell>
              <table:table-cell office:value-type="float" office:value="25.4">
                <text:p>25.4</text:p>
              </table:table-cell>
              <table:table-cell office:value-type="float" office:value="101.34236">
                <text:p>101.34236</text:p>
              </table:table-cell>
              <table:table-cell office:value-type="float" office:value="47.803">
                <text:p>47.803</text:p>
              </table:table-cell>
              <table:table-cell office:value-type="float" office:value="30.59392">
                <text:p>30.593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3.746">
                <text:p>53.746</text:p>
              </table:table-cell>
              <table:table-cell office:value-type="float" office:value="2.30909">
                <text:p>2.30909</text:p>
              </table:table-cell>
              <table:table-cell office:value-type="float" office:value="31.8">
                <text:p>31.8</text:p>
              </table:table-cell>
              <table:table-cell office:value-type="float" office:value="113.94152">
                <text:p>113.94152</text:p>
              </table:table-cell>
              <table:table-cell office:value-type="float" office:value="53.746">
                <text:p>53.746</text:p>
              </table:table-cell>
              <table:table-cell office:value-type="float" office:value="34.39744">
                <text:p>34.397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9.614">
                <text:p>59.614</text:p>
              </table:table-cell>
              <table:table-cell office:value-type="float" office:value="2.30909">
                <text:p>2.30909</text:p>
              </table:table-cell>
              <table:table-cell office:value-type="float" office:value="31.8">
                <text:p>31.8</text:p>
              </table:table-cell>
              <table:table-cell office:value-type="float" office:value="126.38168">
                <text:p>126.38168</text:p>
              </table:table-cell>
              <table:table-cell office:value-type="float" office:value="59.614">
                <text:p>59.614</text:p>
              </table:table-cell>
              <table:table-cell office:value-type="float" office:value="38.15296">
                <text:p>38.152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5.71">
                <text:p>65.71</text:p>
              </table:table-cell>
              <table:table-cell office:value-type="float" office:value="2.30909">
                <text:p>2.30909</text:p>
              </table:table-cell>
              <table:table-cell office:value-type="float" office:value="35">
                <text:p>35</text:p>
              </table:table-cell>
              <table:table-cell office:value-type="float" office:value="139.3052">
                <text:p>139.3052</text:p>
              </table:table-cell>
              <table:table-cell office:value-type="float" office:value="65.71">
                <text:p>65.71</text:p>
              </table:table-cell>
              <table:table-cell office:value-type="float" office:value="42.0544">
                <text:p>42.05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5.184">
                <text:p>75.184</text:p>
              </table:table-cell>
              <table:table-cell office:value-type="float" office:value="2.30909">
                <text:p>2.30909</text:p>
              </table:table-cell>
              <table:table-cell office:value-type="float" office:value="35">
                <text:p>35</text:p>
              </table:table-cell>
              <table:table-cell office:value-type="float" office:value="159.39008">
                <text:p>159.39008</text:p>
              </table:table-cell>
              <table:table-cell office:value-type="float" office:value="75.184">
                <text:p>75.184</text:p>
              </table:table-cell>
              <table:table-cell office:value-type="float" office:value="48.11776">
                <text:p>48.117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1.534">
                <text:p>81.534</text:p>
              </table:table-cell>
              <table:table-cell office:value-type="float" office:value="2.30909">
                <text:p>2.30909</text:p>
              </table:table-cell>
              <table:table-cell office:value-type="float" office:value="41.2">
                <text:p>41.2</text:p>
              </table:table-cell>
              <table:table-cell office:value-type="float" office:value="172.85208">
                <text:p>172.85208</text:p>
              </table:table-cell>
              <table:table-cell office:value-type="float" office:value="81.534">
                <text:p>81.534</text:p>
              </table:table-cell>
              <table:table-cell office:value-type="float" office:value="52.18176">
                <text:p>52.181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7.884">
                <text:p>87.884</text:p>
              </table:table-cell>
              <table:table-cell office:value-type="float" office:value="2.30909">
                <text:p>2.30909</text:p>
              </table:table-cell>
              <table:table-cell office:value-type="float" office:value="41.2">
                <text:p>41.2</text:p>
              </table:table-cell>
              <table:table-cell office:value-type="float" office:value="186.31408">
                <text:p>186.31408</text:p>
              </table:table-cell>
              <table:table-cell office:value-type="float" office:value="87.884">
                <text:p>87.884</text:p>
              </table:table-cell>
              <table:table-cell office:value-type="float" office:value="56.24576">
                <text:p>56.245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0.33">
                <text:p>100.33</text:p>
              </table:table-cell>
              <table:table-cell office:value-type="float" office:value="2.30909">
                <text:p>2.30909</text:p>
              </table:table-cell>
              <table:table-cell office:value-type="float" office:value="44.4">
                <text:p>44.4</text:p>
              </table:table-cell>
              <table:table-cell office:value-type="float" office:value="212.6996">
                <text:p>212.6996</text:p>
              </table:table-cell>
              <table:table-cell office:value-type="float" office:value="100.33">
                <text:p>100.33</text:p>
              </table:table-cell>
              <table:table-cell office:value-type="float" office:value="64.2112">
                <text:p>64.2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3.03">
                <text:p>113.03</text:p>
              </table:table-cell>
              <table:table-cell office:value-type="float" office:value="2.30909">
                <text:p>2.30909</text:p>
              </table:table-cell>
              <table:table-cell office:value-type="float" office:value="50.8">
                <text:p>50.8</text:p>
              </table:table-cell>
              <table:table-cell office:value-type="float" office:value="239.6236">
                <text:p>239.6236</text:p>
              </table:table-cell>
              <table:table-cell office:value-type="float" office:value="113.03">
                <text:p>113.03</text:p>
              </table:table-cell>
              <table:table-cell office:value-type="float" office:value="72.3392">
                <text:p>72.339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25.73">
                <text:p>125.73</text:p>
              </table:table-cell>
              <table:table-cell office:value-type="float" office:value="2.30909">
                <text:p>2.30909</text:p>
              </table:table-cell>
              <table:table-cell office:value-type="float" office:value="50.8">
                <text:p>50.8</text:p>
              </table:table-cell>
              <table:table-cell office:value-type="float" office:value="266.5476">
                <text:p>266.5476</text:p>
              </table:table-cell>
              <table:table-cell office:value-type="float" office:value="125.73">
                <text:p>125.73</text:p>
              </table:table-cell>
              <table:table-cell office:value-type="float" office:value="80.4672">
                <text:p>80.467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8.43">
                <text:p>138.43</text:p>
              </table:table-cell>
              <table:table-cell office:value-type="float" office:value="2.30909">
                <text:p>2.30909</text:p>
              </table:table-cell>
              <table:table-cell office:value-type="float" office:value="57.2">
                <text:p>57.2</text:p>
              </table:table-cell>
              <table:table-cell office:value-type="float" office:value="293.4716">
                <text:p>293.4716</text:p>
              </table:table-cell>
              <table:table-cell office:value-type="float" office:value="138.43">
                <text:p>138.43</text:p>
              </table:table-cell>
              <table:table-cell office:value-type="float" office:value="88.5952">
                <text:p>88.595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51.13">
                <text:p>151.13</text:p>
              </table:table-cell>
              <table:table-cell office:value-type="float" office:value="2.30909">
                <text:p>2.30909</text:p>
              </table:table-cell>
              <table:table-cell office:value-type="float" office:value="57.2">
                <text:p>57.2</text:p>
              </table:table-cell>
              <table:table-cell office:value-type="float" office:value="320.3956">
                <text:p>320.3956</text:p>
              </table:table-cell>
              <table:table-cell office:value-type="float" office:value="151.13">
                <text:p>151.13</text:p>
              </table:table-cell>
              <table:table-cell office:value-type="float" office:value="96.7232">
                <text:p>96.72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3.83">
                <text:p>163.83</text:p>
              </table:table-cell>
              <table:table-cell office:value-type="float" office:value="2.30909">
                <text:p>2.30909</text:p>
              </table:table-cell>
              <table:table-cell office:value-type="float" office:value="57.2">
                <text:p>57.2</text:p>
              </table:table-cell>
              <table:table-cell office:value-type="float" office:value="347.3196">
                <text:p>347.3196</text:p>
              </table:table-cell>
              <table:table-cell office:value-type="float" office:value="163.83">
                <text:p>163.83</text:p>
              </table:table-cell>
              <table:table-cell office:value-type="float" office:value="104.8512">
                <text:p>104.8512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0.992cm" svg:height="22.732cm" xlink:href=".." xlink:type="simple" chart:class="chart:scatter" chart:column-mapping="0 1 2 3 4 5 6 7 8" chart:style-name="ch1">
        <chart:title svg:x="51.96cm" svg:y="0.59cm" chart:style-name="ch2">
          <text:p>British Standard Withworth</text:p>
        </chart:title>
        <chart:subtitle svg:x="58.067cm" svg:y="3.451cm" chart:style-name="ch3">
          <text:p>Coarse (BSW)</text:p>
        </chart:subtitle>
        <chart:legend chart:legend-position="end" svg:x="118.298cm" svg:y="9.075cm" style:legend-expansion="high" chart:style-name="ch4"/>
        <chart:plot-area chart:style-name="ch5" table:cell-range-address="BSW.C3:BSW.L35" chart:data-source-has-labels="both" svg:x="3.43cm" svg:y="5.124cm" svg:width="112.449cm" svg:height="16.173cm">
          <chart:coordinate-region svg:x="4.237cm" svg:y="5.323cm" svg:width="111.362cm" svg:height="15.327cm"/>
          <chart:axis chart:dimension="x" chart:name="primary-x" chart:style-name="ch6" chartooo:axis-type="auto">
            <chart:title svg:x="58.38cm" svg:y="21.751cm" chart:style-name="ch7">
              <text:p>Thread Diameter</text:p>
            </chart:title>
            <chart:categories table:cell-range-address="BSW.C4:BSW.C35"/>
          </chart:axis>
          <chart:axis chart:dimension="y" chart:name="primary-y" chart:style-name="ch6">
            <chart:title svg:x="0.451cm" svg:y="13.611cm" chart:style-name="ch8">
              <text:p>Data</text:p>
            </chart:title>
            <chart:grid chart:style-name="ch9" chart:class="major"/>
          </chart:axis>
          <chart:series chart:style-name="ch10" chart:values-cell-range-address="BSW.D4:BSW.D35" chart:label-cell-address="BSW.D3:BSW.D3" chart:class="chart:scatter">
            <chart:domain table:cell-range-address="BSW.C4:BSW.C35"/>
            <chart:data-point chart:repeated="32"/>
          </chart:series>
          <chart:series chart:style-name="ch11" chart:values-cell-range-address="BSW.E4:BSW.E35" chart:label-cell-address="BSW.E3:BSW.E3" chart:class="chart:scatter">
            <chart:data-point chart:repeated="32"/>
          </chart:series>
          <chart:series chart:style-name="ch12" chart:values-cell-range-address="BSW.F4:BSW.F35" chart:label-cell-address="BSW.F3:BSW.F3" chart:class="chart:scatter">
            <chart:data-point chart:repeated="32"/>
          </chart:series>
          <chart:series chart:style-name="ch13" chart:values-cell-range-address="BSW.G4:BSW.G35" chart:label-cell-address="BSW.G3:BSW.G3" chart:class="chart:scatter">
            <chart:data-point chart:repeated="32"/>
          </chart:series>
          <chart:series chart:style-name="ch14" chart:values-cell-range-address="BSW.H4:BSW.H35" chart:label-cell-address="BSW.H3:BSW.H3" chart:class="chart:scatter">
            <chart:data-point chart:repeated="32"/>
          </chart:series>
          <chart:series chart:style-name="ch15" chart:values-cell-range-address="BSW.I4:BSW.I35" chart:label-cell-address="BSW.I3:BSW.I3" chart:class="chart:scatter">
            <chart:data-point chart:repeated="32"/>
          </chart:series>
          <chart:series chart:style-name="ch16" chart:values-cell-range-address="BSW.J4:BSW.J35" chart:label-cell-address="BSW.J3:BSW.J3" chart:class="chart:scatter">
            <chart:data-point chart:repeated="32"/>
          </chart:series>
          <chart:series chart:style-name="ch17" chart:values-cell-range-address="BSW.K4:BSW.K35" chart:label-cell-address="BSW.K3:BSW.K3" chart:class="chart:scatter">
            <chart:data-point chart:repeated="32"/>
          </chart:series>
          <chart:series chart:style-name="ch18" chart:values-cell-range-address="BSW.L4:BSW.L35" chart:label-cell-address="BSW.L3:BSW.L3" chart:class="chart:scatter">
            <chart:data-point chart:repeated="3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 PITCH  </text:p>
                <draw:g>
                  <svg:desc>BSW.D3:BSW.D3</svg:desc>
                </draw:g>
              </table:table-cell>
              <table:table-cell office:value-type="string">
                <text:p>   TL  </text:p>
                <draw:g>
                  <svg:desc>BSW.E3:BSW.E3</svg:desc>
                </draw:g>
              </table:table-cell>
              <table:table-cell office:value-type="string">
                <text:p>  HDP  </text:p>
                <draw:g>
                  <svg:desc>BSW.F3:BSW.F3</svg:desc>
                </draw:g>
              </table:table-cell>
              <table:table-cell office:value-type="string">
                <text:p>  HLP  </text:p>
                <draw:g>
                  <svg:desc>BSW.G3:BSW.G3</svg:desc>
                </draw:g>
              </table:table-cell>
              <table:table-cell office:value-type="string">
                <text:p>  AHD  </text:p>
                <draw:g>
                  <svg:desc>BSW.H3:BSW.H3</svg:desc>
                </draw:g>
              </table:table-cell>
              <table:table-cell office:value-type="string">
                <text:p>  AHL  </text:p>
                <draw:g>
                  <svg:desc>BSW.I3:BSW.I3</svg:desc>
                </draw:g>
              </table:table-cell>
              <table:table-cell office:value-type="string">
                <text:p>  ATS  </text:p>
                <draw:g>
                  <svg:desc>BSW.J3:BSW.J3</svg:desc>
                </draw:g>
              </table:table-cell>
              <table:table-cell office:value-type="string">
                <text:p>   HHL </text:p>
                <draw:g>
                  <svg:desc>BSW.K3:BSW.K3</svg:desc>
                </draw:g>
              </table:table-cell>
              <table:table-cell office:value-type="string">
                <text:p>  HTS  </text:p>
                <draw:g>
                  <svg:desc>BSW.L3:BSW.L3</svg:desc>
                </draw:g>
              </table:table-cell>
            </table:table-row>
          </table:table-header-rows>
          <table:table-rows>
            <table:table-row>
              <table:table-cell office:value-type="float" office:value="1.5875">
                <text:p>1.5875</text:p>
                <draw:g>
                  <svg:desc>BSW.C4:BSW.C35</svg:desc>
                </draw:g>
              </table:table-cell>
              <table:table-cell office:value-type="float" office:value="1.5875">
                <text:p>1.5875</text:p>
                <draw:g>
                  <svg:desc>BSW.C4:BSW.C35</svg:desc>
                </draw:g>
              </table:table-cell>
              <table:table-cell office:value-type="float" office:value="0.423333">
                <text:p>0.423333</text:p>
                <draw:g>
                  <svg:desc>BSW.D4:BSW.D35</svg:desc>
                </draw:g>
              </table:table-cell>
              <table:table-cell office:value-type="float" office:value="6.35">
                <text:p>6.35</text:p>
                <draw:g>
                  <svg:desc>BSW.E4:BSW.E35</svg:desc>
                </draw:g>
              </table:table-cell>
              <table:table-cell office:value-type="float" office:value="3.37009">
                <text:p>3.37009</text:p>
                <draw:g>
                  <svg:desc>BSW.F4:BSW.F35</svg:desc>
                </draw:g>
              </table:table-cell>
              <table:table-cell office:value-type="float" office:value="1.5875">
                <text:p>1.5875</text:p>
                <draw:g>
                  <svg:desc>BSW.G4:BSW.G35</svg:desc>
                </draw:g>
              </table:table-cell>
              <table:table-cell office:value-type="float" office:value="2.38301">
                <text:p>2.38301</text:p>
                <draw:g>
                  <svg:desc>BSW.H4:BSW.H35</svg:desc>
                </draw:g>
              </table:table-cell>
              <table:table-cell office:value-type="float" office:value="1.5875">
                <text:p>1.5875</text:p>
                <draw:g>
                  <svg:desc>BSW.I4:BSW.I35</svg:desc>
                </draw:g>
              </table:table-cell>
              <table:table-cell office:value-type="float" office:value="1.19062">
                <text:p>1.19062</text:p>
                <draw:g>
                  <svg:desc>BSW.J4:BSW.J35</svg:desc>
                </draw:g>
              </table:table-cell>
              <table:table-cell office:value-type="float" office:value="1.02054">
                <text:p>1.02054</text:p>
                <draw:g>
                  <svg:desc>BSW.K4:BSW.K35</svg:desc>
                </draw:g>
              </table:table-cell>
              <table:table-cell office:value-type="float" office:value="2.38301">
                <text:p>2.38301</text:p>
                <draw:g>
                  <svg:desc>BSW.L4:BSW.L35</svg:desc>
                </draw:g>
              </table:table-cell>
            </table:table-row>
            <table:table-row>
              <table:table-cell office:value-type="float" office:value="2.38125">
                <text:p>2.38125</text:p>
              </table:table-cell>
              <table:table-cell office:value-type="float" office:value="2.38125">
                <text:p>2.38125</text:p>
              </table:table-cell>
              <table:table-cell office:value-type="float" office:value="0.529167">
                <text:p>0.529167</text:p>
              </table:table-cell>
              <table:table-cell office:value-type="float" office:value="6.35">
                <text:p>6.35</text:p>
              </table:table-cell>
              <table:table-cell office:value-type="float" office:value="5.05513">
                <text:p>5.05513</text:p>
              </table:table-cell>
              <table:table-cell office:value-type="float" office:value="2.38125">
                <text:p>2.38125</text:p>
              </table:table-cell>
              <table:table-cell office:value-type="float" office:value="3.57452">
                <text:p>3.57452</text:p>
              </table:table-cell>
              <table:table-cell office:value-type="float" office:value="2.38125">
                <text:p>2.38125</text:p>
              </table:table-cell>
              <table:table-cell office:value-type="float" office:value="1.78594">
                <text:p>1.78594</text:p>
              </table:table-cell>
              <table:table-cell office:value-type="float" office:value="1.5308">
                <text:p>1.5308</text:p>
              </table:table-cell>
              <table:table-cell office:value-type="float" office:value="3.57452">
                <text:p>3.57452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3.175">
                <text:p>3.175</text:p>
              </table:table-cell>
              <table:table-cell office:value-type="float" office:value="0.635">
                <text:p>0.635</text:p>
              </table:table-cell>
              <table:table-cell office:value-type="float" office:value="6.35">
                <text:p>6.35</text:p>
              </table:table-cell>
              <table:table-cell office:value-type="float" office:value="6.74018">
                <text:p>6.74018</text:p>
              </table:table-cell>
              <table:table-cell office:value-type="float" office:value="3.175">
                <text:p>3.175</text:p>
              </table:table-cell>
              <table:table-cell office:value-type="float" office:value="4.76603">
                <text:p>4.76603</text:p>
              </table:table-cell>
              <table:table-cell office:value-type="float" office:value="3.175">
                <text:p>3.175</text:p>
              </table:table-cell>
              <table:table-cell office:value-type="float" office:value="2.38125">
                <text:p>2.38125</text:p>
              </table:table-cell>
              <table:table-cell office:value-type="float" office:value="2.04107">
                <text:p>2.04107</text:p>
              </table:table-cell>
              <table:table-cell office:value-type="float" office:value="4.76603">
                <text:p>4.76603</text:p>
              </table:table-cell>
            </table:table-row>
            <table:table-row>
              <table:table-cell office:value-type="float" office:value="3.96875">
                <text:p>3.96875</text:p>
              </table:table-cell>
              <table:table-cell office:value-type="float" office:value="3.96875">
                <text:p>3.96875</text:p>
              </table:table-cell>
              <table:table-cell office:value-type="float" office:value="0.79375">
                <text:p>0.79375</text:p>
              </table:table-cell>
              <table:table-cell office:value-type="float" office:value="6.35">
                <text:p>6.35</text:p>
              </table:table-cell>
              <table:table-cell office:value-type="float" office:value="8.42522">
                <text:p>8.42522</text:p>
              </table:table-cell>
              <table:table-cell office:value-type="float" office:value="3.96875">
                <text:p>3.96875</text:p>
              </table:table-cell>
              <table:table-cell office:value-type="float" office:value="5.95753">
                <text:p>5.95753</text:p>
              </table:table-cell>
              <table:table-cell office:value-type="float" office:value="3.96875">
                <text:p>3.96875</text:p>
              </table:table-cell>
              <table:table-cell office:value-type="float" office:value="2.97656">
                <text:p>2.97656</text:p>
              </table:table-cell>
              <table:table-cell office:value-type="float" office:value="2.55134">
                <text:p>2.55134</text:p>
              </table:table-cell>
              <table:table-cell office:value-type="float" office:value="5.95753">
                <text:p>5.95753</text:p>
              </table:table-cell>
            </table:table-row>
            <table:table-row>
              <table:table-cell office:value-type="float" office:value="4.7625">
                <text:p>4.7625</text:p>
              </table:table-cell>
              <table:table-cell office:value-type="float" office:value="4.7625">
                <text:p>4.7625</text:p>
              </table:table-cell>
              <table:table-cell office:value-type="float" office:value="1.05833">
                <text:p>1.05833</text:p>
              </table:table-cell>
              <table:table-cell office:value-type="float" office:value="6.35">
                <text:p>6.35</text:p>
              </table:table-cell>
              <table:table-cell office:value-type="float" office:value="10.1103">
                <text:p>10.1103</text:p>
              </table:table-cell>
              <table:table-cell office:value-type="float" office:value="4.7625">
                <text:p>4.7625</text:p>
              </table:table-cell>
              <table:table-cell office:value-type="float" office:value="7.14904">
                <text:p>7.14904</text:p>
              </table:table-cell>
              <table:table-cell office:value-type="float" office:value="4.7625">
                <text:p>4.7625</text:p>
              </table:table-cell>
              <table:table-cell office:value-type="float" office:value="3.57187">
                <text:p>3.57187</text:p>
              </table:table-cell>
              <table:table-cell office:value-type="float" office:value="3.06161">
                <text:p>3.06161</text:p>
              </table:table-cell>
              <table:table-cell office:value-type="float" office:value="7.14904">
                <text:p>7.14904</text:p>
              </table:table-cell>
            </table:table-row>
            <table:table-row>
              <table:table-cell office:value-type="float" office:value="5.55625">
                <text:p>5.55625</text:p>
              </table:table-cell>
              <table:table-cell office:value-type="float" office:value="5.55625">
                <text:p>5.55625</text:p>
              </table:table-cell>
              <table:table-cell office:value-type="float" office:value="1.05833">
                <text:p>1.05833</text:p>
              </table:table-cell>
              <table:table-cell office:value-type="float" office:value="7.9375">
                <text:p>7.9375</text:p>
              </table:table-cell>
              <table:table-cell office:value-type="float" office:value="11.7953">
                <text:p>11.7953</text:p>
              </table:table-cell>
              <table:table-cell office:value-type="float" office:value="5.55625">
                <text:p>5.55625</text:p>
              </table:table-cell>
              <table:table-cell office:value-type="float" office:value="8.34055">
                <text:p>8.34055</text:p>
              </table:table-cell>
              <table:table-cell office:value-type="float" office:value="5.55625">
                <text:p>5.55625</text:p>
              </table:table-cell>
              <table:table-cell office:value-type="float" office:value="4.16719">
                <text:p>4.16719</text:p>
              </table:table-cell>
              <table:table-cell office:value-type="float" office:value="3.57187">
                <text:p>3.57187</text:p>
              </table:table-cell>
              <table:table-cell office:value-type="float" office:value="8.34055">
                <text:p>8.34055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1.27">
                <text:p>1.27</text:p>
              </table:table-cell>
              <table:table-cell office:value-type="float" office:value="9.525">
                <text:p>9.525</text:p>
              </table:table-cell>
              <table:table-cell office:value-type="float" office:value="15.7154">
                <text:p>15.7154</text:p>
              </table:table-cell>
              <table:table-cell office:value-type="float" office:value="6.35">
                <text:p>6.35</text:p>
              </table:table-cell>
              <table:table-cell office:value-type="float" office:value="9.525">
                <text:p>9.525</text:p>
              </table:table-cell>
              <table:table-cell office:value-type="float" office:value="6.35">
                <text:p>6.35</text:p>
              </table:table-cell>
              <table:table-cell office:value-type="float" office:value="4.7625">
                <text:p>4.7625</text:p>
              </table:table-cell>
              <table:table-cell office:value-type="float" office:value="4.7752">
                <text:p>4.7752</text:p>
              </table:table-cell>
              <table:table-cell office:value-type="float" office:value="11.1125">
                <text:p>11.1125</text:p>
              </table:table-cell>
            </table:table-row>
            <table:table-row>
              <table:table-cell office:value-type="float" office:value="7.9375">
                <text:p>7.9375</text:p>
              </table:table-cell>
              <table:table-cell office:value-type="float" office:value="7.9375">
                <text:p>7.9375</text:p>
              </table:table-cell>
              <table:table-cell office:value-type="float" office:value="1.41111">
                <text:p>1.41111</text:p>
              </table:table-cell>
              <table:table-cell office:value-type="float" office:value="12.7">
                <text:p>12.7</text:p>
              </table:table-cell>
              <table:table-cell office:value-type="float" office:value="17.9605">
                <text:p>17.9605</text:p>
              </table:table-cell>
              <table:table-cell office:value-type="float" office:value="7.9375">
                <text:p>7.9375</text:p>
              </table:table-cell>
              <table:table-cell office:value-type="float" office:value="11.9126">
                <text:p>11.9126</text:p>
              </table:table-cell>
              <table:table-cell office:value-type="float" office:value="7.9375">
                <text:p>7.9375</text:p>
              </table:table-cell>
              <table:table-cell office:value-type="float" office:value="6.35">
                <text:p>6.35</text:p>
              </table:table-cell>
              <table:table-cell office:value-type="float" office:value="5.969">
                <text:p>5.96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9.525">
                <text:p>9.525</text:p>
              </table:table-cell>
              <table:table-cell office:value-type="float" office:value="9.525">
                <text:p>9.525</text:p>
              </table:table-cell>
              <table:table-cell office:value-type="float" office:value="1.5875">
                <text:p>1.5875</text:p>
              </table:table-cell>
              <table:table-cell office:value-type="float" office:value="12.7">
                <text:p>12.7</text:p>
              </table:table-cell>
              <table:table-cell office:value-type="float" office:value="20.2056">
                <text:p>20.2056</text:p>
              </table:table-cell>
              <table:table-cell office:value-type="float" office:value="9.525">
                <text:p>9.525</text:p>
              </table:table-cell>
              <table:table-cell office:value-type="float" office:value="14.2875">
                <text:p>14.2875</text:p>
              </table:table-cell>
              <table:table-cell office:value-type="float" office:value="9.525">
                <text:p>9.525</text:p>
              </table:table-cell>
              <table:table-cell office:value-type="float" office:value="7.9375">
                <text:p>7.9375</text:p>
              </table:table-cell>
              <table:table-cell office:value-type="float" office:value="6.8072">
                <text:p>6.8072</text:p>
              </table:table-cell>
              <table:table-cell office:value-type="float" office:value="14.2875">
                <text:p>14.2875</text:p>
              </table:table-cell>
            </table:table-row>
            <table:table-row>
              <table:table-cell office:value-type="float" office:value="11.1125">
                <text:p>11.1125</text:p>
              </table:table-cell>
              <table:table-cell office:value-type="float" office:value="11.1125">
                <text:p>11.1125</text:p>
              </table:table-cell>
              <table:table-cell office:value-type="float" office:value="1.81429">
                <text:p>1.81429</text:p>
              </table:table-cell>
              <table:table-cell office:value-type="float" office:value="19.05">
                <text:p>19.05</text:p>
              </table:table-cell>
              <table:table-cell office:value-type="float" office:value="22.4506">
                <text:p>22.4506</text:p>
              </table:table-cell>
              <table:table-cell office:value-type="float" office:value="11.1125">
                <text:p>11.1125</text:p>
              </table:table-cell>
              <table:table-cell office:value-type="float" office:value="15.875">
                <text:p>15.875</text:p>
              </table:table-cell>
              <table:table-cell office:value-type="float" office:value="11.1125">
                <text:p>11.1125</text:p>
              </table:table-cell>
              <table:table-cell office:value-type="float" office:value="9.525">
                <text:p>9.525</text:p>
              </table:table-cell>
              <table:table-cell office:value-type="float" office:value="8.0264">
                <text:p>8.0264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2.11667">
                <text:p>2.11667</text:p>
              </table:table-cell>
              <table:table-cell office:value-type="float" office:value="19.05">
                <text:p>19.05</text:p>
              </table:table-cell>
              <table:table-cell office:value-type="float" office:value="26.9408">
                <text:p>26.9408</text:p>
              </table:table-cell>
              <table:table-cell office:value-type="float" office:value="12.7">
                <text:p>12.7</text:p>
              </table:table-cell>
              <table:table-cell office:value-type="float" office:value="19.05">
                <text:p>19.05</text:p>
              </table:table-cell>
              <table:table-cell office:value-type="float" office:value="12.7">
                <text:p>12.7</text:p>
              </table:table-cell>
              <table:table-cell office:value-type="float" office:value="9.525">
                <text:p>9.525</text:p>
              </table:table-cell>
              <table:table-cell office:value-type="float" office:value="9.2456">
                <text:p>9.2456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4.2875">
                <text:p>14.2875</text:p>
              </table:table-cell>
              <table:table-cell office:value-type="float" office:value="14.2875">
                <text:p>14.2875</text:p>
              </table:table-cell>
              <table:table-cell office:value-type="float" office:value="2.11667">
                <text:p>2.11667</text:p>
              </table:table-cell>
              <table:table-cell office:value-type="float" office:value="25.4">
                <text:p>25.4</text:p>
              </table:table-cell>
              <table:table-cell office:value-type="float" office:value="31.4309">
                <text:p>31.4309</text:p>
              </table:table-cell>
              <table:table-cell office:value-type="float" office:value="14.2875">
                <text:p>14.2875</text:p>
              </table:table-cell>
              <table:table-cell office:value-type="float" office:value="22.225">
                <text:p>22.225</text:p>
              </table:table-cell>
              <table:table-cell office:value-type="float" office:value="14.2875">
                <text:p>14.2875</text:p>
              </table:table-cell>
              <table:table-cell office:value-type="float" office:value="11.1125">
                <text:p>11.1125</text:p>
              </table:table-cell>
              <table:table-cell office:value-type="float" office:value="10.0076">
                <text:p>10.0076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5.875">
                <text:p>15.875</text:p>
              </table:table-cell>
              <table:table-cell office:value-type="float" office:value="15.875">
                <text:p>15.875</text:p>
              </table:table-cell>
              <table:table-cell office:value-type="float" office:value="2.30909">
                <text:p>2.30909</text:p>
              </table:table-cell>
              <table:table-cell office:value-type="float" office:value="25.4">
                <text:p>25.4</text:p>
              </table:table-cell>
              <table:table-cell office:value-type="float" office:value="33.676">
                <text:p>33.676</text:p>
              </table:table-cell>
              <table:table-cell office:value-type="float" office:value="15.875">
                <text:p>15.875</text:p>
              </table:table-cell>
              <table:table-cell office:value-type="float" office:value="23.8125">
                <text:p>23.8125</text:p>
              </table:table-cell>
              <table:table-cell office:value-type="float" office:value="15.875">
                <text:p>15.875</text:p>
              </table:table-cell>
              <table:table-cell office:value-type="float" office:value="12.7">
                <text:p>12.7</text:p>
              </table:table-cell>
              <table:table-cell office:value-type="float" office:value="11.2776">
                <text:p>11.2776</text:p>
              </table:table-cell>
              <table:table-cell office:value-type="float" office:value="23.8125">
                <text:p>23.8125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19.05">
                <text:p>19.05</text:p>
              </table:table-cell>
              <table:table-cell office:value-type="float" office:value="2.54">
                <text:p>2.54</text:p>
              </table:table-cell>
              <table:table-cell office:value-type="float" office:value="31.75">
                <text:p>31.75</text:p>
              </table:table-cell>
              <table:table-cell office:value-type="float" office:value="40.4112">
                <text:p>40.4112</text:p>
              </table:table-cell>
              <table:table-cell office:value-type="float" office:value="19.05">
                <text:p>19.05</text:p>
              </table:table-cell>
              <table:table-cell office:value-type="float" office:value="28.575">
                <text:p>28.575</text:p>
              </table:table-cell>
              <table:table-cell office:value-type="float" office:value="19.05">
                <text:p>19.05</text:p>
              </table:table-cell>
              <table:table-cell office:value-type="float" office:value="15.875">
                <text:p>15.875</text:p>
              </table:table-cell>
              <table:table-cell office:value-type="float" office:value="13.3096">
                <text:p>13.3096</text:p>
              </table:table-cell>
              <table:table-cell office:value-type="float" office:value="28.575">
                <text:p>28.575</text:p>
              </table:table-cell>
            </table:table-row>
            <table:table-row>
              <table:table-cell office:value-type="float" office:value="22.225">
                <text:p>22.225</text:p>
              </table:table-cell>
              <table:table-cell office:value-type="float" office:value="22.225">
                <text:p>22.225</text:p>
              </table:table-cell>
              <table:table-cell office:value-type="float" office:value="2.82222">
                <text:p>2.82222</text:p>
              </table:table-cell>
              <table:table-cell office:value-type="float" office:value="31.75">
                <text:p>31.75</text:p>
              </table:table-cell>
              <table:table-cell office:value-type="float" office:value="47.1463">
                <text:p>47.1463</text:p>
              </table:table-cell>
              <table:table-cell office:value-type="float" office:value="22.225">
                <text:p>22.225</text:p>
              </table:table-cell>
              <table:table-cell office:value-type="float" office:value="33.3375">
                <text:p>33.3375</text:p>
              </table:table-cell>
              <table:table-cell office:value-type="float" office:value="22.225">
                <text:p>22.225</text:p>
              </table:table-cell>
              <table:table-cell office:value-type="float" office:value="19.05">
                <text:p>19.05</text:p>
              </table:table-cell>
              <table:table-cell office:value-type="float" office:value="15.3416">
                <text:p>15.3416</text:p>
              </table:table-cell>
              <table:table-cell office:value-type="float" office:value="33.3375">
                <text:p>33.337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3.175">
                <text:p>3.175</text:p>
              </table:table-cell>
              <table:table-cell office:value-type="float" office:value="38.1">
                <text:p>38.1</text:p>
              </table:table-cell>
              <table:table-cell office:value-type="float" office:value="53.8815">
                <text:p>53.8815</text:p>
              </table:table-cell>
              <table:table-cell office:value-type="float" office:value="25.4">
                <text:p>25.4</text:p>
              </table:table-cell>
              <table:table-cell office:value-type="float" office:value="38.1">
                <text:p>38.1</text:p>
              </table:table-cell>
              <table:table-cell office:value-type="float" office:value="25.4">
                <text:p>25.4</text:p>
              </table:table-cell>
              <table:table-cell office:value-type="float" office:value="19.05">
                <text:p>19.05</text:p>
              </table:table-cell>
              <table:table-cell office:value-type="float" office:value="17.78">
                <text:p>17.7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28.575">
                <text:p>28.575</text:p>
              </table:table-cell>
              <table:table-cell office:value-type="float" office:value="28.575">
                <text:p>28.575</text:p>
              </table:table-cell>
              <table:table-cell office:value-type="float" office:value="3.62857">
                <text:p>3.62857</text:p>
              </table:table-cell>
              <table:table-cell office:value-type="float" office:value="38.1">
                <text:p>38.1</text:p>
              </table:table-cell>
              <table:table-cell office:value-type="float" office:value="60.6167">
                <text:p>60.6167</text:p>
              </table:table-cell>
              <table:table-cell office:value-type="float" office:value="28.575">
                <text:p>28.575</text:p>
              </table:table-cell>
              <table:table-cell office:value-type="float" office:value="42.8625">
                <text:p>42.8625</text:p>
              </table:table-cell>
              <table:table-cell office:value-type="float" office:value="28.575">
                <text:p>28.575</text:p>
              </table:table-cell>
              <table:table-cell office:value-type="float" office:value="22.225">
                <text:p>22.225</text:p>
              </table:table-cell>
              <table:table-cell office:value-type="float" office:value="19.812">
                <text:p>19.812</text:p>
              </table:table-cell>
              <table:table-cell office:value-type="float" office:value="42.8625">
                <text:p>42.8625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31.75">
                <text:p>31.75</text:p>
              </table:table-cell>
              <table:table-cell office:value-type="float" office:value="3.62857">
                <text:p>3.62857</text:p>
              </table:table-cell>
              <table:table-cell office:value-type="float" office:value="50.8">
                <text:p>50.8</text:p>
              </table:table-cell>
              <table:table-cell office:value-type="float" office:value="67.3519">
                <text:p>67.3519</text:p>
              </table:table-cell>
              <table:table-cell office:value-type="float" office:value="31.75">
                <text:p>31.75</text:p>
              </table:table-cell>
              <table:table-cell office:value-type="float" office:value="47.625">
                <text:p>47.625</text:p>
              </table:table-cell>
              <table:table-cell office:value-type="float" office:value="31.75">
                <text:p>31.75</text:p>
              </table:table-cell>
              <table:table-cell office:value-type="float" office:value="25.4">
                <text:p>25.4</text:p>
              </table:table-cell>
              <table:table-cell office:value-type="float" office:value="22.2504">
                <text:p>22.2504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34.925">
                <text:p>34.925</text:p>
              </table:table-cell>
              <table:table-cell office:value-type="float" office:value="34.925">
                <text:p>34.925</text:p>
              </table:table-cell>
              <table:table-cell office:value-type="float" office:value="4.23333">
                <text:p>4.23333</text:p>
              </table:table-cell>
              <table:table-cell office:value-type="float" office:value="50.8">
                <text:p>50.8</text:p>
              </table:table-cell>
              <table:table-cell office:value-type="float" office:value="74.0871">
                <text:p>74.0871</text:p>
              </table:table-cell>
              <table:table-cell office:value-type="float" office:value="34.925">
                <text:p>34.925</text:p>
              </table:table-cell>
              <table:table-cell office:value-type="float" office:value="52.3875">
                <text:p>52.3875</text:p>
              </table:table-cell>
              <table:table-cell office:value-type="float" office:value="34.925">
                <text:p>34.925</text:p>
              </table:table-cell>
              <table:table-cell office:value-type="float" office:value="28.575">
                <text:p>28.575</text:p>
              </table:table-cell>
              <table:table-cell office:value-type="float" office:value="23.876">
                <text:p>23.876</text:p>
              </table:table-cell>
              <table:table-cell office:value-type="float" office:value="52.3875">
                <text:p>52.3875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8.1">
                <text:p>38.1</text:p>
              </table:table-cell>
              <table:table-cell office:value-type="float" office:value="4.23333">
                <text:p>4.23333</text:p>
              </table:table-cell>
              <table:table-cell office:value-type="float" office:value="63.5">
                <text:p>63.5</text:p>
              </table:table-cell>
              <table:table-cell office:value-type="float" office:value="80.8223">
                <text:p>80.8223</text:p>
              </table:table-cell>
              <table:table-cell office:value-type="float" office:value="38.1">
                <text:p>38.1</text:p>
              </table:table-cell>
              <table:table-cell office:value-type="float" office:value="57.15">
                <text:p>57.15</text:p>
              </table:table-cell>
              <table:table-cell office:value-type="float" office:value="38.1">
                <text:p>38.1</text:p>
              </table:table-cell>
              <table:table-cell office:value-type="float" office:value="31.75">
                <text:p>31.75</text:p>
              </table:table-cell>
              <table:table-cell office:value-type="float" office:value="26.3144">
                <text:p>26.314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1.275">
                <text:p>41.275</text:p>
              </table:table-cell>
              <table:table-cell office:value-type="float" office:value="41.275">
                <text:p>41.275</text:p>
              </table:table-cell>
              <table:table-cell office:value-type="float" office:value="5.08">
                <text:p>5.08</text:p>
              </table:table-cell>
              <table:table-cell office:value-type="float" office:value="63.5">
                <text:p>63.5</text:p>
              </table:table-cell>
              <table:table-cell office:value-type="float" office:value="87.6223">
                <text:p>87.6223</text:p>
              </table:table-cell>
              <table:table-cell office:value-type="float" office:value="41.275">
                <text:p>41.275</text:p>
              </table:table-cell>
              <table:table-cell office:value-type="float" office:value="61.9583">
                <text:p>61.9583</text:p>
              </table:table-cell>
              <table:table-cell office:value-type="float" office:value="41.275">
                <text:p>41.275</text:p>
              </table:table-cell>
              <table:table-cell office:value-type="float" office:value="30.9562">
                <text:p>30.9562</text:p>
              </table:table-cell>
              <table:table-cell office:value-type="float" office:value="26.5339">
                <text:p>26.5339</text:p>
              </table:table-cell>
              <table:table-cell office:value-type="float" office:value="61.9583">
                <text:p>61.9583</text:p>
              </table:table-cell>
            </table:table-row>
            <table:table-row>
              <table:table-cell office:value-type="float" office:value="44.45">
                <text:p>44.45</text:p>
              </table:table-cell>
              <table:table-cell office:value-type="float" office:value="44.45">
                <text:p>44.45</text:p>
              </table:table-cell>
              <table:table-cell office:value-type="float" office:value="5.08">
                <text:p>5.08</text:p>
              </table:table-cell>
              <table:table-cell office:value-type="float" office:value="63.5">
                <text:p>63.5</text:p>
              </table:table-cell>
              <table:table-cell office:value-type="float" office:value="94.2927">
                <text:p>94.2927</text:p>
              </table:table-cell>
              <table:table-cell office:value-type="float" office:value="44.45">
                <text:p>44.45</text:p>
              </table:table-cell>
              <table:table-cell office:value-type="float" office:value="66.675">
                <text:p>66.675</text:p>
              </table:table-cell>
              <table:table-cell office:value-type="float" office:value="44.45">
                <text:p>44.45</text:p>
              </table:table-cell>
              <table:table-cell office:value-type="float" office:value="31.75">
                <text:p>31.75</text:p>
              </table:table-cell>
              <table:table-cell office:value-type="float" office:value="28.575">
                <text:p>28.575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float" office:value="47.625">
                <text:p>47.625</text:p>
              </table:table-cell>
              <table:table-cell office:value-type="float" office:value="47.625">
                <text:p>47.625</text:p>
              </table:table-cell>
              <table:table-cell office:value-type="float" office:value="5.64444">
                <text:p>5.64444</text:p>
              </table:table-cell>
              <table:table-cell office:value-type="float" office:value="76.2">
                <text:p>76.2</text:p>
              </table:table-cell>
              <table:table-cell office:value-type="float" office:value="101.103">
                <text:p>101.103</text:p>
              </table:table-cell>
              <table:table-cell office:value-type="float" office:value="47.625">
                <text:p>47.625</text:p>
              </table:table-cell>
              <table:table-cell office:value-type="float" office:value="71.4904">
                <text:p>71.4904</text:p>
              </table:table-cell>
              <table:table-cell office:value-type="float" office:value="47.625">
                <text:p>47.625</text:p>
              </table:table-cell>
              <table:table-cell office:value-type="float" office:value="35.7188">
                <text:p>35.7188</text:p>
              </table:table-cell>
              <table:table-cell office:value-type="float" office:value="30.6161">
                <text:p>30.6161</text:p>
              </table:table-cell>
              <table:table-cell office:value-type="float" office:value="71.4904">
                <text:p>71.4904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50.8">
                <text:p>50.8</text:p>
              </table:table-cell>
              <table:table-cell office:value-type="float" office:value="5.64444">
                <text:p>5.64444</text:p>
              </table:table-cell>
              <table:table-cell office:value-type="float" office:value="76.2">
                <text:p>76.2</text:p>
              </table:table-cell>
              <table:table-cell office:value-type="float" office:value="107.763">
                <text:p>107.763</text:p>
              </table:table-cell>
              <table:table-cell office:value-type="float" office:value="50.8">
                <text:p>50.8</text:p>
              </table:table-cell>
              <table:table-cell office:value-type="float" office:value="76.2">
                <text:p>76.2</text:p>
              </table:table-cell>
              <table:table-cell office:value-type="float" office:value="50.8">
                <text:p>50.8</text:p>
              </table:table-cell>
              <table:table-cell office:value-type="float" office:value="38.1">
                <text:p>38.1</text:p>
              </table:table-cell>
              <table:table-cell office:value-type="float" office:value="32.6571">
                <text:p>32.657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57.15">
                <text:p>57.15</text:p>
              </table:table-cell>
              <table:table-cell office:value-type="float" office:value="57.15">
                <text:p>57.15</text:p>
              </table:table-cell>
              <table:table-cell office:value-type="float" office:value="6.35">
                <text:p>6.35</text:p>
              </table:table-cell>
              <table:table-cell office:value-type="float" office:value="76.2">
                <text:p>76.2</text:p>
              </table:table-cell>
              <table:table-cell office:value-type="float" office:value="121.233">
                <text:p>121.233</text:p>
              </table:table-cell>
              <table:table-cell office:value-type="float" office:value="57.15">
                <text:p>57.15</text:p>
              </table:table-cell>
              <table:table-cell office:value-type="float" office:value="85.725">
                <text:p>85.725</text:p>
              </table:table-cell>
              <table:table-cell office:value-type="float" office:value="57.15">
                <text:p>57.15</text:p>
              </table:table-cell>
              <table:table-cell office:value-type="float" office:value="44.45">
                <text:p>44.45</text:p>
              </table:table-cell>
              <table:table-cell office:value-type="float" office:value="36.7393">
                <text:p>36.7393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34.704">
                <text:p>134.704</text:p>
              </table:table-cell>
              <table:table-cell office:value-type="float" office:value="63.5">
                <text:p>63.5</text:p>
              </table:table-cell>
              <table:table-cell office:value-type="float" office:value="95.25">
                <text:p>95.25</text:p>
              </table:table-cell>
              <table:table-cell office:value-type="float" office:value="63.5">
                <text:p>63.5</text:p>
              </table:table-cell>
              <table:table-cell office:value-type="float" office:value="50.8">
                <text:p>50.8</text:p>
              </table:table-cell>
              <table:table-cell office:value-type="float" office:value="40.8214">
                <text:p>40.8214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float" office:value="69.85">
                <text:p>69.85</text:p>
              </table:table-cell>
              <table:table-cell office:value-type="float" office:value="69.85">
                <text:p>69.85</text:p>
              </table:table-cell>
              <table:table-cell office:value-type="float" office:value="7.25714">
                <text:p>7.25714</text:p>
              </table:table-cell>
              <table:table-cell office:value-type="float" office:value="88.9">
                <text:p>88.9</text:p>
              </table:table-cell>
              <table:table-cell office:value-type="float" office:value="148.174">
                <text:p>148.174</text:p>
              </table:table-cell>
              <table:table-cell office:value-type="float" office:value="69.85">
                <text:p>69.85</text:p>
              </table:table-cell>
              <table:table-cell office:value-type="float" office:value="104.775">
                <text:p>104.775</text:p>
              </table:table-cell>
              <table:table-cell office:value-type="float" office:value="69.85">
                <text:p>69.85</text:p>
              </table:table-cell>
              <table:table-cell office:value-type="float" office:value="57.15">
                <text:p>57.15</text:p>
              </table:table-cell>
              <table:table-cell office:value-type="float" office:value="44.9036">
                <text:p>44.9036</text:p>
              </table:table-cell>
              <table:table-cell office:value-type="float" office:value="104.775">
                <text:p>104.775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7.25714">
                <text:p>7.25714</text:p>
              </table:table-cell>
              <table:table-cell office:value-type="float" office:value="101.6">
                <text:p>101.6</text:p>
              </table:table-cell>
              <table:table-cell office:value-type="float" office:value="161.645">
                <text:p>161.645</text:p>
              </table:table-cell>
              <table:table-cell office:value-type="float" office:value="76.2">
                <text:p>76.2</text:p>
              </table:table-cell>
              <table:table-cell office:value-type="float" office:value="114.3">
                <text:p>114.3</text:p>
              </table:table-cell>
              <table:table-cell office:value-type="float" office:value="76.2">
                <text:p>76.2</text:p>
              </table:table-cell>
              <table:table-cell office:value-type="float" office:value="57.15">
                <text:p>57.15</text:p>
              </table:table-cell>
              <table:table-cell office:value-type="float" office:value="48.9857">
                <text:p>48.9857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float" office:value="82.55">
                <text:p>82.55</text:p>
              </table:table-cell>
              <table:table-cell office:value-type="float" office:value="82.55">
                <text:p>82.55</text:p>
              </table:table-cell>
              <table:table-cell office:value-type="float" office:value="7.81538">
                <text:p>7.81538</text:p>
              </table:table-cell>
              <table:table-cell office:value-type="float" office:value="101.6">
                <text:p>101.6</text:p>
              </table:table-cell>
              <table:table-cell office:value-type="float" office:value="175.115">
                <text:p>175.115</text:p>
              </table:table-cell>
              <table:table-cell office:value-type="float" office:value="82.55">
                <text:p>82.55</text:p>
              </table:table-cell>
              <table:table-cell office:value-type="float" office:value="123.825">
                <text:p>123.825</text:p>
              </table:table-cell>
              <table:table-cell office:value-type="float" office:value="82.55">
                <text:p>82.55</text:p>
              </table:table-cell>
              <table:table-cell office:value-type="float" office:value="63.5">
                <text:p>63.5</text:p>
              </table:table-cell>
              <table:table-cell office:value-type="float" office:value="53.0679">
                <text:p>53.0679</text:p>
              </table:table-cell>
              <table:table-cell office:value-type="float" office:value="123.825">
                <text:p>123.825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88.9">
                <text:p>88.9</text:p>
              </table:table-cell>
              <table:table-cell office:value-type="float" office:value="7.81538">
                <text:p>7.81538</text:p>
              </table:table-cell>
              <table:table-cell office:value-type="float" office:value="127">
                <text:p>127</text:p>
              </table:table-cell>
              <table:table-cell office:value-type="float" office:value="188.585">
                <text:p>188.585</text:p>
              </table:table-cell>
              <table:table-cell office:value-type="float" office:value="88.9">
                <text:p>88.9</text:p>
              </table:table-cell>
              <table:table-cell office:value-type="float" office:value="133.35">
                <text:p>133.35</text:p>
              </table:table-cell>
              <table:table-cell office:value-type="float" office:value="88.9">
                <text:p>88.9</text:p>
              </table:table-cell>
              <table:table-cell office:value-type="float" office:value="69.85">
                <text:p>69.85</text:p>
              </table:table-cell>
              <table:table-cell office:value-type="float" office:value="57.15">
                <text:p>57.15</text:p>
              </table:table-cell>
              <table:table-cell office:value-type="float" office:value="133.35">
                <text:p>133.35</text:p>
              </table:table-cell>
            </table:table-row>
            <table:table-row>
              <table:table-cell office:value-type="float" office:value="95.25">
                <text:p>95.25</text:p>
              </table:table-cell>
              <table:table-cell office:value-type="float" office:value="95.25">
                <text:p>95.25</text:p>
              </table:table-cell>
              <table:table-cell office:value-type="float" office:value="8.46667">
                <text:p>8.46667</text:p>
              </table:table-cell>
              <table:table-cell office:value-type="float" office:value="127">
                <text:p>127</text:p>
              </table:table-cell>
              <table:table-cell office:value-type="float" office:value="202.056">
                <text:p>202.056</text:p>
              </table:table-cell>
              <table:table-cell office:value-type="float" office:value="95.25">
                <text:p>95.25</text:p>
              </table:table-cell>
              <table:table-cell office:value-type="float" office:value="142.875">
                <text:p>142.875</text:p>
              </table:table-cell>
              <table:table-cell office:value-type="float" office:value="95.25">
                <text:p>95.25</text:p>
              </table:table-cell>
              <table:table-cell office:value-type="float" office:value="76.2">
                <text:p>76.2</text:p>
              </table:table-cell>
              <table:table-cell office:value-type="float" office:value="61.2321">
                <text:p>61.2321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01.6">
                <text:p>101.6</text:p>
              </table:table-cell>
              <table:table-cell office:value-type="float" office:value="8.46667">
                <text:p>8.46667</text:p>
              </table:table-cell>
              <table:table-cell office:value-type="float" office:value="152.4">
                <text:p>152.4</text:p>
              </table:table-cell>
              <table:table-cell office:value-type="float" office:value="215.526">
                <text:p>215.526</text:p>
              </table:table-cell>
              <table:table-cell office:value-type="float" office:value="101.6">
                <text:p>101.6</text:p>
              </table:table-cell>
              <table:table-cell office:value-type="float" office:value="152.4">
                <text:p>152.4</text:p>
              </table:table-cell>
              <table:table-cell office:value-type="float" office:value="101.6">
                <text:p>101.6</text:p>
              </table:table-cell>
              <table:table-cell office:value-type="float" office:value="82.55">
                <text:p>82.55</text:p>
              </table:table-cell>
              <table:table-cell office:value-type="float" office:value="65.3143">
                <text:p>65.3143</text:p>
              </table:table-cell>
              <table:table-cell office:value-type="float" office:value="152.4">
                <text:p>152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